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51cm" fo:margin-left="0.018cm" fo:margin-top="0cm" fo:margin-bottom="0cm" table:align="left" style:writing-mode="page"/>
    </style:style>
    <style:style style:name="Table1.A" style:family="table-column">
      <style:table-column-properties style:column-width="8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16.51cm" fo:margin-left="0.018cm" fo:margin-top="0cm" fo:margin-bottom="0cm" table:align="left" style:writing-mode="page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.9" style:family="table-row">
      <style:table-row-properties style:min-row-height="0.741cm" fo:keep-together="auto"/>
    </style:style>
    <style:style style:name="Tabla1" style:family="table">
      <style:table-properties style:width="16.51cm" fo:margin-left="0.018cm" fo:margin-top="0cm" fo:margin-bottom="0cm" table:align="left" style:writing-mode="page"/>
    </style:style>
    <style:style style:name="Tabla1.A" style:family="table-column">
      <style:table-column-properties style:column-width="8.25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0" style:family="table">
      <style:table-properties style:width="16.498cm" fo:margin-left="0.018cm" fo:margin-top="0cm" fo:margin-bottom="0cm" fo:break-before="page" table:align="left" style:writing-mode="page"/>
    </style:style>
    <style:style style:name="Tabla10.A" style:family="table-column">
      <style:table-column-properties style:column-width="8.255cm"/>
    </style:style>
    <style:style style:name="Tabla10.B" style:family="table-column">
      <style:table-column-properties style:column-width="8.243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0.9" style:family="table-row">
      <style:table-row-properties style:min-row-height="0.741cm" fo:keep-together="auto"/>
    </style:style>
    <style:style style:name="Tabla10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9" style:family="table">
      <style:table-properties style:width="16.51cm" fo:margin-left="0.018cm" fo:margin-top="0cm" fo:margin-bottom="0cm" table:align="left" style:writing-mode="page"/>
    </style:style>
    <style:style style:name="Tabla9.A" style:family="table-column">
      <style:table-column-properties style:column-width="8.25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" style:family="table">
      <style:table-properties style:width="16.51cm" fo:margin-left="0.018cm" fo:margin-top="0cm" fo:margin-bottom="0cm" table:align="left" style:writing-mode="page"/>
    </style:style>
    <style:style style:name="Tabla11.A" style:family="table-column">
      <style:table-column-properties style:column-width="8.25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.9" style:family="table-row">
      <style:table-row-properties style:min-row-height="0.741cm" fo:keep-together="auto"/>
    </style:style>
    <style:style style:name="Tabla1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" style:family="table">
      <style:table-properties style:width="16.51cm" fo:margin-left="0.018cm" fo:margin-top="0cm" fo:margin-bottom="0cm" table:align="left" style:writing-mode="page"/>
    </style:style>
    <style:style style:name="Tabla5.A" style:family="table-column">
      <style:table-column-properties style:column-width="8.25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" style:family="table">
      <style:table-properties style:width="16.51cm" fo:margin-left="0.018cm" fo:margin-top="0cm" fo:margin-bottom="0cm" table:align="left" style:writing-mode="page"/>
    </style:style>
    <style:style style:name="Tabla6.A" style:family="table-column">
      <style:table-column-properties style:column-width="8.25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.9" style:family="table-row">
      <style:table-row-properties style:min-row-height="0.741cm" fo:keep-together="auto"/>
    </style:style>
    <style:style style:name="Tabla6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3" style:family="table">
      <style:table-properties style:width="16.51cm" fo:margin-left="0.018cm" fo:margin-top="0cm" fo:margin-bottom="0cm" table:align="left" style:writing-mode="page"/>
    </style:style>
    <style:style style:name="Table3.A" style:family="table-column">
      <style:table-column-properties style:column-width="8.2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" style:family="table">
      <style:table-properties style:width="16.51cm" fo:margin-left="0.018cm" fo:margin-top="0cm" fo:margin-bottom="0cm" table:align="left" style:writing-mode="page"/>
    </style:style>
    <style:style style:name="Table4.A" style:family="table-column">
      <style:table-column-properties style:column-width="8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.9" style:family="table-row">
      <style:table-row-properties style:min-row-height="0.741cm" fo:keep-together="auto"/>
    </style:style>
    <style:style style:name="Table4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1" style:family="table">
      <style:table-properties style:width="16.51cm" fo:margin-left="0.018cm" fo:margin-top="0cm" fo:margin-bottom="0cm" table:align="left" style:writing-mode="page"/>
    </style:style>
    <style:style style:name="Table51.A" style:family="table-column">
      <style:table-column-properties style:column-width="8.25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2" style:family="table">
      <style:table-properties style:width="16.51cm" fo:margin-left="0.018cm" fo:margin-top="0cm" fo:margin-bottom="0cm" table:align="left" style:writing-mode="page"/>
    </style:style>
    <style:style style:name="Table52.A" style:family="table-column">
      <style:table-column-properties style:column-width="8.255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2.9" style:family="table-row">
      <style:table-row-properties style:min-row-height="0.741cm" fo:keep-together="auto"/>
    </style:style>
    <style:style style:name="Table52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7" style:family="table">
      <style:table-properties style:width="16.51cm" fo:margin-left="0.018cm" fo:margin-top="0cm" fo:margin-bottom="0cm" table:align="left" style:writing-mode="page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6.51cm" fo:margin-left="0.018cm" fo:margin-top="0cm" fo:margin-bottom="0cm" table:align="left" style:writing-mode="page"/>
    </style:style>
    <style:style style:name="Tabla2.A" style:family="table-column">
      <style:table-column-properties style:column-width="8.25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.9" style:family="table-row">
      <style:table-row-properties style:min-row-height="0.741cm" fo:keep-together="auto"/>
    </style:style>
    <style:style style:name="Tabla2.10" style:family="table-row">
      <style:table-row-properties style:min-row-height="0.963cm" fo:keep-together="auto"/>
    </style:style>
    <style:style style:name="Tabla2.A1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9" style:family="table">
      <style:table-properties style:width="16.51cm" fo:margin-left="0.018cm" fo:margin-top="0cm" fo:margin-bottom="0cm" table:align="left" style:writing-mode="page"/>
    </style:style>
    <style:style style:name="Table59.A" style:family="table-column">
      <style:table-column-properties style:column-width="8.25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0" style:family="table">
      <style:table-properties style:width="16.51cm" fo:margin-left="0.018cm" fo:margin-top="0cm" fo:margin-bottom="0cm" table:align="left" style:writing-mode="page"/>
    </style:style>
    <style:style style:name="Table60.A" style:family="table-column">
      <style:table-column-properties style:column-width="8.255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0.9" style:family="table-row">
      <style:table-row-properties style:min-row-height="0.741cm" fo:keep-together="auto"/>
    </style:style>
    <style:style style:name="Table35" style:family="table">
      <style:table-properties style:width="16.51cm" fo:margin-left="0.018cm" fo:margin-top="0cm" fo:margin-bottom="0cm" table:align="left" style:writing-mode="page"/>
    </style:style>
    <style:style style:name="Table35.A" style:family="table-column">
      <style:table-column-properties style:column-width="8.255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6" style:family="table">
      <style:table-properties style:width="16.476cm" fo:margin-left="0.042cm" fo:margin-top="0cm" fo:margin-bottom="0cm" table:align="left" style:writing-mode="page"/>
    </style:style>
    <style:style style:name="Table36.A" style:family="table-column">
      <style:table-column-properties style:column-width="8.221cm"/>
    </style:style>
    <style:style style:name="Table36.B" style:family="table-column">
      <style:table-column-properties style:column-width="8.255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6.3" style:family="table-row">
      <style:table-row-properties style:min-row-height="0.665cm" fo:keep-together="auto"/>
    </style:style>
    <style:style style:name="Table36.9" style:family="table-row">
      <style:table-row-properties style:min-row-height="0.741cm" fo:keep-together="auto"/>
    </style:style>
    <style:style style:name="Table36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" style:family="table">
      <style:table-properties style:width="16.51cm" fo:margin-left="0.018cm" fo:margin-top="0cm" fo:margin-bottom="0cm" table:align="left" style:writing-mode="page"/>
    </style:style>
    <style:style style:name="Tabla3.A" style:family="table-column">
      <style:table-column-properties style:column-width="8.25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6.476cm" fo:margin-left="0.042cm" fo:margin-top="0cm" fo:margin-bottom="0cm" table:align="left" style:writing-mode="page"/>
    </style:style>
    <style:style style:name="Tabla4.A" style:family="table-column">
      <style:table-column-properties style:column-width="8.221cm"/>
    </style:style>
    <style:style style:name="Tabla4.B" style:family="table-column">
      <style:table-column-properties style:column-width="8.25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.3" style:family="table-row">
      <style:table-row-properties style:min-row-height="0.665cm" fo:keep-together="auto"/>
    </style:style>
    <style:style style:name="Tabla4.9" style:family="table-row">
      <style:table-row-properties style:min-row-height="0.741cm" fo:keep-together="auto"/>
    </style:style>
    <style:style style:name="Tabla4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7" style:family="table">
      <style:table-properties style:width="16.51cm" fo:margin-left="0.018cm" fo:margin-top="0cm" fo:margin-bottom="0cm" table:align="left" style:writing-mode="page"/>
    </style:style>
    <style:style style:name="Tabla7.A" style:family="table-column">
      <style:table-column-properties style:column-width="8.25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" style:family="table">
      <style:table-properties style:width="16.476cm" fo:margin-left="0.042cm" fo:margin-top="0cm" fo:margin-bottom="0cm" table:align="left" style:writing-mode="page"/>
    </style:style>
    <style:style style:name="Tabla8.A" style:family="table-column">
      <style:table-column-properties style:column-width="8.221cm"/>
    </style:style>
    <style:style style:name="Tabla8.B" style:family="table-column">
      <style:table-column-properties style:column-width="8.25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.3" style:family="table-row">
      <style:table-row-properties style:min-row-height="0.665cm" fo:keep-together="auto"/>
    </style:style>
    <style:style style:name="Tabla8.9" style:family="table-row">
      <style:table-row-properties style:min-row-height="0.741cm" fo:keep-together="auto"/>
    </style:style>
    <style:style style:name="Tabla8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2" style:family="table">
      <style:table-properties style:width="16.51cm" fo:margin-left="0.018cm" fo:margin-top="0cm" fo:margin-bottom="0cm" table:align="left" style:writing-mode="page"/>
    </style:style>
    <style:style style:name="Tabla12.A" style:family="table-column">
      <style:table-column-properties style:column-width="8.25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" style:family="table">
      <style:table-properties style:width="16.476cm" fo:margin-left="0.042cm" fo:margin-top="0cm" fo:margin-bottom="0cm" table:align="left" style:writing-mode="page"/>
    </style:style>
    <style:style style:name="Tabla13.A" style:family="table-column">
      <style:table-column-properties style:column-width="8.221cm"/>
    </style:style>
    <style:style style:name="Tabla13.B" style:family="table-column">
      <style:table-column-properties style:column-width="8.255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.3" style:family="table-row">
      <style:table-row-properties style:min-row-height="0.665cm" fo:keep-together="auto"/>
    </style:style>
    <style:style style:name="Tabla13.9" style:family="table-row">
      <style:table-row-properties style:min-row-height="0.741cm" fo:keep-together="auto"/>
    </style:style>
    <style:style style:name="Tabla1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4" style:family="table">
      <style:table-properties style:width="16.51cm" fo:margin-left="0.018cm" fo:margin-top="0cm" fo:margin-bottom="0cm" table:align="left" style:writing-mode="page"/>
    </style:style>
    <style:style style:name="Tabla14.A" style:family="table-column">
      <style:table-column-properties style:column-width="8.25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5" style:family="table">
      <style:table-properties style:width="16.476cm" fo:margin-left="0.042cm" fo:margin-top="0cm" fo:margin-bottom="0cm" table:align="left" style:writing-mode="page"/>
    </style:style>
    <style:style style:name="Tabla15.A" style:family="table-column">
      <style:table-column-properties style:column-width="8.221cm"/>
    </style:style>
    <style:style style:name="Tabla15.B" style:family="table-column">
      <style:table-column-properties style:column-width="8.25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5.9" style:family="table-row">
      <style:table-row-properties style:min-row-height="0.741cm" fo:keep-together="auto"/>
    </style:style>
    <style:style style:name="Tabla1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6" style:family="table">
      <style:table-properties style:width="16.51cm" fo:margin-left="0.018cm" fo:margin-top="0cm" fo:margin-bottom="0cm" table:align="left" style:writing-mode="page"/>
    </style:style>
    <style:style style:name="Tabla16.A" style:family="table-column">
      <style:table-column-properties style:column-width="8.255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7" style:family="table">
      <style:table-properties style:width="16.476cm" fo:margin-left="0.042cm" fo:margin-top="0cm" fo:margin-bottom="0cm" table:align="left" style:writing-mode="page"/>
    </style:style>
    <style:style style:name="Tabla17.A" style:family="table-column">
      <style:table-column-properties style:column-width="8.221cm"/>
    </style:style>
    <style:style style:name="Tabla17.B" style:family="table-column">
      <style:table-column-properties style:column-width="8.255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7.9" style:family="table-row">
      <style:table-row-properties style:min-row-height="0.741cm" fo:keep-together="auto"/>
    </style:style>
    <style:style style:name="Tabla1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7.16" style:family="table-row">
      <style:table-row-properties style:min-row-height="0.979cm" fo:keep-together="auto"/>
    </style:style>
    <style:style style:name="Tabla18" style:family="table">
      <style:table-properties style:width="16.51cm" fo:margin-left="0.018cm" fo:margin-top="0cm" fo:margin-bottom="0cm" table:align="left" style:writing-mode="page"/>
    </style:style>
    <style:style style:name="Tabla18.A" style:family="table-column">
      <style:table-column-properties style:column-width="8.255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9" style:family="table">
      <style:table-properties style:width="16.476cm" fo:margin-left="0.042cm" fo:margin-top="0cm" fo:margin-bottom="0cm" table:align="left" style:writing-mode="page"/>
    </style:style>
    <style:style style:name="Tabla19.A" style:family="table-column">
      <style:table-column-properties style:column-width="8.221cm"/>
    </style:style>
    <style:style style:name="Tabla19.B" style:family="table-column">
      <style:table-column-properties style:column-width="8.255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9.9" style:family="table-row">
      <style:table-row-properties style:min-row-height="0.741cm" fo:keep-together="auto"/>
    </style:style>
    <style:style style:name="Tabla1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9.15" style:family="table-row">
      <style:table-row-properties style:min-row-height="0.979cm" fo:keep-together="auto"/>
    </style:style>
    <style:style style:name="Tabla20" style:family="table">
      <style:table-properties style:width="16.51cm" fo:margin-left="0.018cm" fo:margin-top="0cm" fo:margin-bottom="0cm" table:align="left" style:writing-mode="page"/>
    </style:style>
    <style:style style:name="Tabla20.A" style:family="table-column">
      <style:table-column-properties style:column-width="8.255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1" style:family="table">
      <style:table-properties style:width="16.476cm" fo:margin-left="0.042cm" fo:margin-top="0cm" fo:margin-bottom="0cm" table:align="left" style:writing-mode="page"/>
    </style:style>
    <style:style style:name="Tabla21.A" style:family="table-column">
      <style:table-column-properties style:column-width="8.221cm"/>
    </style:style>
    <style:style style:name="Tabla21.B" style:family="table-column">
      <style:table-column-properties style:column-width="8.255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1.4" style:family="table-row">
      <style:table-row-properties style:min-row-height="1.191cm" fo:keep-together="auto"/>
    </style:style>
    <style:style style:name="Tabla21.9" style:family="table-row">
      <style:table-row-properties style:min-row-height="0.741cm" fo:keep-together="auto"/>
    </style:style>
    <style:style style:name="Tabla2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2" style:family="table">
      <style:table-properties style:width="16.51cm" fo:margin-left="0.018cm" fo:margin-top="0cm" fo:margin-bottom="0cm" table:align="left" style:writing-mode="page"/>
    </style:style>
    <style:style style:name="Tabla22.A" style:family="table-column">
      <style:table-column-properties style:column-width="8.255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3" style:family="table">
      <style:table-properties style:width="16.476cm" fo:margin-left="0.042cm" fo:margin-top="0cm" fo:margin-bottom="0cm" table:align="left" style:writing-mode="page"/>
    </style:style>
    <style:style style:name="Tabla23.A" style:family="table-column">
      <style:table-column-properties style:column-width="8.221cm"/>
    </style:style>
    <style:style style:name="Tabla23.B" style:family="table-column">
      <style:table-column-properties style:column-width="8.255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3.4" style:family="table-row">
      <style:table-row-properties style:min-row-height="1.191cm" fo:keep-together="auto"/>
    </style:style>
    <style:style style:name="Tabla23.9" style:family="table-row">
      <style:table-row-properties style:min-row-height="0.741cm" fo:keep-together="auto"/>
    </style:style>
    <style:style style:name="Tabla2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3.13" style:family="table-row">
      <style:table-row-properties style:min-row-height="0.803cm" fo:keep-together="auto"/>
    </style:style>
    <style:style style:name="Tabla24" style:family="table">
      <style:table-properties style:width="16.51cm" fo:margin-left="0.018cm" fo:margin-top="0cm" fo:margin-bottom="0cm" table:align="left" style:writing-mode="page"/>
    </style:style>
    <style:style style:name="Tabla24.A" style:family="table-column">
      <style:table-column-properties style:column-width="8.255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5" style:family="table">
      <style:table-properties style:width="16.476cm" fo:margin-left="0.042cm" fo:margin-top="0cm" fo:margin-bottom="0cm" table:align="left" style:writing-mode="page"/>
    </style:style>
    <style:style style:name="Tabla25.A" style:family="table-column">
      <style:table-column-properties style:column-width="8.221cm"/>
    </style:style>
    <style:style style:name="Tabla25.B" style:family="table-column">
      <style:table-column-properties style:column-width="8.255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5.4" style:family="table-row">
      <style:table-row-properties style:min-row-height="1.191cm" fo:keep-together="auto"/>
    </style:style>
    <style:style style:name="Tabla25.9" style:family="table-row">
      <style:table-row-properties style:min-row-height="0.741cm" fo:keep-together="auto"/>
    </style:style>
    <style:style style:name="Tabla2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5.13" style:family="table-row">
      <style:table-row-properties style:min-row-height="0.803cm" fo:keep-together="auto"/>
    </style:style>
    <style:style style:name="Tabla25.23" style:family="table-row">
      <style:table-row-properties style:min-row-height="0.298cm" fo:keep-together="auto"/>
    </style:style>
    <style:style style:name="Tabla26" style:family="table">
      <style:table-properties style:width="16.51cm" fo:margin-left="0.018cm" fo:margin-top="0cm" fo:margin-bottom="0cm" table:align="left" style:writing-mode="page"/>
    </style:style>
    <style:style style:name="Tabla26.A" style:family="table-column">
      <style:table-column-properties style:column-width="8.255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7" style:family="table">
      <style:table-properties style:width="16.476cm" fo:margin-left="0.042cm" fo:margin-top="0cm" fo:margin-bottom="0cm" table:align="left" style:writing-mode="page"/>
    </style:style>
    <style:style style:name="Tabla27.A" style:family="table-column">
      <style:table-column-properties style:column-width="8.221cm"/>
    </style:style>
    <style:style style:name="Tabla27.B" style:family="table-column">
      <style:table-column-properties style:column-width="8.255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7.3" style:family="table-row">
      <style:table-row-properties style:min-row-height="0.665cm" fo:keep-together="auto"/>
    </style:style>
    <style:style style:name="Tabla27.9" style:family="table-row">
      <style:table-row-properties style:min-row-height="0.741cm" fo:keep-together="auto"/>
    </style:style>
    <style:style style:name="Tabla2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8" style:family="table">
      <style:table-properties style:width="16.51cm" fo:margin-left="0.018cm" fo:margin-top="0cm" fo:margin-bottom="0cm" table:align="left" style:writing-mode="page"/>
    </style:style>
    <style:style style:name="Tabla28.A" style:family="table-column">
      <style:table-column-properties style:column-width="8.255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9" style:family="table">
      <style:table-properties style:width="16.476cm" fo:margin-left="0.042cm" fo:margin-top="0cm" fo:margin-bottom="0cm" table:align="left" style:writing-mode="page"/>
    </style:style>
    <style:style style:name="Tabla29.A" style:family="table-column">
      <style:table-column-properties style:column-width="8.221cm"/>
    </style:style>
    <style:style style:name="Tabla29.B" style:family="table-column">
      <style:table-column-properties style:column-width="8.255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9.3" style:family="table-row">
      <style:table-row-properties style:min-row-height="0.665cm" fo:keep-together="auto"/>
    </style:style>
    <style:style style:name="Tabla29.9" style:family="table-row">
      <style:table-row-properties style:min-row-height="0.741cm" fo:keep-together="auto"/>
    </style:style>
    <style:style style:name="Tabla2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0" style:family="table">
      <style:table-properties style:width="16.51cm" fo:margin-left="0.018cm" fo:margin-top="0cm" fo:margin-bottom="0cm" table:align="left" style:writing-mode="page"/>
    </style:style>
    <style:style style:name="Tabla30.A" style:family="table-column">
      <style:table-column-properties style:column-width="8.255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1" style:family="table">
      <style:table-properties style:width="16.476cm" fo:margin-left="0.042cm" fo:margin-top="0cm" fo:margin-bottom="0cm" table:align="left" style:writing-mode="page"/>
    </style:style>
    <style:style style:name="Tabla31.A" style:family="table-column">
      <style:table-column-properties style:column-width="8.221cm"/>
    </style:style>
    <style:style style:name="Tabla31.B" style:family="table-column">
      <style:table-column-properties style:column-width="8.255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1.3" style:family="table-row">
      <style:table-row-properties style:min-row-height="0.665cm" fo:keep-together="auto"/>
    </style:style>
    <style:style style:name="Tabla31.9" style:family="table-row">
      <style:table-row-properties style:min-row-height="0.741cm" fo:keep-together="auto"/>
    </style:style>
    <style:style style:name="Tabla3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1.13" style:family="table-row">
      <style:table-row-properties style:min-row-height="1.425cm" fo:keep-together="auto"/>
    </style:style>
    <style:style style:name="Tabla32" style:family="table">
      <style:table-properties style:width="16.51cm" fo:margin-left="0.018cm" fo:margin-top="0cm" fo:margin-bottom="0cm" table:align="left" style:writing-mode="page"/>
    </style:style>
    <style:style style:name="Tabla32.A" style:family="table-column">
      <style:table-column-properties style:column-width="8.255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3" style:family="table">
      <style:table-properties style:width="16.476cm" fo:margin-left="0.042cm" fo:margin-top="0cm" fo:margin-bottom="0cm" table:align="left" style:writing-mode="page"/>
    </style:style>
    <style:style style:name="Tabla33.A" style:family="table-column">
      <style:table-column-properties style:column-width="8.221cm"/>
    </style:style>
    <style:style style:name="Tabla33.B" style:family="table-column">
      <style:table-column-properties style:column-width="8.255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3.3" style:family="table-row">
      <style:table-row-properties style:min-row-height="0.665cm" fo:keep-together="auto"/>
    </style:style>
    <style:style style:name="Tabla33.9" style:family="table-row">
      <style:table-row-properties style:min-row-height="0.741cm" fo:keep-together="auto"/>
    </style:style>
    <style:style style:name="Tabla3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3.14" style:family="table-row">
      <style:table-row-properties style:min-row-height="1.425cm" fo:keep-together="auto"/>
    </style:style>
    <style:style style:name="Tabla34" style:family="table">
      <style:table-properties style:width="16.51cm" fo:margin-left="0.018cm" fo:margin-top="0cm" fo:margin-bottom="0cm" table:align="left" style:writing-mode="page"/>
    </style:style>
    <style:style style:name="Tabla34.A" style:family="table-column">
      <style:table-column-properties style:column-width="8.255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5" style:family="table">
      <style:table-properties style:width="16.476cm" fo:margin-left="0.042cm" fo:margin-top="0cm" fo:margin-bottom="0cm" table:align="left" style:writing-mode="page"/>
    </style:style>
    <style:style style:name="Tabla35.A" style:family="table-column">
      <style:table-column-properties style:column-width="8.221cm"/>
    </style:style>
    <style:style style:name="Tabla35.B" style:family="table-column">
      <style:table-column-properties style:column-width="8.255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5.3" style:family="table-row">
      <style:table-row-properties style:min-row-height="0.665cm" fo:keep-together="auto"/>
    </style:style>
    <style:style style:name="Tabla35.9" style:family="table-row">
      <style:table-row-properties style:min-row-height="0.741cm" fo:keep-together="auto"/>
    </style:style>
    <style:style style:name="Tabla3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6" style:family="table">
      <style:table-properties style:width="16.51cm" fo:margin-left="0.018cm" fo:margin-top="0cm" fo:margin-bottom="0cm" table:align="left" style:writing-mode="page"/>
    </style:style>
    <style:style style:name="Tabla36.A" style:family="table-column">
      <style:table-column-properties style:column-width="8.255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7" style:family="table">
      <style:table-properties style:width="16.476cm" fo:margin-left="0.042cm" fo:margin-top="0cm" fo:margin-bottom="0cm" table:align="left" style:writing-mode="page"/>
    </style:style>
    <style:style style:name="Tabla37.A" style:family="table-column">
      <style:table-column-properties style:column-width="8.221cm"/>
    </style:style>
    <style:style style:name="Tabla37.B" style:family="table-column">
      <style:table-column-properties style:column-width="8.255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7.3" style:family="table-row">
      <style:table-row-properties style:min-row-height="0.665cm" fo:keep-together="auto"/>
    </style:style>
    <style:style style:name="Tabla37.9" style:family="table-row">
      <style:table-row-properties style:min-row-height="0.741cm" fo:keep-together="auto"/>
    </style:style>
    <style:style style:name="Tabla3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8" style:family="table">
      <style:table-properties style:width="16.51cm" fo:margin-left="0.018cm" fo:margin-top="0cm" fo:margin-bottom="0cm" table:align="left" style:writing-mode="page"/>
    </style:style>
    <style:style style:name="Tabla38.A" style:family="table-column">
      <style:table-column-properties style:column-width="8.255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9" style:family="table">
      <style:table-properties style:width="16.476cm" fo:margin-left="0.042cm" fo:margin-top="0cm" fo:margin-bottom="0cm" table:align="left" style:writing-mode="page"/>
    </style:style>
    <style:style style:name="Tabla39.A" style:family="table-column">
      <style:table-column-properties style:column-width="8.221cm"/>
    </style:style>
    <style:style style:name="Tabla39.B" style:family="table-column">
      <style:table-column-properties style:column-width="8.255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9.9" style:family="table-row">
      <style:table-row-properties style:min-row-height="0.741cm" fo:keep-together="auto"/>
    </style:style>
    <style:style style:name="Tabla3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0" style:family="table">
      <style:table-properties style:width="16.51cm" fo:margin-left="0.018cm" fo:margin-top="0cm" fo:margin-bottom="0cm" table:align="left" style:writing-mode="page"/>
    </style:style>
    <style:style style:name="Tabla40.A" style:family="table-column">
      <style:table-column-properties style:column-width="8.255cm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1" style:family="table">
      <style:table-properties style:width="16.476cm" fo:margin-left="0.042cm" fo:margin-top="0cm" fo:margin-bottom="0cm" table:align="left" style:writing-mode="page"/>
    </style:style>
    <style:style style:name="Tabla41.A" style:family="table-column">
      <style:table-column-properties style:column-width="8.221cm"/>
    </style:style>
    <style:style style:name="Tabla41.B" style:family="table-column">
      <style:table-column-properties style:column-width="8.255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1.9" style:family="table-row">
      <style:table-row-properties style:min-row-height="0.741cm" fo:keep-together="auto"/>
    </style:style>
    <style:style style:name="Tabla4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2" style:family="table">
      <style:table-properties style:width="16.51cm" fo:margin-left="0.018cm" fo:margin-top="0cm" fo:margin-bottom="0cm" table:align="left" style:writing-mode="page"/>
    </style:style>
    <style:style style:name="Tabla42.A" style:family="table-column">
      <style:table-column-properties style:column-width="8.255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3" style:family="table">
      <style:table-properties style:width="16.476cm" fo:margin-left="0.042cm" fo:margin-top="0cm" fo:margin-bottom="0cm" table:align="left" style:writing-mode="page"/>
    </style:style>
    <style:style style:name="Tabla43.A" style:family="table-column">
      <style:table-column-properties style:column-width="8.221cm"/>
    </style:style>
    <style:style style:name="Tabla43.B" style:family="table-column">
      <style:table-column-properties style:column-width="8.255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3.5" style:family="table-row">
      <style:table-row-properties style:min-row-height="0.713cm" fo:keep-together="auto"/>
    </style:style>
    <style:style style:name="Tabla43.9" style:family="table-row">
      <style:table-row-properties style:min-row-height="0.741cm" fo:keep-together="auto"/>
    </style:style>
    <style:style style:name="Tabla4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4" style:family="table">
      <style:table-properties style:width="16.51cm" fo:margin-left="0.018cm" fo:margin-top="0cm" fo:margin-bottom="0cm" table:align="left" style:writing-mode="page"/>
    </style:style>
    <style:style style:name="Tabla44.A" style:family="table-column">
      <style:table-column-properties style:column-width="8.255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5" style:family="table">
      <style:table-properties style:width="16.51cm" fo:margin-left="0.018cm" fo:margin-top="0cm" fo:margin-bottom="0cm" table:align="left" style:writing-mode="page"/>
    </style:style>
    <style:style style:name="Tabla45.A" style:family="table-column">
      <style:table-column-properties style:column-width="8.25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5.9" style:family="table-row">
      <style:table-row-properties style:min-row-height="0.741cm" fo:keep-together="auto"/>
    </style:style>
    <style:style style:name="Tabla4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6" style:family="table">
      <style:table-properties style:width="16.51cm" fo:margin-left="0.018cm" fo:margin-top="0cm" fo:margin-bottom="0cm" table:align="left" style:writing-mode="page"/>
    </style:style>
    <style:style style:name="Tabla46.A" style:family="table-column">
      <style:table-column-properties style:column-width="8.255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7" style:family="table">
      <style:table-properties style:width="16.51cm" fo:margin-left="0.018cm" fo:margin-top="0cm" fo:margin-bottom="0cm" table:align="left" style:writing-mode="page"/>
    </style:style>
    <style:style style:name="Tabla47.A" style:family="table-column">
      <style:table-column-properties style:column-width="8.255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7.9" style:family="table-row">
      <style:table-row-properties style:min-row-height="0.741cm" fo:keep-together="auto"/>
    </style:style>
    <style:style style:name="Tabla4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8" style:family="table">
      <style:table-properties style:width="16.51cm" fo:margin-left="0.018cm" fo:margin-top="0cm" fo:margin-bottom="0cm" table:align="left" style:writing-mode="page"/>
    </style:style>
    <style:style style:name="Tabla48.A" style:family="table-column">
      <style:table-column-properties style:column-width="8.255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9" style:family="table">
      <style:table-properties style:width="16.51cm" fo:margin-left="0.018cm" fo:margin-top="0cm" fo:margin-bottom="0cm" table:align="left" style:writing-mode="page"/>
    </style:style>
    <style:style style:name="Tabla49.A" style:family="table-column">
      <style:table-column-properties style:column-width="8.255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9.9" style:family="table-row">
      <style:table-row-properties style:min-row-height="0.741cm" fo:keep-together="auto"/>
    </style:style>
    <style:style style:name="Tabla4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0" style:family="table">
      <style:table-properties style:width="16.51cm" fo:margin-left="0.018cm" fo:margin-top="0cm" fo:margin-bottom="0cm" table:align="left" style:writing-mode="page"/>
    </style:style>
    <style:style style:name="Tabla50.A" style:family="table-column">
      <style:table-column-properties style:column-width="8.255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1" style:family="table">
      <style:table-properties style:width="16.51cm" fo:margin-left="0.018cm" fo:margin-top="0cm" fo:margin-bottom="0cm" table:align="left" style:writing-mode="page"/>
    </style:style>
    <style:style style:name="Tabla51.A" style:family="table-column">
      <style:table-column-properties style:column-width="8.255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1.9" style:family="table-row">
      <style:table-row-properties style:min-row-height="0.741cm" fo:keep-together="auto"/>
    </style:style>
    <style:style style:name="Tabla5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2" style:family="table">
      <style:table-properties style:width="16.51cm" fo:margin-left="0.018cm" fo:margin-top="0cm" fo:margin-bottom="0cm" table:align="left" style:writing-mode="page"/>
    </style:style>
    <style:style style:name="Tabla52.A" style:family="table-column">
      <style:table-column-properties style:column-width="8.255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3" style:family="table">
      <style:table-properties style:width="16.51cm" fo:margin-left="0.018cm" fo:margin-top="0cm" fo:margin-bottom="0cm" table:align="left" style:writing-mode="page"/>
    </style:style>
    <style:style style:name="Tabla53.A" style:family="table-column">
      <style:table-column-properties style:column-width="8.25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3.9" style:family="table-row">
      <style:table-row-properties style:min-row-height="0.741cm" fo:keep-together="auto"/>
    </style:style>
    <style:style style:name="Tabla5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4" style:family="table">
      <style:table-properties style:width="16.51cm" fo:margin-left="0.018cm" fo:margin-top="0cm" fo:margin-bottom="0cm" table:align="left" style:writing-mode="page"/>
    </style:style>
    <style:style style:name="Tabla54.A" style:family="table-column">
      <style:table-column-properties style:column-width="8.255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5" style:family="table">
      <style:table-properties style:width="16.476cm" fo:margin-left="0.042cm" fo:margin-top="0cm" fo:margin-bottom="0cm" table:align="left" style:writing-mode="page"/>
    </style:style>
    <style:style style:name="Tabla55.A" style:family="table-column">
      <style:table-column-properties style:column-width="8.221cm"/>
    </style:style>
    <style:style style:name="Tabla55.B" style:family="table-column">
      <style:table-column-properties style:column-width="8.255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5.4" style:family="table-row">
      <style:table-row-properties style:min-row-height="1.568cm" fo:keep-together="auto"/>
    </style:style>
    <style:style style:name="Tabla55.9" style:family="table-row">
      <style:table-row-properties style:min-row-height="0.741cm" fo:keep-together="auto"/>
    </style:style>
    <style:style style:name="Tabla5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paragraph-rsid="000c66b2"/>
    </style:style>
    <style:style style:name="P2" style:family="paragraph" style:parent-style-name="normal">
      <style:paragraph-properties fo:line-height="100%" fo:orphans="0" fo:widows="0"/>
      <style:text-properties fo:language="es" fo:country="ES" fo:font-weight="bold" officeooo:paragraph-rsid="0000b3ac" style:font-weight-asian="bold"/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0b3ac" style:font-weight-asian="bold"/>
    </style:style>
    <style:style style:name="P4" style:family="paragraph" style:parent-style-name="normal">
      <style:paragraph-properties fo:line-height="100%" fo:orphans="0" fo:widows="0"/>
      <style:text-properties fo:language="es" fo:country="ES" fo:font-weight="bold" officeooo:paragraph-rsid="000c66b2" style:font-weight-asian="bold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c66b2" style:font-weight-asian="bold"/>
    </style:style>
    <style:style style:name="P6" style:family="paragraph" style:parent-style-name="normal">
      <style:paragraph-properties fo:line-height="100%" fo:orphans="0" fo:widows="0"/>
      <style:text-properties fo:language="es" fo:country="ES" fo:font-weight="bold" officeooo:paragraph-rsid="000ce53a" style:font-weight-asian="bold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ce53a" style:font-weight-asian="bold"/>
    </style:style>
    <style:style style:name="P8" style:family="paragraph" style:parent-style-name="normal">
      <style:paragraph-properties fo:line-height="100%" fo:orphans="0" fo:widows="0"/>
      <style:text-properties fo:language="es" fo:country="ES" fo:font-weight="bold" officeooo:paragraph-rsid="0012b8ce" style:font-weight-asian="bold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2b8ce" style:font-weight-asian="bold"/>
    </style:style>
    <style:style style:name="P10" style:family="paragraph" style:parent-style-name="normal">
      <style:paragraph-properties fo:line-height="100%" fo:orphans="0" fo:widows="0"/>
      <style:text-properties fo:language="es" fo:country="ES" fo:font-weight="bold" officeooo:paragraph-rsid="00142cc8" style:font-weight-asian="bold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42cc8" style:font-weight-asian="bold"/>
    </style:style>
    <style:style style:name="P12" style:family="paragraph" style:parent-style-name="normal">
      <style:paragraph-properties fo:line-height="100%" fo:orphans="0" fo:widows="0"/>
      <style:text-properties fo:language="es" fo:country="ES" fo:font-weight="bold" officeooo:paragraph-rsid="0017f71a" style:font-weight-asian="bold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7f71a" style:font-weight-asian="bold"/>
    </style:style>
    <style:style style:name="P14" style:family="paragraph" style:parent-style-name="normal">
      <style:paragraph-properties fo:line-height="100%" fo:orphans="0" fo:widows="0"/>
      <style:text-properties fo:language="es" fo:country="ES" fo:font-weight="bold" officeooo:paragraph-rsid="001acef8" style:font-weight-asian="bold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acef8" style:font-weight-asian="bold"/>
    </style:style>
    <style:style style:name="P16" style:family="paragraph" style:parent-style-name="normal">
      <style:paragraph-properties fo:line-height="100%" fo:orphans="0" fo:widows="0"/>
      <style:text-properties fo:language="es" fo:country="ES" fo:font-weight="bold" officeooo:paragraph-rsid="001d47bb" style:font-weight-asian="bold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d47bb" style:font-weight-asian="bold"/>
    </style:style>
    <style:style style:name="P18" style:family="paragraph" style:parent-style-name="normal">
      <style:paragraph-properties fo:line-height="100%" fo:orphans="0" fo:widows="0"/>
      <style:text-properties fo:language="es" fo:country="ES" fo:font-weight="bold" officeooo:paragraph-rsid="001ea10a" style:font-weight-asian="bold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ea10a" style:font-weight-asian="bold"/>
    </style:style>
    <style:style style:name="P20" style:family="paragraph" style:parent-style-name="normal">
      <style:paragraph-properties fo:line-height="100%" fo:orphans="0" fo:widows="0"/>
      <style:text-properties fo:language="es" fo:country="ES" fo:font-weight="bold" officeooo:paragraph-rsid="0020a649" style:font-weight-asian="bold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0a649" style:font-weight-asian="bold"/>
    </style:style>
    <style:style style:name="P22" style:family="paragraph" style:parent-style-name="normal">
      <style:paragraph-properties fo:line-height="100%" fo:orphans="0" fo:widows="0"/>
      <style:text-properties fo:language="es" fo:country="ES" fo:font-weight="bold" officeooo:paragraph-rsid="0026a94d" style:font-weight-asian="bold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6a94d" style:font-weight-asian="bold"/>
    </style:style>
    <style:style style:name="P24" style:family="paragraph" style:parent-style-name="normal">
      <style:paragraph-properties fo:line-height="100%" fo:orphans="0" fo:widows="0"/>
      <style:text-properties fo:language="es" fo:country="ES" fo:font-weight="bold" officeooo:paragraph-rsid="00295ad8" style:font-weight-asian="bold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95ad8" style:font-weight-asian="bold"/>
    </style:style>
    <style:style style:name="P26" style:family="paragraph" style:parent-style-name="normal">
      <style:paragraph-properties fo:line-height="100%" fo:orphans="0" fo:widows="0"/>
      <style:text-properties fo:language="es" fo:country="ES" fo:font-weight="bold" officeooo:paragraph-rsid="002b5529" style:font-weight-asian="bold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b5529" style:font-weight-asian="bold"/>
    </style:style>
    <style:style style:name="P28" style:family="paragraph" style:parent-style-name="normal">
      <style:paragraph-properties fo:line-height="100%" fo:orphans="0" fo:widows="0"/>
      <style:text-properties fo:language="es" fo:country="ES" fo:font-weight="bold" officeooo:paragraph-rsid="002c7edd" style:font-weight-asian="bold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c7edd" style:font-weight-asian="bold"/>
    </style:style>
    <style:style style:name="P30" style:family="paragraph" style:parent-style-name="normal">
      <style:paragraph-properties fo:line-height="100%" fo:orphans="0" fo:widows="0"/>
      <style:text-properties fo:language="es" fo:country="ES" fo:font-weight="bold" officeooo:paragraph-rsid="003219f1" style:font-weight-asian="bold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219f1" style:font-weight-asian="bold"/>
    </style:style>
    <style:style style:name="P32" style:family="paragraph" style:parent-style-name="normal">
      <style:paragraph-properties fo:line-height="100%" fo:orphans="0" fo:widows="0"/>
      <style:text-properties fo:language="es" fo:country="ES" fo:font-weight="bold" officeooo:paragraph-rsid="0035577b" style:font-weight-asian="bold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5577b" style:font-weight-asian="bold"/>
    </style:style>
    <style:style style:name="P34" style:family="paragraph" style:parent-style-name="normal">
      <style:paragraph-properties fo:line-height="100%" fo:orphans="0" fo:widows="0"/>
      <style:text-properties fo:language="es" fo:country="ES" fo:font-weight="bold" officeooo:paragraph-rsid="0038dffb" style:font-weight-asian="bold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8dffb" style:font-weight-asian="bold"/>
    </style:style>
    <style:style style:name="P36" style:family="paragraph" style:parent-style-name="normal">
      <style:paragraph-properties fo:line-height="100%" fo:orphans="0" fo:widows="0"/>
      <style:text-properties fo:language="es" fo:country="ES" fo:font-weight="bold" officeooo:paragraph-rsid="003aa033" style:font-weight-asian="bold"/>
    </style:style>
    <style:style style:name="P3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aa033" style:font-weight-asian="bold"/>
    </style:style>
    <style:style style:name="P38" style:family="paragraph" style:parent-style-name="normal">
      <style:paragraph-properties fo:line-height="100%" fo:orphans="0" fo:widows="0"/>
      <style:text-properties fo:language="es" fo:country="ES" fo:font-weight="bold" officeooo:paragraph-rsid="003c4b9e" style:font-weight-asian="bold"/>
    </style:style>
    <style:style style:name="P3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c4b9e" style:font-weight-asian="bold"/>
    </style:style>
    <style:style style:name="P40" style:family="paragraph" style:parent-style-name="normal">
      <style:paragraph-properties fo:line-height="100%" fo:orphans="0" fo:widows="0"/>
      <style:text-properties fo:language="es" fo:country="ES" fo:font-weight="bold" officeooo:paragraph-rsid="003d4aa9" style:font-weight-asian="bold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d4aa9" style:font-weight-asian="bold"/>
    </style:style>
    <style:style style:name="P42" style:family="paragraph" style:parent-style-name="normal">
      <style:paragraph-properties fo:line-height="100%" fo:orphans="0" fo:widows="0"/>
      <style:text-properties fo:language="es" fo:country="ES" fo:font-weight="bold" officeooo:paragraph-rsid="004047ec" style:font-weight-asian="bold"/>
    </style:style>
    <style:style style:name="P4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047ec" style:font-weight-asian="bold"/>
    </style:style>
    <style:style style:name="P44" style:family="paragraph" style:parent-style-name="normal">
      <style:paragraph-properties fo:line-height="100%" fo:orphans="0" fo:widows="0"/>
      <style:text-properties fo:language="es" fo:country="ES" fo:font-weight="bold" officeooo:paragraph-rsid="0043ade6" style:font-weight-asian="bold"/>
    </style:style>
    <style:style style:name="P4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3ade6" style:font-weight-asian="bold"/>
    </style:style>
    <style:style style:name="P46" style:family="paragraph" style:parent-style-name="normal">
      <style:paragraph-properties fo:line-height="100%" fo:orphans="0" fo:widows="0"/>
      <style:text-properties fo:language="es" fo:country="ES" fo:font-weight="bold" officeooo:paragraph-rsid="0045cabd" style:font-weight-asian="bold"/>
    </style:style>
    <style:style style:name="P4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5cabd" style:font-weight-asian="bold"/>
    </style:style>
    <style:style style:name="P48" style:family="paragraph" style:parent-style-name="normal">
      <style:paragraph-properties fo:line-height="100%" fo:orphans="0" fo:widows="0"/>
      <style:text-properties fo:language="es" fo:country="ES" fo:font-weight="bold" officeooo:paragraph-rsid="004a2c0c" style:font-weight-asian="bold"/>
    </style:style>
    <style:style style:name="P4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a2c0c" style:font-weight-asian="bold"/>
    </style:style>
    <style:style style:name="P50" style:family="paragraph" style:parent-style-name="normal">
      <style:paragraph-properties fo:line-height="100%" fo:orphans="0" fo:widows="0"/>
      <style:text-properties fo:language="es" fo:country="ES" fo:font-weight="bold" officeooo:paragraph-rsid="0053cd58" style:font-weight-asian="bold"/>
    </style:style>
    <style:style style:name="P5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3cd58" style:font-weight-asian="bold"/>
    </style:style>
    <style:style style:name="P52" style:family="paragraph" style:parent-style-name="normal">
      <style:paragraph-properties fo:line-height="100%" fo:orphans="0" fo:widows="0"/>
      <style:text-properties fo:language="es" fo:country="ES" fo:font-weight="bold" officeooo:paragraph-rsid="0058fae1" style:font-weight-asian="bold"/>
    </style:style>
    <style:style style:name="P5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8fae1" style:font-weight-asian="bold"/>
    </style:style>
    <style:style style:name="P54" style:family="paragraph" style:parent-style-name="normal">
      <style:paragraph-properties fo:line-height="100%" fo:orphans="0" fo:widows="0"/>
      <style:text-properties fo:language="es" fo:country="ES" fo:font-weight="bold" officeooo:paragraph-rsid="005d9ad1" style:font-weight-asian="bold"/>
    </style:style>
    <style:style style:name="P5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d9ad1" style:font-weight-asian="bold"/>
    </style:style>
    <style:style style:name="P56" style:family="paragraph" style:parent-style-name="normal">
      <style:paragraph-properties fo:line-height="100%" fo:orphans="0" fo:widows="0"/>
      <style:text-properties fo:language="es" fo:country="ES" fo:font-weight="bold" officeooo:paragraph-rsid="005ff7f6" style:font-weight-asian="bold"/>
    </style:style>
    <style:style style:name="P5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ff7f6" style:font-weight-asian="bold"/>
    </style:style>
    <style:style style:name="P58" style:family="paragraph" style:parent-style-name="normal">
      <style:paragraph-properties fo:line-height="100%" fo:orphans="0" fo:widows="0"/>
      <style:text-properties fo:language="es" fo:country="ES" fo:font-weight="bold" officeooo:paragraph-rsid="006154a1" style:font-weight-asian="bold"/>
    </style:style>
    <style:style style:name="P5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154a1" style:font-weight-asian="bold"/>
    </style:style>
    <style:style style:name="P60" style:family="paragraph" style:parent-style-name="normal">
      <style:paragraph-properties fo:line-height="100%" fo:orphans="0" fo:widows="0"/>
      <style:text-properties fo:language="es" fo:country="ES" fo:font-weight="bold" officeooo:paragraph-rsid="00634655" style:font-weight-asian="bold"/>
    </style:style>
    <style:style style:name="P6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34655" style:font-weight-asian="bold"/>
    </style:style>
    <style:style style:name="P62" style:family="paragraph" style:parent-style-name="normal">
      <style:paragraph-properties fo:line-height="100%" fo:orphans="0" fo:widows="0"/>
      <style:text-properties fo:language="es" fo:country="ES" fo:font-weight="bold" officeooo:paragraph-rsid="0064a96e" style:font-weight-asian="bold"/>
    </style:style>
    <style:style style:name="P6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4a96e" style:font-weight-asian="bold"/>
    </style:style>
    <style:style style:name="P64" style:family="paragraph" style:parent-style-name="normal">
      <style:paragraph-properties fo:line-height="100%" fo:orphans="0" fo:widows="0"/>
      <style:text-properties fo:language="es" fo:country="ES" fo:font-weight="bold" officeooo:paragraph-rsid="0065bbd1" style:font-weight-asian="bold"/>
    </style:style>
    <style:style style:name="P6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5bbd1" style:font-weight-asian="bold"/>
    </style:style>
    <style:style style:name="P66" style:family="paragraph" style:parent-style-name="normal">
      <style:text-properties fo:language="es" fo:country="ES" fo:font-weight="bold" officeooo:rsid="000b3bcb" officeooo:paragraph-rsid="00142cc8" style:font-weight-asian="bold" style:font-weight-complex="bold"/>
    </style:style>
    <style:style style:name="P67" style:family="paragraph" style:parent-style-name="normal">
      <style:text-properties fo:language="es" fo:country="ES" fo:font-weight="bold" officeooo:rsid="000b3bcb" officeooo:paragraph-rsid="0017f71a" style:font-weight-asian="bold" style:font-weight-complex="bold"/>
    </style:style>
    <style:style style:name="P68" style:family="paragraph" style:parent-style-name="normal">
      <style:text-properties fo:language="es" fo:country="ES" fo:font-weight="bold" officeooo:rsid="000b3bcb" officeooo:paragraph-rsid="001acef8" style:font-weight-asian="bold" style:font-weight-complex="bold"/>
    </style:style>
    <style:style style:name="P69" style:family="paragraph" style:parent-style-name="normal">
      <style:text-properties fo:language="es" fo:country="ES" fo:font-weight="bold" officeooo:rsid="000b3bcb" officeooo:paragraph-rsid="001d47bb" style:font-weight-asian="bold" style:font-weight-complex="bold"/>
    </style:style>
    <style:style style:name="P70" style:family="paragraph" style:parent-style-name="normal">
      <style:text-properties fo:language="es" fo:country="ES" fo:font-weight="bold" officeooo:rsid="000b3bcb" officeooo:paragraph-rsid="001ea10a" style:font-weight-asian="bold" style:font-weight-complex="bold"/>
    </style:style>
    <style:style style:name="P71" style:family="paragraph" style:parent-style-name="normal">
      <style:text-properties fo:language="es" fo:country="ES" fo:font-weight="bold" officeooo:rsid="000b3bcb" officeooo:paragraph-rsid="0020a649" style:font-weight-asian="bold" style:font-weight-complex="bold"/>
    </style:style>
    <style:style style:name="P72" style:family="paragraph" style:parent-style-name="normal">
      <style:text-properties fo:language="es" fo:country="ES" fo:font-weight="bold" officeooo:rsid="000b3bcb" officeooo:paragraph-rsid="0026a94d" style:font-weight-asian="bold" style:font-weight-complex="bold"/>
    </style:style>
    <style:style style:name="P73" style:family="paragraph" style:parent-style-name="normal">
      <style:text-properties fo:language="es" fo:country="ES" fo:font-weight="bold" officeooo:rsid="000b3bcb" officeooo:paragraph-rsid="00295ad8" style:font-weight-asian="bold" style:font-weight-complex="bold"/>
    </style:style>
    <style:style style:name="P74" style:family="paragraph" style:parent-style-name="normal">
      <style:text-properties fo:language="es" fo:country="ES" fo:font-weight="bold" officeooo:rsid="000b3bcb" officeooo:paragraph-rsid="002b5529" style:font-weight-asian="bold" style:font-weight-complex="bold"/>
    </style:style>
    <style:style style:name="P75" style:family="paragraph" style:parent-style-name="normal">
      <style:text-properties fo:language="es" fo:country="ES" fo:font-weight="bold" officeooo:rsid="000b3bcb" officeooo:paragraph-rsid="002c7edd" style:font-weight-asian="bold" style:font-weight-complex="bold"/>
    </style:style>
    <style:style style:name="P76" style:family="paragraph" style:parent-style-name="normal">
      <style:text-properties fo:language="es" fo:country="ES" fo:font-weight="bold" officeooo:rsid="000b3bcb" officeooo:paragraph-rsid="003219f1" style:font-weight-asian="bold" style:font-weight-complex="bold"/>
    </style:style>
    <style:style style:name="P77" style:family="paragraph" style:parent-style-name="normal">
      <style:text-properties fo:language="es" fo:country="ES" fo:font-weight="bold" officeooo:rsid="000b3bcb" officeooo:paragraph-rsid="0035577b" style:font-weight-asian="bold" style:font-weight-complex="bold"/>
    </style:style>
    <style:style style:name="P78" style:family="paragraph" style:parent-style-name="normal">
      <style:text-properties fo:language="es" fo:country="ES" fo:font-weight="bold" officeooo:rsid="000b3bcb" officeooo:paragraph-rsid="0038dffb" style:font-weight-asian="bold" style:font-weight-complex="bold"/>
    </style:style>
    <style:style style:name="P79" style:family="paragraph" style:parent-style-name="normal">
      <style:text-properties fo:language="es" fo:country="ES" fo:font-weight="bold" officeooo:rsid="000b3bcb" officeooo:paragraph-rsid="003aa033" style:font-weight-asian="bold" style:font-weight-complex="bold"/>
    </style:style>
    <style:style style:name="P80" style:family="paragraph" style:parent-style-name="normal">
      <style:text-properties fo:language="es" fo:country="ES" fo:font-weight="bold" officeooo:rsid="000b3bcb" officeooo:paragraph-rsid="003c4b9e" style:font-weight-asian="bold" style:font-weight-complex="bold"/>
    </style:style>
    <style:style style:name="P81" style:family="paragraph" style:parent-style-name="normal">
      <style:text-properties fo:language="es" fo:country="ES" fo:font-weight="bold" officeooo:rsid="000b3bcb" officeooo:paragraph-rsid="003d4aa9" style:font-weight-asian="bold" style:font-weight-complex="bold"/>
    </style:style>
    <style:style style:name="P82" style:family="paragraph" style:parent-style-name="normal">
      <style:text-properties fo:language="es" fo:country="ES" fo:font-weight="bold" officeooo:rsid="000b3bcb" officeooo:paragraph-rsid="004047ec" style:font-weight-asian="bold" style:font-weight-complex="bold"/>
    </style:style>
    <style:style style:name="P83" style:family="paragraph" style:parent-style-name="normal">
      <style:text-properties fo:language="es" fo:country="ES" fo:font-weight="bold" officeooo:rsid="000b3bcb" officeooo:paragraph-rsid="0043ade6" style:font-weight-asian="bold" style:font-weight-complex="bold"/>
    </style:style>
    <style:style style:name="P84" style:family="paragraph" style:parent-style-name="normal">
      <style:text-properties fo:language="es" fo:country="ES" fo:font-weight="bold" officeooo:rsid="000b3bcb" officeooo:paragraph-rsid="0045cabd" style:font-weight-asian="bold" style:font-weight-complex="bold"/>
    </style:style>
    <style:style style:name="P85" style:family="paragraph" style:parent-style-name="normal">
      <style:text-properties fo:language="es" fo:country="ES" fo:font-weight="bold" officeooo:rsid="000b3bcb" officeooo:paragraph-rsid="004a2c0c" style:font-weight-asian="bold" style:font-weight-complex="bold"/>
    </style:style>
    <style:style style:name="P86" style:family="paragraph" style:parent-style-name="normal">
      <style:text-properties fo:language="es" fo:country="ES" fo:font-weight="bold" officeooo:rsid="000b3bcb" officeooo:paragraph-rsid="0053cd58" style:font-weight-asian="bold" style:font-weight-complex="bold"/>
    </style:style>
    <style:style style:name="P87" style:family="paragraph" style:parent-style-name="normal">
      <style:text-properties fo:language="es" fo:country="ES" fo:font-weight="bold" officeooo:rsid="000b3bcb" officeooo:paragraph-rsid="0058fae1" style:font-weight-asian="bold" style:font-weight-complex="bold"/>
    </style:style>
    <style:style style:name="P88" style:family="paragraph" style:parent-style-name="normal">
      <style:text-properties fo:language="es" fo:country="ES" fo:font-weight="bold" officeooo:rsid="000b3bcb" officeooo:paragraph-rsid="0065bbd1" style:font-weight-asian="bold" style:font-weight-complex="bold"/>
    </style:style>
    <style:style style:name="P89" style:family="paragraph" style:parent-style-name="normal">
      <style:text-properties fo:language="es" fo:country="ES" fo:font-weight="bold" officeooo:paragraph-rsid="00142cc8" style:font-weight-asian="bold"/>
    </style:style>
    <style:style style:name="P90" style:family="paragraph" style:parent-style-name="normal">
      <style:text-properties fo:language="es" fo:country="ES" fo:font-weight="bold" officeooo:paragraph-rsid="0017f71a" style:font-weight-asian="bold"/>
    </style:style>
    <style:style style:name="P91" style:family="paragraph" style:parent-style-name="normal">
      <style:text-properties fo:language="es" fo:country="ES" fo:font-weight="bold" officeooo:paragraph-rsid="001acef8" style:font-weight-asian="bold"/>
    </style:style>
    <style:style style:name="P92" style:family="paragraph" style:parent-style-name="normal">
      <style:text-properties fo:language="es" fo:country="ES" fo:font-weight="bold" officeooo:paragraph-rsid="001d47bb" style:font-weight-asian="bold"/>
    </style:style>
    <style:style style:name="P93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45fc2" style:font-weight-asian="bold"/>
    </style:style>
    <style:style style:name="P94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6a94d" style:font-weight-asian="bold"/>
    </style:style>
    <style:style style:name="P95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c7edd" style:font-weight-asian="bold"/>
    </style:style>
    <style:style style:name="P96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39d455" style:font-weight-asian="bold"/>
    </style:style>
    <style:style style:name="P97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41f7b6" style:font-weight-asian="bold"/>
    </style:style>
    <style:style style:name="P98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4a2c0c" style:font-weight-asian="bold"/>
    </style:style>
    <style:style style:name="P99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58fae1" style:font-weight-asian="bold"/>
    </style:style>
    <style:style style:name="P100" style:family="paragraph" style:parent-style-name="normal">
      <style:text-properties fo:language="es" fo:country="ES" fo:font-weight="bold" officeooo:paragraph-rsid="00295ad8" style:font-weight-asian="bold"/>
    </style:style>
    <style:style style:name="P101" style:family="paragraph" style:parent-style-name="normal">
      <style:text-properties fo:language="es" fo:country="ES" fo:font-weight="bold" officeooo:paragraph-rsid="002b5529" style:font-weight-asian="bold"/>
    </style:style>
    <style:style style:name="P102" style:family="paragraph" style:parent-style-name="normal">
      <style:text-properties fo:language="es" fo:country="ES" fo:font-weight="bold" officeooo:paragraph-rsid="002c7edd" style:font-weight-asian="bold"/>
    </style:style>
    <style:style style:name="P103" style:family="paragraph" style:parent-style-name="normal">
      <style:text-properties fo:language="es" fo:country="ES" fo:font-weight="bold" officeooo:paragraph-rsid="003219f1" style:font-weight-asian="bold"/>
    </style:style>
    <style:style style:name="P104" style:family="paragraph" style:parent-style-name="normal">
      <style:text-properties fo:language="es" fo:country="ES" fo:font-weight="bold" officeooo:paragraph-rsid="0035577b" style:font-weight-asian="bold"/>
    </style:style>
    <style:style style:name="P105" style:family="paragraph" style:parent-style-name="normal">
      <style:text-properties fo:language="es" fo:country="ES" fo:font-weight="bold" officeooo:paragraph-rsid="0038dffb" style:font-weight-asian="bold"/>
    </style:style>
    <style:style style:name="P106" style:family="paragraph" style:parent-style-name="normal">
      <style:text-properties fo:language="es" fo:country="ES" fo:font-weight="bold" officeooo:paragraph-rsid="004a2c0c" style:font-weight-asian="bold"/>
    </style:style>
    <style:style style:name="P107" style:family="paragraph" style:parent-style-name="normal">
      <style:text-properties fo:language="es" fo:country="ES" fo:font-weight="bold" officeooo:paragraph-rsid="0053cd58" style:font-weight-asian="bold"/>
    </style:style>
    <style:style style:name="P108" style:family="paragraph" style:parent-style-name="normal">
      <style:text-properties fo:language="es" fo:country="ES" fo:font-weight="bold" officeooo:paragraph-rsid="0058fae1" style:font-weight-asian="bold"/>
    </style:style>
    <style:style style:name="P109" style:family="paragraph" style:parent-style-name="normal">
      <style:text-properties fo:language="es" fo:country="ES" fo:font-weight="bold" officeooo:paragraph-rsid="0065bbd1" style:font-weight-asian="bold"/>
    </style:style>
    <style:style style:name="P110" style:family="paragraph" style:parent-style-name="normal">
      <style:paragraph-properties fo:line-height="100%" fo:orphans="0" fo:widows="0"/>
      <style:text-properties fo:language="es" fo:country="ES" officeooo:paragraph-rsid="0000b3ac"/>
    </style:style>
    <style:style style:name="P111" style:family="paragraph" style:parent-style-name="normal">
      <style:paragraph-properties fo:line-height="100%" fo:orphans="0" fo:widows="0"/>
      <style:text-properties fo:language="es" fo:country="ES" officeooo:paragraph-rsid="00080b26"/>
    </style:style>
    <style:style style:name="P112" style:family="paragraph" style:parent-style-name="normal">
      <style:paragraph-properties fo:line-height="100%" fo:orphans="0" fo:widows="0"/>
      <style:text-properties fo:language="es" fo:country="ES" officeooo:paragraph-rsid="000c66b2"/>
    </style:style>
    <style:style style:name="P113" style:family="paragraph" style:parent-style-name="normal">
      <style:paragraph-properties fo:line-height="100%" fo:orphans="0" fo:widows="0"/>
      <style:text-properties fo:language="es" fo:country="ES" officeooo:paragraph-rsid="000ce53a"/>
    </style:style>
    <style:style style:name="P114" style:family="paragraph" style:parent-style-name="normal">
      <style:paragraph-properties fo:line-height="100%" fo:orphans="0" fo:widows="0"/>
      <style:text-properties fo:language="es" fo:country="ES" officeooo:paragraph-rsid="000f8d5b"/>
    </style:style>
    <style:style style:name="P115" style:family="paragraph" style:parent-style-name="normal">
      <style:paragraph-properties fo:line-height="100%" fo:orphans="0" fo:widows="0"/>
      <style:text-properties fo:language="es" fo:country="ES" officeooo:paragraph-rsid="0012b8ce"/>
    </style:style>
    <style:style style:name="P116" style:family="paragraph" style:parent-style-name="normal">
      <style:paragraph-properties fo:line-height="100%" fo:orphans="0" fo:widows="0"/>
      <style:text-properties fo:language="es" fo:country="ES" officeooo:paragraph-rsid="00142cc8"/>
    </style:style>
    <style:style style:name="P11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paragraph-rsid="00142cc8"/>
    </style:style>
    <style:style style:name="P118" style:family="paragraph" style:parent-style-name="normal">
      <style:paragraph-properties fo:line-height="100%" fo:orphans="0" fo:widows="0"/>
      <style:text-properties fo:language="es" fo:country="ES" officeooo:paragraph-rsid="00149a7f"/>
    </style:style>
    <style:style style:name="P119" style:family="paragraph" style:parent-style-name="normal">
      <style:paragraph-properties fo:line-height="100%" fo:orphans="0" fo:widows="0"/>
      <style:text-properties fo:language="es" fo:country="ES" officeooo:paragraph-rsid="0017f71a"/>
    </style:style>
    <style:style style:name="P120" style:family="paragraph" style:parent-style-name="normal">
      <style:paragraph-properties fo:line-height="100%" fo:orphans="0" fo:widows="0"/>
      <style:text-properties fo:language="es" fo:country="ES" officeooo:paragraph-rsid="001acef8"/>
    </style:style>
    <style:style style:name="P12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paragraph-rsid="001acef8"/>
    </style:style>
    <style:style style:name="P122" style:family="paragraph" style:parent-style-name="normal">
      <style:paragraph-properties fo:line-height="100%" fo:orphans="0" fo:widows="0"/>
      <style:text-properties fo:language="es" fo:country="ES" officeooo:paragraph-rsid="001b8c40"/>
    </style:style>
    <style:style style:name="P123" style:family="paragraph" style:parent-style-name="normal">
      <style:paragraph-properties fo:line-height="100%" fo:orphans="0" fo:widows="0"/>
      <style:text-properties fo:language="es" fo:country="ES" officeooo:paragraph-rsid="001d47bb"/>
    </style:style>
    <style:style style:name="P124" style:family="paragraph" style:parent-style-name="normal">
      <style:paragraph-properties fo:line-height="100%" fo:orphans="0" fo:widows="0"/>
      <style:text-properties fo:language="es" fo:country="ES" officeooo:paragraph-rsid="001ea10a"/>
    </style:style>
    <style:style style:name="P125" style:family="paragraph" style:parent-style-name="normal">
      <style:paragraph-properties fo:line-height="100%" fo:orphans="0" fo:widows="0"/>
      <style:text-properties fo:language="es" fo:country="ES" officeooo:paragraph-rsid="0020a649"/>
    </style:style>
    <style:style style:name="P126" style:family="paragraph" style:parent-style-name="normal">
      <style:paragraph-properties fo:line-height="100%" fo:orphans="0" fo:widows="0"/>
      <style:text-properties fo:language="es" fo:country="ES" officeooo:paragraph-rsid="0026a94d"/>
    </style:style>
    <style:style style:name="P127" style:family="paragraph" style:parent-style-name="normal">
      <style:paragraph-properties fo:line-height="100%" fo:orphans="0" fo:widows="0"/>
      <style:text-properties fo:language="es" fo:country="ES" officeooo:paragraph-rsid="00295ad8"/>
    </style:style>
    <style:style style:name="P128" style:family="paragraph" style:parent-style-name="normal">
      <style:paragraph-properties fo:line-height="100%" fo:orphans="0" fo:widows="0"/>
      <style:text-properties fo:language="es" fo:country="ES" officeooo:paragraph-rsid="002b5529"/>
    </style:style>
    <style:style style:name="P129" style:family="paragraph" style:parent-style-name="normal">
      <style:paragraph-properties fo:line-height="100%" fo:orphans="0" fo:widows="0"/>
      <style:text-properties fo:language="es" fo:country="ES" officeooo:paragraph-rsid="002c7edd"/>
    </style:style>
    <style:style style:name="P130" style:family="paragraph" style:parent-style-name="normal">
      <style:paragraph-properties fo:line-height="100%" fo:orphans="0" fo:widows="0"/>
      <style:text-properties fo:language="es" fo:country="ES" officeooo:paragraph-rsid="003219f1"/>
    </style:style>
    <style:style style:name="P131" style:family="paragraph" style:parent-style-name="normal">
      <style:paragraph-properties fo:line-height="100%" fo:orphans="0" fo:widows="0"/>
      <style:text-properties fo:language="es" fo:country="ES" officeooo:paragraph-rsid="0035577b"/>
    </style:style>
    <style:style style:name="P132" style:family="paragraph" style:parent-style-name="normal">
      <style:paragraph-properties fo:line-height="100%" fo:orphans="0" fo:widows="0"/>
      <style:text-properties fo:language="es" fo:country="ES" officeooo:paragraph-rsid="00377be7"/>
    </style:style>
    <style:style style:name="P133" style:family="paragraph" style:parent-style-name="normal">
      <style:paragraph-properties fo:line-height="100%" fo:orphans="0" fo:widows="0"/>
      <style:text-properties fo:language="es" fo:country="ES" officeooo:paragraph-rsid="0038dffb"/>
    </style:style>
    <style:style style:name="P134" style:family="paragraph" style:parent-style-name="normal">
      <style:paragraph-properties fo:line-height="100%" fo:orphans="0" fo:widows="0"/>
      <style:text-properties fo:language="es" fo:country="ES" officeooo:paragraph-rsid="003aa033"/>
    </style:style>
    <style:style style:name="P135" style:family="paragraph" style:parent-style-name="normal">
      <style:paragraph-properties fo:line-height="100%" fo:orphans="0" fo:widows="0"/>
      <style:text-properties fo:language="es" fo:country="ES" officeooo:paragraph-rsid="003c4b9e"/>
    </style:style>
    <style:style style:name="P136" style:family="paragraph" style:parent-style-name="normal">
      <style:paragraph-properties fo:line-height="100%" fo:orphans="0" fo:widows="0"/>
      <style:text-properties fo:language="es" fo:country="ES" officeooo:paragraph-rsid="003d4aa9"/>
    </style:style>
    <style:style style:name="P137" style:family="paragraph" style:parent-style-name="normal">
      <style:paragraph-properties fo:line-height="100%" fo:orphans="0" fo:widows="0"/>
      <style:text-properties fo:language="es" fo:country="ES" officeooo:paragraph-rsid="004047ec"/>
    </style:style>
    <style:style style:name="P138" style:family="paragraph" style:parent-style-name="normal">
      <style:paragraph-properties fo:line-height="100%" fo:orphans="0" fo:widows="0"/>
      <style:text-properties fo:language="es" fo:country="ES" officeooo:paragraph-rsid="0043ade6"/>
    </style:style>
    <style:style style:name="P139" style:family="paragraph" style:parent-style-name="normal">
      <style:paragraph-properties fo:line-height="100%" fo:orphans="0" fo:widows="0"/>
      <style:text-properties fo:language="es" fo:country="ES" officeooo:paragraph-rsid="0045cabd"/>
    </style:style>
    <style:style style:name="P140" style:family="paragraph" style:parent-style-name="normal">
      <style:paragraph-properties fo:line-height="100%" fo:orphans="0" fo:widows="0"/>
      <style:text-properties fo:language="es" fo:country="ES" officeooo:paragraph-rsid="004a2c0c"/>
    </style:style>
    <style:style style:name="P141" style:family="paragraph" style:parent-style-name="normal">
      <style:paragraph-properties fo:line-height="100%" fo:orphans="0" fo:widows="0"/>
      <style:text-properties fo:language="es" fo:country="ES" officeooo:paragraph-rsid="0053cd58"/>
    </style:style>
    <style:style style:name="P142" style:family="paragraph" style:parent-style-name="normal">
      <style:paragraph-properties fo:line-height="100%" fo:orphans="0" fo:widows="0"/>
      <style:text-properties fo:language="es" fo:country="ES" officeooo:paragraph-rsid="0058fae1"/>
    </style:style>
    <style:style style:name="P143" style:family="paragraph" style:parent-style-name="normal">
      <style:paragraph-properties fo:line-height="100%" fo:orphans="0" fo:widows="0"/>
      <style:text-properties fo:language="es" fo:country="ES" officeooo:paragraph-rsid="005d9ad1"/>
    </style:style>
    <style:style style:name="P144" style:family="paragraph" style:parent-style-name="normal">
      <style:paragraph-properties fo:line-height="100%" fo:orphans="0" fo:widows="0"/>
      <style:text-properties fo:language="es" fo:country="ES" officeooo:paragraph-rsid="005ff7f6"/>
    </style:style>
    <style:style style:name="P145" style:family="paragraph" style:parent-style-name="normal">
      <style:paragraph-properties fo:line-height="100%" fo:orphans="0" fo:widows="0"/>
      <style:text-properties fo:language="es" fo:country="ES" officeooo:paragraph-rsid="006154a1"/>
    </style:style>
    <style:style style:name="P146" style:family="paragraph" style:parent-style-name="normal">
      <style:paragraph-properties fo:line-height="100%" fo:orphans="0" fo:widows="0"/>
      <style:text-properties fo:language="es" fo:country="ES" officeooo:paragraph-rsid="00634655"/>
    </style:style>
    <style:style style:name="P147" style:family="paragraph" style:parent-style-name="normal">
      <style:paragraph-properties fo:line-height="100%" fo:orphans="0" fo:widows="0"/>
      <style:text-properties fo:language="es" fo:country="ES" officeooo:paragraph-rsid="0064a96e"/>
    </style:style>
    <style:style style:name="P148" style:family="paragraph" style:parent-style-name="normal">
      <style:paragraph-properties fo:line-height="100%" fo:orphans="0" fo:widows="0"/>
      <style:text-properties fo:language="es" fo:country="ES" officeooo:paragraph-rsid="0065bbd1"/>
    </style:style>
    <style:style style:name="P149" style:family="paragraph" style:parent-style-name="normal">
      <style:paragraph-properties fo:line-height="100%" fo:orphans="0" fo:widows="0"/>
      <style:text-properties fo:language="es" fo:country="ES" officeooo:rsid="001d63d7" officeooo:paragraph-rsid="0000b3ac"/>
    </style:style>
    <style:style style:name="P150" style:family="paragraph" style:parent-style-name="normal">
      <style:paragraph-properties fo:line-height="100%" fo:orphans="0" fo:widows="0"/>
      <style:text-properties fo:language="es" fo:country="ES" officeooo:rsid="001d63d7" officeooo:paragraph-rsid="0017f71a"/>
    </style:style>
    <style:style style:name="P151" style:family="paragraph" style:parent-style-name="normal">
      <style:paragraph-properties fo:line-height="100%" fo:orphans="0" fo:widows="0"/>
      <style:text-properties fo:language="es" fo:country="ES" officeooo:rsid="001d63d7" officeooo:paragraph-rsid="001d47bb"/>
    </style:style>
    <style:style style:name="P152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0b3ac" style:font-style-asian="normal" style:font-weight-asian="normal" style:font-style-complex="normal" style:font-weight-complex="normal"/>
    </style:style>
    <style:style style:name="P153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80b26" style:font-style-asian="normal" style:font-weight-asian="normal" style:font-style-complex="normal" style:font-weight-complex="normal"/>
    </style:style>
    <style:style style:name="P154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c66b2" style:font-style-asian="normal" style:font-weight-asian="normal" style:font-style-complex="normal" style:font-weight-complex="normal"/>
    </style:style>
    <style:style style:name="P155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42cc8" style:font-style-asian="normal" style:font-weight-asian="normal" style:font-style-complex="normal" style:font-weight-complex="normal"/>
    </style:style>
    <style:style style:name="P156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7f71a" style:font-style-asian="normal" style:font-weight-asian="normal" style:font-style-complex="normal" style:font-weight-complex="normal"/>
    </style:style>
    <style:style style:name="P157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acef8" style:font-style-asian="normal" style:font-weight-asian="normal" style:font-style-complex="normal" style:font-weight-complex="normal"/>
    </style:style>
    <style:style style:name="P158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1d47bb" style:font-style-asian="normal" style:font-weight-asian="normal" style:font-style-complex="normal" style:font-weight-complex="normal"/>
    </style:style>
    <style:style style:name="P159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1ea10a" style:font-style-asian="normal" style:font-weight-asian="normal" style:font-style-complex="normal" style:font-weight-complex="normal"/>
    </style:style>
    <style:style style:name="P160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0a649" style:font-style-asian="normal" style:font-weight-asian="normal" style:font-style-complex="normal" style:font-weight-complex="normal"/>
    </style:style>
    <style:style style:name="P161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6a94d" style:font-style-asian="normal" style:font-weight-asian="normal" style:font-style-complex="normal" style:font-weight-complex="normal"/>
    </style:style>
    <style:style style:name="P162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9512a" style:font-style-asian="normal" style:font-weight-asian="normal" style:font-style-complex="normal" style:font-weight-complex="normal"/>
    </style:style>
    <style:style style:name="P163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a8fc3" style:font-style-asian="normal" style:font-weight-asian="normal" style:font-style-complex="normal" style:font-weight-complex="normal"/>
    </style:style>
    <style:style style:name="P164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3aa033" style:font-style-asian="normal" style:font-weight-asian="normal" style:font-style-complex="normal" style:font-weight-complex="normal"/>
    </style:style>
    <style:style style:name="P165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43ade6" style:font-style-asian="normal" style:font-weight-asian="normal" style:font-style-complex="normal" style:font-weight-complex="normal"/>
    </style:style>
    <style:style style:name="P166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45cabd" style:font-style-asian="normal" style:font-weight-asian="normal" style:font-style-complex="normal" style:font-weight-complex="normal"/>
    </style:style>
    <style:style style:name="P167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4bcf98" style:font-style-asian="normal" style:font-weight-asian="normal" style:font-style-complex="normal" style:font-weight-complex="normal"/>
    </style:style>
    <style:style style:name="P168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573556" style:font-style-asian="normal" style:font-weight-asian="normal" style:font-style-complex="normal" style:font-weight-complex="normal"/>
    </style:style>
    <style:style style:name="P169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65bbd1" style:font-style-asian="normal" style:font-weight-asian="normal" style:font-style-complex="normal" style:font-weight-complex="normal"/>
    </style:style>
    <style:style style:name="P17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1ea10a" style:font-style-asian="normal" style:font-weight-asian="normal" style:font-style-complex="normal" style:font-weight-complex="normal"/>
    </style:style>
    <style:style style:name="P17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0a649" style:font-style-asian="normal" style:font-weight-asian="normal" style:font-style-complex="normal" style:font-weight-complex="normal"/>
    </style:style>
    <style:style style:name="P17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6a94d" style:font-style-asian="normal" style:font-weight-asian="normal" style:font-style-complex="normal" style:font-weight-complex="normal"/>
    </style:style>
    <style:style style:name="P17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9512a" style:font-style-asian="normal" style:font-weight-asian="normal" style:font-style-complex="normal" style:font-weight-complex="normal"/>
    </style:style>
    <style:style style:name="P17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95ad8" style:font-style-asian="normal" style:font-weight-asian="normal" style:font-style-complex="normal" style:font-weight-complex="normal"/>
    </style:style>
    <style:style style:name="P17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3aa033" style:font-style-asian="normal" style:font-weight-asian="normal" style:font-style-complex="normal" style:font-weight-complex="normal"/>
    </style:style>
    <style:style style:name="P17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3c4b9e" style:font-style-asian="normal" style:font-weight-asian="normal" style:font-style-complex="normal" style:font-weight-complex="normal"/>
    </style:style>
    <style:style style:name="P17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3d4aa9" style:font-style-asian="normal" style:font-weight-asian="normal" style:font-style-complex="normal" style:font-weight-complex="normal"/>
    </style:style>
    <style:style style:name="P17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047ec" style:font-style-asian="normal" style:font-weight-asian="normal" style:font-style-complex="normal" style:font-weight-complex="normal"/>
    </style:style>
    <style:style style:name="P17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3ade6" style:font-style-asian="normal" style:font-weight-asian="normal" style:font-style-complex="normal" style:font-weight-complex="normal"/>
    </style:style>
    <style:style style:name="P18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5cabd" style:font-style-asian="normal" style:font-weight-asian="normal" style:font-style-complex="normal" style:font-weight-complex="normal"/>
    </style:style>
    <style:style style:name="P18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a2c0c" style:font-style-asian="normal" style:font-weight-asian="normal" style:font-style-complex="normal" style:font-weight-complex="normal"/>
    </style:style>
    <style:style style:name="P18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bcf98" style:font-style-asian="normal" style:font-weight-asian="normal" style:font-style-complex="normal" style:font-weight-complex="normal"/>
    </style:style>
    <style:style style:name="P18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65bbd1" style:font-style-asian="normal" style:font-weight-asian="normal" style:font-style-complex="normal" style:font-weight-complex="normal"/>
    </style:style>
    <style:style style:name="P184" style:family="paragraph" style:parent-style-name="normal">
      <style:paragraph-properties fo:line-height="100%" fo:orphans="0" fo:widows="0"/>
      <style:text-properties fo:language="es" fo:country="ES" fo:font-style="normal" fo:font-weight="normal" officeooo:rsid="001d63d7" officeooo:paragraph-rsid="000c66b2" style:font-style-asian="normal" style:font-weight-asian="normal" style:font-style-complex="normal" style:font-weight-complex="normal"/>
    </style:style>
    <style:style style:name="P185" style:family="paragraph" style:parent-style-name="normal">
      <style:paragraph-properties fo:line-height="100%" fo:orphans="0" fo:widows="0"/>
      <style:text-properties fo:language="es" fo:country="ES" fo:font-style="normal" fo:font-weight="normal" officeooo:rsid="001d63d7" officeooo:paragraph-rsid="005d9ad1" style:font-style-asian="normal" style:font-weight-asian="normal" style:font-style-complex="normal" style:font-weight-complex="normal"/>
    </style:style>
    <style:style style:name="P186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0e2a27" style:font-style-asian="normal" style:font-weight-asian="normal" style:font-style-complex="normal" style:font-weight-complex="normal"/>
    </style:style>
    <style:style style:name="P187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0f8d5b" style:font-style-asian="normal" style:font-weight-asian="normal" style:font-style-complex="normal" style:font-weight-complex="normal"/>
    </style:style>
    <style:style style:name="P188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12b8ce" style:font-style-asian="normal" style:font-weight-asian="normal" style:font-style-complex="normal" style:font-weight-complex="normal"/>
    </style:style>
    <style:style style:name="P189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5d9ad1" style:font-style-asian="normal" style:font-weight-asian="normal" style:font-style-complex="normal" style:font-weight-complex="normal"/>
    </style:style>
    <style:style style:name="P190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5ff7f6" style:font-style-asian="normal" style:font-weight-asian="normal" style:font-style-complex="normal" style:font-weight-complex="normal"/>
    </style:style>
    <style:style style:name="P191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154a1" style:font-style-asian="normal" style:font-weight-asian="normal" style:font-style-complex="normal" style:font-weight-complex="normal"/>
    </style:style>
    <style:style style:name="P192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216c1" style:font-style-asian="normal" style:font-weight-asian="normal" style:font-style-complex="normal" style:font-weight-complex="normal"/>
    </style:style>
    <style:style style:name="P193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34655" style:font-style-asian="normal" style:font-weight-asian="normal" style:font-style-complex="normal" style:font-weight-complex="normal"/>
    </style:style>
    <style:style style:name="P194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4a96e" style:font-style-asian="normal" style:font-weight-asian="normal" style:font-style-complex="normal" style:font-weight-complex="normal"/>
    </style:style>
    <style:style style:name="P19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1ea10a" style:font-style-asian="normal" style:font-weight-asian="normal" style:font-style-complex="normal" style:font-weight-complex="normal"/>
    </style:style>
    <style:style style:name="P19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20a649" style:font-style-asian="normal" style:font-weight-asian="normal" style:font-style-complex="normal" style:font-weight-complex="normal"/>
    </style:style>
    <style:style style:name="P19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26a94d" style:font-style-asian="normal" style:font-weight-asian="normal" style:font-style-complex="normal" style:font-weight-complex="normal"/>
    </style:style>
    <style:style style:name="P19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2b5529" style:font-style-asian="normal" style:font-weight-asian="normal" style:font-style-complex="normal" style:font-weight-complex="normal"/>
    </style:style>
    <style:style style:name="P19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2c68c3" style:font-style-asian="normal" style:font-weight-asian="normal" style:font-style-complex="normal" style:font-weight-complex="normal"/>
    </style:style>
    <style:style style:name="P20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573556" style:font-style-asian="normal" style:font-weight-asian="normal" style:font-style-complex="normal" style:font-weight-complex="normal"/>
    </style:style>
    <style:style style:name="P20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58fae1" style:font-style-asian="normal" style:font-weight-asian="normal" style:font-style-complex="normal" style:font-weight-complex="normal"/>
    </style:style>
    <style:style style:name="P20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68c3" officeooo:paragraph-rsid="002c68c3" style:font-style-asian="normal" style:font-weight-asian="normal" style:font-style-complex="normal" style:font-weight-complex="normal"/>
    </style:style>
    <style:style style:name="P20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68c3" officeooo:paragraph-rsid="002c7edd" style:font-style-asian="normal" style:font-weight-asian="normal" style:font-style-complex="normal" style:font-weight-complex="normal"/>
    </style:style>
    <style:style style:name="P20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2c7edd" style:font-style-asian="normal" style:font-weight-asian="normal" style:font-style-complex="normal" style:font-weight-complex="normal"/>
    </style:style>
    <style:style style:name="P20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2e5db8" style:font-style-asian="normal" style:font-weight-asian="normal" style:font-style-complex="normal" style:font-weight-complex="normal"/>
    </style:style>
    <style:style style:name="P20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219f1" style:font-style-asian="normal" style:font-weight-asian="normal" style:font-style-complex="normal" style:font-weight-complex="normal"/>
    </style:style>
    <style:style style:name="P20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5577b" style:font-style-asian="normal" style:font-weight-asian="normal" style:font-style-complex="normal" style:font-weight-complex="normal"/>
    </style:style>
    <style:style style:name="P20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75371" style:font-style-asian="normal" style:font-weight-asian="normal" style:font-style-complex="normal" style:font-weight-complex="normal"/>
    </style:style>
    <style:style style:name="P20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8dffb" style:font-style-asian="normal" style:font-weight-asian="normal" style:font-style-complex="normal" style:font-weight-complex="normal"/>
    </style:style>
    <style:style style:name="P21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9d455" style:font-style-asian="normal" style:font-weight-asian="normal" style:font-style-complex="normal" style:font-weight-complex="normal"/>
    </style:style>
    <style:style style:name="P21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40c53" style:font-style-asian="normal" style:font-weight-asian="normal" style:font-style-complex="normal" style:font-weight-complex="normal"/>
    </style:style>
    <style:style style:name="P21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5577b" style:font-style-asian="normal" style:font-weight-asian="normal" style:font-style-complex="normal" style:font-weight-complex="normal"/>
    </style:style>
    <style:style style:name="P21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8dffb" style:font-style-asian="normal" style:font-weight-asian="normal" style:font-style-complex="normal" style:font-weight-complex="normal"/>
    </style:style>
    <style:style style:name="P21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c4b9e" officeooo:paragraph-rsid="003c4b9e" style:font-style-asian="normal" style:font-weight-asian="normal" style:font-style-complex="normal" style:font-weight-complex="normal"/>
    </style:style>
    <style:style style:name="P21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c4b9e" officeooo:paragraph-rsid="0043ade6" style:font-style-asian="normal" style:font-weight-asian="normal" style:font-style-complex="normal" style:font-weight-complex="normal"/>
    </style:style>
    <style:style style:name="P21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c4b9e" officeooo:paragraph-rsid="0045cabd" style:font-style-asian="normal" style:font-weight-asian="normal" style:font-style-complex="normal" style:font-weight-complex="normal"/>
    </style:style>
    <style:style style:name="P21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d4aa9" officeooo:paragraph-rsid="003d4aa9" style:font-style-asian="normal" style:font-weight-asian="normal" style:font-style-complex="normal" style:font-weight-complex="normal"/>
    </style:style>
    <style:style style:name="P21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4047ec" officeooo:paragraph-rsid="004047ec" style:font-style-asian="normal" style:font-weight-asian="normal" style:font-style-complex="normal" style:font-weight-complex="normal"/>
    </style:style>
    <style:style style:name="P21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573556" officeooo:paragraph-rsid="00573556" style:font-style-asian="normal" style:font-weight-asian="normal" style:font-style-complex="normal" style:font-weight-complex="normal"/>
    </style:style>
    <style:style style:name="P22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573556" officeooo:paragraph-rsid="0058fae1" style:font-style-asian="normal" style:font-weight-asian="normal" style:font-style-complex="normal" style:font-weight-complex="normal"/>
    </style:style>
    <style:style style:name="P221" style:family="paragraph" style:parent-style-name="normal">
      <style:paragraph-properties fo:line-height="100%" fo:orphans="0" fo:widows="0"/>
      <style:text-properties fo:language="es" fo:country="ES" officeooo:rsid="000b3bcb" officeooo:paragraph-rsid="0000b3ac"/>
    </style:style>
    <style:style style:name="P222" style:family="paragraph" style:parent-style-name="normal">
      <style:paragraph-properties fo:line-height="100%" fo:orphans="0" fo:widows="0"/>
      <style:text-properties fo:language="es" fo:country="ES" officeooo:rsid="000b3bcb" officeooo:paragraph-rsid="000f8d5b"/>
    </style:style>
    <style:style style:name="P223" style:family="paragraph" style:parent-style-name="normal">
      <style:paragraph-properties fo:line-height="100%" fo:orphans="0" fo:widows="0"/>
      <style:text-properties fo:language="es" fo:country="ES" officeooo:rsid="000b3bcb" officeooo:paragraph-rsid="00142cc8"/>
    </style:style>
    <style:style style:name="P22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142cc8"/>
    </style:style>
    <style:style style:name="P225" style:family="paragraph" style:parent-style-name="normal">
      <style:paragraph-properties fo:line-height="100%" fo:orphans="0" fo:widows="0"/>
      <style:text-properties fo:language="es" fo:country="ES" officeooo:rsid="000b3bcb" officeooo:paragraph-rsid="0017f71a"/>
    </style:style>
    <style:style style:name="P226" style:family="paragraph" style:parent-style-name="normal">
      <style:paragraph-properties fo:line-height="100%" fo:orphans="0" fo:widows="0"/>
      <style:text-properties fo:language="es" fo:country="ES" officeooo:rsid="000b3bcb" officeooo:paragraph-rsid="001acef8"/>
    </style:style>
    <style:style style:name="P22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1acef8"/>
    </style:style>
    <style:style style:name="P228" style:family="paragraph" style:parent-style-name="normal">
      <style:paragraph-properties fo:line-height="100%" fo:orphans="0" fo:widows="0"/>
      <style:text-properties fo:language="es" fo:country="ES" officeooo:rsid="001316dc" officeooo:paragraph-rsid="0000b3ac"/>
    </style:style>
    <style:style style:name="P229" style:family="paragraph" style:parent-style-name="normal">
      <style:paragraph-properties fo:line-height="100%" fo:orphans="0" fo:widows="0"/>
      <style:text-properties fo:language="es" fo:country="ES" officeooo:rsid="001316dc" officeooo:paragraph-rsid="000c66b2"/>
    </style:style>
    <style:style style:name="P230" style:family="paragraph" style:parent-style-name="normal">
      <style:paragraph-properties fo:line-height="100%" fo:orphans="0" fo:widows="0"/>
      <style:text-properties fo:language="es" fo:country="ES" officeooo:rsid="001316dc" officeooo:paragraph-rsid="000ce53a"/>
    </style:style>
    <style:style style:name="P231" style:family="paragraph" style:parent-style-name="normal">
      <style:paragraph-properties fo:line-height="100%" fo:orphans="0" fo:widows="0"/>
      <style:text-properties fo:language="es" fo:country="ES" officeooo:rsid="001316dc" officeooo:paragraph-rsid="000f8d5b"/>
    </style:style>
    <style:style style:name="P232" style:family="paragraph" style:parent-style-name="normal">
      <style:paragraph-properties fo:line-height="100%" fo:orphans="0" fo:widows="0"/>
      <style:text-properties fo:language="es" fo:country="ES" officeooo:rsid="001316dc" officeooo:paragraph-rsid="0012b8ce"/>
    </style:style>
    <style:style style:name="P233" style:family="paragraph" style:parent-style-name="normal">
      <style:paragraph-properties fo:line-height="100%" fo:orphans="0" fo:widows="0"/>
      <style:text-properties fo:language="es" fo:country="ES" officeooo:rsid="001316dc" officeooo:paragraph-rsid="00142cc8"/>
    </style:style>
    <style:style style:name="P234" style:family="paragraph" style:parent-style-name="normal">
      <style:paragraph-properties fo:line-height="100%" fo:orphans="0" fo:widows="0"/>
      <style:text-properties fo:language="es" fo:country="ES" officeooo:rsid="001316dc" officeooo:paragraph-rsid="001ea10a"/>
    </style:style>
    <style:style style:name="P235" style:family="paragraph" style:parent-style-name="normal">
      <style:paragraph-properties fo:line-height="100%" fo:orphans="0" fo:widows="0"/>
      <style:text-properties fo:language="es" fo:country="ES" officeooo:rsid="001316dc" officeooo:paragraph-rsid="0020a649"/>
    </style:style>
    <style:style style:name="P236" style:family="paragraph" style:parent-style-name="normal">
      <style:paragraph-properties fo:line-height="100%" fo:orphans="0" fo:widows="0"/>
      <style:text-properties fo:language="es" fo:country="ES" officeooo:rsid="001316dc" officeooo:paragraph-rsid="0026a94d"/>
    </style:style>
    <style:style style:name="P237" style:family="paragraph" style:parent-style-name="normal">
      <style:paragraph-properties fo:line-height="100%" fo:orphans="0" fo:widows="0"/>
      <style:text-properties fo:language="es" fo:country="ES" officeooo:rsid="001316dc" officeooo:paragraph-rsid="00295ad8"/>
    </style:style>
    <style:style style:name="P238" style:family="paragraph" style:parent-style-name="normal">
      <style:paragraph-properties fo:line-height="100%" fo:orphans="0" fo:widows="0"/>
      <style:text-properties fo:language="es" fo:country="ES" officeooo:rsid="001316dc" officeooo:paragraph-rsid="002b5529"/>
    </style:style>
    <style:style style:name="P239" style:family="paragraph" style:parent-style-name="normal">
      <style:paragraph-properties fo:line-height="100%" fo:orphans="0" fo:widows="0"/>
      <style:text-properties fo:language="es" fo:country="ES" officeooo:rsid="001316dc" officeooo:paragraph-rsid="002c7edd"/>
    </style:style>
    <style:style style:name="P240" style:family="paragraph" style:parent-style-name="normal">
      <style:paragraph-properties fo:line-height="100%" fo:orphans="0" fo:widows="0"/>
      <style:text-properties fo:language="es" fo:country="ES" officeooo:rsid="001316dc" officeooo:paragraph-rsid="003219f1"/>
    </style:style>
    <style:style style:name="P241" style:family="paragraph" style:parent-style-name="normal">
      <style:paragraph-properties fo:line-height="100%" fo:orphans="0" fo:widows="0"/>
      <style:text-properties fo:language="es" fo:country="ES" officeooo:rsid="001316dc" officeooo:paragraph-rsid="0035577b"/>
    </style:style>
    <style:style style:name="P242" style:family="paragraph" style:parent-style-name="normal">
      <style:paragraph-properties fo:line-height="100%" fo:orphans="0" fo:widows="0"/>
      <style:text-properties fo:language="es" fo:country="ES" officeooo:rsid="001316dc" officeooo:paragraph-rsid="0038dffb"/>
    </style:style>
    <style:style style:name="P243" style:family="paragraph" style:parent-style-name="normal">
      <style:paragraph-properties fo:line-height="100%" fo:orphans="0" fo:widows="0"/>
      <style:text-properties fo:language="es" fo:country="ES" officeooo:rsid="001316dc" officeooo:paragraph-rsid="003aa033"/>
    </style:style>
    <style:style style:name="P244" style:family="paragraph" style:parent-style-name="normal">
      <style:paragraph-properties fo:line-height="100%" fo:orphans="0" fo:widows="0"/>
      <style:text-properties fo:language="es" fo:country="ES" officeooo:rsid="001316dc" officeooo:paragraph-rsid="003c4b9e"/>
    </style:style>
    <style:style style:name="P245" style:family="paragraph" style:parent-style-name="normal">
      <style:paragraph-properties fo:line-height="100%" fo:orphans="0" fo:widows="0"/>
      <style:text-properties fo:language="es" fo:country="ES" officeooo:rsid="001316dc" officeooo:paragraph-rsid="003d4aa9"/>
    </style:style>
    <style:style style:name="P246" style:family="paragraph" style:parent-style-name="normal">
      <style:paragraph-properties fo:line-height="100%" fo:orphans="0" fo:widows="0"/>
      <style:text-properties fo:language="es" fo:country="ES" officeooo:rsid="001316dc" officeooo:paragraph-rsid="004047ec"/>
    </style:style>
    <style:style style:name="P247" style:family="paragraph" style:parent-style-name="normal">
      <style:paragraph-properties fo:line-height="100%" fo:orphans="0" fo:widows="0"/>
      <style:text-properties fo:language="es" fo:country="ES" officeooo:rsid="001316dc" officeooo:paragraph-rsid="0043ade6"/>
    </style:style>
    <style:style style:name="P248" style:family="paragraph" style:parent-style-name="normal">
      <style:paragraph-properties fo:line-height="100%" fo:orphans="0" fo:widows="0"/>
      <style:text-properties fo:language="es" fo:country="ES" officeooo:rsid="001316dc" officeooo:paragraph-rsid="0045cabd"/>
    </style:style>
    <style:style style:name="P249" style:family="paragraph" style:parent-style-name="normal">
      <style:paragraph-properties fo:line-height="100%" fo:orphans="0" fo:widows="0"/>
      <style:text-properties fo:language="es" fo:country="ES" officeooo:rsid="001316dc" officeooo:paragraph-rsid="004a2c0c"/>
    </style:style>
    <style:style style:name="P250" style:family="paragraph" style:parent-style-name="normal">
      <style:paragraph-properties fo:line-height="100%" fo:orphans="0" fo:widows="0"/>
      <style:text-properties fo:language="es" fo:country="ES" officeooo:rsid="001316dc" officeooo:paragraph-rsid="0053cd58"/>
    </style:style>
    <style:style style:name="P251" style:family="paragraph" style:parent-style-name="normal">
      <style:paragraph-properties fo:line-height="100%" fo:orphans="0" fo:widows="0"/>
      <style:text-properties fo:language="es" fo:country="ES" officeooo:rsid="001316dc" officeooo:paragraph-rsid="0058fae1"/>
    </style:style>
    <style:style style:name="P252" style:family="paragraph" style:parent-style-name="normal">
      <style:paragraph-properties fo:line-height="100%" fo:orphans="0" fo:widows="0"/>
      <style:text-properties fo:language="es" fo:country="ES" officeooo:rsid="001316dc" officeooo:paragraph-rsid="005d9ad1"/>
    </style:style>
    <style:style style:name="P253" style:family="paragraph" style:parent-style-name="normal">
      <style:paragraph-properties fo:line-height="100%" fo:orphans="0" fo:widows="0"/>
      <style:text-properties fo:language="es" fo:country="ES" officeooo:rsid="001316dc" officeooo:paragraph-rsid="005ff7f6"/>
    </style:style>
    <style:style style:name="P254" style:family="paragraph" style:parent-style-name="normal">
      <style:paragraph-properties fo:line-height="100%" fo:orphans="0" fo:widows="0"/>
      <style:text-properties fo:language="es" fo:country="ES" officeooo:rsid="001316dc" officeooo:paragraph-rsid="006154a1"/>
    </style:style>
    <style:style style:name="P255" style:family="paragraph" style:parent-style-name="normal">
      <style:paragraph-properties fo:line-height="100%" fo:orphans="0" fo:widows="0"/>
      <style:text-properties fo:language="es" fo:country="ES" officeooo:rsid="001316dc" officeooo:paragraph-rsid="00634655"/>
    </style:style>
    <style:style style:name="P256" style:family="paragraph" style:parent-style-name="normal">
      <style:paragraph-properties fo:line-height="100%" fo:orphans="0" fo:widows="0"/>
      <style:text-properties fo:language="es" fo:country="ES" officeooo:rsid="001316dc" officeooo:paragraph-rsid="0064a96e"/>
    </style:style>
    <style:style style:name="P257" style:family="paragraph" style:parent-style-name="normal">
      <style:paragraph-properties fo:line-height="100%" fo:orphans="0" fo:widows="0"/>
      <style:text-properties fo:language="es" fo:country="ES" officeooo:rsid="001316dc" officeooo:paragraph-rsid="0065bbd1"/>
    </style:style>
    <style:style style:name="P258" style:family="paragraph" style:parent-style-name="normal">
      <style:paragraph-properties fo:line-height="100%" fo:orphans="0" fo:widows="0"/>
      <style:text-properties fo:language="es" fo:country="ES" officeooo:rsid="0019886e" officeooo:paragraph-rsid="0000b3ac"/>
    </style:style>
    <style:style style:name="P25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447da"/>
    </style:style>
    <style:style style:name="P26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c66b2"/>
    </style:style>
    <style:style style:name="P261" style:family="paragraph" style:parent-style-name="normal">
      <style:paragraph-properties fo:line-height="100%" fo:orphans="0" fo:widows="0"/>
      <style:text-properties fo:language="es" fo:country="ES" officeooo:rsid="0019886e" officeooo:paragraph-rsid="000c66b2"/>
    </style:style>
    <style:style style:name="P262" style:family="paragraph" style:parent-style-name="normal">
      <style:paragraph-properties fo:line-height="100%" fo:orphans="0" fo:widows="0"/>
      <style:text-properties fo:language="es" fo:country="ES" officeooo:rsid="0019886e" officeooo:paragraph-rsid="000f8d5b"/>
    </style:style>
    <style:style style:name="P26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f8d5b"/>
    </style:style>
    <style:style style:name="P264" style:family="paragraph" style:parent-style-name="normal">
      <style:paragraph-properties fo:line-height="100%" fo:orphans="0" fo:widows="0"/>
      <style:text-properties fo:language="es" fo:country="ES" officeooo:rsid="0019886e" officeooo:paragraph-rsid="0012b8ce"/>
    </style:style>
    <style:style style:name="P26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12b8ce"/>
    </style:style>
    <style:style style:name="P266" style:family="paragraph" style:parent-style-name="normal">
      <style:paragraph-properties fo:line-height="100%" fo:orphans="0" fo:widows="0"/>
      <style:text-properties fo:language="es" fo:country="ES" officeooo:rsid="0019886e" officeooo:paragraph-rsid="001acef8"/>
    </style:style>
    <style:style style:name="P26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1acef8"/>
    </style:style>
    <style:style style:name="P268" style:family="paragraph" style:parent-style-name="normal">
      <style:paragraph-properties fo:line-height="100%" fo:orphans="0" fo:widows="0"/>
      <style:text-properties fo:language="es" fo:country="ES" officeooo:rsid="0019886e" officeooo:paragraph-rsid="001d47bb"/>
    </style:style>
    <style:style style:name="P269" style:family="paragraph" style:parent-style-name="normal">
      <style:paragraph-properties fo:line-height="100%" fo:orphans="0" fo:widows="0"/>
      <style:text-properties fo:language="es" fo:country="ES" officeooo:rsid="0019886e" officeooo:paragraph-rsid="005d9ad1"/>
    </style:style>
    <style:style style:name="P270" style:family="paragraph" style:parent-style-name="normal">
      <style:paragraph-properties fo:line-height="100%" fo:orphans="0" fo:widows="0"/>
      <style:text-properties fo:language="es" fo:country="ES" officeooo:rsid="0019886e" officeooo:paragraph-rsid="005ff7f6"/>
    </style:style>
    <style:style style:name="P27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5ff7f6"/>
    </style:style>
    <style:style style:name="P272" style:family="paragraph" style:parent-style-name="normal">
      <style:paragraph-properties fo:line-height="100%" fo:orphans="0" fo:widows="0"/>
      <style:text-properties fo:language="es" fo:country="ES" officeooo:rsid="0019886e" officeooo:paragraph-rsid="006154a1"/>
    </style:style>
    <style:style style:name="P27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6154a1"/>
    </style:style>
    <style:style style:name="P274" style:family="paragraph" style:parent-style-name="normal">
      <style:paragraph-properties fo:line-height="100%" fo:orphans="0" fo:widows="0"/>
      <style:text-properties fo:language="es" fo:country="ES" officeooo:rsid="0019886e" officeooo:paragraph-rsid="00634655"/>
    </style:style>
    <style:style style:name="P27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634655"/>
    </style:style>
    <style:style style:name="P276" style:family="paragraph" style:parent-style-name="normal">
      <style:paragraph-properties fo:line-height="100%" fo:orphans="0" fo:widows="0"/>
      <style:text-properties fo:language="es" fo:country="ES" officeooo:rsid="0019886e" officeooo:paragraph-rsid="0064a96e"/>
    </style:style>
    <style:style style:name="P27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64a96e"/>
    </style:style>
    <style:style style:name="P27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e3691" officeooo:paragraph-rsid="0019d5f7"/>
    </style:style>
    <style:style style:name="P27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e3691" officeooo:paragraph-rsid="001acef8"/>
    </style:style>
    <style:style style:name="P280" style:family="paragraph" style:parent-style-name="normal">
      <style:paragraph-properties fo:line-height="100%" fo:orphans="0" fo:widows="0"/>
      <style:text-properties fo:language="es" fo:country="ES" officeooo:rsid="000c225e" officeooo:paragraph-rsid="001d47bb"/>
    </style:style>
    <style:style style:name="P28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c225e" officeooo:paragraph-rsid="001d47bb"/>
    </style:style>
    <style:style style:name="P282" style:family="paragraph" style:parent-style-name="normal">
      <style:paragraph-properties fo:line-height="100%" fo:orphans="0" fo:widows="0"/>
      <style:text-properties fo:language="es" fo:country="ES" officeooo:rsid="000c225e" officeooo:paragraph-rsid="001ea10a"/>
    </style:style>
    <style:style style:name="P283" style:family="paragraph" style:parent-style-name="normal">
      <style:paragraph-properties fo:line-height="100%" fo:orphans="0" fo:widows="0"/>
      <style:text-properties fo:language="es" fo:country="ES" officeooo:rsid="000c225e" officeooo:paragraph-rsid="0020a649"/>
    </style:style>
    <style:style style:name="P284" style:family="paragraph" style:parent-style-name="normal">
      <style:paragraph-properties fo:line-height="100%" fo:orphans="0" fo:widows="0"/>
      <style:text-properties fo:language="es" fo:country="ES" officeooo:rsid="000c225e" officeooo:paragraph-rsid="0026a94d"/>
    </style:style>
    <style:style style:name="P285" style:family="paragraph" style:parent-style-name="normal">
      <style:paragraph-properties fo:line-height="100%" fo:orphans="0" fo:widows="0"/>
      <style:text-properties fo:language="es" fo:country="ES" officeooo:rsid="000c225e" officeooo:paragraph-rsid="00295ad8"/>
    </style:style>
    <style:style style:name="P286" style:family="paragraph" style:parent-style-name="normal">
      <style:paragraph-properties fo:line-height="100%" fo:orphans="0" fo:widows="0"/>
      <style:text-properties fo:language="es" fo:country="ES" officeooo:rsid="000c225e" officeooo:paragraph-rsid="002b5529"/>
    </style:style>
    <style:style style:name="P287" style:family="paragraph" style:parent-style-name="normal">
      <style:paragraph-properties fo:line-height="100%" fo:orphans="0" fo:widows="0"/>
      <style:text-properties fo:language="es" fo:country="ES" officeooo:rsid="000c225e" officeooo:paragraph-rsid="002c7edd"/>
    </style:style>
    <style:style style:name="P288" style:family="paragraph" style:parent-style-name="normal">
      <style:paragraph-properties fo:line-height="100%" fo:orphans="0" fo:widows="0"/>
      <style:text-properties fo:language="es" fo:country="ES" officeooo:rsid="000c225e" officeooo:paragraph-rsid="003219f1"/>
    </style:style>
    <style:style style:name="P289" style:family="paragraph" style:parent-style-name="normal">
      <style:paragraph-properties fo:line-height="100%" fo:orphans="0" fo:widows="0"/>
      <style:text-properties fo:language="es" fo:country="ES" officeooo:rsid="000c225e" officeooo:paragraph-rsid="0035577b"/>
    </style:style>
    <style:style style:name="P290" style:family="paragraph" style:parent-style-name="normal">
      <style:paragraph-properties fo:line-height="100%" fo:orphans="0" fo:widows="0"/>
      <style:text-properties fo:language="es" fo:country="ES" officeooo:rsid="000c225e" officeooo:paragraph-rsid="0038dffb"/>
    </style:style>
    <style:style style:name="P291" style:family="paragraph" style:parent-style-name="normal">
      <style:paragraph-properties fo:line-height="100%" fo:orphans="0" fo:widows="0"/>
      <style:text-properties fo:language="es" fo:country="ES" officeooo:rsid="000c225e" officeooo:paragraph-rsid="003aa033"/>
    </style:style>
    <style:style style:name="P292" style:family="paragraph" style:parent-style-name="normal">
      <style:paragraph-properties fo:line-height="100%" fo:orphans="0" fo:widows="0"/>
      <style:text-properties fo:language="es" fo:country="ES" officeooo:rsid="000c225e" officeooo:paragraph-rsid="003c4b9e"/>
    </style:style>
    <style:style style:name="P293" style:family="paragraph" style:parent-style-name="normal">
      <style:paragraph-properties fo:line-height="100%" fo:orphans="0" fo:widows="0"/>
      <style:text-properties fo:language="es" fo:country="ES" officeooo:rsid="000c225e" officeooo:paragraph-rsid="003d4aa9"/>
    </style:style>
    <style:style style:name="P294" style:family="paragraph" style:parent-style-name="normal">
      <style:paragraph-properties fo:line-height="100%" fo:orphans="0" fo:widows="0"/>
      <style:text-properties fo:language="es" fo:country="ES" officeooo:rsid="000c225e" officeooo:paragraph-rsid="004047ec"/>
    </style:style>
    <style:style style:name="P295" style:family="paragraph" style:parent-style-name="normal">
      <style:paragraph-properties fo:line-height="100%" fo:orphans="0" fo:widows="0"/>
      <style:text-properties fo:language="es" fo:country="ES" officeooo:rsid="000c225e" officeooo:paragraph-rsid="0043ade6"/>
    </style:style>
    <style:style style:name="P296" style:family="paragraph" style:parent-style-name="normal">
      <style:paragraph-properties fo:line-height="100%" fo:orphans="0" fo:widows="0"/>
      <style:text-properties fo:language="es" fo:country="ES" officeooo:rsid="000c225e" officeooo:paragraph-rsid="0045cabd"/>
    </style:style>
    <style:style style:name="P297" style:family="paragraph" style:parent-style-name="normal">
      <style:paragraph-properties fo:line-height="100%" fo:orphans="0" fo:widows="0"/>
      <style:text-properties fo:language="es" fo:country="ES" officeooo:rsid="000c225e" officeooo:paragraph-rsid="004a2c0c"/>
    </style:style>
    <style:style style:name="P298" style:family="paragraph" style:parent-style-name="normal">
      <style:paragraph-properties fo:line-height="100%" fo:orphans="0" fo:widows="0"/>
      <style:text-properties fo:language="es" fo:country="ES" officeooo:rsid="000c225e" officeooo:paragraph-rsid="0053cd58"/>
    </style:style>
    <style:style style:name="P299" style:family="paragraph" style:parent-style-name="normal">
      <style:paragraph-properties fo:line-height="100%" fo:orphans="0" fo:widows="0"/>
      <style:text-properties fo:language="es" fo:country="ES" officeooo:rsid="000c225e" officeooo:paragraph-rsid="0058fae1"/>
    </style:style>
    <style:style style:name="P300" style:family="paragraph" style:parent-style-name="normal">
      <style:paragraph-properties fo:line-height="100%" fo:orphans="0" fo:widows="0"/>
      <style:text-properties fo:language="es" fo:country="ES" officeooo:rsid="000c225e" officeooo:paragraph-rsid="005d9ad1"/>
    </style:style>
    <style:style style:name="P301" style:family="paragraph" style:parent-style-name="normal">
      <style:paragraph-properties fo:line-height="100%" fo:orphans="0" fo:widows="0"/>
      <style:text-properties fo:language="es" fo:country="ES" officeooo:rsid="000c225e" officeooo:paragraph-rsid="0065bbd1"/>
    </style:style>
    <style:style style:name="P302" style:family="paragraph" style:parent-style-name="normal">
      <style:text-properties fo:language="es" fo:country="ES" fo:font-weight="normal" officeooo:rsid="00145f0a" officeooo:paragraph-rsid="001ea10a" style:font-weight-asian="normal" style:font-weight-complex="normal"/>
    </style:style>
    <style:style style:name="P303" style:family="paragraph" style:parent-style-name="normal">
      <style:text-properties fo:language="es" fo:country="ES" fo:font-weight="normal" officeooo:rsid="00145f0a" officeooo:paragraph-rsid="0020a649" style:font-weight-asian="normal" style:font-weight-complex="normal"/>
    </style:style>
    <style:style style:name="P304" style:family="paragraph" style:parent-style-name="normal">
      <style:text-properties fo:language="es" fo:country="ES" fo:font-weight="normal" officeooo:rsid="00145f0a" officeooo:paragraph-rsid="0026a94d" style:font-weight-asian="normal" style:font-weight-complex="normal"/>
    </style:style>
    <style:style style:name="P305" style:family="paragraph" style:parent-style-name="normal">
      <style:text-properties fo:language="es" fo:country="ES" fo:font-weight="normal" officeooo:rsid="00145f0a" officeooo:paragraph-rsid="00295ad8" style:font-weight-asian="normal" style:font-weight-complex="normal"/>
    </style:style>
    <style:style style:name="P306" style:family="paragraph" style:parent-style-name="normal">
      <style:text-properties fo:language="es" fo:country="ES" fo:font-weight="normal" officeooo:rsid="00145f0a" officeooo:paragraph-rsid="002b5529" style:font-weight-asian="normal" style:font-weight-complex="normal"/>
    </style:style>
    <style:style style:name="P307" style:family="paragraph" style:parent-style-name="normal">
      <style:text-properties fo:language="es" fo:country="ES" fo:font-weight="normal" officeooo:rsid="00145f0a" officeooo:paragraph-rsid="002c7edd" style:font-weight-asian="normal" style:font-weight-complex="normal"/>
    </style:style>
    <style:style style:name="P308" style:family="paragraph" style:parent-style-name="normal">
      <style:text-properties fo:language="es" fo:country="ES" fo:font-weight="normal" officeooo:rsid="00145f0a" officeooo:paragraph-rsid="003219f1" style:font-weight-asian="normal" style:font-weight-complex="normal"/>
    </style:style>
    <style:style style:name="P309" style:family="paragraph" style:parent-style-name="normal">
      <style:text-properties fo:language="es" fo:country="ES" fo:font-weight="normal" officeooo:rsid="00145f0a" officeooo:paragraph-rsid="0035577b" style:font-weight-asian="normal" style:font-weight-complex="normal"/>
    </style:style>
    <style:style style:name="P310" style:family="paragraph" style:parent-style-name="normal">
      <style:text-properties fo:language="es" fo:country="ES" fo:font-weight="normal" officeooo:rsid="00145f0a" officeooo:paragraph-rsid="0038dffb" style:font-weight-asian="normal" style:font-weight-complex="normal"/>
    </style:style>
    <style:style style:name="P311" style:family="paragraph" style:parent-style-name="normal">
      <style:text-properties fo:language="es" fo:country="ES" fo:font-weight="normal" officeooo:rsid="00145f0a" officeooo:paragraph-rsid="003aa033" style:font-weight-asian="normal" style:font-weight-complex="normal"/>
    </style:style>
    <style:style style:name="P312" style:family="paragraph" style:parent-style-name="normal">
      <style:text-properties fo:language="es" fo:country="ES" fo:font-weight="normal" officeooo:rsid="00145f0a" officeooo:paragraph-rsid="003c4b9e" style:font-weight-asian="normal" style:font-weight-complex="normal"/>
    </style:style>
    <style:style style:name="P313" style:family="paragraph" style:parent-style-name="normal">
      <style:text-properties fo:language="es" fo:country="ES" fo:font-weight="normal" officeooo:rsid="00145f0a" officeooo:paragraph-rsid="004047ec" style:font-weight-asian="normal" style:font-weight-complex="normal"/>
    </style:style>
    <style:style style:name="P314" style:family="paragraph" style:parent-style-name="normal">
      <style:text-properties fo:language="es" fo:country="ES" fo:font-weight="normal" officeooo:rsid="00145f0a" officeooo:paragraph-rsid="0043ade6" style:font-weight-asian="normal" style:font-weight-complex="normal"/>
    </style:style>
    <style:style style:name="P315" style:family="paragraph" style:parent-style-name="normal">
      <style:text-properties fo:language="es" fo:country="ES" fo:font-weight="normal" officeooo:rsid="00145f0a" officeooo:paragraph-rsid="0045cabd" style:font-weight-asian="normal" style:font-weight-complex="normal"/>
    </style:style>
    <style:style style:name="P316" style:family="paragraph" style:parent-style-name="normal">
      <style:text-properties fo:language="es" fo:country="ES" fo:font-weight="normal" officeooo:rsid="00145f0a" officeooo:paragraph-rsid="004a2c0c" style:font-weight-asian="normal" style:font-weight-complex="normal"/>
    </style:style>
    <style:style style:name="P317" style:family="paragraph" style:parent-style-name="normal">
      <style:text-properties fo:language="es" fo:country="ES" fo:font-weight="normal" officeooo:rsid="00145f0a" officeooo:paragraph-rsid="0053cd58" style:font-weight-asian="normal" style:font-weight-complex="normal"/>
    </style:style>
    <style:style style:name="P318" style:family="paragraph" style:parent-style-name="normal">
      <style:text-properties fo:language="es" fo:country="ES" fo:font-weight="normal" officeooo:rsid="00145f0a" officeooo:paragraph-rsid="0065bbd1" style:font-weight-asian="normal" style:font-weight-complex="normal"/>
    </style:style>
    <style:style style:name="P319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45fc2" style:font-weight-asian="normal" style:font-weight-complex="normal"/>
    </style:style>
    <style:style style:name="P320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6a94d" style:font-weight-asian="normal" style:font-weight-complex="normal"/>
    </style:style>
    <style:style style:name="P321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95ad8" style:font-weight-asian="normal" style:font-weight-complex="normal"/>
    </style:style>
    <style:style style:name="P322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c7edd" style:font-weight-asian="normal" style:font-weight-complex="normal"/>
    </style:style>
    <style:style style:name="P323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3219f1" style:font-weight-asian="normal" style:font-weight-complex="normal"/>
    </style:style>
    <style:style style:name="P324" style:family="paragraph" style:parent-style-name="normal">
      <style:paragraph-properties fo:line-height="100%" fo:orphans="0" fo:widows="0"/>
      <style:text-properties fo:language="es" fo:country="ES" fo:font-weight="normal" officeooo:rsid="00208549" officeooo:paragraph-rsid="003a3ba1" style:font-weight-asian="normal" style:font-weight-complex="normal"/>
    </style:style>
    <style:style style:name="P325" style:family="paragraph" style:parent-style-name="normal">
      <style:paragraph-properties fo:line-height="100%" fo:orphans="0" fo:widows="0"/>
      <style:text-properties fo:language="es" fo:country="ES" fo:font-weight="normal" officeooo:rsid="0041f7b6" officeooo:paragraph-rsid="0041f7b6" style:font-weight-asian="normal" style:font-weight-complex="normal"/>
    </style:style>
    <style:style style:name="P326" style:family="paragraph" style:parent-style-name="normal">
      <style:paragraph-properties fo:line-height="100%" fo:orphans="0" fo:widows="0"/>
      <style:text-properties fo:language="es" fo:country="ES" fo:font-weight="normal" officeooo:rsid="0058fae1" officeooo:paragraph-rsid="0058fae1" style:font-weight-asian="normal" style:font-weight-complex="normal"/>
    </style:style>
    <style:style style:name="P327" style:family="paragraph" style:parent-style-name="normal">
      <style:text-properties fo:language="es" fo:country="ES" fo:font-weight="normal" officeooo:rsid="006154a1" officeooo:paragraph-rsid="006154a1" style:font-weight-asian="normal" style:font-weight-complex="normal"/>
    </style:style>
    <style:style style:name="P328" style:family="paragraph" style:parent-style-name="normal">
      <style:text-properties fo:language="es" fo:country="ES" fo:font-weight="normal" officeooo:rsid="006154a1" officeooo:paragraph-rsid="00634655" style:font-weight-asian="normal" style:font-weight-complex="normal"/>
    </style:style>
    <style:style style:name="P329" style:family="paragraph" style:parent-style-name="normal">
      <style:text-properties fo:language="es" fo:country="ES" fo:font-weight="normal" officeooo:rsid="006154a1" officeooo:paragraph-rsid="0064a96e" style:font-weight-asian="normal" style:font-weight-complex="normal"/>
    </style:style>
    <style:style style:name="P330" style:family="paragraph" style:parent-style-name="normal">
      <style:paragraph-properties fo:line-height="100%" fo:orphans="0" fo:widows="0"/>
      <style:text-properties fo:language="es" fo:country="ES" officeooo:rsid="0013bcd9" officeooo:paragraph-rsid="001ea10a"/>
    </style:style>
    <style:style style:name="P33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1ea10a"/>
    </style:style>
    <style:style style:name="P332" style:family="paragraph" style:parent-style-name="normal">
      <style:paragraph-properties fo:line-height="100%" fo:orphans="0" fo:widows="0"/>
      <style:text-properties fo:language="es" fo:country="ES" officeooo:rsid="0013bcd9" officeooo:paragraph-rsid="0020a649"/>
    </style:style>
    <style:style style:name="P33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0a649"/>
    </style:style>
    <style:style style:name="P334" style:family="paragraph" style:parent-style-name="normal">
      <style:paragraph-properties fo:line-height="100%" fo:orphans="0" fo:widows="0"/>
      <style:text-properties fo:language="es" fo:country="ES" officeooo:rsid="0013bcd9" officeooo:paragraph-rsid="0026a94d"/>
    </style:style>
    <style:style style:name="P33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6a94d"/>
    </style:style>
    <style:style style:name="P336" style:family="paragraph" style:parent-style-name="normal">
      <style:paragraph-properties fo:line-height="100%" fo:orphans="0" fo:widows="0"/>
      <style:text-properties fo:language="es" fo:country="ES" officeooo:rsid="0013bcd9" officeooo:paragraph-rsid="00295ad8"/>
    </style:style>
    <style:style style:name="P33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a8fc3"/>
    </style:style>
    <style:style style:name="P338" style:family="paragraph" style:parent-style-name="normal">
      <style:paragraph-properties fo:line-height="100%" fo:orphans="0" fo:widows="0"/>
      <style:text-properties fo:language="es" fo:country="ES" officeooo:rsid="0013bcd9" officeooo:paragraph-rsid="002b5529"/>
    </style:style>
    <style:style style:name="P33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b5529"/>
    </style:style>
    <style:style style:name="P340" style:family="paragraph" style:parent-style-name="normal">
      <style:paragraph-properties fo:line-height="100%" fo:orphans="0" fo:widows="0"/>
      <style:text-properties fo:language="es" fo:country="ES" officeooo:rsid="0013bcd9" officeooo:paragraph-rsid="002c7edd"/>
    </style:style>
    <style:style style:name="P34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c7edd"/>
    </style:style>
    <style:style style:name="P342" style:family="paragraph" style:parent-style-name="normal">
      <style:paragraph-properties fo:line-height="100%" fo:orphans="0" fo:widows="0"/>
      <style:text-properties fo:language="es" fo:country="ES" officeooo:rsid="0013bcd9" officeooo:paragraph-rsid="003219f1"/>
    </style:style>
    <style:style style:name="P34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219f1"/>
    </style:style>
    <style:style style:name="P344" style:family="paragraph" style:parent-style-name="normal">
      <style:paragraph-properties fo:line-height="100%" fo:orphans="0" fo:widows="0"/>
      <style:text-properties fo:language="es" fo:country="ES" officeooo:rsid="0013bcd9" officeooo:paragraph-rsid="0035577b"/>
    </style:style>
    <style:style style:name="P34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5577b"/>
    </style:style>
    <style:style style:name="P346" style:family="paragraph" style:parent-style-name="normal">
      <style:paragraph-properties fo:line-height="100%" fo:orphans="0" fo:widows="0"/>
      <style:text-properties fo:language="es" fo:country="ES" officeooo:rsid="0013bcd9" officeooo:paragraph-rsid="0038dffb"/>
    </style:style>
    <style:style style:name="P34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8dffb"/>
    </style:style>
    <style:style style:name="P348" style:family="paragraph" style:parent-style-name="normal">
      <style:paragraph-properties fo:line-height="100%" fo:orphans="0" fo:widows="0"/>
      <style:text-properties fo:language="es" fo:country="ES" officeooo:rsid="0013bcd9" officeooo:paragraph-rsid="003aa033"/>
    </style:style>
    <style:style style:name="P34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aa033"/>
    </style:style>
    <style:style style:name="P350" style:family="paragraph" style:parent-style-name="normal">
      <style:paragraph-properties fo:line-height="100%" fo:orphans="0" fo:widows="0"/>
      <style:text-properties fo:language="es" fo:country="ES" officeooo:rsid="0013bcd9" officeooo:paragraph-rsid="003c4b9e"/>
    </style:style>
    <style:style style:name="P35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d0b54"/>
    </style:style>
    <style:style style:name="P352" style:family="paragraph" style:parent-style-name="normal">
      <style:paragraph-properties fo:line-height="100%" fo:orphans="0" fo:widows="0"/>
      <style:text-properties fo:language="es" fo:country="ES" officeooo:rsid="0013bcd9" officeooo:paragraph-rsid="003d4aa9"/>
    </style:style>
    <style:style style:name="P35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d4aa9"/>
    </style:style>
    <style:style style:name="P354" style:family="paragraph" style:parent-style-name="normal">
      <style:paragraph-properties fo:line-height="100%" fo:orphans="0" fo:widows="0"/>
      <style:text-properties fo:language="es" fo:country="ES" officeooo:rsid="0013bcd9" officeooo:paragraph-rsid="004047ec"/>
    </style:style>
    <style:style style:name="P35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4047ec"/>
    </style:style>
    <style:style style:name="P356" style:family="paragraph" style:parent-style-name="normal">
      <style:paragraph-properties fo:line-height="100%" fo:orphans="0" fo:widows="0"/>
      <style:text-properties fo:language="es" fo:country="ES" officeooo:rsid="0013bcd9" officeooo:paragraph-rsid="0043ade6"/>
    </style:style>
    <style:style style:name="P35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43ade6"/>
    </style:style>
    <style:style style:name="P358" style:family="paragraph" style:parent-style-name="normal">
      <style:paragraph-properties fo:line-height="100%" fo:orphans="0" fo:widows="0"/>
      <style:text-properties fo:language="es" fo:country="ES" officeooo:rsid="0013bcd9" officeooo:paragraph-rsid="0045cabd"/>
    </style:style>
    <style:style style:name="P35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45cabd"/>
    </style:style>
    <style:style style:name="P360" style:family="paragraph" style:parent-style-name="normal">
      <style:paragraph-properties fo:line-height="100%" fo:orphans="0" fo:widows="0"/>
      <style:text-properties fo:language="es" fo:country="ES" officeooo:rsid="0013bcd9" officeooo:paragraph-rsid="004a2c0c"/>
    </style:style>
    <style:style style:name="P361" style:family="paragraph" style:parent-style-name="normal">
      <style:paragraph-properties fo:line-height="100%" fo:orphans="0" fo:widows="0"/>
      <style:text-properties fo:language="es" fo:country="ES" officeooo:rsid="0013bcd9" officeooo:paragraph-rsid="0053cd58"/>
    </style:style>
    <style:style style:name="P36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53cd58"/>
    </style:style>
    <style:style style:name="P363" style:family="paragraph" style:parent-style-name="normal">
      <style:paragraph-properties fo:line-height="100%" fo:orphans="0" fo:widows="0"/>
      <style:text-properties fo:language="es" fo:country="ES" officeooo:rsid="0013bcd9" officeooo:paragraph-rsid="0058fae1"/>
    </style:style>
    <style:style style:name="P36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58fae1"/>
    </style:style>
    <style:style style:name="P365" style:family="paragraph" style:parent-style-name="normal">
      <style:paragraph-properties fo:line-height="100%" fo:orphans="0" fo:widows="0"/>
      <style:text-properties fo:language="es" fo:country="ES" officeooo:rsid="0013bcd9" officeooo:paragraph-rsid="0065bbd1"/>
    </style:style>
    <style:style style:name="P36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65bbd1"/>
    </style:style>
    <style:style style:name="P367" style:family="paragraph" style:parent-style-name="normal">
      <style:paragraph-properties fo:line-height="100%" fo:orphans="0" fo:widows="0"/>
      <style:text-properties fo:language="es" fo:country="ES" officeooo:rsid="00145f0a" officeooo:paragraph-rsid="001ea10a"/>
    </style:style>
    <style:style style:name="P36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1ea10a"/>
    </style:style>
    <style:style style:name="P369" style:family="paragraph" style:parent-style-name="normal">
      <style:paragraph-properties fo:line-height="100%" fo:orphans="0" fo:widows="0"/>
      <style:text-properties fo:language="es" fo:country="ES" officeooo:rsid="00145f0a" officeooo:paragraph-rsid="0020a649"/>
    </style:style>
    <style:style style:name="P37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20a649"/>
    </style:style>
    <style:style style:name="P371" style:family="paragraph" style:parent-style-name="normal">
      <style:paragraph-properties fo:line-height="100%" fo:orphans="0" fo:widows="0"/>
      <style:text-properties fo:language="es" fo:country="ES" officeooo:rsid="00145f0a" officeooo:paragraph-rsid="0026a94d"/>
    </style:style>
    <style:style style:name="P37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26a94d"/>
    </style:style>
    <style:style style:name="P373" style:family="paragraph" style:parent-style-name="normal">
      <style:paragraph-properties fo:line-height="100%" fo:orphans="0" fo:widows="0"/>
      <style:text-properties fo:language="es" fo:country="ES" officeooo:rsid="00145f0a" officeooo:paragraph-rsid="003aa033"/>
    </style:style>
    <style:style style:name="P37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3aa033"/>
    </style:style>
    <style:style style:name="P375" style:family="paragraph" style:parent-style-name="normal">
      <style:paragraph-properties fo:line-height="100%" fo:orphans="0" fo:widows="0"/>
      <style:text-properties fo:language="es" fo:country="ES" officeooo:rsid="00145f0a" officeooo:paragraph-rsid="003c4b9e"/>
    </style:style>
    <style:style style:name="P376" style:family="paragraph" style:parent-style-name="normal">
      <style:paragraph-properties fo:line-height="100%" fo:orphans="0" fo:widows="0"/>
      <style:text-properties fo:language="es" fo:country="ES" officeooo:rsid="00145f0a" officeooo:paragraph-rsid="003d4aa9"/>
    </style:style>
    <style:style style:name="P37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3d4aa9"/>
    </style:style>
    <style:style style:name="P37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3f5912"/>
    </style:style>
    <style:style style:name="P379" style:family="paragraph" style:parent-style-name="normal">
      <style:paragraph-properties fo:line-height="100%" fo:orphans="0" fo:widows="0"/>
      <style:text-properties fo:language="es" fo:country="ES" officeooo:rsid="00145f0a" officeooo:paragraph-rsid="004047ec"/>
    </style:style>
    <style:style style:name="P38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4047ec"/>
    </style:style>
    <style:style style:name="P381" style:family="paragraph" style:parent-style-name="normal">
      <style:paragraph-properties fo:line-height="100%" fo:orphans="0" fo:widows="0"/>
      <style:text-properties fo:language="es" fo:country="ES" officeooo:rsid="00145f0a" officeooo:paragraph-rsid="0043ade6"/>
    </style:style>
    <style:style style:name="P38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43ade6"/>
    </style:style>
    <style:style style:name="P383" style:family="paragraph" style:parent-style-name="normal">
      <style:paragraph-properties fo:line-height="100%" fo:orphans="0" fo:widows="0"/>
      <style:text-properties fo:language="es" fo:country="ES" officeooo:rsid="00145f0a" officeooo:paragraph-rsid="0045cabd"/>
    </style:style>
    <style:style style:name="P38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45cabd"/>
    </style:style>
    <style:style style:name="P385" style:family="paragraph" style:parent-style-name="normal">
      <style:text-properties fo:language="es" fo:country="ES" officeooo:paragraph-rsid="00080b26"/>
    </style:style>
    <style:style style:name="P386" style:family="paragraph" style:parent-style-name="normal">
      <style:paragraph-properties fo:line-height="100%" fo:orphans="0" fo:widows="0"/>
      <style:text-properties fo:language="es" fo:country="ES" officeooo:rsid="00097a34" officeooo:paragraph-rsid="0009dbec"/>
    </style:style>
    <style:style style:name="P387" style:family="paragraph" style:parent-style-name="normal">
      <style:paragraph-properties fo:line-height="100%" fo:orphans="0" fo:widows="0"/>
      <style:text-properties fo:language="es" fo:country="ES" officeooo:rsid="00097a34" officeooo:paragraph-rsid="000c66b2"/>
    </style:style>
    <style:style style:name="P388" style:family="paragraph" style:parent-style-name="normal">
      <style:paragraph-properties fo:line-height="100%" fo:orphans="0" fo:widows="0"/>
      <style:text-properties fo:language="es" fo:country="ES" officeooo:rsid="00097b89" officeooo:paragraph-rsid="00097b89"/>
    </style:style>
    <style:style style:name="P389" style:family="paragraph" style:parent-style-name="normal">
      <style:paragraph-properties fo:line-height="100%" fo:orphans="0" fo:widows="0"/>
      <style:text-properties fo:language="es" fo:country="ES" officeooo:rsid="00097b89" officeooo:paragraph-rsid="000c66b2"/>
    </style:style>
    <style:style style:name="P390" style:family="paragraph" style:parent-style-name="normal">
      <style:paragraph-properties fo:line-height="100%" fo:orphans="0" fo:widows="0"/>
      <style:text-properties fo:language="es" fo:country="ES" officeooo:rsid="0009dbec" officeooo:paragraph-rsid="000c66b2"/>
    </style:style>
    <style:style style:name="P39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9dbec" officeooo:paragraph-rsid="000c66b2"/>
    </style:style>
    <style:style style:name="P392" style:family="paragraph" style:parent-style-name="normal">
      <style:paragraph-properties fo:line-height="100%" fo:orphans="0" fo:widows="0"/>
      <style:text-properties fo:language="es" fo:country="ES" officeooo:rsid="000b1e15" officeooo:paragraph-rsid="000c66b2"/>
    </style:style>
    <style:style style:name="P39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0c66b2"/>
    </style:style>
    <style:style style:name="P394" style:family="paragraph" style:parent-style-name="normal">
      <style:paragraph-properties fo:line-height="100%" fo:orphans="0" fo:widows="0"/>
      <style:text-properties fo:language="es" fo:country="ES" officeooo:rsid="000b1e15" officeooo:paragraph-rsid="005d9ad1"/>
    </style:style>
    <style:style style:name="P39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5d9ad1"/>
    </style:style>
    <style:style style:name="P396" style:family="paragraph" style:parent-style-name="normal">
      <style:paragraph-properties fo:line-height="100%" fo:orphans="0" fo:widows="0"/>
      <style:text-properties fo:language="es" fo:country="ES" officeooo:rsid="000b1e15" officeooo:paragraph-rsid="005ff7f6"/>
    </style:style>
    <style:style style:name="P39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5ff7f6"/>
    </style:style>
    <style:style style:name="P398" style:family="paragraph" style:parent-style-name="normal">
      <style:paragraph-properties fo:line-height="100%" fo:orphans="0" fo:widows="0"/>
      <style:text-properties fo:language="es" fo:country="ES" officeooo:rsid="000b1e15" officeooo:paragraph-rsid="006154a1"/>
    </style:style>
    <style:style style:name="P39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6216c1"/>
    </style:style>
    <style:style style:name="P400" style:family="paragraph" style:parent-style-name="normal">
      <style:paragraph-properties fo:line-height="100%" fo:orphans="0" fo:widows="0"/>
      <style:text-properties fo:language="es" fo:country="ES" officeooo:rsid="000b1e15" officeooo:paragraph-rsid="00634655"/>
    </style:style>
    <style:style style:name="P40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634655"/>
    </style:style>
    <style:style style:name="P402" style:family="paragraph" style:parent-style-name="normal">
      <style:paragraph-properties fo:line-height="100%" fo:orphans="0" fo:widows="0"/>
      <style:text-properties fo:language="es" fo:country="ES" officeooo:rsid="000b1e15" officeooo:paragraph-rsid="0064a96e"/>
    </style:style>
    <style:style style:name="P40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64a96e"/>
    </style:style>
    <style:style style:name="P404" style:family="paragraph" style:parent-style-name="normal">
      <style:paragraph-properties fo:line-height="100%" fo:orphans="0" fo:widows="0"/>
      <style:text-properties fo:language="es" fo:country="ES" officeooo:rsid="000b453d" officeooo:paragraph-rsid="000c66b2"/>
    </style:style>
    <style:style style:name="P405" style:family="paragraph" style:parent-style-name="normal">
      <style:paragraph-properties fo:line-height="100%" fo:orphans="0" fo:widows="0"/>
      <style:text-properties fo:language="es" fo:country="ES" officeooo:rsid="000e2a27" officeooo:paragraph-rsid="000e2a27"/>
    </style:style>
    <style:style style:name="P406" style:family="paragraph" style:parent-style-name="normal">
      <style:paragraph-properties fo:line-height="100%" fo:orphans="0" fo:widows="0"/>
      <style:text-properties fo:language="es" fo:country="ES" officeooo:rsid="000e2a27" officeooo:paragraph-rsid="005d9ad1"/>
    </style:style>
    <style:style style:name="P407" style:family="paragraph" style:parent-style-name="normal">
      <style:paragraph-properties fo:line-height="100%" fo:orphans="0" fo:widows="0"/>
      <style:text-properties fo:language="es" fo:country="ES" officeooo:rsid="000e2a27" officeooo:paragraph-rsid="005ff7f6"/>
    </style:style>
    <style:style style:name="P408" style:family="paragraph" style:parent-style-name="normal">
      <style:paragraph-properties fo:line-height="100%" fo:orphans="0" fo:widows="0"/>
      <style:text-properties fo:language="es" fo:country="ES" officeooo:rsid="000e2a27" officeooo:paragraph-rsid="006154a1"/>
    </style:style>
    <style:style style:name="P409" style:family="paragraph" style:parent-style-name="normal">
      <style:paragraph-properties fo:line-height="100%" fo:orphans="0" fo:widows="0"/>
      <style:text-properties fo:language="es" fo:country="ES" officeooo:rsid="000f8d5b" officeooo:paragraph-rsid="000f8d5b"/>
    </style:style>
    <style:style style:name="P410" style:family="paragraph" style:parent-style-name="normal">
      <style:paragraph-properties fo:line-height="100%" fo:orphans="0" fo:widows="0"/>
      <style:text-properties fo:language="es" fo:country="ES" officeooo:rsid="000f8d5b" officeooo:paragraph-rsid="005d9ad1"/>
    </style:style>
    <style:style style:name="P411" style:family="paragraph" style:parent-style-name="normal">
      <style:paragraph-properties fo:line-height="100%" fo:orphans="0" fo:widows="0"/>
      <style:text-properties fo:language="es" fo:country="ES" officeooo:rsid="000f8d5b" officeooo:paragraph-rsid="005ff7f6"/>
    </style:style>
    <style:style style:name="P412" style:family="paragraph" style:parent-style-name="normal">
      <style:paragraph-properties fo:line-height="100%" fo:orphans="0" fo:widows="0"/>
      <style:text-properties fo:language="es" fo:country="ES" officeooo:rsid="0010dbe0" officeooo:paragraph-rsid="0010dbe0"/>
    </style:style>
    <style:style style:name="P41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0dbe0" officeooo:paragraph-rsid="0010dbe0"/>
    </style:style>
    <style:style style:name="P414" style:family="paragraph" style:parent-style-name="normal">
      <style:text-properties fo:language="es" fo:country="ES" officeooo:paragraph-rsid="0012b8ce"/>
    </style:style>
    <style:style style:name="P415" style:family="paragraph" style:parent-style-name="normal">
      <style:paragraph-properties fo:line-height="100%" fo:orphans="0" fo:widows="0"/>
      <style:text-properties fo:language="es" fo:country="ES" officeooo:rsid="0012b8ce" officeooo:paragraph-rsid="0012b8ce"/>
    </style:style>
    <style:style style:name="P416" style:family="paragraph" style:parent-style-name="normal">
      <style:text-properties fo:language="es" fo:country="ES" officeooo:paragraph-rsid="00142cc8"/>
    </style:style>
    <style:style style:name="P417" style:family="paragraph" style:parent-style-name="normal">
      <style:paragraph-properties fo:line-height="100%" fo:orphans="0" fo:widows="0"/>
      <style:text-properties fo:language="es" fo:country="ES" officeooo:rsid="00149a7f" officeooo:paragraph-rsid="00149a7f"/>
    </style:style>
    <style:style style:name="P41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9a7f" officeooo:paragraph-rsid="00149a7f"/>
    </style:style>
    <style:style style:name="P419" style:family="paragraph" style:parent-style-name="normal">
      <style:text-properties fo:language="es" fo:country="ES" officeooo:paragraph-rsid="0017f71a"/>
    </style:style>
    <style:style style:name="P420" style:family="paragraph" style:parent-style-name="normal">
      <style:paragraph-properties fo:line-height="100%" fo:orphans="0" fo:widows="0"/>
      <style:text-properties fo:language="es" fo:country="ES" officeooo:rsid="0019d5f7" officeooo:paragraph-rsid="0019d5f7"/>
    </style:style>
    <style:style style:name="P421" style:family="paragraph" style:parent-style-name="normal">
      <style:paragraph-properties fo:line-height="100%" fo:orphans="0" fo:widows="0"/>
      <style:text-properties fo:language="es" fo:country="ES" officeooo:rsid="001acef8" officeooo:paragraph-rsid="001acef8"/>
    </style:style>
    <style:style style:name="P42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acef8" officeooo:paragraph-rsid="001acef8"/>
    </style:style>
    <style:style style:name="P423" style:family="paragraph" style:parent-style-name="normal">
      <style:text-properties fo:language="es" fo:country="ES" officeooo:paragraph-rsid="001acef8"/>
    </style:style>
    <style:style style:name="P424" style:family="paragraph" style:parent-style-name="normal">
      <style:text-properties fo:language="es" fo:country="ES" officeooo:paragraph-rsid="001d47bb"/>
    </style:style>
    <style:style style:name="P425" style:family="paragraph" style:parent-style-name="normal">
      <style:paragraph-properties fo:line-height="100%" fo:orphans="0" fo:widows="0"/>
      <style:text-properties fo:language="es" fo:country="ES" officeooo:rsid="001ea10a" officeooo:paragraph-rsid="001ea10a"/>
    </style:style>
    <style:style style:name="P426" style:family="paragraph" style:parent-style-name="normal">
      <style:paragraph-properties fo:line-height="100%" fo:orphans="0" fo:widows="0"/>
      <style:text-properties fo:language="es" fo:country="ES" officeooo:rsid="001ea10a" officeooo:paragraph-rsid="0020a649"/>
    </style:style>
    <style:style style:name="P427" style:family="paragraph" style:parent-style-name="normal">
      <style:paragraph-properties fo:line-height="100%" fo:orphans="0" fo:widows="0"/>
      <style:text-properties fo:language="es" fo:country="ES" officeooo:rsid="001ea10a" officeooo:paragraph-rsid="0026a94d"/>
    </style:style>
    <style:style style:name="P428" style:family="paragraph" style:parent-style-name="normal">
      <style:paragraph-properties fo:line-height="100%" fo:orphans="0" fo:widows="0"/>
      <style:text-properties fo:language="es" fo:country="ES" officeooo:rsid="001ea10a" officeooo:paragraph-rsid="003aa033"/>
    </style:style>
    <style:style style:name="P429" style:family="paragraph" style:parent-style-name="normal">
      <style:paragraph-properties fo:line-height="100%" fo:orphans="0" fo:widows="0"/>
      <style:text-properties fo:language="es" fo:country="ES" officeooo:rsid="001ea10a" officeooo:paragraph-rsid="003c4b9e"/>
    </style:style>
    <style:style style:name="P430" style:family="paragraph" style:parent-style-name="normal">
      <style:paragraph-properties fo:line-height="100%" fo:orphans="0" fo:widows="0"/>
      <style:text-properties fo:language="es" fo:country="ES" officeooo:rsid="001ea10a" officeooo:paragraph-rsid="0043ade6"/>
    </style:style>
    <style:style style:name="P431" style:family="paragraph" style:parent-style-name="normal">
      <style:paragraph-properties fo:line-height="100%" fo:orphans="0" fo:widows="0"/>
      <style:text-properties fo:language="es" fo:country="ES" officeooo:rsid="001ea10a" officeooo:paragraph-rsid="0045cabd"/>
    </style:style>
    <style:style style:name="P432" style:family="paragraph" style:parent-style-name="normal">
      <style:paragraph-properties fo:line-height="100%" fo:orphans="0" fo:widows="0"/>
      <style:text-properties fo:language="es" fo:country="ES" officeooo:rsid="00208549" officeooo:paragraph-rsid="00208549"/>
    </style:style>
    <style:style style:name="P43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08549"/>
    </style:style>
    <style:style style:name="P434" style:family="paragraph" style:parent-style-name="normal">
      <style:paragraph-properties fo:line-height="100%" fo:orphans="0" fo:widows="0"/>
      <style:text-properties fo:language="es" fo:country="ES" officeooo:rsid="00208549" officeooo:paragraph-rsid="0020a649"/>
    </style:style>
    <style:style style:name="P43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0a649"/>
    </style:style>
    <style:style style:name="P436" style:family="paragraph" style:parent-style-name="normal">
      <style:paragraph-properties fo:line-height="100%" fo:orphans="0" fo:widows="0"/>
      <style:text-properties fo:language="es" fo:country="ES" officeooo:rsid="00208549" officeooo:paragraph-rsid="0025e7e1"/>
    </style:style>
    <style:style style:name="P437" style:family="paragraph" style:parent-style-name="normal">
      <style:paragraph-properties fo:line-height="100%" fo:orphans="0" fo:widows="0"/>
      <style:text-properties fo:language="es" fo:country="ES" officeooo:rsid="00208549" officeooo:paragraph-rsid="0026a94d"/>
    </style:style>
    <style:style style:name="P43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6a94d"/>
    </style:style>
    <style:style style:name="P439" style:family="paragraph" style:parent-style-name="normal">
      <style:paragraph-properties fo:line-height="100%" fo:orphans="0" fo:widows="0"/>
      <style:text-properties fo:language="es" fo:country="ES" officeooo:rsid="0021c265" officeooo:paragraph-rsid="0021c265"/>
    </style:style>
    <style:style style:name="P440" style:family="paragraph" style:parent-style-name="normal">
      <style:paragraph-properties fo:line-height="100%" fo:orphans="0" fo:widows="0"/>
      <style:text-properties fo:language="es" fo:country="ES" officeooo:rsid="0021c265" officeooo:paragraph-rsid="0026a94d"/>
    </style:style>
    <style:style style:name="P44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5e7e1" officeooo:paragraph-rsid="0025e7e1"/>
    </style:style>
    <style:style style:name="P44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5e7e1" officeooo:paragraph-rsid="0026a94d"/>
    </style:style>
    <style:style style:name="P443" style:family="paragraph" style:parent-style-name="normal">
      <style:paragraph-properties fo:line-height="100%" fo:orphans="0" fo:widows="0"/>
      <style:text-properties fo:language="es" fo:country="ES" officeooo:rsid="0026a94d" officeooo:paragraph-rsid="0026a94d"/>
    </style:style>
    <style:style style:name="P444" style:family="paragraph" style:parent-style-name="normal">
      <style:paragraph-properties fo:line-height="100%" fo:orphans="0" fo:widows="0"/>
      <style:text-properties fo:language="es" fo:country="ES" officeooo:rsid="0029512a" officeooo:paragraph-rsid="0029512a"/>
    </style:style>
    <style:style style:name="P445" style:family="paragraph" style:parent-style-name="normal">
      <style:text-properties fo:language="es" fo:country="ES" officeooo:paragraph-rsid="00295ad8"/>
    </style:style>
    <style:style style:name="P446" style:family="paragraph" style:parent-style-name="normal">
      <style:paragraph-properties fo:line-height="100%" fo:orphans="0" fo:widows="0"/>
      <style:text-properties fo:language="es" fo:country="ES" officeooo:rsid="002b5529" officeooo:paragraph-rsid="002b5529"/>
    </style:style>
    <style:style style:name="P44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2b5529"/>
    </style:style>
    <style:style style:name="P448" style:family="paragraph" style:parent-style-name="normal">
      <style:paragraph-properties fo:line-height="100%" fo:orphans="0" fo:widows="0"/>
      <style:text-properties fo:language="es" fo:country="ES" officeooo:rsid="002b5529" officeooo:paragraph-rsid="002c7edd"/>
    </style:style>
    <style:style style:name="P44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2c7edd"/>
    </style:style>
    <style:style style:name="P450" style:family="paragraph" style:parent-style-name="normal">
      <style:paragraph-properties fo:line-height="100%" fo:orphans="0" fo:widows="0"/>
      <style:text-properties fo:language="es" fo:country="ES" officeooo:rsid="002b5529" officeooo:paragraph-rsid="004a2c0c"/>
    </style:style>
    <style:style style:name="P45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4a2c0c"/>
    </style:style>
    <style:style style:name="P452" style:family="paragraph" style:parent-style-name="normal">
      <style:paragraph-properties fo:line-height="100%" fo:orphans="0" fo:widows="0"/>
      <style:text-properties fo:language="es" fo:country="ES" officeooo:rsid="002b5529" officeooo:paragraph-rsid="0053cd58"/>
    </style:style>
    <style:style style:name="P45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53cd58"/>
    </style:style>
    <style:style style:name="P45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58fae1"/>
    </style:style>
    <style:style style:name="P455" style:family="paragraph" style:parent-style-name="normal">
      <style:paragraph-properties fo:line-height="100%" fo:orphans="0" fo:widows="0"/>
      <style:text-properties fo:language="es" fo:country="ES" officeooo:rsid="002b5529" officeooo:paragraph-rsid="0058fae1"/>
    </style:style>
    <style:style style:name="P456" style:family="paragraph" style:parent-style-name="normal">
      <style:paragraph-properties fo:line-height="100%" fo:orphans="0" fo:widows="0"/>
      <style:text-properties fo:language="es" fo:country="ES" officeooo:rsid="002b5529" officeooo:paragraph-rsid="0065bbd1"/>
    </style:style>
    <style:style style:name="P45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65bbd1"/>
    </style:style>
    <style:style style:name="P458" style:family="paragraph" style:parent-style-name="normal">
      <style:text-properties fo:language="es" fo:country="ES" officeooo:paragraph-rsid="002b5529"/>
    </style:style>
    <style:style style:name="P459" style:family="paragraph" style:parent-style-name="normal">
      <style:paragraph-properties fo:line-height="100%" fo:orphans="0" fo:widows="0"/>
      <style:text-properties fo:language="es" fo:country="ES" officeooo:rsid="002c7edd" officeooo:paragraph-rsid="002c7edd"/>
    </style:style>
    <style:style style:name="P46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c7edd" officeooo:paragraph-rsid="002c7edd"/>
    </style:style>
    <style:style style:name="P461" style:family="paragraph" style:parent-style-name="normal">
      <style:paragraph-properties fo:line-height="100%" fo:orphans="0" fo:widows="0"/>
      <style:text-properties fo:language="es" fo:country="ES" officeooo:rsid="002c7edd" officeooo:paragraph-rsid="003219f1"/>
    </style:style>
    <style:style style:name="P462" style:family="paragraph" style:parent-style-name="normal">
      <style:paragraph-properties fo:line-height="100%" fo:orphans="0" fo:widows="0"/>
      <style:text-properties fo:language="es" fo:country="ES" officeooo:rsid="002c7edd" officeooo:paragraph-rsid="0035577b"/>
    </style:style>
    <style:style style:name="P463" style:family="paragraph" style:parent-style-name="normal">
      <style:paragraph-properties fo:line-height="100%" fo:orphans="0" fo:widows="0"/>
      <style:text-properties fo:language="es" fo:country="ES" officeooo:rsid="002c7edd" officeooo:paragraph-rsid="0038dffb"/>
    </style:style>
    <style:style style:name="P464" style:family="paragraph" style:parent-style-name="normal">
      <style:text-properties fo:language="es" fo:country="ES" officeooo:paragraph-rsid="002c7edd"/>
    </style:style>
    <style:style style:name="P46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219f1"/>
    </style:style>
    <style:style style:name="P466" style:family="paragraph" style:parent-style-name="normal">
      <style:paragraph-properties fo:line-height="100%" fo:orphans="0" fo:widows="0"/>
      <style:text-properties fo:language="es" fo:country="ES" officeooo:rsid="003219f1" officeooo:paragraph-rsid="003219f1"/>
    </style:style>
    <style:style style:name="P46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5577b"/>
    </style:style>
    <style:style style:name="P468" style:family="paragraph" style:parent-style-name="normal">
      <style:paragraph-properties fo:line-height="100%" fo:orphans="0" fo:widows="0"/>
      <style:text-properties fo:language="es" fo:country="ES" officeooo:rsid="003219f1" officeooo:paragraph-rsid="0035577b"/>
    </style:style>
    <style:style style:name="P469" style:family="paragraph" style:parent-style-name="normal">
      <style:paragraph-properties fo:line-height="100%" fo:orphans="0" fo:widows="0"/>
      <style:text-properties fo:language="es" fo:country="ES" officeooo:rsid="003219f1" officeooo:paragraph-rsid="0038dffb"/>
    </style:style>
    <style:style style:name="P47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8dffb"/>
    </style:style>
    <style:style style:name="P471" style:family="paragraph" style:parent-style-name="normal">
      <style:text-properties fo:language="es" fo:country="ES" officeooo:paragraph-rsid="003219f1"/>
    </style:style>
    <style:style style:name="P47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5577b"/>
    </style:style>
    <style:style style:name="P47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77be7"/>
    </style:style>
    <style:style style:name="P47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8dffb"/>
    </style:style>
    <style:style style:name="P475" style:family="paragraph" style:parent-style-name="normal">
      <style:text-properties fo:language="es" fo:country="ES" officeooo:paragraph-rsid="0035577b"/>
    </style:style>
    <style:style style:name="P476" style:family="paragraph" style:parent-style-name="normal">
      <style:paragraph-properties fo:line-height="100%" fo:orphans="0" fo:widows="0"/>
      <style:text-properties fo:language="es" fo:country="ES" officeooo:rsid="00377be7" officeooo:paragraph-rsid="00377be7"/>
    </style:style>
    <style:style style:name="P477" style:family="paragraph" style:parent-style-name="normal">
      <style:paragraph-properties fo:line-height="100%" fo:orphans="0" fo:widows="0"/>
      <style:text-properties fo:language="es" fo:country="ES" officeooo:rsid="00377be7" officeooo:paragraph-rsid="0038096d"/>
    </style:style>
    <style:style style:name="P478" style:family="paragraph" style:parent-style-name="normal">
      <style:paragraph-properties fo:line-height="100%" fo:orphans="0" fo:widows="0"/>
      <style:text-properties fo:language="es" fo:country="ES" officeooo:rsid="00377be7" officeooo:paragraph-rsid="0038dffb"/>
    </style:style>
    <style:style style:name="P479" style:family="paragraph" style:parent-style-name="normal">
      <style:text-properties fo:language="es" fo:country="ES" officeooo:paragraph-rsid="0038dffb"/>
    </style:style>
    <style:style style:name="P480" style:family="paragraph" style:parent-style-name="normal">
      <style:paragraph-properties fo:line-height="100%" fo:orphans="0" fo:widows="0"/>
      <style:text-properties fo:language="es" fo:country="ES" style:text-underline-style="none" officeooo:paragraph-rsid="003aa033"/>
    </style:style>
    <style:style style:name="P481" style:family="paragraph" style:parent-style-name="normal">
      <style:paragraph-properties fo:line-height="100%" fo:orphans="0" fo:widows="0"/>
      <style:text-properties fo:language="es" fo:country="ES" style:text-underline-style="none" officeooo:paragraph-rsid="003c4b9e"/>
    </style:style>
    <style:style style:name="P482" style:family="paragraph" style:parent-style-name="normal">
      <style:paragraph-properties fo:line-height="100%" fo:orphans="0" fo:widows="0"/>
      <style:text-properties fo:language="es" fo:country="ES" style:text-underline-style="none" officeooo:paragraph-rsid="005ff7f6"/>
    </style:style>
    <style:style style:name="P483" style:family="paragraph" style:parent-style-name="normal">
      <style:paragraph-properties fo:line-height="100%" fo:orphans="0" fo:widows="0"/>
      <style:text-properties fo:language="es" fo:country="ES" style:text-underline-style="none" officeooo:paragraph-rsid="006154a1"/>
    </style:style>
    <style:style style:name="P484" style:family="paragraph" style:parent-style-name="normal">
      <style:paragraph-properties fo:line-height="100%" fo:orphans="0" fo:widows="0"/>
      <style:text-properties fo:language="es" fo:country="ES" style:text-underline-style="none" officeooo:paragraph-rsid="00634655"/>
    </style:style>
    <style:style style:name="P485" style:family="paragraph" style:parent-style-name="normal">
      <style:paragraph-properties fo:line-height="100%" fo:orphans="0" fo:widows="0"/>
      <style:text-properties fo:language="es" fo:country="ES" style:text-underline-style="none" officeooo:rsid="000c225e" officeooo:paragraph-rsid="003aa033"/>
    </style:style>
    <style:style style:name="P486" style:family="paragraph" style:parent-style-name="normal">
      <style:paragraph-properties fo:line-height="100%" fo:orphans="0" fo:widows="0"/>
      <style:text-properties fo:language="es" fo:country="ES" style:text-underline-style="none" officeooo:rsid="000c225e" officeooo:paragraph-rsid="003c4b9e"/>
    </style:style>
    <style:style style:name="P487" style:family="paragraph" style:parent-style-name="normal">
      <style:paragraph-properties fo:line-height="100%" fo:orphans="0" fo:widows="0"/>
      <style:text-properties fo:language="es" fo:country="ES" style:text-underline-style="none" officeooo:rsid="000e2a27" officeooo:paragraph-rsid="005ff7f6"/>
    </style:style>
    <style:style style:name="P488" style:family="paragraph" style:parent-style-name="normal">
      <style:paragraph-properties fo:line-height="100%" fo:orphans="0" fo:widows="0"/>
      <style:text-properties fo:language="es" fo:country="ES" style:text-underline-style="none" officeooo:rsid="000e2a27" officeooo:paragraph-rsid="006154a1"/>
    </style:style>
    <style:style style:name="P489" style:family="paragraph" style:parent-style-name="normal">
      <style:paragraph-properties fo:line-height="100%" fo:orphans="0" fo:widows="0"/>
      <style:text-properties fo:language="es" fo:country="ES" style:text-underline-style="none" officeooo:rsid="00634655" officeooo:paragraph-rsid="00634655"/>
    </style:style>
    <style:style style:name="P490" style:family="paragraph" style:parent-style-name="normal">
      <style:paragraph-properties fo:line-height="100%" fo:orphans="0" fo:widows="0"/>
      <style:text-properties fo:language="es" fo:country="ES" officeooo:rsid="003ea5a8" officeooo:paragraph-rsid="003ea5a8"/>
    </style:style>
    <style:style style:name="P491" style:family="paragraph" style:parent-style-name="normal">
      <style:paragraph-properties fo:line-height="100%" fo:orphans="0" fo:widows="0"/>
      <style:text-properties fo:language="es" fo:country="ES" officeooo:rsid="003ea5a8" officeooo:paragraph-rsid="004047ec"/>
    </style:style>
    <style:style style:name="P492" style:family="paragraph" style:parent-style-name="normal">
      <style:paragraph-properties fo:line-height="100%" fo:orphans="0" fo:widows="0"/>
      <style:text-properties fo:language="es" fo:country="ES" officeooo:rsid="003f5912" officeooo:paragraph-rsid="003f5912"/>
    </style:style>
    <style:style style:name="P49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f5912" officeooo:paragraph-rsid="003f5912"/>
    </style:style>
    <style:style style:name="P494" style:family="paragraph" style:parent-style-name="normal">
      <style:paragraph-properties fo:line-height="100%" fo:orphans="0" fo:widows="0"/>
      <style:text-properties fo:language="es" fo:country="ES" officeooo:rsid="003f5912" officeooo:paragraph-rsid="004047ec"/>
    </style:style>
    <style:style style:name="P49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f5912" officeooo:paragraph-rsid="004047ec"/>
    </style:style>
    <style:style style:name="P496" style:family="paragraph" style:parent-style-name="normal">
      <style:paragraph-properties fo:line-height="100%" fo:orphans="0" fo:widows="0"/>
      <style:text-properties fo:language="es" fo:country="ES" officeooo:rsid="0040ee98" officeooo:paragraph-rsid="0040ee98"/>
    </style:style>
    <style:style style:name="P497" style:family="paragraph" style:parent-style-name="normal">
      <style:paragraph-properties fo:line-height="100%" fo:orphans="0" fo:widows="0"/>
      <style:text-properties fo:language="es" fo:country="ES" officeooo:rsid="0041f7b6" officeooo:paragraph-rsid="0041f7b6"/>
    </style:style>
    <style:style style:name="P49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41f7b6" officeooo:paragraph-rsid="0041f7b6"/>
    </style:style>
    <style:style style:name="P49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41f7b6" officeooo:paragraph-rsid="004a2c0c"/>
    </style:style>
    <style:style style:name="P500" style:family="paragraph" style:parent-style-name="normal">
      <style:paragraph-properties fo:line-height="100%" fo:orphans="0" fo:widows="0"/>
      <style:text-properties fo:language="es" fo:country="ES" officeooo:rsid="0048e70b" officeooo:paragraph-rsid="0048e70b"/>
    </style:style>
    <style:style style:name="P501" style:family="paragraph" style:parent-style-name="normal">
      <style:paragraph-properties fo:line-height="100%" fo:orphans="0" fo:widows="0"/>
      <style:text-properties fo:language="es" fo:country="ES" officeooo:rsid="004a2c0c" officeooo:paragraph-rsid="004a2c0c"/>
    </style:style>
    <style:style style:name="P502" style:family="paragraph" style:parent-style-name="normal">
      <style:text-properties fo:language="es" fo:country="ES" officeooo:paragraph-rsid="004a2c0c"/>
    </style:style>
    <style:style style:name="P503" style:family="paragraph" style:parent-style-name="normal">
      <style:text-properties fo:language="es" fo:country="ES" officeooo:paragraph-rsid="0053cd58"/>
    </style:style>
    <style:style style:name="P504" style:family="paragraph" style:parent-style-name="normal">
      <style:paragraph-properties fo:line-height="100%" fo:orphans="0" fo:widows="0"/>
      <style:text-properties fo:language="es" fo:country="ES" officeooo:rsid="0058fae1" officeooo:paragraph-rsid="0058fae1"/>
    </style:style>
    <style:style style:name="P505" style:family="paragraph" style:parent-style-name="normal">
      <style:text-properties fo:language="es" fo:country="ES" officeooo:paragraph-rsid="0058fae1"/>
    </style:style>
    <style:style style:name="P506" style:family="paragraph" style:parent-style-name="normal">
      <style:paragraph-properties fo:line-height="100%" fo:orphans="0" fo:widows="0"/>
      <style:text-properties fo:language="es" fo:country="ES" officeooo:rsid="005a97f3" officeooo:paragraph-rsid="005a97f3"/>
    </style:style>
    <style:style style:name="P50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5a97f3" officeooo:paragraph-rsid="005c44b5"/>
    </style:style>
    <style:style style:name="P50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5eb1af" officeooo:paragraph-rsid="005eb1af"/>
    </style:style>
    <style:style style:name="P509" style:family="paragraph" style:parent-style-name="normal">
      <style:paragraph-properties fo:line-height="100%" fo:orphans="0" fo:widows="0"/>
      <style:text-properties fo:language="es" fo:country="ES" officeooo:rsid="006216c1" officeooo:paragraph-rsid="006216c1"/>
    </style:style>
    <style:style style:name="P510" style:family="paragraph" style:parent-style-name="normal">
      <style:paragraph-properties fo:line-height="100%" fo:orphans="0" fo:widows="0"/>
      <style:text-properties fo:language="es" fo:country="ES" officeooo:rsid="00634655" officeooo:paragraph-rsid="00634655"/>
    </style:style>
    <style:style style:name="P511" style:family="paragraph" style:parent-style-name="normal">
      <style:paragraph-properties fo:line-height="100%" fo:orphans="0" fo:widows="0"/>
      <style:text-properties fo:language="es" fo:country="ES" officeooo:rsid="00634655" officeooo:paragraph-rsid="0064a96e"/>
    </style:style>
    <style:style style:name="P512" style:family="paragraph" style:parent-style-name="normal">
      <style:paragraph-properties fo:line-height="100%" fo:orphans="0" fo:widows="0"/>
      <style:text-properties fo:language="es" fo:country="ES" officeooo:rsid="0064a96e" officeooo:paragraph-rsid="0064a96e"/>
    </style:style>
    <style:style style:name="P513" style:family="paragraph" style:parent-style-name="normal">
      <style:text-properties fo:language="es" fo:country="ES" officeooo:paragraph-rsid="0065bbd1"/>
    </style:style>
    <style:style style:name="P514" style:family="paragraph" style:parent-style-name="normal" style:master-page-name="Standard">
      <style:paragraph-properties style:page-number="1" fo:break-before="page"/>
      <style:text-properties fo:language="es" fo:country="ES" officeooo:paragraph-rsid="0000b3ac"/>
    </style:style>
    <style:style style:name="P515" style:family="paragraph" style:parent-style-name="normal">
      <style:text-properties fo:language="es" fo:country="ES" fo:font-weight="bold" officeooo:paragraph-rsid="0000b3ac" style:font-weight-asian="bold"/>
    </style:style>
    <style:style style:name="P516" style:family="paragraph" style:parent-style-name="normal">
      <style:text-properties fo:language="es" fo:country="ES" fo:font-weight="bold" officeooo:paragraph-rsid="0012b8ce" style:font-weight-asian="bold"/>
    </style:style>
    <style:style style:name="P517" style:family="paragraph" style:parent-style-name="normal">
      <style:text-properties fo:language="es" fo:country="ES" fo:font-weight="bold" officeooo:paragraph-rsid="000ce53a" style:font-weight-asian="bold"/>
    </style:style>
    <style:style style:name="P518" style:family="paragraph" style:parent-style-name="normal">
      <style:text-properties fo:language="es" fo:country="ES" fo:font-weight="bold" officeooo:rsid="000b3bcb" officeooo:paragraph-rsid="0012b8ce" style:font-weight-asian="bold" style:font-weight-complex="bold"/>
    </style:style>
    <style:style style:name="P519" style:family="paragraph" style:parent-style-name="normal">
      <style:text-properties fo:language="es" fo:country="ES" fo:font-weight="bold" officeooo:rsid="000b3bcb" officeooo:paragraph-rsid="005d9ad1" style:font-weight-asian="bold" style:font-weight-complex="bold"/>
    </style:style>
    <style:style style:name="P520" style:family="paragraph" style:parent-style-name="normal">
      <style:text-properties fo:language="es" fo:country="ES" fo:font-weight="bold" officeooo:rsid="000d414c" officeooo:paragraph-rsid="0013f19a" style:font-weight-asian="bold" style:font-weight-complex="bold"/>
    </style:style>
    <style:style style:name="P521" style:family="paragraph" style:parent-style-name="normal">
      <style:text-properties fo:language="es" fo:country="ES" fo:font-weight="bold" officeooo:paragraph-rsid="001ea10a" style:font-weight-asian="bold"/>
    </style:style>
    <style:style style:name="P522" style:family="paragraph" style:parent-style-name="normal">
      <style:text-properties fo:language="es" fo:country="ES" fo:font-weight="bold" officeooo:paragraph-rsid="0020a649" style:font-weight-asian="bold"/>
    </style:style>
    <style:style style:name="P523" style:family="paragraph" style:parent-style-name="normal">
      <style:text-properties fo:language="es" fo:country="ES" fo:font-weight="bold" officeooo:paragraph-rsid="0026a94d" style:font-weight-asian="bold"/>
    </style:style>
    <style:style style:name="P524" style:family="paragraph" style:parent-style-name="normal">
      <style:text-properties fo:language="es" fo:country="ES" fo:font-weight="bold" officeooo:paragraph-rsid="003aa033" style:font-weight-asian="bold"/>
    </style:style>
    <style:style style:name="P525" style:family="paragraph" style:parent-style-name="normal">
      <style:text-properties fo:language="es" fo:country="ES" fo:font-weight="bold" officeooo:paragraph-rsid="003c4b9e" style:font-weight-asian="bold"/>
    </style:style>
    <style:style style:name="P526" style:family="paragraph" style:parent-style-name="normal">
      <style:text-properties fo:language="es" fo:country="ES" fo:font-weight="bold" officeooo:paragraph-rsid="003d4aa9" style:font-weight-asian="bold"/>
    </style:style>
    <style:style style:name="P527" style:family="paragraph" style:parent-style-name="normal">
      <style:text-properties fo:language="es" fo:country="ES" fo:font-weight="bold" officeooo:paragraph-rsid="004047ec" style:font-weight-asian="bold"/>
    </style:style>
    <style:style style:name="P528" style:family="paragraph" style:parent-style-name="normal">
      <style:text-properties fo:language="es" fo:country="ES" fo:font-weight="bold" officeooo:paragraph-rsid="0043ade6" style:font-weight-asian="bold"/>
    </style:style>
    <style:style style:name="P529" style:family="paragraph" style:parent-style-name="normal">
      <style:text-properties fo:language="es" fo:country="ES" fo:font-weight="bold" officeooo:paragraph-rsid="0045cabd" style:font-weight-asian="bold"/>
    </style:style>
    <style:style style:name="P530" style:family="paragraph" style:parent-style-name="normal">
      <style:text-properties fo:language="es" fo:country="ES" fo:font-weight="bold" officeooo:paragraph-rsid="005d9ad1" style:font-weight-asian="bold"/>
    </style:style>
    <style:style style:name="P531" style:family="paragraph" style:parent-style-name="normal">
      <style:text-properties fo:language="es" fo:country="ES" fo:font-weight="bold" officeooo:paragraph-rsid="005ff7f6" style:font-weight-asian="bold"/>
    </style:style>
    <style:style style:name="P532" style:family="paragraph" style:parent-style-name="normal">
      <style:text-properties fo:language="es" fo:country="ES" fo:font-weight="bold" officeooo:paragraph-rsid="006154a1" style:font-weight-asian="bold"/>
    </style:style>
    <style:style style:name="P533" style:family="paragraph" style:parent-style-name="normal">
      <style:text-properties fo:language="es" fo:country="ES" fo:font-weight="bold" officeooo:paragraph-rsid="00634655" style:font-weight-asian="bold"/>
    </style:style>
    <style:style style:name="P534" style:family="paragraph" style:parent-style-name="normal">
      <style:text-properties fo:language="es" fo:country="ES" fo:font-weight="bold" officeooo:paragraph-rsid="0064a96e" style:font-weight-asian="bold"/>
    </style:style>
    <style:style style:name="P535" style:family="paragraph" style:parent-style-name="normal">
      <style:paragraph-properties fo:line-height="100%" fo:orphans="0" fo:widows="0"/>
      <style:text-properties fo:language="es" fo:country="ES" officeooo:rsid="00097b89" officeooo:paragraph-rsid="000c66b2"/>
    </style:style>
    <style:style style:name="P536" style:family="paragraph" style:parent-style-name="normal" style:master-page-name="Standard">
      <style:paragraph-properties style:page-number="1" fo:break-before="page"/>
      <style:text-properties fo:language="es" fo:country="ES" officeooo:paragraph-rsid="000ce53a"/>
    </style:style>
    <style:style style:name="P537" style:family="paragraph" style:parent-style-name="normal">
      <style:paragraph-properties fo:line-height="100%" fo:orphans="0" fo:widows="0"/>
      <style:text-properties fo:language="es" fo:country="ES" officeooo:rsid="001d7542" officeooo:paragraph-rsid="001d47bb"/>
    </style:style>
    <style:style style:name="P538" style:family="paragraph" style:parent-style-name="normal">
      <style:paragraph-properties fo:line-height="100%" fo:orphans="0" fo:widows="0"/>
      <style:text-properties fo:language="es" fo:country="ES" officeooo:rsid="001ea10a" officeooo:paragraph-rsid="001ea10a"/>
    </style:style>
    <style:style style:name="P539" style:family="paragraph" style:parent-style-name="normal">
      <style:paragraph-properties fo:line-height="100%" fo:orphans="0" fo:widows="0"/>
      <style:text-properties fo:language="es" fo:country="ES" officeooo:rsid="001ea10a" officeooo:paragraph-rsid="0020a649"/>
    </style:style>
    <style:style style:name="P540" style:family="paragraph" style:parent-style-name="normal">
      <style:paragraph-properties fo:line-height="100%" fo:orphans="0" fo:widows="0"/>
      <style:text-properties fo:language="es" fo:country="ES" officeooo:rsid="001ea10a" officeooo:paragraph-rsid="0026a94d"/>
    </style:style>
    <style:style style:name="P541" style:family="paragraph" style:parent-style-name="normal">
      <style:paragraph-properties fo:line-height="100%" fo:orphans="0" fo:widows="0"/>
      <style:text-properties fo:language="es" fo:country="ES" officeooo:rsid="001ea10a" officeooo:paragraph-rsid="003aa033"/>
    </style:style>
    <style:style style:name="P542" style:family="paragraph" style:parent-style-name="normal">
      <style:paragraph-properties fo:line-height="100%" fo:orphans="0" fo:widows="0"/>
      <style:text-properties fo:language="es" fo:country="ES" officeooo:rsid="001ea10a" officeooo:paragraph-rsid="003c4b9e"/>
    </style:style>
    <style:style style:name="P543" style:family="paragraph" style:parent-style-name="normal">
      <style:paragraph-properties fo:line-height="100%" fo:orphans="0" fo:widows="0"/>
      <style:text-properties fo:language="es" fo:country="ES" officeooo:rsid="001ea10a" officeooo:paragraph-rsid="0043ade6"/>
    </style:style>
    <style:style style:name="P544" style:family="paragraph" style:parent-style-name="normal">
      <style:paragraph-properties fo:line-height="100%" fo:orphans="0" fo:widows="0"/>
      <style:text-properties fo:language="es" fo:country="ES" officeooo:rsid="001ea10a" officeooo:paragraph-rsid="0045cabd"/>
    </style:style>
    <style:style style:name="P54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9512a" officeooo:paragraph-rsid="0026a94d" style:font-style-asian="normal" style:font-weight-asian="normal" style:font-style-complex="normal" style:font-weight-complex="normal"/>
    </style:style>
    <style:style style:name="P546" style:family="paragraph" style:parent-style-name="normal" style:master-page-name="Standard">
      <style:paragraph-properties style:page-number="1" fo:break-before="page"/>
      <style:text-properties fo:language="es" fo:country="ES" officeooo:paragraph-rsid="005d9ad1"/>
    </style:style>
    <style:style style:name="P547" style:family="paragraph" style:parent-style-name="normal" style:master-page-name="Standard">
      <style:paragraph-properties style:page-number="1" fo:break-before="page"/>
      <style:text-properties fo:language="es" fo:country="ES" officeooo:paragraph-rsid="005ff7f6"/>
    </style:style>
    <style:style style:name="P548" style:family="paragraph" style:parent-style-name="normal" style:master-page-name="Standard">
      <style:paragraph-properties style:page-number="1" fo:break-before="page"/>
      <style:text-properties fo:language="es" fo:country="ES" officeooo:paragraph-rsid="006154a1"/>
    </style:style>
    <style:style style:name="P549" style:family="paragraph" style:parent-style-name="normal" style:master-page-name="Standard">
      <style:paragraph-properties style:page-number="1" fo:break-before="page"/>
      <style:text-properties fo:language="es" fo:country="ES" officeooo:paragraph-rsid="00634655"/>
    </style:style>
    <style:style style:name="P550" style:family="paragraph" style:parent-style-name="normal" style:master-page-name="Standard">
      <style:paragraph-properties style:page-number="1" fo:break-before="page"/>
      <style:text-properties fo:language="es" fo:country="ES" officeooo:paragraph-rsid="0064a96e"/>
    </style:style>
    <style:style style:name="P55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690a11"/>
    </style:style>
    <style:style style:name="T1" style:family="text">
      <style:text-properties fo:font-weight="bold" officeooo:rsid="000b3bcb" style:font-weight-asian="bold" style:font-weight-complex="bold"/>
    </style:style>
    <style:style style:name="T2" style:family="text">
      <style:text-properties fo:font-weight="bold" officeooo:rsid="000d414c" style:font-weight-asian="bold" style:font-weight-complex="bold"/>
    </style:style>
    <style:style style:name="T3" style:family="text">
      <style:text-properties officeooo:rsid="00198fdf"/>
    </style:style>
    <style:style style:name="T4" style:family="text">
      <style:text-properties officeooo:rsid="000b3bcb"/>
    </style:style>
    <style:style style:name="T5" style:family="text">
      <style:text-properties officeooo:rsid="001d63d7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63d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886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b3bc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447d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9dbe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a7cf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b1e1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b453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c66b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e2a2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8d5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2b8c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3f19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f71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d5f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acef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45f0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c66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a8fc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c68c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c7ed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045a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5577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7537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77be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9d45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bcf9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af40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c4b3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8fae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a97f3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154a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216c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3465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4a96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5bbd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7453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90a11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c4b3e" style:font-style-asian="normal" style:font-weight-asian="normal" style:font-style-complex="normal" style:font-weight-complex="normal"/>
    </style:style>
    <style:style style:name="T46" style:family="text">
      <style:text-properties officeooo:rsid="0019886e"/>
    </style:style>
    <style:style style:name="T47" style:family="text">
      <style:text-properties officeooo:rsid="000c225e"/>
    </style:style>
    <style:style style:name="T48" style:family="text">
      <style:text-properties officeooo:rsid="000d414c"/>
    </style:style>
    <style:style style:name="T49" style:family="text">
      <style:text-properties officeooo:rsid="001e3691"/>
    </style:style>
    <style:style style:name="T50" style:family="text">
      <style:text-properties officeooo:rsid="001facda"/>
    </style:style>
    <style:style style:name="T51" style:family="text">
      <style:text-properties officeooo:rsid="001316dc"/>
    </style:style>
    <style:style style:name="T52" style:family="text">
      <style:text-properties officeooo:rsid="0011e312"/>
    </style:style>
    <style:style style:name="T53" style:family="text">
      <style:text-properties officeooo:rsid="000c2dd7"/>
    </style:style>
    <style:style style:name="T54" style:family="text">
      <style:text-properties officeooo:rsid="0013bcd9"/>
    </style:style>
    <style:style style:name="T55" style:family="text">
      <style:text-properties officeooo:rsid="000effa2"/>
    </style:style>
    <style:style style:name="T56" style:family="text">
      <style:text-properties officeooo:rsid="00145f0a"/>
    </style:style>
    <style:style style:name="T57" style:family="text">
      <style:text-properties officeooo:rsid="0016bcbb"/>
    </style:style>
    <style:style style:name="T58" style:family="text">
      <style:text-properties officeooo:rsid="0017c66e"/>
    </style:style>
    <style:style style:name="T59" style:family="text">
      <style:text-properties officeooo:rsid="001a6647"/>
    </style:style>
    <style:style style:name="T60" style:family="text">
      <style:text-properties officeooo:rsid="00015b1c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64a96e"/>
    </style:style>
    <style:style style:name="T63" style:family="text">
      <style:text-properties officeooo:rsid="00025342"/>
    </style:style>
    <style:style style:name="T64" style:family="text">
      <style:text-properties officeooo:rsid="00033cd4"/>
    </style:style>
    <style:style style:name="T65" style:family="text">
      <style:text-properties officeooo:rsid="000447da"/>
    </style:style>
    <style:style style:name="T66" style:family="text">
      <style:text-properties officeooo:rsid="00097a34"/>
    </style:style>
    <style:style style:name="T67" style:family="text">
      <style:text-properties officeooo:rsid="00097b89"/>
    </style:style>
    <style:style style:name="T68" style:family="text">
      <style:text-properties officeooo:rsid="0009dbec"/>
    </style:style>
    <style:style style:name="T69" style:family="text">
      <style:text-properties officeooo:rsid="000a7cfe"/>
    </style:style>
    <style:style style:name="T70" style:family="text">
      <style:text-properties officeooo:rsid="000b1e15"/>
    </style:style>
    <style:style style:name="T71" style:family="text">
      <style:text-properties officeooo:rsid="000c66b2"/>
    </style:style>
    <style:style style:name="T72" style:family="text">
      <style:text-properties officeooo:rsid="000ce53a"/>
    </style:style>
    <style:style style:name="T73" style:family="text">
      <style:text-properties officeooo:rsid="000e2a27"/>
    </style:style>
    <style:style style:name="T74" style:family="text">
      <style:text-properties officeooo:rsid="000f8d5b"/>
    </style:style>
    <style:style style:name="T75" style:family="text">
      <style:text-properties officeooo:rsid="0010dbe0"/>
    </style:style>
    <style:style style:name="T76" style:family="text">
      <style:text-properties officeooo:rsid="0012b8ce"/>
    </style:style>
    <style:style style:name="T77" style:family="text">
      <style:text-properties officeooo:rsid="0013f19a"/>
    </style:style>
    <style:style style:name="T78" style:family="text">
      <style:text-properties officeooo:rsid="00142cc8"/>
    </style:style>
    <style:style style:name="T79" style:family="text">
      <style:text-properties officeooo:rsid="00149a7f"/>
    </style:style>
    <style:style style:name="T80" style:family="text">
      <style:text-properties officeooo:rsid="00168fa7"/>
    </style:style>
    <style:style style:name="T81" style:family="text">
      <style:text-properties officeooo:rsid="00179957"/>
    </style:style>
    <style:style style:name="T82" style:family="text">
      <style:text-properties officeooo:rsid="0017f71a"/>
    </style:style>
    <style:style style:name="T83" style:family="text">
      <style:text-properties officeooo:rsid="0019d5f7"/>
    </style:style>
    <style:style style:name="T84" style:family="text">
      <style:text-properties officeooo:rsid="001acef8"/>
    </style:style>
    <style:style style:name="T85" style:family="text">
      <style:text-properties officeooo:rsid="001b5e2e"/>
    </style:style>
    <style:style style:name="T86" style:family="text">
      <style:text-properties officeooo:rsid="001b8c40"/>
    </style:style>
    <style:style style:name="T87" style:family="text">
      <style:text-properties officeooo:rsid="001bbba1"/>
    </style:style>
    <style:style style:name="T88" style:family="text">
      <style:text-properties officeooo:rsid="001d47bb"/>
    </style:style>
    <style:style style:name="T89" style:family="text">
      <style:text-properties officeooo:rsid="001d7542"/>
    </style:style>
    <style:style style:name="T90" style:family="text">
      <style:text-properties officeooo:rsid="001deaab"/>
    </style:style>
    <style:style style:name="T91" style:family="text">
      <style:text-properties officeooo:rsid="001ea10a"/>
    </style:style>
    <style:style style:name="T92" style:family="text">
      <style:text-properties officeooo:rsid="00208549"/>
    </style:style>
    <style:style style:name="T93" style:family="text">
      <style:text-properties officeooo:rsid="0020a649"/>
    </style:style>
    <style:style style:name="T94" style:family="text">
      <style:text-properties officeooo:rsid="0021c265"/>
    </style:style>
    <style:style style:name="T95" style:family="text">
      <style:text-properties officeooo:rsid="0023866a"/>
    </style:style>
    <style:style style:name="T96" style:family="text">
      <style:text-properties officeooo:rsid="0023c341"/>
    </style:style>
    <style:style style:name="T97" style:family="text">
      <style:text-properties officeooo:rsid="00245fc2"/>
    </style:style>
    <style:style style:name="T98" style:family="text">
      <style:text-properties officeooo:rsid="0025e7e1"/>
    </style:style>
    <style:style style:name="T99" style:family="text">
      <style:text-properties officeooo:rsid="0026a94d"/>
    </style:style>
    <style:style style:name="T100" style:family="text">
      <style:text-properties officeooo:rsid="0029512a"/>
    </style:style>
    <style:style style:name="T101" style:family="text">
      <style:text-properties officeooo:rsid="00295ad8"/>
    </style:style>
    <style:style style:name="T102" style:family="text">
      <style:text-properties officeooo:rsid="002a8fc3"/>
    </style:style>
    <style:style style:name="T103" style:family="text">
      <style:text-properties officeooo:rsid="002b5529"/>
    </style:style>
    <style:style style:name="T104" style:family="text">
      <style:text-properties officeooo:rsid="002c68c3"/>
    </style:style>
    <style:style style:name="T105" style:family="text">
      <style:text-properties officeooo:rsid="002c7edd"/>
    </style:style>
    <style:style style:name="T106" style:family="text">
      <style:text-properties officeooo:rsid="002e5db8"/>
    </style:style>
    <style:style style:name="T107" style:family="text">
      <style:text-properties officeooo:rsid="003045a4"/>
    </style:style>
    <style:style style:name="T108" style:family="text">
      <style:text-properties officeooo:rsid="003219f1"/>
    </style:style>
    <style:style style:name="T109" style:family="text">
      <style:text-properties officeooo:rsid="00340c53"/>
    </style:style>
    <style:style style:name="T110" style:family="text">
      <style:text-properties officeooo:rsid="00355544"/>
    </style:style>
    <style:style style:name="T111" style:family="text">
      <style:text-properties officeooo:rsid="0035577b"/>
    </style:style>
    <style:style style:name="T112" style:family="text">
      <style:text-properties officeooo:rsid="00370779"/>
    </style:style>
    <style:style style:name="T113" style:family="text">
      <style:text-properties officeooo:rsid="00375371"/>
    </style:style>
    <style:style style:name="T114" style:family="text">
      <style:text-properties officeooo:rsid="00377be7"/>
    </style:style>
    <style:style style:name="T115" style:family="text">
      <style:text-properties officeooo:rsid="0038096d"/>
    </style:style>
    <style:style style:name="T116" style:family="text">
      <style:text-properties officeooo:rsid="0038dffb"/>
    </style:style>
    <style:style style:name="T117" style:family="text">
      <style:text-properties officeooo:rsid="0039d455"/>
    </style:style>
    <style:style style:name="T118" style:family="text">
      <style:text-properties style:text-underline-style="none" officeooo:rsid="0039d455"/>
    </style:style>
    <style:style style:name="T119" style:family="text">
      <style:text-properties officeooo:rsid="003a3ba1"/>
    </style:style>
    <style:style style:name="T120" style:family="text">
      <style:text-properties officeooo:rsid="003aa033"/>
    </style:style>
    <style:style style:name="T121" style:family="text">
      <style:text-properties officeooo:rsid="003b0f87"/>
    </style:style>
    <style:style style:name="T122" style:family="text">
      <style:text-properties officeooo:rsid="003c4b9e"/>
    </style:style>
    <style:style style:name="T123" style:family="text">
      <style:text-properties officeooo:rsid="003d0b54"/>
    </style:style>
    <style:style style:name="T124" style:family="text">
      <style:text-properties officeooo:rsid="003d4aa9"/>
    </style:style>
    <style:style style:name="T125" style:family="text">
      <style:text-properties officeooo:rsid="003ea5a8"/>
    </style:style>
    <style:style style:name="T126" style:family="text">
      <style:text-properties officeooo:rsid="003f5912"/>
    </style:style>
    <style:style style:name="T127" style:family="text">
      <style:text-properties officeooo:rsid="004047ec"/>
    </style:style>
    <style:style style:name="T128" style:family="text">
      <style:text-properties officeooo:rsid="0040ee98"/>
    </style:style>
    <style:style style:name="T129" style:family="text">
      <style:text-properties officeooo:rsid="0041f7b6"/>
    </style:style>
    <style:style style:name="T130" style:family="text">
      <style:text-properties officeooo:rsid="0043ade6"/>
    </style:style>
    <style:style style:name="T131" style:family="text">
      <style:text-properties officeooo:rsid="0043ed6d"/>
    </style:style>
    <style:style style:name="T132" style:family="text">
      <style:text-properties officeooo:rsid="0045cabd"/>
    </style:style>
    <style:style style:name="T133" style:family="text">
      <style:text-properties officeooo:rsid="0045f1f6"/>
    </style:style>
    <style:style style:name="T134" style:family="text">
      <style:text-properties officeooo:rsid="0047cd35"/>
    </style:style>
    <style:style style:name="T135" style:family="text">
      <style:text-properties officeooo:rsid="0048e70b"/>
    </style:style>
    <style:style style:name="T136" style:family="text">
      <style:text-properties officeooo:rsid="004a2c0c"/>
    </style:style>
    <style:style style:name="T137" style:family="text">
      <style:text-properties officeooo:rsid="004af40c"/>
    </style:style>
    <style:style style:name="T138" style:family="text">
      <style:text-properties officeooo:rsid="004bcf98"/>
    </style:style>
    <style:style style:name="T139" style:family="text">
      <style:text-properties officeooo:rsid="0055afff"/>
    </style:style>
    <style:style style:name="T140" style:family="text">
      <style:text-properties officeooo:rsid="00573556"/>
    </style:style>
    <style:style style:name="T141" style:family="text">
      <style:text-properties officeooo:rsid="0058932d"/>
    </style:style>
    <style:style style:name="T142" style:family="text">
      <style:text-properties officeooo:rsid="0058c401"/>
    </style:style>
    <style:style style:name="T143" style:family="text">
      <style:text-properties officeooo:rsid="0058fae1"/>
    </style:style>
    <style:style style:name="T144" style:family="text">
      <style:text-properties officeooo:rsid="005a97f3"/>
    </style:style>
    <style:style style:name="T145" style:family="text">
      <style:text-properties officeooo:rsid="005b87a4"/>
    </style:style>
    <style:style style:name="T146" style:family="text">
      <style:text-properties officeooo:rsid="005c44b5"/>
    </style:style>
    <style:style style:name="T147" style:family="text">
      <style:text-properties officeooo:rsid="005d9ad1"/>
    </style:style>
    <style:style style:name="T148" style:family="text">
      <style:text-properties officeooo:rsid="005eb1af"/>
    </style:style>
    <style:style style:name="T149" style:family="text">
      <style:text-properties officeooo:rsid="005ff7f6"/>
    </style:style>
    <style:style style:name="T150" style:family="text">
      <style:text-properties officeooo:rsid="006154a1"/>
    </style:style>
    <style:style style:name="T151" style:family="text">
      <style:text-properties officeooo:rsid="006216c1"/>
    </style:style>
    <style:style style:name="T152" style:family="text">
      <style:text-properties officeooo:rsid="00634655"/>
    </style:style>
    <style:style style:name="T153" style:family="text">
      <style:text-properties officeooo:rsid="0064a96e"/>
    </style:style>
    <style:style style:name="T154" style:family="text">
      <style:text-properties officeooo:rsid="0065bb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4"><text:span text:style-name="T1">C</text:span><text:span text:style-name="T2">ASO DE USO DE ALTO NIVEL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10">Número</text:p>
          </table:table-cell>
          <table:table-cell table:style-name="Table1.A1" office:value-type="string">
            <text:p text:style-name="P110">CU001</text:p>
          </table:table-cell>
        </table:table-row>
        <table:table-row table:style-name="Table1.1">
          <table:table-cell table:style-name="Table1.A1" office:value-type="string">
            <text:p text:style-name="P110">Nombre del Caso de Uso:</text:p>
          </table:table-cell>
          <table:table-cell table:style-name="Table1.A1" office:value-type="string">
            <text:p text:style-name="P149">Cargar datos</text:p>
          </table:table-cell>
        </table:table-row>
        <table:table-row table:style-name="Table1.1">
          <table:table-cell table:style-name="Table1.A1" office:value-type="string">
            <text:p text:style-name="P110">Actores</text:p>
          </table:table-cell>
          <table:table-cell table:style-name="Table1.A1" office:value-type="string">
            <text:p text:style-name="P110"><text:span text:style-name="T3">Todos los </text:span>Usuario<text:span text:style-name="T4">s</text:span> </text:p>
          </table:table-cell>
        </table:table-row>
        <table:table-row table:style-name="Table1.1">
          <table:table-cell table:style-name="Table1.A1" office:value-type="string">
            <text:p text:style-name="P110">Descripción</text:p>
          </table:table-cell>
          <table:table-cell table:style-name="Table1.A1" office:value-type="string">
            <text:p text:style-name="P152">El usuari<text:span text:style-name="T5">o sube el archivo para cargar todos los datos </text:span><text:span text:style-name="T65">de usuarios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110">Tipo</text:p>
          </table:table-cell>
          <table:table-cell table:style-name="Table1.A1" office:value-type="string">
            <text:p text:style-name="P110">Primario </text:p>
          </table:table-cell>
        </table:table-row>
      </table:table>
      <text:p text:style-name="P515">EXPANDIDO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10">Número</text:p>
          </table:table-cell>
          <table:table-cell table:style-name="Table2.A1" office:value-type="string">
            <text:p text:style-name="P110">CU001</text:p>
          </table:table-cell>
        </table:table-row>
        <table:table-row table:style-name="Table2.1">
          <table:table-cell table:style-name="Table2.A1" office:value-type="string">
            <text:p text:style-name="P110">Nombre del Caso de Uso:</text:p>
          </table:table-cell>
          <table:table-cell table:style-name="Table2.A1" office:value-type="string">
            <text:p text:style-name="P221"><text:span text:style-name="T5">Cargar datos</text:span> </text:p>
          </table:table-cell>
        </table:table-row>
        <table:table-row table:style-name="Table2.1">
          <table:table-cell table:style-name="Table2.A1" office:value-type="string">
            <text:p text:style-name="P110">Actores</text:p>
          </table:table-cell>
          <table:table-cell table:style-name="Table2.A1" office:value-type="string">
            <text:p text:style-name="P110"><text:span text:style-name="T3">Todos los </text:span>Usuario<text:span text:style-name="T4">s</text:span></text:p>
          </table:table-cell>
        </table:table-row>
        <table:table-row table:style-name="Table2.1">
          <table:table-cell table:style-name="Table2.A1" office:value-type="string">
            <text:p text:style-name="P110">Propósito:</text:p>
          </table:table-cell>
          <table:table-cell table:style-name="Table2.A1" office:value-type="string">
            <text:p text:style-name="P149">Cargar Datos en la base de datos</text:p>
          </table:table-cell>
        </table:table-row>
        <table:table-row table:style-name="Table2.1">
          <table:table-cell table:style-name="Table2.A1" office:value-type="string">
            <text:p text:style-name="P110">Precondiciones</text:p>
          </table:table-cell>
          <table:table-cell table:style-name="Table2.A1" office:value-type="string">
            <text:p text:style-name="P221">Ningun<text:span text:style-name="T60">a</text:span></text:p>
          </table:table-cell>
        </table:table-row>
        <table:table-row table:style-name="Table2.1">
          <table:table-cell table:style-name="Table2.A1" office:value-type="string">
            <text:p text:style-name="P110">Resumen</text:p>
          </table:table-cell>
          <table:table-cell table:style-name="Table2.A1" office:value-type="string">
            <text:p text:style-name="P152">El <text:span text:style-name="T67">Usuario</text:span> <text:span text:style-name="T63">inicia</text:span> <text:span text:style-name="T63">en</text:span><text:span text:style-name="T4"> </text:span><text:span text:style-name="T63">e</text:span><text:span text:style-name="T5">l espacio de cargar datos donde tendrá que seleccionar </text:span><text:span text:style-name="T63">un</text:span><text:span text:style-name="T5"> archivo </text:span><text:span text:style-name="T64">JSON</text:span><text:span text:style-name="T63"> para</text:span><text:span text:style-name="T5"> <text:s/>subir</text:span><text:span text:style-name="T4">.</text:span></text:p>
          </table:table-cell>
        </table:table-row>
        <table:table-row table:style-name="Table2.1">
          <table:table-cell table:style-name="Table2.A1" office:value-type="string">
            <text:p text:style-name="P110">Tipo</text:p>
          </table:table-cell>
          <table:table-cell table:style-name="Table2.A1" office:value-type="string">
            <text:p text:style-name="P110">Primario, Esencial</text:p>
          </table:table-cell>
        </table:table-row>
        <table:table-row table:style-name="Table2.1">
          <table:table-cell table:style-name="Table2.A1" office:value-type="string">
            <text:p text:style-name="P110">Referencias:</text:p>
          </table:table-cell>
          <table:table-cell table:style-name="Table2.A1" office:value-type="string">
            <text:p text:style-name="P228">CU00<text:span text:style-name="T5">1</text:span></text:p>
          </table:table-cell>
        </table:table-row>
        <table:table-row table:style-name="Table2.9">
          <table:table-cell table:style-name="Table2.A1" table:number-columns-spanned="2" office:value-type="string">
            <text:p text:style-name="P2">Segunda sección</text:p>
          </table:table-cell>
          <table:covered-table-cell/>
        </table:table-row>
        <table:table-row table:style-name="Table2.9">
          <table:table-cell table:style-name="Table2.A1" office:value-type="string">
            <text:p text:style-name="P2">Acción de actores</text:p>
          </table:table-cell>
          <table:table-cell table:style-name="Table2.A1" office:value-type="string">
            <text:p text:style-name="P3">Respuesta del sistema</text:p>
          </table:table-cell>
        </table:table-row>
        <table:table-row table:style-name="Table2.9">
          <table:table-cell table:style-name="Table2.A1" office:value-type="string">
            <text:p text:style-name="P258">1. Seleccionar el <text:span text:style-name="T5">espacio y subir el archivo para cargar datos</text:span></text:p>
          </table:table-cell>
          <table:table-cell table:style-name="Table2.A1" office:value-type="string">
            <text:p text:style-name="P259">2. <text:span text:style-name="T6">El sistema </text:span><text:span text:style-name="T7">busca errores y </text:span><text:span text:style-name="T10">manda</text:span><text:span text:style-name="T7"> al usuario a la pantalla de </text:span><text:span text:style-name="T10">ofertas de empleo</text:span><text:span text:style-name="T12">.</text:span></text:p>
          </table:table-cell>
        </table:table-row>
      </table:table>
      <text:p text:style-name="P385"><text:span text:style-name="T1">C</text:span><text:span text:style-name="T2">ASO DE USO DE ALTO NIVEL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11">Número</text:p>
          </table:table-cell>
          <table:table-cell table:style-name="Tabla1.A1" office:value-type="string">
            <text:p text:style-name="P111">CU00<text:span text:style-name="T66">2</text:span></text:p>
          </table:table-cell>
        </table:table-row>
        <table:table-row table:style-name="Tabla1.1">
          <table:table-cell table:style-name="Tabla1.A1" office:value-type="string">
            <text:p text:style-name="P111">Nombre del Caso de Uso:</text:p>
          </table:table-cell>
          <table:table-cell table:style-name="Tabla1.A1" office:value-type="string">
            <text:p text:style-name="P386">Menú <text:span text:style-name="T68">Ofertas de </text:span>Empleo</text:p>
          </table:table-cell>
        </table:table-row>
        <table:table-row table:style-name="Tabla1.1">
          <table:table-cell table:style-name="Tabla1.A1" office:value-type="string">
            <text:p text:style-name="P111">Actores</text:p>
          </table:table-cell>
          <table:table-cell table:style-name="Tabla1.A1" office:value-type="string">
            <text:p text:style-name="P388">Todos los Usuarios</text:p>
          </table:table-cell>
        </table:table-row>
        <table:table-row table:style-name="Tabla1.1">
          <table:table-cell table:style-name="Tabla1.A1" office:value-type="string">
            <text:p text:style-name="P111">Descripción</text:p>
          </table:table-cell>
          <table:table-cell table:style-name="Tabla1.A1" office:value-type="string">
            <text:p text:style-name="P153">El usuari<text:span text:style-name="T5">o </text:span><text:span text:style-name="T66">Ingresa a la pagina </text:span><text:span text:style-name="T67">de </text:span><text:span text:style-name="T66">empleo</text:span><text:span text:style-name="T4">.</text:span></text:p>
          </table:table-cell>
        </table:table-row>
        <table:table-row table:style-name="Tabla1.1">
          <table:table-cell table:style-name="Tabla1.A1" office:value-type="string">
            <text:p text:style-name="P111">Tipo</text:p>
          </table:table-cell>
          <table:table-cell table:style-name="Tabla1.A1" office:value-type="string">
            <text:p text:style-name="P111"><text:span text:style-name="T67">Secundario</text:span> </text:p>
          </table:table-cell>
        </table:table-row>
      </table:table>
      <text:p text:style-name="P516">EXPANDIDO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12">Número</text:p>
          </table:table-cell>
          <table:table-cell table:style-name="Tabla10.A1" office:value-type="string">
            <text:p text:style-name="P112">CU0<text:span text:style-name="T67">02</text:span></text:p>
          </table:table-cell>
        </table:table-row>
        <table:table-row table:style-name="Tabla10.1">
          <table:table-cell table:style-name="Tabla10.A1" office:value-type="string">
            <text:p text:style-name="P112">Nombre del Caso de Uso:</text:p>
          </table:table-cell>
          <table:table-cell table:style-name="Tabla10.A1" office:value-type="string">
            <text:p text:style-name="P387">Menú <text:span text:style-name="T68">Ofertas de </text:span>Empleo</text:p>
          </table:table-cell>
        </table:table-row>
        <table:table-row table:style-name="Tabla10.1">
          <table:table-cell table:style-name="Tabla10.A1" office:value-type="string">
            <text:p text:style-name="P112">Actores</text:p>
          </table:table-cell>
          <table:table-cell table:style-name="Tabla10.A1" office:value-type="string">
            <text:p text:style-name="P389">Todos los Usuarios</text:p>
          </table:table-cell>
        </table:table-row>
        <table:table-row table:style-name="Tabla10.1">
          <table:table-cell table:style-name="Tabla10.A1" office:value-type="string">
            <text:p text:style-name="P112">Propósito:</text:p>
          </table:table-cell>
          <table:table-cell table:style-name="Tabla10.A1" office:value-type="string">
            <text:p text:style-name="P184">El usuario <text:span text:style-name="T66">Ingre</text:span><text:span text:style-name="T67">sa a la pagina de empleo para aplicar.</text:span></text:p>
          </table:table-cell>
        </table:table-row>
        <table:table-row table:style-name="Tabla10.1">
          <table:table-cell table:style-name="Tabla10.A1" office:value-type="string">
            <text:p text:style-name="P112">Precondiciones</text:p>
          </table:table-cell>
          <table:table-cell table:style-name="Tabla10.A1" office:value-type="string">
            <text:p text:style-name="P229">CU00<text:span text:style-name="T5">1</text:span></text:p>
          </table:table-cell>
        </table:table-row>
        <table:table-row table:style-name="Tabla10.1">
          <table:table-cell table:style-name="Tabla10.A1" office:value-type="string">
            <text:p text:style-name="P112">Resumen</text:p>
          </table:table-cell>
          <table:table-cell table:style-name="Tabla10.A1" office:value-type="string">
            <text:p text:style-name="P154">El <text:span text:style-name="T67">Usuario Ingresa a la pagina de empleo, donde puede aplicar al empleo iniciando sesión o creando cuenta.</text:span></text:p>
          </table:table-cell>
        </table:table-row>
        <table:table-row table:style-name="Tabla10.1">
          <table:table-cell table:style-name="Tabla10.A1" office:value-type="string">
            <text:p text:style-name="P112">Tipo</text:p>
          </table:table-cell>
          <table:table-cell table:style-name="Tabla10.A1" office:value-type="string">
            <text:p text:style-name="P389">Secundario</text:p>
          </table:table-cell>
        </table:table-row>
        <table:table-row table:style-name="Tabla10.1">
          <table:table-cell table:style-name="Tabla10.A1" office:value-type="string">
            <text:p text:style-name="P112">Referencias:</text:p>
          </table:table-cell>
          <table:table-cell table:style-name="Tabla10.A1" office:value-type="string">
            <text:p text:style-name="P229">CU00<text:span text:style-name="T5">1</text:span></text:p>
          </table:table-cell>
        </table:table-row>
        <table:table-row table:style-name="Tabla10.9">
          <table:table-cell table:style-name="Tabla10.A1" table:number-columns-spanned="2" office:value-type="string">
            <text:p text:style-name="P4">Segunda sección</text:p>
          </table:table-cell>
          <table:covered-table-cell/>
        </table:table-row>
        <table:table-row table:style-name="Tabla10.9">
          <table:table-cell table:style-name="Tabla10.A1" office:value-type="string">
            <text:p text:style-name="P4">Acción de actores</text:p>
          </table:table-cell>
          <table:table-cell table:style-name="Tabla10.A1" office:value-type="string">
            <text:p text:style-name="P5">Respuesta del sistema</text:p>
          </table:table-cell>
        </table:table-row>
        <table:table-row table:style-name="Tabla10.9">
          <table:table-cell table:style-name="Tabla10.A1" office:value-type="string">
            <text:p text:style-name="P404">1. El usuario ingresa a la pagina de ofertas de empleo.</text:p>
          </table:table-cell>
          <table:table-cell table:style-name="Tabla10.A1" office:value-type="string">
            <text:p text:style-name="P260"><text:span text:style-name="T14">2. </text:span><text:span text:style-name="T6">El sistema </text:span><text:span text:style-name="T14">genera un buscador con los filtros(categoría, modalidad, ubicación y salario), también genera el listado de empleos con los datos</text:span><text:span text:style-name="T13">(</text:span><text:span text:style-name="T12">Nombre, empresa o empleador, puesto, salario, descripció</text:span><text:span text:style-name="T17">n</text:span><text:span text:style-name="T13">). </text:span><text:span text:style-name="T15">A un lado</text:span><text:span text:style-name="T13"> de la oferta se generan dos botones crear usuario y iniciar sesión.</text:span><text:span text:style-name="T12">.</text:span></text:p>
          </table:table-cell>
        </table:table-row>
        <table:table-row table:style-name="Tabla10.9">
          <table:table-cell table:style-name="Tabla10.A12" office:value-type="string">
            <text:p text:style-name="P261"><text:span text:style-name="T71">3</text:span>. <text:span text:style-name="T68">El usuario </text:span><text:span text:style-name="T69">busca un empleo con o sin filtros.</text:span></text:p>
          </table:table-cell>
          <table:table-cell table:style-name="Tabla10.A12" office:value-type="string">
            <text:p text:style-name="P260"><text:span text:style-name="T71">4</text:span>. <text:span text:style-name="T6">El </text:span><text:span text:style-name="T11">sistema</text:span><text:span text:style-name="T6"> </text:span><text:span text:style-name="T11">genera los empleos filtrados y los muestra al usuario </text:span><text:span text:style-name="T13">las</text:span><text:span text:style-name="T12"> oferta</text:span><text:span text:style-name="T13">s</text:span><text:span text:style-name="T12"> con los datos(Nombre, empresa o empleador, puesto, salario, descripción) </text:span><text:span text:style-name="T13">y un botón para mas info</text:span><text:span text:style-name="T11">.</text:span></text:p>
          </table:table-cell>
        </table:table-row>
        <table:table-row table:style-name="Tabla10.9">
          <table:table-cell table:style-name="Tabla10.A12" office:value-type="string">
            <text:p text:style-name="P390"><text:span text:style-name="T71">5</text:span>. El usuario presiona el botón mas información de la oferta</text:p>
          </table:table-cell>
          <table:table-cell table:style-name="Tabla10.A12" office:value-type="string">
            <text:p text:style-name="P391"><text:span text:style-name="T71">6</text:span>. El sistema manda al usuario a la pagina de <text:span text:style-name="T70">la</text:span> oferta donde muestra <text:span text:style-name="T70">la información completa</text:span></text:p>
          </table:table-cell>
        </table:table-row>
        <table:table-row table:style-name="Tabla10.9">
          <table:table-cell table:style-name="Tabla10.A12" office:value-type="string">
            <text:p text:style-name="P392"><text:span text:style-name="T71">7</text:span>.El usuario presiona crear usuario</text:p>
          </table:table-cell>
          <table:table-cell table:style-name="Tabla10.A12" office:value-type="string">
            <text:p text:style-name="P393"><text:span text:style-name="T71">8</text:span>.El sistema manda al usuario a la pagina crear usuarios</text:p>
          </table:table-cell>
        </table:table-row>
        <table:table-row table:style-name="Tabla10.9">
          <table:table-cell table:style-name="Tabla10.A12" office:value-type="string">
            <text:p text:style-name="P392"><text:span text:style-name="T71">9</text:span>. El usuario presiona iniciar sesión</text:p>
          </table:table-cell>
          <table:table-cell table:style-name="Tabla10.A12" office:value-type="string">
            <text:p text:style-name="P393"><text:span text:style-name="T71">10</text:span>.El sistema manda al usuario a la pagina iniciar sesión</text:p>
          </table:table-cell>
        </table:table-row>
      </table:table>
      <text:p text:style-name="P1"/>
      <text:p text:style-name="P536"><text:span text:style-name="T1">C</text:span><text:span text:style-name="T2">ASO DE USO DE ALTO NIVEL</text:span></text:p>
      <table:table table:name="Tabla9" table:style-name="Tabla9">
        <table:table-column table:style-name="Tabla9.A" table:number-columns-repeated="2"/>
        <table:table-row table:style-name="Tabla9.1">
          <table:table-cell table:style-name="Tabla9.A1" office:value-type="string">
            <text:p text:style-name="P113">Número</text:p>
          </table:table-cell>
          <table:table-cell table:style-name="Tabla9.A1" office:value-type="string">
            <text:p text:style-name="P113">CU00<text:span text:style-name="T72">3</text:span></text:p>
          </table:table-cell>
        </table:table-row>
        <table:table-row table:style-name="Tabla9.1">
          <table:table-cell table:style-name="Tabla9.A1" office:value-type="string">
            <text:p text:style-name="P113">Nombre del Caso de Uso:</text:p>
          </table:table-cell>
          <table:table-cell table:style-name="Tabla9.A1" office:value-type="string">
            <text:p text:style-name="P405">Oferta</text:p>
          </table:table-cell>
        </table:table-row>
        <table:table-row table:style-name="Tabla9.1">
          <table:table-cell table:style-name="Tabla9.A1" office:value-type="string">
            <text:p text:style-name="P113">Actores</text:p>
          </table:table-cell>
          <table:table-cell table:style-name="Tabla9.A1" office:value-type="string">
            <text:p text:style-name="P113"><text:span text:style-name="T3">Todos los </text:span>Usuario<text:span text:style-name="T4">s</text:span> </text:p>
          </table:table-cell>
        </table:table-row>
        <table:table-row table:style-name="Tabla9.1">
          <table:table-cell table:style-name="Tabla9.A1" office:value-type="string">
            <text:p text:style-name="P113">Descripción</text:p>
          </table:table-cell>
          <table:table-cell table:style-name="Tabla9.A1" office:value-type="string">
            <text:p text:style-name="P186">El usuario ingresa a la pagina de <text:span text:style-name="T74">oferta</text:span></text:p>
          </table:table-cell>
        </table:table-row>
        <table:table-row table:style-name="Tabla9.1">
          <table:table-cell table:style-name="Tabla9.A1" office:value-type="string">
            <text:p text:style-name="P113">Tipo</text:p>
          </table:table-cell>
          <table:table-cell table:style-name="Tabla9.A1" office:value-type="string">
            <text:p text:style-name="P113">Primario </text:p>
          </table:table-cell>
        </table:table-row>
      </table:table>
      <text:p text:style-name="P517">EXPANDIDO</text:p>
      <table:table table:name="Tabla11" table:style-name="Tabla11">
        <table:table-column table:style-name="Tabla11.A" table:number-columns-repeated="2"/>
        <table:table-row table:style-name="Tabla11.1">
          <table:table-cell table:style-name="Tabla11.A1" office:value-type="string">
            <text:p text:style-name="P113">Número</text:p>
          </table:table-cell>
          <table:table-cell table:style-name="Tabla11.A1" office:value-type="string">
            <text:p text:style-name="P114">CU00<text:span text:style-name="T72">3</text:span></text:p>
          </table:table-cell>
        </table:table-row>
        <table:table-row table:style-name="Tabla11.1">
          <table:table-cell table:style-name="Tabla11.A1" office:value-type="string">
            <text:p text:style-name="P113">Nombre del Caso de Uso:</text:p>
          </table:table-cell>
          <table:table-cell table:style-name="Tabla11.A1" office:value-type="string">
            <text:p text:style-name="P222"><text:span text:style-name="T73">Oferta</text:span> </text:p>
          </table:table-cell>
        </table:table-row>
        <table:table-row table:style-name="Tabla11.1">
          <table:table-cell table:style-name="Tabla11.A1" office:value-type="string">
            <text:p text:style-name="P113">Actores</text:p>
          </table:table-cell>
          <table:table-cell table:style-name="Tabla11.A1" office:value-type="string">
            <text:p text:style-name="P113"><text:span text:style-name="T3">Todos los </text:span>Usuario<text:span text:style-name="T4">s</text:span></text:p>
          </table:table-cell>
        </table:table-row>
        <table:table-row table:style-name="Tabla11.1">
          <table:table-cell table:style-name="Tabla11.A1" office:value-type="string">
            <text:p text:style-name="P113">Propósito:</text:p>
          </table:table-cell>
          <table:table-cell table:style-name="Tabla11.A1" office:value-type="string">
            <text:p text:style-name="P409">Obtener información completa de la oferta</text:p>
          </table:table-cell>
        </table:table-row>
        <table:table-row table:style-name="Tabla11.1">
          <table:table-cell table:style-name="Tabla11.A1" office:value-type="string">
            <text:p text:style-name="P113">Precondiciones</text:p>
          </table:table-cell>
          <table:table-cell table:style-name="Tabla11.A1" office:value-type="string">
            <text:p text:style-name="P231">CU00<text:span text:style-name="T5">1,</text:span><text:span text:style-name="T74">CU002</text:span></text:p>
          </table:table-cell>
        </table:table-row>
        <table:table-row table:style-name="Tabla11.1">
          <table:table-cell table:style-name="Tabla11.A1" office:value-type="string">
            <text:p text:style-name="P113">Resumen</text:p>
          </table:table-cell>
          <table:table-cell table:style-name="Tabla11.A1" office:value-type="string">
            <text:p text:style-name="P187">El usuario ingresa a la pagina de <text:span text:style-name="T74">oferta en ella puede acceder al perfil de la empresa y aplicar al empleo.</text:span></text:p>
          </table:table-cell>
        </table:table-row>
        <table:table-row table:style-name="Tabla11.1">
          <table:table-cell table:style-name="Tabla11.A1" office:value-type="string">
            <text:p text:style-name="P113">Tipo</text:p>
          </table:table-cell>
          <table:table-cell table:style-name="Tabla11.A1" office:value-type="string">
            <text:p text:style-name="P113">Primario, Esencial</text:p>
          </table:table-cell>
        </table:table-row>
        <table:table-row table:style-name="Tabla11.1">
          <table:table-cell table:style-name="Tabla11.A1" office:value-type="string">
            <text:p text:style-name="P113">Referencias:</text:p>
          </table:table-cell>
          <table:table-cell table:style-name="Tabla11.A1" office:value-type="string">
            <text:p text:style-name="P230">CU00<text:span text:style-name="T5">1,</text:span><text:span text:style-name="T74">CU002</text:span></text:p>
          </table:table-cell>
        </table:table-row>
        <table:table-row table:style-name="Tabla11.9">
          <table:table-cell table:style-name="Tabla11.A1" table:number-columns-spanned="2" office:value-type="string">
            <text:p text:style-name="P6">Segunda sección</text:p>
          </table:table-cell>
          <table:covered-table-cell/>
        </table:table-row>
        <table:table-row table:style-name="Tabla11.9">
          <table:table-cell table:style-name="Tabla11.A1" office:value-type="string">
            <text:p text:style-name="P6">Acción de actores</text:p>
          </table:table-cell>
          <table:table-cell table:style-name="Tabla11.A1" office:value-type="string">
            <text:p text:style-name="P7">Respuesta del sistema</text:p>
          </table:table-cell>
        </table:table-row>
        <table:table-row table:style-name="Tabla11.9">
          <table:table-cell table:style-name="Tabla11.A1" office:value-type="string">
            <text:p text:style-name="P262">1.<text:span text:style-name="T16">El usuario ingresa a la pagina de </text:span><text:span text:style-name="T17">la oferta</text:span></text:p>
          </table:table-cell>
          <table:table-cell table:style-name="Tabla11.A1" office:value-type="string">
            <text:p text:style-name="P263">2. <text:span text:style-name="T6">El</text:span><text:span text:style-name="T12"> </text:span><text:span text:style-name="T17">sistema de genera la información completa de la oferta </text:span><text:span text:style-name="T13">(</text:span><text:span text:style-name="T12">Nombre, empresa o empleador, puesto, salario, descripción</text:span><text:span text:style-name="T13">,perfil, requisitos, lugar o dirección) </text:span><text:span text:style-name="T17">y </text:span><text:span text:style-name="T13">se genera un mensaje “Cree una cuenta o inicie sesión para aplicar” y </text:span><text:span text:style-name="T17">dos botones crear usuario e iniciar sesión.</text:span></text:p>
          </table:table-cell>
        </table:table-row>
        <table:table-row table:style-name="Tabla11.9">
          <table:table-cell table:style-name="Tabla11.A12" office:value-type="string">
            <text:p text:style-name="P392"><text:span text:style-name="T75">3</text:span>.El usuario presiona crear usuario</text:p>
          </table:table-cell>
          <table:table-cell table:style-name="Tabla11.A12" office:value-type="string">
            <text:p text:style-name="P393"><text:span text:style-name="T75">4</text:span>.El sistema manda al usuario a la pagina crear usuarios</text:p>
          </table:table-cell>
        </table:table-row>
        <table:table-row table:style-name="Tabla11.9">
          <table:table-cell table:style-name="Tabla11.A12" office:value-type="string">
            <text:p text:style-name="P392"><text:span text:style-name="T75">5</text:span>. El usuario presiona iniciar sesión</text:p>
          </table:table-cell>
          <table:table-cell table:style-name="Tabla11.A12" office:value-type="string">
            <text:p text:style-name="P393"><text:span text:style-name="T75">6</text:span>.El sistema manda al usuario a la pagina iniciar sesión</text:p>
          </table:table-cell>
        </table:table-row>
        <table:table-row table:style-name="Tabla11.9">
          <table:table-cell table:style-name="Tabla11.A12" office:value-type="string">
            <text:p text:style-name="P412">7. <text:span text:style-name="T70">El usuario presiona </text:span>el perfil</text:p>
          </table:table-cell>
          <table:table-cell table:style-name="Tabla11.A12" office:value-type="string">
            <text:p text:style-name="P413">8. <text:span text:style-name="T70">El sistema manda al usuario a la pagina </text:span>de <text:soft-page-break/>perfil de la empresa o empleador.</text:p>
          </table:table-cell>
        </table:table-row>
      </table:table>
      <text:p text:style-name="P518"/>
      <text:p text:style-name="P414"><text:span text:style-name="T1">C</text:span><text:span text:style-name="T2">ASO DE USO DE ALTO NIVEL</text:span></text:p>
      <table:table table:name="Tabla5" table:style-name="Tabla5">
        <table:table-column table:style-name="Tabla5.A" table:number-columns-repeated="2"/>
        <table:table-row table:style-name="Tabla5.1">
          <table:table-cell table:style-name="Tabla5.A1" office:value-type="string">
            <text:p text:style-name="P115">Número</text:p>
          </table:table-cell>
          <table:table-cell table:style-name="Tabla5.A1" office:value-type="string">
            <text:p text:style-name="P115">CU00<text:span text:style-name="T76">4</text:span></text:p>
          </table:table-cell>
        </table:table-row>
        <table:table-row table:style-name="Tabla5.1">
          <table:table-cell table:style-name="Tabla5.A1" office:value-type="string">
            <text:p text:style-name="P115">Nombre del Caso de Uso:</text:p>
          </table:table-cell>
          <table:table-cell table:style-name="Tabla5.A1" office:value-type="string">
            <text:p text:style-name="P415">Perfil Empresa/Empleador</text:p>
          </table:table-cell>
        </table:table-row>
        <table:table-row table:style-name="Tabla5.1">
          <table:table-cell table:style-name="Tabla5.A1" office:value-type="string">
            <text:p text:style-name="P115">Actores</text:p>
          </table:table-cell>
          <table:table-cell table:style-name="Tabla5.A1" office:value-type="string">
            <text:p text:style-name="P115"><text:span text:style-name="T3">Todos los </text:span>Usuario<text:span text:style-name="T4">s</text:span> </text:p>
          </table:table-cell>
        </table:table-row>
        <table:table-row table:style-name="Tabla5.1">
          <table:table-cell table:style-name="Tabla5.A1" office:value-type="string">
            <text:p text:style-name="P115">Descripción</text:p>
          </table:table-cell>
          <table:table-cell table:style-name="Tabla5.A1" office:value-type="string">
            <text:p text:style-name="P188">El usuario ingresa a la pagina de <text:span text:style-name="T76">perfil</text:span></text:p>
          </table:table-cell>
        </table:table-row>
        <table:table-row table:style-name="Tabla5.1">
          <table:table-cell table:style-name="Tabla5.A1" office:value-type="string">
            <text:p text:style-name="P115">Tipo</text:p>
          </table:table-cell>
          <table:table-cell table:style-name="Tabla5.A1" office:value-type="string">
            <text:p text:style-name="P115"><text:span text:style-name="T76">Secundario</text:span> </text:p>
          </table:table-cell>
        </table:table-row>
      </table:table>
      <text:p text:style-name="P516">EXPANDIDO</text:p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115">Número</text:p>
          </table:table-cell>
          <table:table-cell table:style-name="Tabla6.A1" office:value-type="string">
            <text:p text:style-name="P115">CU00<text:span text:style-name="T76">4</text:span></text:p>
          </table:table-cell>
        </table:table-row>
        <table:table-row table:style-name="Tabla6.1">
          <table:table-cell table:style-name="Tabla6.A1" office:value-type="string">
            <text:p text:style-name="P115">Nombre del Caso de Uso:</text:p>
          </table:table-cell>
          <table:table-cell table:style-name="Tabla6.A1" office:value-type="string">
            <text:p text:style-name="P415">Perfil Empresa/Empleador</text:p>
          </table:table-cell>
        </table:table-row>
        <table:table-row table:style-name="Tabla6.1">
          <table:table-cell table:style-name="Tabla6.A1" office:value-type="string">
            <text:p text:style-name="P115">Actores</text:p>
          </table:table-cell>
          <table:table-cell table:style-name="Tabla6.A1" office:value-type="string">
            <text:p text:style-name="P115"><text:span text:style-name="T3">Todos los </text:span>Usuario<text:span text:style-name="T4">s</text:span> </text:p>
          </table:table-cell>
        </table:table-row>
        <table:table-row table:style-name="Tabla6.1">
          <table:table-cell table:style-name="Tabla6.A1" office:value-type="string">
            <text:p text:style-name="P115">Propósito:</text:p>
          </table:table-cell>
          <table:table-cell table:style-name="Tabla6.A1" office:value-type="string">
            <text:p text:style-name="P188">El usuario ingresa a la pagina de <text:span text:style-name="T76">perfil para obtener mas información</text:span></text:p>
          </table:table-cell>
        </table:table-row>
        <table:table-row table:style-name="Tabla6.1">
          <table:table-cell table:style-name="Tabla6.A1" office:value-type="string">
            <text:p text:style-name="P115">Precondiciones</text:p>
          </table:table-cell>
          <table:table-cell table:style-name="Tabla6.A1" office:value-type="string">
            <text:p text:style-name="P232">CU00<text:span text:style-name="T5">1,</text:span><text:span text:style-name="T74">CU00</text:span><text:span text:style-name="T76">3</text:span></text:p>
          </table:table-cell>
        </table:table-row>
        <table:table-row table:style-name="Tabla6.1">
          <table:table-cell table:style-name="Tabla6.A1" office:value-type="string">
            <text:p text:style-name="P115">Resumen</text:p>
          </table:table-cell>
          <table:table-cell table:style-name="Tabla6.A1" office:value-type="string">
            <text:p text:style-name="P188">El usuario ingresa a la pagina de <text:span text:style-name="T76">perfil de la empresa/empleador para ver que otras ofertas tiene y ampliar la información de la empresa.</text:span></text:p>
          </table:table-cell>
        </table:table-row>
        <table:table-row table:style-name="Tabla6.1">
          <table:table-cell table:style-name="Tabla6.A1" office:value-type="string">
            <text:p text:style-name="P115">Tipo</text:p>
          </table:table-cell>
          <table:table-cell table:style-name="Tabla6.A1" office:value-type="string">
            <text:p text:style-name="P415">Secundario</text:p>
          </table:table-cell>
        </table:table-row>
        <table:table-row table:style-name="Tabla6.1">
          <table:table-cell table:style-name="Tabla6.A1" office:value-type="string">
            <text:p text:style-name="P115">Referencias:</text:p>
          </table:table-cell>
          <table:table-cell table:style-name="Tabla6.A1" office:value-type="string">
            <text:p text:style-name="P232">CU00<text:span text:style-name="T5">1,</text:span><text:span text:style-name="T74">CU00</text:span><text:span text:style-name="T76">3</text:span></text:p>
          </table:table-cell>
        </table:table-row>
        <table:table-row table:style-name="Tabla6.9">
          <table:table-cell table:style-name="Tabla6.A1" table:number-columns-spanned="2" office:value-type="string">
            <text:p text:style-name="P8">Segunda sección</text:p>
          </table:table-cell>
          <table:covered-table-cell/>
        </table:table-row>
        <table:table-row table:style-name="Tabla6.9">
          <table:table-cell table:style-name="Tabla6.A1" office:value-type="string">
            <text:p text:style-name="P8">Acción de actores</text:p>
          </table:table-cell>
          <table:table-cell table:style-name="Tabla6.A1" office:value-type="string">
            <text:p text:style-name="P9">Respuesta del sistema</text:p>
          </table:table-cell>
        </table:table-row>
        <table:table-row table:style-name="Tabla6.9">
          <table:table-cell table:style-name="Tabla6.A1" office:value-type="string">
            <text:p text:style-name="P264">1.<text:span text:style-name="T16">El usuario ingresa a la pagina de </text:span><text:span text:style-name="T18">perfil</text:span></text:p>
          </table:table-cell>
          <table:table-cell table:style-name="Tabla6.A1" office:value-type="string">
            <text:p text:style-name="P265">2. <text:span text:style-name="T6">El</text:span><text:span text:style-name="T12"> </text:span><text:span text:style-name="T17">sistema de genera la información </text:span><text:span text:style-name="T19">de la empresa</text:span><text:span text:style-name="T17"> </text:span><text:span text:style-name="T13">(</text:span><text:span text:style-name="T12">Nombre, empresa o empleador,</text:span><text:span text:style-name="T19">información de la empresa(Misión y Visión)</text:span><text:span text:style-name="T12">, </text:span><text:span text:style-name="T13">lugar o dirección) </text:span><text:span text:style-name="T17">y </text:span><text:span text:style-name="T19">debajo de generan un listado de todo los empleos de la empresa con breve información(Oferta, Puesto y Salario) y un botón de mas información.</text:span></text:p>
          </table:table-cell>
        </table:table-row>
        <table:table-row table:style-name="Tabla6.9">
          <table:table-cell table:style-name="Tabla6.A12" office:value-type="string">
            <text:p text:style-name="P390"><text:span text:style-name="T77">3</text:span>. El usuario presiona el botón mas información de la oferta</text:p>
          </table:table-cell>
          <table:table-cell table:style-name="Tabla6.A12" office:value-type="string">
            <text:p text:style-name="P391"><text:span text:style-name="T77">4</text:span>. El sistema manda al usuario a la pagina de <text:span text:style-name="T70">la</text:span> oferta donde muestra <text:span text:style-name="T70">la información </text:span><text:soft-page-break/><text:span text:style-name="T70">completa</text:span></text:p>
          </table:table-cell>
        </table:table-row>
      </table:table>
      <text:p text:style-name="P520"/>
      <text:p text:style-name="P66">C<text:span text:style-name="T48">ASO DE USO DE ALTO NIVEL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16">Número</text:p>
          </table:table-cell>
          <table:table-cell table:style-name="Table3.A1" office:value-type="string">
            <text:p text:style-name="P116">CU00<text:span text:style-name="T78">5</text:span></text:p>
          </table:table-cell>
        </table:table-row>
        <table:table-row table:style-name="Table3.1">
          <table:table-cell table:style-name="Table3.A1" office:value-type="string">
            <text:p text:style-name="P116">Nombre del Caso de Uso:</text:p>
          </table:table-cell>
          <table:table-cell table:style-name="Table3.A1" office:value-type="string">
            <text:p text:style-name="P223">Inicio de sesión</text:p>
          </table:table-cell>
        </table:table-row>
        <table:table-row table:style-name="Table3.1">
          <table:table-cell table:style-name="Table3.A1" office:value-type="string">
            <text:p text:style-name="P116">Actores</text:p>
          </table:table-cell>
          <table:table-cell table:style-name="Table3.A1" office:value-type="string">
            <text:p text:style-name="P116"><text:span text:style-name="T46">Todos los </text:span>Usuario<text:span text:style-name="T4">s</text:span> </text:p>
          </table:table-cell>
        </table:table-row>
        <table:table-row table:style-name="Table3.1">
          <table:table-cell table:style-name="Table3.A1" office:value-type="string">
            <text:p text:style-name="P116">Descripción</text:p>
          </table:table-cell>
          <table:table-cell table:style-name="Table3.A1" office:value-type="string">
            <text:p text:style-name="P155">El usuario <text:span text:style-name="T4">ingresa su nombre y contraseña</text:span>, <text:span text:style-name="T4">y presiona el botón para iniciar sesión.</text:span></text:p>
          </table:table-cell>
        </table:table-row>
        <table:table-row table:style-name="Table3.1">
          <table:table-cell table:style-name="Table3.A1" office:value-type="string">
            <text:p text:style-name="P116">Tipo</text:p>
          </table:table-cell>
          <table:table-cell table:style-name="Table3.A1" office:value-type="string">
            <text:p text:style-name="P116">Primario</text:p>
          </table:table-cell>
        </table:table-row>
      </table:table>
      <text:p text:style-name="P416"/>
      <text:p text:style-name="P89">EXPANDIDO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16">Número</text:p>
          </table:table-cell>
          <table:table-cell table:style-name="Table4.A1" office:value-type="string">
            <text:p text:style-name="P116">CU00<text:span text:style-name="T78">5</text:span></text:p>
          </table:table-cell>
        </table:table-row>
        <table:table-row table:style-name="Table4.1">
          <table:table-cell table:style-name="Table4.A1" office:value-type="string">
            <text:p text:style-name="P116">Nombre del Caso de Uso:</text:p>
          </table:table-cell>
          <table:table-cell table:style-name="Table4.A1" office:value-type="string">
            <text:p text:style-name="P223">Inicio de sesión </text:p>
          </table:table-cell>
        </table:table-row>
        <table:table-row table:style-name="Table4.1">
          <table:table-cell table:style-name="Table4.A1" office:value-type="string">
            <text:p text:style-name="P116">Actores</text:p>
          </table:table-cell>
          <table:table-cell table:style-name="Table4.A1" office:value-type="string">
            <text:p text:style-name="P116"><text:span text:style-name="T46">Todos los </text:span>Usuario<text:span text:style-name="T4">s</text:span></text:p>
          </table:table-cell>
        </table:table-row>
        <table:table-row table:style-name="Table4.1">
          <table:table-cell table:style-name="Table4.A1" office:value-type="string">
            <text:p text:style-name="P116">Propósito:</text:p>
          </table:table-cell>
          <table:table-cell table:style-name="Table4.A1" office:value-type="string">
            <text:p text:style-name="P116"><text:span text:style-name="T4">Iniciar sesión de usuario</text:span> </text:p>
          </table:table-cell>
        </table:table-row>
        <table:table-row table:style-name="Table4.1">
          <table:table-cell table:style-name="Table4.A1" office:value-type="string">
            <text:p text:style-name="P116">Precondiciones</text:p>
          </table:table-cell>
          <table:table-cell table:style-name="Table4.A1" office:value-type="string">
            <text:p text:style-name="P223">CU00<text:span text:style-name="T5">2</text:span> Registro</text:p>
          </table:table-cell>
        </table:table-row>
        <table:table-row table:style-name="Table4.1">
          <table:table-cell table:style-name="Table4.A1" office:value-type="string">
            <text:p text:style-name="P116">Resumen</text:p>
          </table:table-cell>
          <table:table-cell table:style-name="Table4.A1" office:value-type="string">
            <text:p text:style-name="P155">El usuario <text:span text:style-name="T4">ingresa su nombre y contraseña</text:span>, <text:span text:style-name="T4">y presiona el botón para iniciar sesión.</text:span></text:p>
          </table:table-cell>
        </table:table-row>
        <table:table-row table:style-name="Table4.1">
          <table:table-cell table:style-name="Table4.A1" office:value-type="string">
            <text:p text:style-name="P116">Tipo</text:p>
          </table:table-cell>
          <table:table-cell table:style-name="Table4.A1" office:value-type="string">
            <text:p text:style-name="P116">Primario, Esencial</text:p>
          </table:table-cell>
        </table:table-row>
        <table:table-row table:style-name="Table4.1">
          <table:table-cell table:style-name="Table4.A1" office:value-type="string">
            <text:p text:style-name="P116">Referencias:</text:p>
          </table:table-cell>
          <table:table-cell table:style-name="Table4.A1" office:value-type="string">
            <text:p text:style-name="P233">CU00<text:span text:style-name="T5">1, CU002</text:span></text:p>
          </table:table-cell>
        </table:table-row>
        <table:table-row table:style-name="Table4.9">
          <table:table-cell table:style-name="Table4.A1" table:number-columns-spanned="2" office:value-type="string">
            <text:p text:style-name="P10">Segunda sección</text:p>
          </table:table-cell>
          <table:covered-table-cell/>
        </table:table-row>
        <table:table-row table:style-name="Table4.9">
          <table:table-cell table:style-name="Table4.A1" office:value-type="string">
            <text:p text:style-name="P10">Acción de actores</text:p>
          </table:table-cell>
          <table:table-cell table:style-name="Table4.A1" office:value-type="string">
            <text:p text:style-name="P11">Respuesta del sistema</text:p>
          </table:table-cell>
        </table:table-row>
        <table:table-row table:style-name="Table4.9">
          <table:table-cell table:style-name="Table4.A1" office:value-type="string">
            <text:p text:style-name="P417">1. El usuario inicia la pagina de inicio de sesión</text:p>
          </table:table-cell>
          <table:table-cell table:style-name="Table4.A1" office:value-type="string">
            <text:p text:style-name="P418">2. El sistema genera un formulario de inicio de sesión para ingresar los datos(Usuario o correo y contraseña), el botón iniciar sesión y los links crear usuario y contraseña olvidada.</text:p>
          </table:table-cell>
        </table:table-row>
        <table:table-row table:style-name="Table4.9">
          <table:table-cell table:style-name="Table4.A12" office:value-type="string">
            <text:p text:style-name="P116"><text:span text:style-name="T79">3</text:span>. <text:span text:style-name="T78">El usuario Ingresa su nombre </text:span><text:span text:style-name="T79">de</text:span><text:span text:style-name="T78"> usuario o su correo electrónico.</text:span></text:p>
          </table:table-cell>
          <table:table-cell table:style-name="Table4.A12" office:value-type="string">
            <text:p text:style-name="P117"/>
          </table:table-cell>
        </table:table-row>
        <table:table-row table:style-name="Table4.9">
          <table:table-cell table:style-name="Table4.A1" office:value-type="string">
            <text:p text:style-name="P116"><text:span text:style-name="T79">4</text:span>. <text:span text:style-name="T78">El usuario Ingresa su </text:span><text:span text:style-name="T79">contraseña</text:span><text:span text:style-name="T4">.</text:span></text:p>
          </table:table-cell>
          <table:table-cell table:style-name="Table4.A1" office:value-type="string">
            <text:p text:style-name="P117"/>
          </table:table-cell>
        </table:table-row>
        <table:table-row table:style-name="Table4.9">
          <table:table-cell table:style-name="Table4.A1" office:value-type="string">
            <text:p text:style-name="P116"><text:span text:style-name="T79">5</text:span>. <text:span text:style-name="T4">Presionar el botón iniciar sesión.</text:span></text:p>
          </table:table-cell>
          <table:table-cell table:style-name="Table4.A1" office:value-type="string">
            <text:p text:style-name="P224"><text:span text:style-name="T81">6</text:span>. El sistema <text:span text:style-name="T79">manda al usuario a su pagina </text:span><text:soft-page-break/><text:span text:style-name="T79">principal dependiendo su rol(si es nuevo debe completar información y sera mandado a la pagina de completar información)</text:span> .</text:p>
          </table:table-cell>
        </table:table-row>
        <table:table-row table:style-name="Table4.9">
          <table:table-cell table:style-name="Table4.A1" table:number-columns-spanned="2" office:value-type="string">
            <text:p text:style-name="P10">Tercera sección (escenarios alternos)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116">En paso 3, si el <text:span text:style-name="T4">usuario o </text:span><text:span text:style-name="T79">correo</text:span><text:span text:style-name="T4"> son incorrectos, se muestra el mensaje “usuario o </text:span><text:span text:style-name="T79">correo</text:span><text:span text:style-name="T4"> incorrectos”</text:span>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116">En paso 3, <text:span text:style-name="T4">si deja en blanco </text:span><text:span text:style-name="T80">el cuadro</text:span><text:span text:style-name="T4"> de texto, se muestra el mensaje ”ingrese usuario </text:span><text:span text:style-name="T80">o</text:span><text:span text:style-name="T4"> </text:span><text:span text:style-name="T80">correo</text:span><text:span text:style-name="T4">”</text:span></text:p>
          </table:table-cell>
          <table:covered-table-cell/>
        </table:table-row>
        <table:table-row table:style-name="Table4.9">
          <table:table-cell table:style-name="Table4.A12" table:number-columns-spanned="2" office:value-type="string">
            <text:p text:style-name="P116">En paso <text:span text:style-name="T79">4</text:span>, si <text:span text:style-name="T79">la contraseña es incorrecta</text:span><text:span text:style-name="T4">, se muestra el mensaje “contraseña incorrec</text:span><text:span text:style-name="T79">ta</text:span><text:span text:style-name="T4">”</text:span></text:p>
          </table:table-cell>
          <table:covered-table-cell/>
        </table:table-row>
        <table:table-row table:style-name="Table4.9">
          <table:table-cell table:style-name="Table4.A12" table:number-columns-spanned="2" office:value-type="string">
            <text:p text:style-name="P118">En paso <text:span text:style-name="T79">4</text:span>, <text:span text:style-name="T4">si deja en blanco </text:span><text:span text:style-name="T79">el</text:span><text:span text:style-name="T4"> cuadro de texto, se muestra el mensaje ”ingrese contraseña”</text:span></text:p>
          </table:table-cell>
          <table:covered-table-cell/>
        </table:table-row>
      </table:table>
      <text:p text:style-name="P66"/>
      <text:p text:style-name="P67">C<text:span text:style-name="T48">ASO DE USO DE ALTO NIVEL</text:span></text:p>
      <table:table table:name="Table51" table:style-name="Table51">
        <table:table-column table:style-name="Table51.A" table:number-columns-repeated="2"/>
        <table:table-row table:style-name="Table51.1">
          <table:table-cell table:style-name="Table51.A1" office:value-type="string">
            <text:p text:style-name="P119">Número</text:p>
          </table:table-cell>
          <table:table-cell table:style-name="Table51.A1" office:value-type="string">
            <text:p text:style-name="P119">CU00<text:span text:style-name="T82">6</text:span></text:p>
          </table:table-cell>
        </table:table-row>
        <table:table-row table:style-name="Table51.1">
          <table:table-cell table:style-name="Table51.A1" office:value-type="string">
            <text:p text:style-name="P119">Nombre del Caso de Uso:</text:p>
          </table:table-cell>
          <table:table-cell table:style-name="Table51.A1" office:value-type="string">
            <text:p text:style-name="P225"><text:span text:style-name="T5">Cerrar</text:span> sesión</text:p>
          </table:table-cell>
        </table:table-row>
        <table:table-row table:style-name="Table51.1">
          <table:table-cell table:style-name="Table51.A1" office:value-type="string">
            <text:p text:style-name="P119">Actores</text:p>
          </table:table-cell>
          <table:table-cell table:style-name="Table51.A1" office:value-type="string">
            <text:p text:style-name="P119"><text:span text:style-name="T46">Todos los </text:span>Usuario<text:span text:style-name="T4">s</text:span> </text:p>
          </table:table-cell>
        </table:table-row>
        <table:table-row table:style-name="Table51.1">
          <table:table-cell table:style-name="Table51.A1" office:value-type="string">
            <text:p text:style-name="P119">Descripción</text:p>
          </table:table-cell>
          <table:table-cell table:style-name="Table51.A1" office:value-type="string">
            <text:p text:style-name="P156">El usuario <text:span text:style-name="T5">presiona el apartado Cerrar Sesión.</text:span></text:p>
          </table:table-cell>
        </table:table-row>
        <table:table-row table:style-name="Table51.1">
          <table:table-cell table:style-name="Table51.A1" office:value-type="string">
            <text:p text:style-name="P119">Tipo</text:p>
          </table:table-cell>
          <table:table-cell table:style-name="Table51.A1" office:value-type="string">
            <text:p text:style-name="P119">Primario</text:p>
          </table:table-cell>
        </table:table-row>
      </table:table>
      <text:p text:style-name="P419"/>
      <text:p text:style-name="P90">EXPANDIDO</text:p>
      <table:table table:name="Table52" table:style-name="Table52">
        <table:table-column table:style-name="Table52.A" table:number-columns-repeated="2"/>
        <table:table-row table:style-name="Table52.1">
          <table:table-cell table:style-name="Table52.A1" office:value-type="string">
            <text:p text:style-name="P119">Número</text:p>
          </table:table-cell>
          <table:table-cell table:style-name="Table52.A1" office:value-type="string">
            <text:p text:style-name="P119">CU00<text:span text:style-name="T82">6</text:span></text:p>
          </table:table-cell>
        </table:table-row>
        <table:table-row table:style-name="Table52.1">
          <table:table-cell table:style-name="Table52.A1" office:value-type="string">
            <text:p text:style-name="P119">Nombre del Caso de Uso:</text:p>
          </table:table-cell>
          <table:table-cell table:style-name="Table52.A1" office:value-type="string">
            <text:p text:style-name="P225"><text:span text:style-name="T5">Cerrar</text:span> sesión </text:p>
          </table:table-cell>
        </table:table-row>
        <table:table-row table:style-name="Table52.1">
          <table:table-cell table:style-name="Table52.A1" office:value-type="string">
            <text:p text:style-name="P119">Actores</text:p>
          </table:table-cell>
          <table:table-cell table:style-name="Table52.A1" office:value-type="string">
            <text:p text:style-name="P119"><text:span text:style-name="T46">Todos los </text:span>Usuario<text:span text:style-name="T4">s</text:span> </text:p>
          </table:table-cell>
        </table:table-row>
        <table:table-row table:style-name="Table52.1">
          <table:table-cell table:style-name="Table52.A1" office:value-type="string">
            <text:p text:style-name="P119">Propósito:</text:p>
          </table:table-cell>
          <table:table-cell table:style-name="Table52.A1" office:value-type="string">
            <text:p text:style-name="P156">El usuario <text:span text:style-name="T5">presiona el apartado Cerrar Sesión.</text:span></text:p>
          </table:table-cell>
        </table:table-row>
        <table:table-row table:style-name="Table52.1">
          <table:table-cell table:style-name="Table52.A1" office:value-type="string">
            <text:p text:style-name="P119">Precondiciones</text:p>
          </table:table-cell>
          <table:table-cell table:style-name="Table52.A1" office:value-type="string">
            <text:p text:style-name="P225">CU00<text:span text:style-name="T83">5</text:span></text:p>
          </table:table-cell>
        </table:table-row>
        <table:table-row table:style-name="Table52.1">
          <table:table-cell table:style-name="Table52.A1" office:value-type="string">
            <text:p text:style-name="P119">Resumen</text:p>
          </table:table-cell>
          <table:table-cell table:style-name="Table52.A1" office:value-type="string">
            <text:p text:style-name="P156">El usuario <text:span text:style-name="T5">presiona el botón de cerrar sesión</text:span>, <text:span text:style-name="T4">y </text:span><text:span text:style-name="T5">el usuario es </text:span><text:span text:style-name="T82">mandado</text:span><text:span text:style-name="T5"> al </text:span><text:span text:style-name="T82">menú de ofertas de empleo</text:span><text:span text:style-name="T5"> .</text:span></text:p>
          </table:table-cell>
        </table:table-row>
        <table:table-row table:style-name="Table52.1">
          <table:table-cell table:style-name="Table52.A1" office:value-type="string">
            <text:p text:style-name="P119">Tipo</text:p>
          </table:table-cell>
          <table:table-cell table:style-name="Table52.A1" office:value-type="string">
            <text:p text:style-name="P150">Secundario</text:p>
          </table:table-cell>
        </table:table-row>
        <table:table-row table:style-name="Table52.1">
          <table:table-cell table:style-name="Table52.A1" office:value-type="string">
            <text:p text:style-name="P119">Referencias:</text:p>
          </table:table-cell>
          <table:table-cell table:style-name="Table52.A1" office:value-type="string">
            <text:p text:style-name="P150">CU00<text:span text:style-name="T83">1</text:span>, CU00<text:span text:style-name="T83">2, CU005</text:span></text:p>
          </table:table-cell>
        </table:table-row>
        <table:table-row table:style-name="Table52.9">
          <table:table-cell table:style-name="Table52.A1" table:number-columns-spanned="2" office:value-type="string">
            <text:p text:style-name="P12">Segunda sección</text:p>
          </table:table-cell>
          <table:covered-table-cell/>
        </table:table-row>
        <text:soft-page-break/>
        <table:table-row table:style-name="Table52.9">
          <table:table-cell table:style-name="Table52.A1" office:value-type="string">
            <text:p text:style-name="P12">Acción de actores</text:p>
          </table:table-cell>
          <table:table-cell table:style-name="Table52.A1" office:value-type="string">
            <text:p text:style-name="P13">Respuesta del sistema</text:p>
          </table:table-cell>
        </table:table-row>
        <table:table-row table:style-name="Table52.9">
          <table:table-cell table:style-name="Table52.A1" office:value-type="string">
            <text:p text:style-name="P119">1. <text:span text:style-name="T84">El usuario presiona</text:span> <text:span text:style-name="T4">el </text:span><text:span text:style-name="T49">botón cerrar sesión.</text:span></text:p>
          </table:table-cell>
          <table:table-cell table:style-name="Table52.A1" office:value-type="string">
            <text:p text:style-name="P278">2. <text:span text:style-name="T4">El sistema </text:span><text:span text:style-name="T83">genera un mensaje “Esta seguro de querer cerrar sesión”, debajo hay dos botones cancelar y ok.</text:span><text:span text:style-name="T4"> </text:span></text:p>
          </table:table-cell>
        </table:table-row>
        <table:table-row table:style-name="Table52.9">
          <table:table-cell table:style-name="Table52.A12" office:value-type="string">
            <text:p text:style-name="P420">3. <text:span text:style-name="T84">El usuario presiona el botón cancelar</text:span> </text:p>
          </table:table-cell>
          <table:table-cell table:style-name="Table52.A12" office:value-type="string">
            <text:p text:style-name="P422"><text:span text:style-name="T20">4. </text:span><text:span text:style-name="T6">El sistema quita el mensaje y deja al usuario donde estaba</text:span></text:p>
          </table:table-cell>
        </table:table-row>
        <table:table-row table:style-name="Table52.9">
          <table:table-cell table:style-name="Table52.A12" office:value-type="string">
            <text:p text:style-name="P421">4. El usuario presiona el botón ok<text:span text:style-name="T83"> </text:span></text:p>
          </table:table-cell>
          <table:table-cell table:style-name="Table52.A12" office:value-type="string">
            <text:p text:style-name="P279"><text:span text:style-name="T22">5</text:span><text:span text:style-name="T21">.</text:span><text:span text:style-name="T22">El sistema <text:s/>cierra la sesión y </text:span><text:span text:style-name="T20">manda</text:span><text:span text:style-name="T7"> al </text:span><text:span text:style-name="T22">usuario al</text:span><text:span text:style-name="T7"> </text:span><text:span text:style-name="T20">menú de ofertas de empleo</text:span></text:p>
          </table:table-cell>
        </table:table-row>
      </table:table>
      <text:p text:style-name="P67"/>
      <text:p text:style-name="P423"><text:span text:style-name="T1">C</text:span><text:span text:style-name="T2">ASO DE USO DE ALTO NIVEL</text:span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20">Número</text:p>
          </table:table-cell>
          <table:table-cell table:style-name="Table7.A1" office:value-type="string">
            <text:p text:style-name="P120">CU00<text:span text:style-name="T84">7</text:span></text:p>
          </table:table-cell>
        </table:table-row>
        <table:table-row table:style-name="Table7.1">
          <table:table-cell table:style-name="Table7.A1" office:value-type="string">
            <text:p text:style-name="P120">Nombre del Caso de Uso:</text:p>
          </table:table-cell>
          <table:table-cell table:style-name="Table7.A1" office:value-type="string">
            <text:p text:style-name="P226"><text:span text:style-name="T84">Creación</text:span> de Usuario</text:p>
          </table:table-cell>
        </table:table-row>
        <table:table-row table:style-name="Table7.1">
          <table:table-cell table:style-name="Table7.A1" office:value-type="string">
            <text:p text:style-name="P120">Actores</text:p>
          </table:table-cell>
          <table:table-cell table:style-name="Table7.A1" office:value-type="string">
            <text:p text:style-name="P120"><text:span text:style-name="T3">Todos los </text:span>Usuario<text:span text:style-name="T4">s</text:span> </text:p>
          </table:table-cell>
        </table:table-row>
        <table:table-row table:style-name="Table7.1">
          <table:table-cell table:style-name="Table7.A1" office:value-type="string">
            <text:p text:style-name="P120">Descripción</text:p>
          </table:table-cell>
          <table:table-cell table:style-name="Table7.A1" office:value-type="string">
            <text:p text:style-name="P157">El usuario selecciona crear usuario, se genera una página con un formulario de creación de usuarios, rellena los datos solicitados y finaliza el formulario.</text:p>
          </table:table-cell>
        </table:table-row>
        <table:table-row table:style-name="Table7.1">
          <table:table-cell table:style-name="Table7.A1" office:value-type="string">
            <text:p text:style-name="P120">Tipo</text:p>
          </table:table-cell>
          <table:table-cell table:style-name="Table7.A1" office:value-type="string">
            <text:p text:style-name="P120">Primario </text:p>
          </table:table-cell>
        </table:table-row>
      </table:table>
      <text:p text:style-name="P423"/>
      <text:p text:style-name="P91">EXPANDIDO</text:p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120">Número</text:p>
          </table:table-cell>
          <table:table-cell table:style-name="Tabla2.A1" office:value-type="string">
            <text:p text:style-name="P120">CU00<text:span text:style-name="T84">7</text:span></text:p>
          </table:table-cell>
        </table:table-row>
        <table:table-row table:style-name="Tabla2.1">
          <table:table-cell table:style-name="Tabla2.A1" office:value-type="string">
            <text:p text:style-name="P120">Nombre del Caso de Uso:</text:p>
          </table:table-cell>
          <table:table-cell table:style-name="Tabla2.A1" office:value-type="string">
            <text:p text:style-name="P226"><text:span text:style-name="T84">Creación</text:span> de Usuario </text:p>
          </table:table-cell>
        </table:table-row>
        <table:table-row table:style-name="Tabla2.1">
          <table:table-cell table:style-name="Tabla2.A1" office:value-type="string">
            <text:p text:style-name="P120">Actores</text:p>
          </table:table-cell>
          <table:table-cell table:style-name="Tabla2.A1" office:value-type="string">
            <text:p text:style-name="P120"><text:span text:style-name="T3">Todos los </text:span>Usuario<text:span text:style-name="T4">s</text:span></text:p>
          </table:table-cell>
        </table:table-row>
        <table:table-row table:style-name="Tabla2.1">
          <table:table-cell table:style-name="Tabla2.A1" office:value-type="string">
            <text:p text:style-name="P120">Propósito:</text:p>
          </table:table-cell>
          <table:table-cell table:style-name="Tabla2.A1" office:value-type="string">
            <text:p text:style-name="P120"><text:span text:style-name="T8">Registrar el usuario en el sistema</text:span> </text:p>
          </table:table-cell>
        </table:table-row>
        <table:table-row table:style-name="Tabla2.1">
          <table:table-cell table:style-name="Tabla2.A1" office:value-type="string">
            <text:p text:style-name="P120">Precondiciones</text:p>
          </table:table-cell>
          <table:table-cell table:style-name="Tabla2.A1" office:value-type="string">
            <text:p text:style-name="P421">CU001. CU002, CU005</text:p>
          </table:table-cell>
        </table:table-row>
        <table:table-row table:style-name="Tabla2.1">
          <table:table-cell table:style-name="Tabla2.A1" office:value-type="string">
            <text:p text:style-name="P120">Resumen</text:p>
          </table:table-cell>
          <table:table-cell table:style-name="Tabla2.A1" office:value-type="string">
            <text:p text:style-name="P157">El usuario selecciona crear usuario, se genera una página con un formulario de creación de usuario, rellena los siguientes datos: <text:span text:style-name="T4">nombre</text:span><text:span text:style-name="T46">, </text:span><text:span text:style-name="T4">nombre de usuario, dirección, teléfono, correo electrónico, CUI y fecha de nacimiento</text:span> Para finalizar su registro debe presionar el botón crear</text:p>
          </table:table-cell>
        </table:table-row>
        <table:table-row table:style-name="Tabla2.1">
          <table:table-cell table:style-name="Tabla2.A1" office:value-type="string">
            <text:p text:style-name="P120">Tipo</text:p>
          </table:table-cell>
          <table:table-cell table:style-name="Tabla2.A1" office:value-type="string">
            <text:p text:style-name="P120">Primario, Esencial</text:p>
          </table:table-cell>
        </table:table-row>
        <text:soft-page-break/>
        <table:table-row table:style-name="Tabla2.1">
          <table:table-cell table:style-name="Tabla2.A1" office:value-type="string">
            <text:p text:style-name="P120">Referencias:</text:p>
          </table:table-cell>
          <table:table-cell table:style-name="Tabla2.A1" office:value-type="string">
            <text:p text:style-name="P421">CU001. CU002, CU005</text:p>
          </table:table-cell>
        </table:table-row>
        <table:table-row table:style-name="Tabla2.9">
          <table:table-cell table:style-name="Tabla2.A1" table:number-columns-spanned="2" office:value-type="string">
            <text:p text:style-name="P14">Segunda sección</text:p>
          </table:table-cell>
          <table:covered-table-cell/>
        </table:table-row>
        <table:table-row table:style-name="Tabla2.10">
          <table:table-cell table:style-name="Tabla2.A1" office:value-type="string">
            <text:p text:style-name="P14">Acción de actores</text:p>
          </table:table-cell>
          <table:table-cell table:style-name="Tabla2.A1" office:value-type="string">
            <text:p text:style-name="P15">Respuesta del sistema</text:p>
          </table:table-cell>
        </table:table-row>
        <table:table-row table:style-name="Tabla2.9">
          <table:table-cell table:style-name="Tabla2.A1" office:value-type="string">
            <text:p text:style-name="P266">1. <text:span text:style-name="T85">El usuario presiona el botón crear usuario</text:span></text:p>
          </table:table-cell>
          <table:table-cell table:style-name="Tabla2.A1" office:value-type="string">
            <text:p text:style-name="P267">2. El sistema redirige al usuario a otra pagina donde están los espacios para ingresar su <text:span text:style-name="T9">nombre</text:span><text:span text:style-name="T6">, </text:span><text:span text:style-name="T9">nombre de usuario, contraseña, dirección, teléfono, correo electrónico, CUI y fecha de nacimiento, </text:span><text:span text:style-name="T6">y quede registrado en el sistema</text:span><text:span text:style-name="T9">.</text:span></text:p>
          </table:table-cell>
        </table:table-row>
        <table:table-row table:style-name="Tabla2.9">
          <table:table-cell table:style-name="Tabla2.A1" office:value-type="string">
            <text:p text:style-name="P120">1. <text:span text:style-name="T86">Ingresa el nombre</text:span><text:span text:style-name="T4">.</text:span></text:p>
          </table:table-cell>
          <table:table-cell table:style-name="Tabla2.A1" office:value-type="string">
            <text:p text:style-name="P121"/>
          </table:table-cell>
        </table:table-row>
        <table:table-row table:style-name="Tabla2.9">
          <table:table-cell table:style-name="Tabla2.A1" office:value-type="string">
            <text:p text:style-name="P122"><text:span text:style-name="T4">2</text:span>. <text:span text:style-name="T86">Ingresa el nombre de usuario</text:span><text:span text:style-name="T4">.</text:span></text:p>
          </table:table-cell>
          <table:table-cell table:style-name="Tabla2.A1" office:value-type="string">
            <text:p text:style-name="P121"/>
          </table:table-cell>
        </table:table-row>
        <table:table-row table:style-name="Tabla2.9">
          <table:table-cell table:style-name="Tabla2.A14" office:value-type="string">
            <text:p text:style-name="P122"><text:span text:style-name="T4">3</text:span>. <text:span text:style-name="T86">Ingresa la dirección.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120"><text:span text:style-name="T4">4</text:span>. <text:span text:style-name="T86">Ingresa el teléfono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120"><text:span text:style-name="T4">5</text:span>. <text:span text:style-name="T86">ingresa correo electrónico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120"><text:span text:style-name="T4">6</text:span>. <text:span text:style-name="T86">Ingresa CUI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120"><text:span text:style-name="T4">7</text:span>. <text:span text:style-name="T86">Ingresa la fecha de nacimiento.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226"><text:span text:style-name="T86">8</text:span>. Presionar el <text:span text:style-name="T47">el cuadro de sección</text:span> de <text:span text:style-name="T47">tipo de usuario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226"><text:span text:style-name="T87">9</text:span>. Presionar el botón de crear usuario</text:p>
          </table:table-cell>
          <table:table-cell table:style-name="Tabla2.A14" office:value-type="string">
            <text:p text:style-name="P227">1<text:span text:style-name="T87">0</text:span>. El sistema <text:span text:style-name="T86">devuelve un mensaje “Usuario creado con éxito”, </text:span><text:span text:style-name="T87">debajo un botón ok, al presionarlo el usuario es mandado al inicio de sesión.</text:span></text:p>
          </table:table-cell>
        </table:table-row>
        <table:table-row table:style-name="Tabla2.9">
          <table:table-cell table:style-name="Tabla2.A1" table:number-columns-spanned="2" office:value-type="string">
            <text:p text:style-name="P14">Tercera sección (escenarios alternos)</text:p>
          </table:table-cell>
          <table:covered-table-cell/>
        </table:table-row>
        <table:table-row table:style-name="Tabla2.9">
          <table:table-cell table:style-name="Tabla2.A1" table:number-columns-spanned="2" office:value-type="string">
            <text:p text:style-name="P120">En paso <text:span text:style-name="T4">9</text:span>, <text:span text:style-name="T87">al presionar el botón </text:span>si <text:span text:style-name="T4">no ingresa todos los datos , se muestra el mensaje “por favor ingrese todos los datos no deje espacio en blanco”.</text:span></text:p>
          </table:table-cell>
          <table:covered-table-cell/>
        </table:table-row>
      </table:table>
      <text:p text:style-name="P68"/>
      <text:p text:style-name="P69">C<text:span text:style-name="T48">ASO DE USO DE ALTO NIVEL</text:span></text:p>
      <table:table table:name="Table59" table:style-name="Table59">
        <table:table-column table:style-name="Table59.A" table:number-columns-repeated="2"/>
        <table:table-row table:style-name="Table59.1">
          <table:table-cell table:style-name="Table59.A1" office:value-type="string">
            <text:p text:style-name="P123">Número</text:p>
          </table:table-cell>
          <table:table-cell table:style-name="Table59.A1" office:value-type="string">
            <text:p text:style-name="P123">CU00<text:span text:style-name="T50">8</text:span></text:p>
          </table:table-cell>
        </table:table-row>
        <table:table-row table:style-name="Table59.1">
          <table:table-cell table:style-name="Table59.A1" office:value-type="string">
            <text:p text:style-name="P123">Nombre del Caso de Uso:</text:p>
          </table:table-cell>
          <table:table-cell table:style-name="Table59.A1" office:value-type="string">
            <text:p text:style-name="P280">Menú <text:span text:style-name="T88">Dashboard</text:span> <text:span text:style-name="T5">Administrador</text:span></text:p>
          </table:table-cell>
        </table:table-row>
        <table:table-row table:style-name="Table59.1">
          <table:table-cell table:style-name="Table59.A1" office:value-type="string">
            <text:p text:style-name="P123">Actores</text:p>
          </table:table-cell>
          <table:table-cell table:style-name="Table59.A1" office:value-type="string">
            <text:p text:style-name="P151">Usuario administrador</text:p>
          </table:table-cell>
        </table:table-row>
        <table:table-row table:style-name="Table59.1">
          <table:table-cell table:style-name="Table59.A1" office:value-type="string">
            <text:p text:style-name="P123">Descripción</text:p>
          </table:table-cell>
          <table:table-cell table:style-name="Table59.A1" office:value-type="string">
            <text:p text:style-name="P158">El usuario <text:span text:style-name="T5">es </text:span><text:span text:style-name="T88">mandado al Dashborad</text:span><text:span text:style-name="T5"> </text:span><text:span text:style-name="T89">donde </text:span><text:soft-page-break/><text:span text:style-name="T89">puede visualizar información.</text:span></text:p>
          </table:table-cell>
        </table:table-row>
        <table:table-row table:style-name="Table59.1">
          <table:table-cell table:style-name="Table59.A1" office:value-type="string">
            <text:p text:style-name="P123">Tipo</text:p>
          </table:table-cell>
          <table:table-cell table:style-name="Table59.A1" office:value-type="string">
            <text:p text:style-name="P425">Secundario</text:p>
          </table:table-cell>
        </table:table-row>
      </table:table>
      <text:p text:style-name="P424"/>
      <text:p text:style-name="P92">EXPANDIDO</text:p>
      <table:table table:name="Table60" table:style-name="Table60">
        <table:table-column table:style-name="Table60.A" table:number-columns-repeated="2"/>
        <table:table-row table:style-name="Table60.1">
          <table:table-cell table:style-name="Table60.A1" office:value-type="string">
            <text:p text:style-name="P123">Número</text:p>
          </table:table-cell>
          <table:table-cell table:style-name="Table60.A1" office:value-type="string">
            <text:p text:style-name="P123">CU00<text:span text:style-name="T50">8</text:span></text:p>
          </table:table-cell>
        </table:table-row>
        <table:table-row table:style-name="Table60.1">
          <table:table-cell table:style-name="Table60.A1" office:value-type="string">
            <text:p text:style-name="P123">Nombre del Caso de Uso:</text:p>
          </table:table-cell>
          <table:table-cell table:style-name="Table60.A1" office:value-type="string">
            <text:p text:style-name="P282">Menú <text:span text:style-name="T88">Dashboard</text:span> <text:span text:style-name="T5">Administrador</text:span></text:p>
          </table:table-cell>
        </table:table-row>
        <table:table-row table:style-name="Table60.1">
          <table:table-cell table:style-name="Table60.A1" office:value-type="string">
            <text:p text:style-name="P123">Actores</text:p>
          </table:table-cell>
          <table:table-cell table:style-name="Table60.A1" office:value-type="string">
            <text:p text:style-name="P151">Usuario administrador</text:p>
          </table:table-cell>
        </table:table-row>
        <table:table-row table:style-name="Table60.1">
          <table:table-cell table:style-name="Table60.A1" office:value-type="string">
            <text:p text:style-name="P123">Propósito:</text:p>
          </table:table-cell>
          <table:table-cell table:style-name="Table60.A1" office:value-type="string">
            <text:p text:style-name="P537">Mostrarle al administrador información importante de la aplicación.</text:p>
          </table:table-cell>
        </table:table-row>
        <table:table-row table:style-name="Table60.1">
          <table:table-cell table:style-name="Table60.A1" office:value-type="string">
            <text:p text:style-name="P123">Precondiciones</text:p>
          </table:table-cell>
          <table:table-cell table:style-name="Table60.A1" office:value-type="string">
            <text:p text:style-name="P280">CU00<text:span text:style-name="T89">5</text:span></text:p>
          </table:table-cell>
        </table:table-row>
        <table:table-row table:style-name="Table60.1">
          <table:table-cell table:style-name="Table60.A1" office:value-type="string">
            <text:p text:style-name="P123">Resumen</text:p>
          </table:table-cell>
          <table:table-cell table:style-name="Table60.A1" office:value-type="string">
            <text:p text:style-name="P158">El usuario es <text:span text:style-name="T5">redirigido</text:span> <text:span text:style-name="T3">a</text:span> la pagina <text:span text:style-name="T5">de Menú de Administrador </text:span>y <text:span text:style-name="T5">se cargan todos los menús del administrador</text:span><text:span text:style-name="T51">.</text:span></text:p>
          </table:table-cell>
        </table:table-row>
        <table:table-row table:style-name="Table60.1">
          <table:table-cell table:style-name="Table60.A1" office:value-type="string">
            <text:p text:style-name="P123">Tipo</text:p>
          </table:table-cell>
          <table:table-cell table:style-name="Table60.A1" office:value-type="string">
            <text:p text:style-name="P425">Secundario</text:p>
          </table:table-cell>
        </table:table-row>
        <table:table-row table:style-name="Table60.1">
          <table:table-cell table:style-name="Table60.A1" office:value-type="string">
            <text:p text:style-name="P123">Referencias:</text:p>
          </table:table-cell>
          <table:table-cell table:style-name="Table60.A1" office:value-type="string">
            <text:p text:style-name="P268"><text:span text:style-name="T5">CU001, </text:span>CU00<text:span text:style-name="T5">2</text:span> , CU00<text:span text:style-name="T89">5</text:span> </text:p>
          </table:table-cell>
        </table:table-row>
        <table:table-row table:style-name="Table60.9">
          <table:table-cell table:style-name="Table60.A1" table:number-columns-spanned="2" office:value-type="string">
            <text:p text:style-name="P16">Segunda sección</text:p>
          </table:table-cell>
          <table:covered-table-cell/>
        </table:table-row>
        <table:table-row table:style-name="Table60.9">
          <table:table-cell table:style-name="Table60.A1" office:value-type="string">
            <text:p text:style-name="P16">Acción de actores</text:p>
          </table:table-cell>
          <table:table-cell table:style-name="Table60.A1" office:value-type="string">
            <text:p text:style-name="P17">Respuesta del sistema</text:p>
          </table:table-cell>
        </table:table-row>
        <table:table-row table:style-name="Table60.9">
          <table:table-cell table:style-name="Table60.A1" office:value-type="string">
            <text:p text:style-name="P123">1. <text:span text:style-name="T5">El usuario </text:span><text:span text:style-name="T89">ingresa al Dahsboard</text:span></text:p>
          </table:table-cell>
          <table:table-cell table:style-name="Table60.A1" office:value-type="string">
            <text:p text:style-name="P281">2. El sistema <text:span text:style-name="T89">genera un apartado visual con la siguiente información</text:span><text:span text:style-name="T90">(cantidad de usuarios empleador, cantidad de usuarios solicitantes, número de visitas de usuarios invitados, ingresos que se han tenido.)</text:span></text:p>
          </table:table-cell>
        </table:table-row>
      </table:table>
      <text:p text:style-name="P69"/>
      <text:p text:style-name="P70">C<text:span text:style-name="T48">ASO DE USO DE ALTO NIVEL</text:span></text:p>
      <table:table table:name="Table35" table:style-name="Table35">
        <table:table-column table:style-name="Table35.A" table:number-columns-repeated="2"/>
        <table:table-row table:style-name="Table35.1">
          <table:table-cell table:style-name="Table35.A1" office:value-type="string">
            <text:p text:style-name="P124">Número</text:p>
          </table:table-cell>
          <table:table-cell table:style-name="Table35.A1" office:value-type="string">
            <text:p text:style-name="P124">CU0<text:span text:style-name="T91">09</text:span></text:p>
          </table:table-cell>
        </table:table-row>
        <table:table-row table:style-name="Table35.1">
          <table:table-cell table:style-name="Table35.A1" office:value-type="string">
            <text:p text:style-name="P124">Nombre del Caso de Uso:</text:p>
          </table:table-cell>
          <table:table-cell table:style-name="Table35.A1" office:value-type="string">
            <text:p text:style-name="P282"><text:span text:style-name="T54">Menú </text:span><text:span text:style-name="T91">Gestión de Categorías</text:span><text:span text:style-name="T57"> </text:span><text:span text:style-name="T91">Administrador</text:span></text:p>
          </table:table-cell>
        </table:table-row>
        <table:table-row table:style-name="Table35.1">
          <table:table-cell table:style-name="Table35.A1" office:value-type="string">
            <text:p text:style-name="P124">Actores</text:p>
          </table:table-cell>
          <table:table-cell table:style-name="Table35.A1" office:value-type="string">
            <text:p text:style-name="P124"><text:span text:style-name="T47">Usuario </text:span><text:span text:style-name="T91">Administrador</text:span> </text:p>
          </table:table-cell>
        </table:table-row>
        <table:table-row table:style-name="Table35.1">
          <table:table-cell table:style-name="Table35.A1" office:value-type="string">
            <text:p text:style-name="P124">Descripción</text:p>
          </table:table-cell>
          <table:table-cell table:style-name="Table35.A1" office:value-type="string">
            <text:p text:style-name="P170">E<text:span text:style-name="T53">l </text:span><text:span text:style-name="T91">administrador</text:span><text:span text:style-name="T53"> accede a</text:span><text:span text:style-name="T52">l apartado </text:span><text:span text:style-name="T91">gestión</text:span><text:span text:style-name="T56"> para poder </text:span><text:span text:style-name="T91">editar o agregar nuevas categorías</text:span><text:span text:style-name="T56"> </text:span><text:span text:style-name="T55">.</text:span></text:p>
          </table:table-cell>
        </table:table-row>
        <table:table-row table:style-name="Table35.1">
          <table:table-cell table:style-name="Table35.A1" office:value-type="string">
            <text:p text:style-name="P124">Tipo</text:p>
          </table:table-cell>
          <table:table-cell table:style-name="Table35.A1" office:value-type="string">
            <text:p text:style-name="P425">Secundario</text:p>
          </table:table-cell>
        </table:table-row>
      </table:table>
      <text:p text:style-name="P521"/>
      <text:p text:style-name="P521"><text:soft-page-break/>EXPANDIDO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24">Número</text:p>
          </table:table-cell>
          <table:table-cell table:style-name="Table36.A1" office:value-type="string">
            <text:p text:style-name="P124">CU0<text:span text:style-name="T91">09</text:span></text:p>
          </table:table-cell>
        </table:table-row>
        <table:table-row table:style-name="Table36.1">
          <table:table-cell table:style-name="Table36.A1" office:value-type="string">
            <text:p text:style-name="P124">Nombre del Caso de Uso:</text:p>
          </table:table-cell>
          <table:table-cell table:style-name="Table36.A1" office:value-type="string">
            <text:p text:style-name="P282"><text:span text:style-name="T54">Menú </text:span><text:span text:style-name="T91">Gestión de Categorías</text:span><text:span text:style-name="T57"> </text:span><text:span text:style-name="T91">Administrador</text:span></text:p>
          </table:table-cell>
        </table:table-row>
        <table:table-row table:style-name="Table36.3">
          <table:table-cell table:style-name="Table36.A1" office:value-type="string">
            <text:p text:style-name="P124">Actores</text:p>
          </table:table-cell>
          <table:table-cell table:style-name="Table36.A1" office:value-type="string">
            <text:p text:style-name="P124"><text:span text:style-name="T47">Usuario </text:span><text:span text:style-name="T91">Administrador</text:span> </text:p>
          </table:table-cell>
        </table:table-row>
        <table:table-row table:style-name="Table36.1">
          <table:table-cell table:style-name="Table36.A1" office:value-type="string">
            <text:p text:style-name="P124">Propósito:</text:p>
          </table:table-cell>
          <table:table-cell table:style-name="Table36.A1" office:value-type="string">
            <text:p text:style-name="P195">Editar o agregar categorías.</text:p>
          </table:table-cell>
        </table:table-row>
        <table:table-row table:style-name="Table36.1">
          <table:table-cell table:style-name="Table36.A1" office:value-type="string">
            <text:p text:style-name="P124">Precondiciones</text:p>
          </table:table-cell>
          <table:table-cell table:style-name="Table36.A1" office:value-type="string">
            <text:p text:style-name="P282">CU00<text:span text:style-name="T91">5, CU008</text:span></text:p>
          </table:table-cell>
        </table:table-row>
        <table:table-row table:style-name="Table36.1">
          <table:table-cell table:style-name="Table36.A1" office:value-type="string">
            <text:p text:style-name="P124">Resumen</text:p>
          </table:table-cell>
          <table:table-cell table:style-name="Table36.A1" office:value-type="string">
            <text:p text:style-name="P159">E<text:span text:style-name="T53">l </text:span><text:span text:style-name="T91">administrador</text:span><text:span text:style-name="T53"> </text:span><text:span text:style-name="T48">ingresa a la </text:span><text:span text:style-name="T56">pestaña</text:span><text:span text:style-name="T48"> </text:span><text:span text:style-name="T54">d</text:span><text:span text:style-name="T56">e </text:span><text:span text:style-name="T91">gestión</text:span><text:span text:style-name="T52"> </text:span><text:span text:style-name="T54">y </text:span><text:span text:style-name="T56">se genera un listado de l</text:span><text:span text:style-name="T91">as categorías de las ofertas</text:span><text:span text:style-name="T56"> donde puede </text:span><text:span text:style-name="T91">editar</text:span><text:span text:style-name="T57"> </text:span><text:span text:style-name="T91">o agregar nuevas</text:span></text:p>
          </table:table-cell>
        </table:table-row>
        <table:table-row table:style-name="Table36.1">
          <table:table-cell table:style-name="Table36.A1" office:value-type="string">
            <text:p text:style-name="P124">Tipo</text:p>
          </table:table-cell>
          <table:table-cell table:style-name="Table36.A1" office:value-type="string">
            <text:p text:style-name="P425">Secundario</text:p>
          </table:table-cell>
        </table:table-row>
        <table:table-row table:style-name="Table36.1">
          <table:table-cell table:style-name="Table36.A1" office:value-type="string">
            <text:p text:style-name="P124">Referencias:</text:p>
          </table:table-cell>
          <table:table-cell table:style-name="Table36.A1" office:value-type="string">
            <text:p text:style-name="P234">CU001, CU002, <text:span text:style-name="T54">CU00</text:span><text:span text:style-name="T91">5</text:span></text:p>
          </table:table-cell>
        </table:table-row>
        <table:table-row table:style-name="Table36.9">
          <table:table-cell table:style-name="Table36.A1" table:number-columns-spanned="2" office:value-type="string">
            <text:p text:style-name="P18">Segunda sección</text:p>
          </table:table-cell>
          <table:covered-table-cell/>
        </table:table-row>
        <table:table-row table:style-name="Table36.9">
          <table:table-cell table:style-name="Table36.A1" office:value-type="string">
            <text:p text:style-name="P18">Acción de actores</text:p>
          </table:table-cell>
          <table:table-cell table:style-name="Table36.A1" office:value-type="string">
            <text:p text:style-name="P19">Respuesta del sistema</text:p>
          </table:table-cell>
        </table:table-row>
        <table:table-row table:style-name="Table36.9">
          <table:table-cell table:style-name="Table36.A1" office:value-type="string">
            <text:p text:style-name="P330">1. Seleccionar el la pestaña <text:span text:style-name="T92">Gestión</text:span></text:p>
          </table:table-cell>
          <table:table-cell table:style-name="Table36.A1" office:value-type="string">
            <text:p text:style-name="P331">2. El sistema <text:span text:style-name="T56">genera </text:span><text:span text:style-name="T58">un listado de los </text:span><text:span text:style-name="T92">categorías de las ofertas con un botón editar en cada fila y encima del listado un botón agregar </text:span><text:span text:style-name="T56">.</text:span></text:p>
          </table:table-cell>
        </table:table-row>
        <table:table-row table:style-name="Table36.9">
          <table:table-cell table:style-name="Table36.A12" office:value-type="string">
            <text:p text:style-name="P367">3. <text:span text:style-name="T92">Presionar editar</text:span><text:span text:style-name="T58"> </text:span></text:p>
          </table:table-cell>
          <table:table-cell table:style-name="Table36.A12" office:value-type="string">
            <text:p text:style-name="P368">4. El sistema <text:span text:style-name="T92">manda al usuario a la pagina de edición de categorías.</text:span></text:p>
          </table:table-cell>
        </table:table-row>
        <table:table-row table:style-name="Table36.9">
          <table:table-cell table:style-name="Table36.A12" office:value-type="string">
            <text:p text:style-name="P432">5. Presionar agregar</text:p>
          </table:table-cell>
          <table:table-cell table:style-name="Table36.A12" office:value-type="string">
            <text:p text:style-name="P433">6. El sistema manda al usuario a la pagina creación de categorías</text:p>
          </table:table-cell>
        </table:table-row>
      </table:table>
      <text:p text:style-name="P302"/>
      <text:p text:style-name="P71">C<text:span text:style-name="T48">ASO DE USO DE ALTO NIVEL</text:span></text:p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125">Número</text:p>
          </table:table-cell>
          <table:table-cell table:style-name="Tabla3.A1" office:value-type="string">
            <text:p text:style-name="P125">CU0<text:span text:style-name="T93">10</text:span></text:p>
          </table:table-cell>
        </table:table-row>
        <table:table-row table:style-name="Tabla3.1">
          <table:table-cell table:style-name="Tabla3.A1" office:value-type="string">
            <text:p text:style-name="P125">Nombre del Caso de Uso:</text:p>
          </table:table-cell>
          <table:table-cell table:style-name="Tabla3.A1" office:value-type="string">
            <text:p text:style-name="P439">Edición de Categorías</text:p>
          </table:table-cell>
        </table:table-row>
        <table:table-row table:style-name="Tabla3.1">
          <table:table-cell table:style-name="Tabla3.A1" office:value-type="string">
            <text:p text:style-name="P125">Actores</text:p>
          </table:table-cell>
          <table:table-cell table:style-name="Tabla3.A1" office:value-type="string">
            <text:p text:style-name="P125"><text:span text:style-name="T47">Usuario </text:span><text:span text:style-name="T91">Administrador</text:span> </text:p>
          </table:table-cell>
        </table:table-row>
        <table:table-row table:style-name="Tabla3.1">
          <table:table-cell table:style-name="Tabla3.A1" office:value-type="string">
            <text:p text:style-name="P125">Descripción</text:p>
          </table:table-cell>
          <table:table-cell table:style-name="Tabla3.A1" office:value-type="string">
            <text:p text:style-name="P171">E<text:span text:style-name="T53">l </text:span><text:span text:style-name="T91">administrador</text:span><text:span text:style-name="T53"> accede </text:span><text:span text:style-name="T94">a la edición de categorías desde gestión de categorías.</text:span></text:p>
          </table:table-cell>
        </table:table-row>
        <table:table-row table:style-name="Tabla3.1">
          <table:table-cell table:style-name="Tabla3.A1" office:value-type="string">
            <text:p text:style-name="P125">Tipo</text:p>
          </table:table-cell>
          <table:table-cell table:style-name="Tabla3.A1" office:value-type="string">
            <text:p text:style-name="P426">Secundario</text:p>
          </table:table-cell>
        </table:table-row>
      </table:table>
      <text:p text:style-name="P522"/>
      <text:p text:style-name="P522"/>
      <text:p text:style-name="P522"><text:soft-page-break/>EXPANDIDO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25">Número</text:p>
          </table:table-cell>
          <table:table-cell table:style-name="Tabla4.A1" office:value-type="string">
            <text:p text:style-name="P125">CU0<text:span text:style-name="T93">10</text:span></text:p>
          </table:table-cell>
        </table:table-row>
        <table:table-row table:style-name="Tabla4.1">
          <table:table-cell table:style-name="Tabla4.A1" office:value-type="string">
            <text:p text:style-name="P125">Nombre del Caso de Uso:</text:p>
          </table:table-cell>
          <table:table-cell table:style-name="Tabla4.A1" office:value-type="string">
            <text:p text:style-name="P439">Edición de Categorías</text:p>
          </table:table-cell>
        </table:table-row>
        <table:table-row table:style-name="Tabla4.3">
          <table:table-cell table:style-name="Tabla4.A1" office:value-type="string">
            <text:p text:style-name="P125">Actores</text:p>
          </table:table-cell>
          <table:table-cell table:style-name="Tabla4.A1" office:value-type="string">
            <text:p text:style-name="P125"><text:span text:style-name="T47">Usuario </text:span><text:span text:style-name="T91">Administrador</text:span> </text:p>
          </table:table-cell>
        </table:table-row>
        <table:table-row table:style-name="Tabla4.1">
          <table:table-cell table:style-name="Tabla4.A1" office:value-type="string">
            <text:p text:style-name="P125">Propósito:</text:p>
          </table:table-cell>
          <table:table-cell table:style-name="Tabla4.A1" office:value-type="string">
            <text:p text:style-name="P196">Editar <text:span text:style-name="T94">la categoría seleccionada</text:span>.</text:p>
          </table:table-cell>
        </table:table-row>
        <table:table-row table:style-name="Tabla4.1">
          <table:table-cell table:style-name="Tabla4.A1" office:value-type="string">
            <text:p text:style-name="P125">Precondiciones</text:p>
          </table:table-cell>
          <table:table-cell table:style-name="Tabla4.A1" office:value-type="string">
            <text:p text:style-name="P283">CU00<text:span text:style-name="T91">5, CU008, </text:span><text:span text:style-name="T94">CU009</text:span></text:p>
          </table:table-cell>
        </table:table-row>
        <table:table-row table:style-name="Tabla4.1">
          <table:table-cell table:style-name="Tabla4.A1" office:value-type="string">
            <text:p text:style-name="P125">Resumen</text:p>
          </table:table-cell>
          <table:table-cell table:style-name="Tabla4.A1" office:value-type="string">
            <text:p text:style-name="P160">E<text:span text:style-name="T53">l </text:span><text:span text:style-name="T91">administrador</text:span><text:span text:style-name="T53"> </text:span><text:span text:style-name="T94">ingresa el valor nuevo por el que va cambiar la categoría seleccionada.</text:span></text:p>
          </table:table-cell>
        </table:table-row>
        <table:table-row table:style-name="Tabla4.1">
          <table:table-cell table:style-name="Tabla4.A1" office:value-type="string">
            <text:p text:style-name="P125">Tipo</text:p>
          </table:table-cell>
          <table:table-cell table:style-name="Tabla4.A1" office:value-type="string">
            <text:p text:style-name="P426">Secundario</text:p>
          </table:table-cell>
        </table:table-row>
        <table:table-row table:style-name="Tabla4.1">
          <table:table-cell table:style-name="Tabla4.A1" office:value-type="string">
            <text:p text:style-name="P125">Referencias:</text:p>
          </table:table-cell>
          <table:table-cell table:style-name="Tabla4.A1" office:value-type="string">
            <text:p text:style-name="P235">CU001, CU002, <text:span text:style-name="T54">CU00</text:span><text:span text:style-name="T91">5</text:span></text:p>
          </table:table-cell>
        </table:table-row>
        <table:table-row table:style-name="Tabla4.9">
          <table:table-cell table:style-name="Tabla4.A1" table:number-columns-spanned="2" office:value-type="string">
            <text:p text:style-name="P20">Segunda sección</text:p>
          </table:table-cell>
          <table:covered-table-cell/>
        </table:table-row>
        <table:table-row table:style-name="Tabla4.9">
          <table:table-cell table:style-name="Tabla4.A1" office:value-type="string">
            <text:p text:style-name="P20">Acción de actores</text:p>
          </table:table-cell>
          <table:table-cell table:style-name="Tabla4.A1" office:value-type="string">
            <text:p text:style-name="P21">Respuesta del sistema</text:p>
          </table:table-cell>
        </table:table-row>
        <table:table-row table:style-name="Tabla4.9">
          <table:table-cell table:style-name="Tabla4.A1" office:value-type="string">
            <text:p text:style-name="P332">1. <text:span text:style-name="T94">El usuario inicia la edición de categoría</text:span></text:p>
          </table:table-cell>
          <table:table-cell table:style-name="Tabla4.A1" office:value-type="string">
            <text:p text:style-name="P333">2. El sistema <text:span text:style-name="T99">devuelve</text:span><text:span text:style-name="T94"> la categoría seleccionada en gestión de categorías, se genera un cuadro de texto donde ingresar </text:span><text:span text:style-name="T95">el valor actualizado, </text:span><text:span text:style-name="T96">debajo se genera el botón editar </text:span><text:span text:style-name="T98">y cancelar</text:span><text:span text:style-name="T96">.</text:span></text:p>
          </table:table-cell>
        </table:table-row>
        <table:table-row table:style-name="Tabla4.9">
          <table:table-cell table:style-name="Tabla4.A12" office:value-type="string">
            <text:p text:style-name="P369">3. <text:span text:style-name="T96">Ingresa nuevo valor </text:span><text:span text:style-name="T58"><text:s/></text:span></text:p>
          </table:table-cell>
          <table:table-cell table:style-name="Tabla4.A12" office:value-type="string">
            <text:p text:style-name="P370"/>
          </table:table-cell>
        </table:table-row>
        <table:table-row table:style-name="Tabla4.9">
          <table:table-cell table:style-name="Tabla4.A12" office:value-type="string">
            <text:p text:style-name="P434"><text:span text:style-name="T97">4.</text:span> Presionar <text:span text:style-name="T96">Editar</text:span></text:p>
          </table:table-cell>
          <table:table-cell table:style-name="Tabla4.A12" office:value-type="string">
            <text:p text:style-name="P435"><text:span text:style-name="T97">5.</text:span> El sistema manda <text:span text:style-name="T96">un mensaje ”Categoría Cambiada” </text:span><text:span text:style-name="T97">debajo se genera un botón ok, al presionarlo el usuario es mandado a la pagina de gestión de categorías.</text:span></text:p>
          </table:table-cell>
        </table:table-row>
        <table:table-row table:style-name="Tabla4.9">
          <table:table-cell table:style-name="Tabla4.A12" office:value-type="string">
            <text:p text:style-name="P436"><text:span text:style-name="T114">6</text:span><text:span text:style-name="T97">.</text:span> Presionar <text:span text:style-name="T98">cancelar</text:span></text:p>
          </table:table-cell>
          <table:table-cell table:style-name="Tabla4.A12" office:value-type="string">
            <text:p text:style-name="P441">7. El sistema devuelve al usuario a la paginas de gestión de categorías.</text:p>
          </table:table-cell>
        </table:table-row>
        <table:table-row table:style-name="Tabla4.9">
          <table:table-cell table:style-name="Tabla4.A12" table:number-columns-spanned="2" office:value-type="string">
            <text:p text:style-name="P93">Tercera sección (escenarios alternos)</text:p>
          </table:table-cell>
          <table:covered-table-cell/>
        </table:table-row>
        <table:table-row table:style-name="Tabla4.9">
          <table:table-cell table:style-name="Tabla4.A12" table:number-columns-spanned="2" office:value-type="string">
            <text:p text:style-name="P319">En paso 4, <text:span text:style-name="T4">si deja en blanco </text:span><text:span text:style-name="T80">el cuadro</text:span><text:span text:style-name="T4"> de texto, se muestra el mensaje ”ingrese </text:span><text:span text:style-name="T99">el valor</text:span><text:span text:style-name="T4"> </text:span>a<text:span text:style-name="T4"> </text:span>cambiar<text:span text:style-name="T4">”</text:span></text:p>
          </table:table-cell>
          <table:covered-table-cell/>
        </table:table-row>
      </table:table>
      <text:p text:style-name="P303"/>
      <text:p text:style-name="P72">C<text:span text:style-name="T48">ASO DE USO DE ALTO NIVEL</text:span></text:p>
      <table:table table:name="Tabla7" table:style-name="Tabla7">
        <table:table-column table:style-name="Tabla7.A" table:number-columns-repeated="2"/>
        <table:table-row table:style-name="Tabla7.1">
          <table:table-cell table:style-name="Tabla7.A1" office:value-type="string">
            <text:p text:style-name="P126">Número</text:p>
          </table:table-cell>
          <table:table-cell table:style-name="Tabla7.A1" office:value-type="string">
            <text:p text:style-name="P126">CU0<text:span text:style-name="T93">1</text:span><text:span text:style-name="T99">1</text:span></text:p>
          </table:table-cell>
        </table:table-row>
        <table:table-row table:style-name="Tabla7.1">
          <table:table-cell table:style-name="Tabla7.A1" office:value-type="string">
            <text:p text:style-name="P126">Nombre del Caso de Uso:</text:p>
          </table:table-cell>
          <table:table-cell table:style-name="Tabla7.A1" office:value-type="string">
            <text:p text:style-name="P440"><text:span text:style-name="T99">Creación</text:span> de Categorías</text:p>
          </table:table-cell>
        </table:table-row>
        <text:soft-page-break/>
        <table:table-row table:style-name="Tabla7.1">
          <table:table-cell table:style-name="Tabla7.A1" office:value-type="string">
            <text:p text:style-name="P126">Actores</text:p>
          </table:table-cell>
          <table:table-cell table:style-name="Tabla7.A1" office:value-type="string">
            <text:p text:style-name="P126"><text:span text:style-name="T47">Usuario </text:span><text:span text:style-name="T91">Administrador</text:span> </text:p>
          </table:table-cell>
        </table:table-row>
        <table:table-row table:style-name="Tabla7.1">
          <table:table-cell table:style-name="Tabla7.A1" office:value-type="string">
            <text:p text:style-name="P126">Descripción</text:p>
          </table:table-cell>
          <table:table-cell table:style-name="Tabla7.A1" office:value-type="string">
            <text:p text:style-name="P172">E<text:span text:style-name="T53">l </text:span><text:span text:style-name="T91">administrador</text:span><text:span text:style-name="T53"> accede </text:span><text:span text:style-name="T94">a la </text:span><text:span text:style-name="T99">creación</text:span><text:span text:style-name="T94"> de categorías desde gestión de categorías.</text:span></text:p>
          </table:table-cell>
        </table:table-row>
        <table:table-row table:style-name="Tabla7.1">
          <table:table-cell table:style-name="Tabla7.A1" office:value-type="string">
            <text:p text:style-name="P126">Tipo</text:p>
          </table:table-cell>
          <table:table-cell table:style-name="Tabla7.A1" office:value-type="string">
            <text:p text:style-name="P427">Secundario</text:p>
          </table:table-cell>
        </table:table-row>
      </table:table>
      <text:p text:style-name="P523"/>
      <text:p text:style-name="P523">EXPANDIDO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26">Número</text:p>
          </table:table-cell>
          <table:table-cell table:style-name="Tabla8.A1" office:value-type="string">
            <text:p text:style-name="P126">CU0<text:span text:style-name="T93">1</text:span><text:span text:style-name="T99">1</text:span></text:p>
          </table:table-cell>
        </table:table-row>
        <table:table-row table:style-name="Tabla8.1">
          <table:table-cell table:style-name="Tabla8.A1" office:value-type="string">
            <text:p text:style-name="P126">Nombre del Caso de Uso:</text:p>
          </table:table-cell>
          <table:table-cell table:style-name="Tabla8.A1" office:value-type="string">
            <text:p text:style-name="P440"><text:span text:style-name="T99">Creación</text:span> de Categorías</text:p>
          </table:table-cell>
        </table:table-row>
        <table:table-row table:style-name="Tabla8.3">
          <table:table-cell table:style-name="Tabla8.A1" office:value-type="string">
            <text:p text:style-name="P126">Actores</text:p>
          </table:table-cell>
          <table:table-cell table:style-name="Tabla8.A1" office:value-type="string">
            <text:p text:style-name="P126"><text:span text:style-name="T47">Usuario </text:span><text:span text:style-name="T91">Administrador</text:span> </text:p>
          </table:table-cell>
        </table:table-row>
        <table:table-row table:style-name="Tabla8.1">
          <table:table-cell table:style-name="Tabla8.A1" office:value-type="string">
            <text:p text:style-name="P126">Propósito:</text:p>
          </table:table-cell>
          <table:table-cell table:style-name="Tabla8.A1" office:value-type="string">
            <text:p text:style-name="P197"><text:span text:style-name="T99">Crear</text:span> <text:span text:style-name="T99">una nueva </text:span><text:span text:style-name="T94">categoría </text:span>.</text:p>
          </table:table-cell>
        </table:table-row>
        <table:table-row table:style-name="Tabla8.1">
          <table:table-cell table:style-name="Tabla8.A1" office:value-type="string">
            <text:p text:style-name="P126">Precondiciones</text:p>
          </table:table-cell>
          <table:table-cell table:style-name="Tabla8.A1" office:value-type="string">
            <text:p text:style-name="P284">CU00<text:span text:style-name="T91">5, CU008, </text:span><text:span text:style-name="T94">CU009</text:span></text:p>
          </table:table-cell>
        </table:table-row>
        <table:table-row table:style-name="Tabla8.1">
          <table:table-cell table:style-name="Tabla8.A1" office:value-type="string">
            <text:p text:style-name="P126">Resumen</text:p>
          </table:table-cell>
          <table:table-cell table:style-name="Tabla8.A1" office:value-type="string">
            <text:p text:style-name="P161">E<text:span text:style-name="T53">l </text:span><text:span text:style-name="T91">administrador</text:span><text:span text:style-name="T53"> </text:span><text:span text:style-name="T94">ingresa el valor nuevo p</text:span><text:span text:style-name="T99">ara la categoría.</text:span></text:p>
          </table:table-cell>
        </table:table-row>
        <table:table-row table:style-name="Tabla8.1">
          <table:table-cell table:style-name="Tabla8.A1" office:value-type="string">
            <text:p text:style-name="P126">Tipo</text:p>
          </table:table-cell>
          <table:table-cell table:style-name="Tabla8.A1" office:value-type="string">
            <text:p text:style-name="P427">Secundario</text:p>
          </table:table-cell>
        </table:table-row>
        <table:table-row table:style-name="Tabla8.1">
          <table:table-cell table:style-name="Tabla8.A1" office:value-type="string">
            <text:p text:style-name="P126">Referencias:</text:p>
          </table:table-cell>
          <table:table-cell table:style-name="Tabla8.A1" office:value-type="string">
            <text:p text:style-name="P236">CU001, CU002, <text:span text:style-name="T54">CU00</text:span><text:span text:style-name="T91">5</text:span></text:p>
          </table:table-cell>
        </table:table-row>
        <table:table-row table:style-name="Tabla8.9">
          <table:table-cell table:style-name="Tabla8.A1" table:number-columns-spanned="2" office:value-type="string">
            <text:p text:style-name="P22">Segunda sección</text:p>
          </table:table-cell>
          <table:covered-table-cell/>
        </table:table-row>
        <table:table-row table:style-name="Tabla8.9">
          <table:table-cell table:style-name="Tabla8.A1" office:value-type="string">
            <text:p text:style-name="P22">Acción de actores</text:p>
          </table:table-cell>
          <table:table-cell table:style-name="Tabla8.A1" office:value-type="string">
            <text:p text:style-name="P23">Respuesta del sistema</text:p>
          </table:table-cell>
        </table:table-row>
        <table:table-row table:style-name="Tabla8.9">
          <table:table-cell table:style-name="Tabla8.A1" office:value-type="string">
            <text:p text:style-name="P334">1. <text:span text:style-name="T94">El usuario inicia la </text:span><text:span text:style-name="T99">creación</text:span><text:span text:style-name="T94"> de categoría</text:span></text:p>
          </table:table-cell>
          <table:table-cell table:style-name="Tabla8.A1" office:value-type="string">
            <text:p text:style-name="P335">2. El sistema <text:span text:style-name="T99">devuelve</text:span><text:span text:style-name="T94"> la categoría seleccionada en gestión de categorías, se genera un cuadro de texto donde ingresar </text:span><text:span text:style-name="T95">el valor </text:span><text:span text:style-name="T99">nuevo</text:span><text:span text:style-name="T95">, </text:span><text:span text:style-name="T96">debajo se genera el botón </text:span><text:span text:style-name="T99">crear</text:span><text:span text:style-name="T96"> </text:span><text:span text:style-name="T98">y cancelar</text:span><text:span text:style-name="T96">.</text:span></text:p>
          </table:table-cell>
        </table:table-row>
        <table:table-row table:style-name="Tabla8.9">
          <table:table-cell table:style-name="Tabla8.A12" office:value-type="string">
            <text:p text:style-name="P371">3. <text:span text:style-name="T96">Ingresa nuevo valor </text:span><text:span text:style-name="T58"><text:s/></text:span></text:p>
          </table:table-cell>
          <table:table-cell table:style-name="Tabla8.A12" office:value-type="string">
            <text:p text:style-name="P372"/>
          </table:table-cell>
        </table:table-row>
        <table:table-row table:style-name="Tabla8.9">
          <table:table-cell table:style-name="Tabla8.A12" office:value-type="string">
            <text:p text:style-name="P437"><text:span text:style-name="T97">4.</text:span> Presionar <text:span text:style-name="T99">Crear</text:span></text:p>
          </table:table-cell>
          <table:table-cell table:style-name="Tabla8.A12" office:value-type="string">
            <text:p text:style-name="P438"><text:span text:style-name="T97">5.</text:span> El sistema manda <text:span text:style-name="T96">un mensaje ”Categoría </text:span><text:span text:style-name="T99">Creada</text:span><text:span text:style-name="T96">” </text:span><text:span text:style-name="T97">debajo se genera un botón ok, al presionarlo el usuario es mandado a la pagina de gestión de categorías.</text:span></text:p>
          </table:table-cell>
        </table:table-row>
        <table:table-row table:style-name="Tabla8.9">
          <table:table-cell table:style-name="Tabla8.A12" office:value-type="string">
            <text:p text:style-name="P437"><text:span text:style-name="T97">4.</text:span> Presionar <text:span text:style-name="T98">cancelar</text:span></text:p>
          </table:table-cell>
          <table:table-cell table:style-name="Tabla8.A12" office:value-type="string">
            <text:p text:style-name="P442">7. El sistema devuelve al usuario a la paginas de gestión de categorías.</text:p>
          </table:table-cell>
        </table:table-row>
        <table:table-row table:style-name="Tabla8.9">
          <table:table-cell table:style-name="Tabla8.A12" table:number-columns-spanned="2" office:value-type="string">
            <text:p text:style-name="P94">Tercera sección (escenarios alternos)</text:p>
          </table:table-cell>
          <table:covered-table-cell/>
        </table:table-row>
        <table:table-row table:style-name="Tabla8.9">
          <table:table-cell table:style-name="Tabla8.A12" table:number-columns-spanned="2" office:value-type="string">
            <text:p text:style-name="P320">En paso 4, <text:span text:style-name="T4">si deja en blanco </text:span><text:span text:style-name="T80">el cuadro</text:span><text:span text:style-name="T4"> de texto, se muestra el mensaje ”ingrese </text:span><text:span text:style-name="T99">algún valor</text:span><text:span text:style-name="T4">”</text:span></text:p>
          </table:table-cell>
          <table:covered-table-cell/>
        </table:table-row>
      </table:table>
      <text:p text:style-name="P72"><text:soft-page-break/>C<text:span text:style-name="T48">ASO DE USO DE ALTO NIVEL</text:span></text:p>
      <table:table table:name="Tabla12" table:style-name="Tabla12">
        <table:table-column table:style-name="Tabla12.A" table:number-columns-repeated="2"/>
        <table:table-row table:style-name="Tabla12.1">
          <table:table-cell table:style-name="Tabla12.A1" office:value-type="string">
            <text:p text:style-name="P126">Número</text:p>
          </table:table-cell>
          <table:table-cell table:style-name="Tabla12.A1" office:value-type="string">
            <text:p text:style-name="P443">CU0<text:span text:style-name="T93">1</text:span>2</text:p>
          </table:table-cell>
        </table:table-row>
        <table:table-row table:style-name="Tabla12.1">
          <table:table-cell table:style-name="Tabla12.A1" office:value-type="string">
            <text:p text:style-name="P126">Nombre del Caso de Uso:</text:p>
          </table:table-cell>
          <table:table-cell table:style-name="Tabla12.A1" office:value-type="string">
            <text:p text:style-name="P444">Comisión Administrador</text:p>
          </table:table-cell>
        </table:table-row>
        <table:table-row table:style-name="Tabla12.1">
          <table:table-cell table:style-name="Tabla12.A1" office:value-type="string">
            <text:p text:style-name="P126">Actores</text:p>
          </table:table-cell>
          <table:table-cell table:style-name="Tabla12.A1" office:value-type="string">
            <text:p text:style-name="P126"><text:span text:style-name="T47">Usuario </text:span><text:span text:style-name="T91">Administrador</text:span> </text:p>
          </table:table-cell>
        </table:table-row>
        <table:table-row table:style-name="Tabla12.1">
          <table:table-cell table:style-name="Tabla12.A1" office:value-type="string">
            <text:p text:style-name="P126">Descripción</text:p>
          </table:table-cell>
          <table:table-cell table:style-name="Tabla12.A1" office:value-type="string">
            <text:p text:style-name="P173">E<text:span text:style-name="T53">l </text:span><text:span text:style-name="T91">administrador</text:span><text:span text:style-name="T53"> </text:span><text:span text:style-name="T100">accede al apartado Comisión</text:span><text:span text:style-name="T94"> <text:s/></text:span><text:span text:style-name="T100">para cambiar el valor</text:span><text:span text:style-name="T94">.</text:span></text:p>
          </table:table-cell>
        </table:table-row>
        <table:table-row table:style-name="Tabla12.1">
          <table:table-cell table:style-name="Tabla12.A1" office:value-type="string">
            <text:p text:style-name="P126">Tipo</text:p>
          </table:table-cell>
          <table:table-cell table:style-name="Tabla12.A1" office:value-type="string">
            <text:p text:style-name="P427">Secundario</text:p>
          </table:table-cell>
        </table:table-row>
      </table:table>
      <text:p text:style-name="P523"/>
      <text:p text:style-name="P523">EXPANDIDO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26">Número</text:p>
          </table:table-cell>
          <table:table-cell table:style-name="Tabla13.A1" office:value-type="string">
            <text:p text:style-name="P443">CU0<text:span text:style-name="T93">1</text:span>2</text:p>
          </table:table-cell>
        </table:table-row>
        <table:table-row table:style-name="Tabla13.1">
          <table:table-cell table:style-name="Tabla13.A1" office:value-type="string">
            <text:p text:style-name="P126">Nombre del Caso de Uso:</text:p>
          </table:table-cell>
          <table:table-cell table:style-name="Tabla13.A1" office:value-type="string">
            <text:p text:style-name="P444">Comisión Administrador</text:p>
          </table:table-cell>
        </table:table-row>
        <table:table-row table:style-name="Tabla13.3">
          <table:table-cell table:style-name="Tabla13.A1" office:value-type="string">
            <text:p text:style-name="P126">Actores</text:p>
          </table:table-cell>
          <table:table-cell table:style-name="Tabla13.A1" office:value-type="string">
            <text:p text:style-name="P126"><text:span text:style-name="T47">Usuario </text:span><text:span text:style-name="T91">Administrador</text:span> </text:p>
          </table:table-cell>
        </table:table-row>
        <table:table-row table:style-name="Tabla13.1">
          <table:table-cell table:style-name="Tabla13.A1" office:value-type="string">
            <text:p text:style-name="P126">Propósito:</text:p>
          </table:table-cell>
          <table:table-cell table:style-name="Tabla13.A1" office:value-type="string">
            <text:p text:style-name="P545">Actualizar el valor de la comisión.</text:p>
          </table:table-cell>
        </table:table-row>
        <table:table-row table:style-name="Tabla13.1">
          <table:table-cell table:style-name="Tabla13.A1" office:value-type="string">
            <text:p text:style-name="P126">Precondiciones</text:p>
          </table:table-cell>
          <table:table-cell table:style-name="Tabla13.A1" office:value-type="string">
            <text:p text:style-name="P284">CU00<text:span text:style-name="T91">5, CU008</text:span></text:p>
          </table:table-cell>
        </table:table-row>
        <table:table-row table:style-name="Tabla13.1">
          <table:table-cell table:style-name="Tabla13.A1" office:value-type="string">
            <text:p text:style-name="P126">Resumen</text:p>
          </table:table-cell>
          <table:table-cell table:style-name="Tabla13.A1" office:value-type="string">
            <text:p text:style-name="P162">E<text:span text:style-name="T53">l </text:span><text:span text:style-name="T91">administrador</text:span><text:span text:style-name="T53"> </text:span><text:span text:style-name="T100">accede al apartado Comisión</text:span><text:span text:style-name="T94"> <text:s/></text:span><text:span text:style-name="T100">donde se genera un formulario para cambiar el valor</text:span><text:span text:style-name="T94">.</text:span></text:p>
          </table:table-cell>
        </table:table-row>
        <table:table-row table:style-name="Tabla13.1">
          <table:table-cell table:style-name="Tabla13.A1" office:value-type="string">
            <text:p text:style-name="P126">Tipo</text:p>
          </table:table-cell>
          <table:table-cell table:style-name="Tabla13.A1" office:value-type="string">
            <text:p text:style-name="P427">Secundario</text:p>
          </table:table-cell>
        </table:table-row>
        <table:table-row table:style-name="Tabla13.1">
          <table:table-cell table:style-name="Tabla13.A1" office:value-type="string">
            <text:p text:style-name="P126">Referencias:</text:p>
          </table:table-cell>
          <table:table-cell table:style-name="Tabla13.A1" office:value-type="string">
            <text:p text:style-name="P236">CU001, CU002, <text:span text:style-name="T54">CU00</text:span><text:span text:style-name="T91">5</text:span></text:p>
          </table:table-cell>
        </table:table-row>
        <table:table-row table:style-name="Tabla13.9">
          <table:table-cell table:style-name="Tabla13.A1" table:number-columns-spanned="2" office:value-type="string">
            <text:p text:style-name="P22">Segunda sección</text:p>
          </table:table-cell>
          <table:covered-table-cell/>
        </table:table-row>
        <table:table-row table:style-name="Tabla13.9">
          <table:table-cell table:style-name="Tabla13.A1" office:value-type="string">
            <text:p text:style-name="P22">Acción de actores</text:p>
          </table:table-cell>
          <table:table-cell table:style-name="Tabla13.A1" office:value-type="string">
            <text:p text:style-name="P23">Respuesta del sistema</text:p>
          </table:table-cell>
        </table:table-row>
        <table:table-row table:style-name="Tabla13.9">
          <table:table-cell table:style-name="Tabla13.A1" office:value-type="string">
            <text:p text:style-name="P334">1. <text:span text:style-name="T94">El usuario </text:span><text:span text:style-name="T100">presiona la pestaña Comisión.</text:span></text:p>
          </table:table-cell>
          <table:table-cell table:style-name="Tabla13.A1" office:value-type="string">
            <text:p text:style-name="P335">2. El sistema <text:span text:style-name="T100">manda al usuario a la pagina de comisión donde se genera un formulario que muestra el valor de la comisión actual y genera un cuadro de texto para ingresar el nuevo valor, también se genera un botón cambiar.</text:span></text:p>
          </table:table-cell>
        </table:table-row>
        <table:table-row table:style-name="Tabla13.9">
          <table:table-cell table:style-name="Tabla13.A12" office:value-type="string">
            <text:p text:style-name="P371">3. <text:span text:style-name="T96">Ingresa nuevo valor </text:span><text:span text:style-name="T58"><text:s/></text:span></text:p>
          </table:table-cell>
          <table:table-cell table:style-name="Tabla13.A12" office:value-type="string">
            <text:p text:style-name="P372"/>
          </table:table-cell>
        </table:table-row>
        <table:table-row table:style-name="Tabla13.9">
          <table:table-cell table:style-name="Tabla13.A12" office:value-type="string">
            <text:p text:style-name="P437"><text:span text:style-name="T97">4.</text:span> Presionar <text:span text:style-name="T100">Cambiar</text:span></text:p>
          </table:table-cell>
          <table:table-cell table:style-name="Tabla13.A12" office:value-type="string">
            <text:p text:style-name="P438"><text:span text:style-name="T97">5.</text:span> El sistema manda <text:span text:style-name="T101">recarga la pagina y actualiza el valor en la pagina y en el sistema.</text:span></text:p>
          </table:table-cell>
        </table:table-row>
        <table:table-row table:style-name="Tabla13.9">
          <table:table-cell table:style-name="Tabla13.A12" table:number-columns-spanned="2" office:value-type="string">
            <text:p text:style-name="P94">Tercera sección (escenarios alternos)</text:p>
          </table:table-cell>
          <table:covered-table-cell/>
        </table:table-row>
        <text:soft-page-break/>
        <table:table-row table:style-name="Tabla13.9">
          <table:table-cell table:style-name="Tabla13.A12" table:number-columns-spanned="2" office:value-type="string">
            <text:p text:style-name="P320">En paso <text:span text:style-name="T101">3</text:span>, <text:span text:style-name="T4">si deja en blanco </text:span><text:span text:style-name="T80">el cuadro</text:span><text:span text:style-name="T4"> de texto, se muestra el mensaje ”ingrese </text:span><text:span text:style-name="T99">el valor</text:span><text:span text:style-name="T4"> </text:span>a<text:span text:style-name="T4"> </text:span>cambiar<text:span text:style-name="T4">”</text:span></text:p>
          </table:table-cell>
          <table:covered-table-cell/>
        </table:table-row>
        <table:table-row table:style-name="Tabla13.9">
          <table:table-cell table:style-name="Tabla13.A12" table:number-columns-spanned="2" office:value-type="string">
            <text:p text:style-name="P321">En paso <text:span text:style-name="T101">3</text:span>, <text:span text:style-name="T4">si deja </text:span><text:span text:style-name="T101">el valor no es valido</text:span><text:span text:style-name="T4"> , se muestra el mensaje ”ingrese </text:span><text:span text:style-name="T101">un</text:span><text:span text:style-name="T99"> valor</text:span><text:span text:style-name="T4"> </text:span><text:span text:style-name="T101">valido </text:span><text:span text:style-name="T4">”</text:span></text:p>
          </table:table-cell>
          <table:covered-table-cell/>
        </table:table-row>
      </table:table>
      <text:p text:style-name="P304"/>
      <text:p text:style-name="P73">C<text:span text:style-name="T48">ASO DE USO DE ALTO NIVEL</text:span></text:p>
      <table:table table:name="Tabla14" table:style-name="Tabla14">
        <table:table-column table:style-name="Tabla14.A" table:number-columns-repeated="2"/>
        <table:table-row table:style-name="Tabla14.1">
          <table:table-cell table:style-name="Tabla14.A1" office:value-type="string">
            <text:p text:style-name="P127">Número</text:p>
          </table:table-cell>
          <table:table-cell table:style-name="Tabla14.A1" office:value-type="string">
            <text:p text:style-name="P127">CU0<text:span text:style-name="T101">13</text:span></text:p>
          </table:table-cell>
        </table:table-row>
        <table:table-row table:style-name="Tabla14.1">
          <table:table-cell table:style-name="Tabla14.A1" office:value-type="string">
            <text:p text:style-name="P127">Nombre del Caso de Uso:</text:p>
          </table:table-cell>
          <table:table-cell table:style-name="Tabla14.A1" office:value-type="string">
            <text:p text:style-name="P285"><text:span text:style-name="T54">Menú </text:span><text:span text:style-name="T101">Administrador</text:span><text:span text:style-name="T54"> </text:span><text:span text:style-name="T58">Reportes</text:span></text:p>
          </table:table-cell>
        </table:table-row>
        <table:table-row table:style-name="Tabla14.1">
          <table:table-cell table:style-name="Tabla14.A1" office:value-type="string">
            <text:p text:style-name="P127">Actores</text:p>
          </table:table-cell>
          <table:table-cell table:style-name="Tabla14.A1" office:value-type="string">
            <text:p text:style-name="P127"><text:span text:style-name="T47">Usuario </text:span><text:span text:style-name="T101">Administrador</text:span> </text:p>
          </table:table-cell>
        </table:table-row>
        <table:table-row table:style-name="Tabla14.1">
          <table:table-cell table:style-name="Tabla14.A1" office:value-type="string">
            <text:p text:style-name="P127">Descripción</text:p>
          </table:table-cell>
          <table:table-cell table:style-name="Tabla14.A1" office:value-type="string">
            <text:p text:style-name="P174">E<text:span text:style-name="T53">l </text:span><text:span text:style-name="T101">administrador</text:span><text:span text:style-name="T53"> accede a</text:span><text:span text:style-name="T52">l apartado de </text:span><text:span text:style-name="T58">reportes</text:span><text:span text:style-name="T56"> para poder visualizar </text:span><text:span text:style-name="T101">la comisión</text:span><text:span text:style-name="T58">, </text:span><text:span text:style-name="T101">empleados</text:span><text:span text:style-name="T58"> </text:span><text:span text:style-name="T101">e ingresos</text:span><text:span text:style-name="T58">.</text:span></text:p>
          </table:table-cell>
        </table:table-row>
        <table:table-row table:style-name="Tabla14.1">
          <table:table-cell table:style-name="Tabla14.A1" office:value-type="string">
            <text:p text:style-name="P127">Tipo</text:p>
          </table:table-cell>
          <table:table-cell table:style-name="Tabla14.A1" office:value-type="string">
            <text:p text:style-name="P285">Primario</text:p>
          </table:table-cell>
        </table:table-row>
      </table:table>
      <text:p text:style-name="P445"/>
      <text:p text:style-name="P100">EXPANDIDO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27">Número</text:p>
          </table:table-cell>
          <table:table-cell table:style-name="Tabla15.A1" office:value-type="string">
            <text:p text:style-name="P127">CU0<text:span text:style-name="T101">13</text:span></text:p>
          </table:table-cell>
        </table:table-row>
        <table:table-row table:style-name="Tabla15.1">
          <table:table-cell table:style-name="Tabla15.A1" office:value-type="string">
            <text:p text:style-name="P127">Nombre del Caso de Uso:</text:p>
          </table:table-cell>
          <table:table-cell table:style-name="Tabla15.A1" office:value-type="string">
            <text:p text:style-name="P285"><text:span text:style-name="T54">Menú </text:span><text:span text:style-name="T101">Administrador</text:span><text:span text:style-name="T54"> </text:span><text:span text:style-name="T58">Reportes</text:span></text:p>
          </table:table-cell>
        </table:table-row>
        <table:table-row table:style-name="Tabla15.1">
          <table:table-cell table:style-name="Tabla15.A1" office:value-type="string">
            <text:p text:style-name="P127">Actores</text:p>
          </table:table-cell>
          <table:table-cell table:style-name="Tabla15.A1" office:value-type="string">
            <text:p text:style-name="P127"><text:span text:style-name="T47">Usuario </text:span><text:span text:style-name="T101">Administrador</text:span> </text:p>
          </table:table-cell>
        </table:table-row>
        <table:table-row table:style-name="Tabla15.1">
          <table:table-cell table:style-name="Tabla15.A1" office:value-type="string">
            <text:p text:style-name="P127">Propósito:</text:p>
          </table:table-cell>
          <table:table-cell table:style-name="Tabla15.A1" office:value-type="string">
            <text:p text:style-name="P174"><text:span text:style-name="T59">V</text:span><text:span text:style-name="T56">isualizar </text:span><text:span text:style-name="T101">la comisión</text:span><text:span text:style-name="T58">, </text:span><text:span text:style-name="T101">empleados</text:span><text:span text:style-name="T58"> </text:span><text:span text:style-name="T101">e ingresos</text:span><text:span text:style-name="T58">..</text:span></text:p>
          </table:table-cell>
        </table:table-row>
        <table:table-row table:style-name="Tabla15.1">
          <table:table-cell table:style-name="Tabla15.A1" office:value-type="string">
            <text:p text:style-name="P127">Precondiciones</text:p>
          </table:table-cell>
          <table:table-cell table:style-name="Tabla15.A1" office:value-type="string">
            <text:p text:style-name="P285">CU00<text:span text:style-name="T91">5, CU008</text:span></text:p>
          </table:table-cell>
        </table:table-row>
        <table:table-row table:style-name="Tabla15.1">
          <table:table-cell table:style-name="Tabla15.A1" office:value-type="string">
            <text:p text:style-name="P127">Resumen</text:p>
          </table:table-cell>
          <table:table-cell table:style-name="Tabla15.A1" office:value-type="string">
            <text:p text:style-name="P163">E<text:span text:style-name="T53">l usuario </text:span><text:span text:style-name="T48">ingresa a la </text:span><text:span text:style-name="T56">pestaña</text:span><text:span text:style-name="T48"> </text:span><text:span text:style-name="T54">d</text:span><text:span text:style-name="T56">e </text:span><text:span text:style-name="T58">reporte</text:span><text:span text:style-name="T52"> </text:span><text:span text:style-name="T54">y </text:span><text:span text:style-name="T56">se genera</text:span><text:span text:style-name="T58">n </text:span><text:span text:style-name="T102">cuatro</text:span><text:span text:style-name="T56"> listado</text:span><text:span text:style-name="T58">s, </text:span><text:span text:style-name="T102">historial de comisiones</text:span><text:span text:style-name="T56">. </text:span><text:span text:style-name="T102">top 5 empleados con mas ofertas, top 5 empleados con mas ingresos y total de ingresos, todos descargables.</text:span></text:p>
          </table:table-cell>
        </table:table-row>
        <table:table-row table:style-name="Tabla15.1">
          <table:table-cell table:style-name="Tabla15.A1" office:value-type="string">
            <text:p text:style-name="P127">Tipo</text:p>
          </table:table-cell>
          <table:table-cell table:style-name="Tabla15.A1" office:value-type="string">
            <text:p text:style-name="P285">Primario, <text:span text:style-name="T52">Esencial</text:span></text:p>
          </table:table-cell>
        </table:table-row>
        <table:table-row table:style-name="Tabla15.1">
          <table:table-cell table:style-name="Tabla15.A1" office:value-type="string">
            <text:p text:style-name="P127">Referencias:</text:p>
          </table:table-cell>
          <table:table-cell table:style-name="Tabla15.A1" office:value-type="string">
            <text:p text:style-name="P237">CU001, CU002, <text:span text:style-name="T54">CU00</text:span><text:span text:style-name="T91">5</text:span></text:p>
          </table:table-cell>
        </table:table-row>
        <table:table-row table:style-name="Tabla15.9">
          <table:table-cell table:style-name="Tabla15.A1" table:number-columns-spanned="2" office:value-type="string">
            <text:p text:style-name="P24">Segunda sección</text:p>
          </table:table-cell>
          <table:covered-table-cell/>
        </table:table-row>
        <table:table-row table:style-name="Tabla15.9">
          <table:table-cell table:style-name="Tabla15.A1" office:value-type="string">
            <text:p text:style-name="P24">Acción de actores</text:p>
          </table:table-cell>
          <table:table-cell table:style-name="Tabla15.A1" office:value-type="string">
            <text:p text:style-name="P25">Respuesta del sistema</text:p>
          </table:table-cell>
        </table:table-row>
        <table:table-row table:style-name="Tabla15.9">
          <table:table-cell table:style-name="Tabla15.A1" office:value-type="string">
            <text:p text:style-name="P336">1. Seleccionar el la pestaña de <text:span text:style-name="T58">reportes</text:span></text:p>
          </table:table-cell>
          <table:table-cell table:style-name="Tabla15.A1" office:value-type="string">
            <text:p text:style-name="P337">2. El sistema<text:span text:style-name="T23"> genera</text:span><text:span text:style-name="T24">n </text:span><text:span text:style-name="T25">cuatro</text:span><text:span text:style-name="T23"> listado</text:span><text:span text:style-name="T24">s, </text:span><text:span text:style-name="T25">historial de comisiones</text:span><text:span text:style-name="T43">(id,valor de comisión, fecha)</text:span><text:span text:style-name="T25"> con un botón de descarga</text:span><text:span text:style-name="T23">. </text:span><text:span text:style-name="T25">Top 5 empleados </text:span><text:soft-page-break/><text:span text:style-name="T25">mas oferta</text:span><text:span text:style-name="T43">(id, empleador , ofertas)</text:span><text:span text:style-name="T25"> con un botón de descarga, Top 5 empleados con mas ingresos</text:span><text:span text:style-name="T43">(id, empleados, ofertas, ingresos)</text:span><text:span text:style-name="T25"> con un filtro de rango de tiempo y botón de descarga, Total de ingresos</text:span><text:span text:style-name="T43">(id, categoría, ingresos)</text:span><text:span text:style-name="T25"> con un filtro de rango de tiempo y botón de descarga.</text:span></text:p>
          </table:table-cell>
        </table:table-row>
        <table:table-row table:style-name="Tabla15.9">
          <table:table-cell table:style-name="Tabla15.A12" office:value-type="string">
            <text:p text:style-name="P446">3.Presiona Descargar</text:p>
          </table:table-cell>
          <table:table-cell table:style-name="Tabla15.A12" office:value-type="string">
            <text:p text:style-name="P447">4.El sistema genera un archivo PDF con el reporte presionado.</text:p>
          </table:table-cell>
        </table:table-row>
      </table:table>
      <text:p text:style-name="P305"/>
      <text:p text:style-name="P74">C<text:span text:style-name="T48">ASO DE USO DE ALTO NIVEL</text:span></text:p>
      <table:table table:name="Tabla16" table:style-name="Tabla16">
        <table:table-column table:style-name="Tabla16.A" table:number-columns-repeated="2"/>
        <table:table-row table:style-name="Tabla16.1">
          <table:table-cell table:style-name="Tabla16.A1" office:value-type="string">
            <text:p text:style-name="P128">Número</text:p>
          </table:table-cell>
          <table:table-cell table:style-name="Tabla16.A1" office:value-type="string">
            <text:p text:style-name="P128">CU0<text:span text:style-name="T101">1</text:span><text:span text:style-name="T103">4</text:span></text:p>
          </table:table-cell>
        </table:table-row>
        <table:table-row table:style-name="Tabla16.1">
          <table:table-cell table:style-name="Tabla16.A1" office:value-type="string">
            <text:p text:style-name="P128">Nombre del Caso de Uso:</text:p>
          </table:table-cell>
          <table:table-cell table:style-name="Tabla16.A1" office:value-type="string">
            <text:p text:style-name="P446">Completar Información Empleador</text:p>
          </table:table-cell>
        </table:table-row>
        <table:table-row table:style-name="Tabla16.1">
          <table:table-cell table:style-name="Tabla16.A1" office:value-type="string">
            <text:p text:style-name="P128">Actores</text:p>
          </table:table-cell>
          <table:table-cell table:style-name="Tabla16.A1" office:value-type="string">
            <text:p text:style-name="P128"><text:span text:style-name="T47">Usuario </text:span><text:span text:style-name="T104">Empleador</text:span> </text:p>
          </table:table-cell>
        </table:table-row>
        <table:table-row table:style-name="Tabla16.1">
          <table:table-cell table:style-name="Tabla16.A1" office:value-type="string">
            <text:p text:style-name="P128">Descripción</text:p>
          </table:table-cell>
          <table:table-cell table:style-name="Tabla16.A1" office:value-type="string">
            <text:p text:style-name="P198">El <text:span text:style-name="T104">empleador</text:span> inicia sesión <text:span text:style-name="T104">y se genera un espacio para completar información necesaria.</text:span></text:p>
          </table:table-cell>
        </table:table-row>
        <table:table-row table:style-name="Tabla16.1">
          <table:table-cell table:style-name="Tabla16.A1" office:value-type="string">
            <text:p text:style-name="P128">Tipo</text:p>
          </table:table-cell>
          <table:table-cell table:style-name="Tabla16.A1" office:value-type="string">
            <text:p text:style-name="P286">Primario</text:p>
          </table:table-cell>
        </table:table-row>
      </table:table>
      <text:p text:style-name="P458"/>
      <text:p text:style-name="P101">EXPANDIDO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28">Número</text:p>
          </table:table-cell>
          <table:table-cell table:style-name="Tabla17.A1" office:value-type="string">
            <text:p text:style-name="P128">CU0<text:span text:style-name="T101">1</text:span><text:span text:style-name="T103">4</text:span></text:p>
          </table:table-cell>
        </table:table-row>
        <table:table-row table:style-name="Tabla17.1">
          <table:table-cell table:style-name="Tabla17.A1" office:value-type="string">
            <text:p text:style-name="P128">Nombre del Caso de Uso:</text:p>
          </table:table-cell>
          <table:table-cell table:style-name="Tabla17.A1" office:value-type="string">
            <text:p text:style-name="P446">Completar Información Empleador</text:p>
          </table:table-cell>
        </table:table-row>
        <table:table-row table:style-name="Tabla17.1">
          <table:table-cell table:style-name="Tabla17.A1" office:value-type="string">
            <text:p text:style-name="P128">Actores</text:p>
          </table:table-cell>
          <table:table-cell table:style-name="Tabla17.A1" office:value-type="string">
            <text:p text:style-name="P128"><text:span text:style-name="T47">Usuario </text:span><text:span text:style-name="T104">Empleador</text:span> </text:p>
          </table:table-cell>
        </table:table-row>
        <table:table-row table:style-name="Tabla17.1">
          <table:table-cell table:style-name="Tabla17.A1" office:value-type="string">
            <text:p text:style-name="P128">Propósito:</text:p>
          </table:table-cell>
          <table:table-cell table:style-name="Tabla17.A1" office:value-type="string">
            <text:p text:style-name="P202">Completar información necesaria para el sistema</text:p>
          </table:table-cell>
        </table:table-row>
        <table:table-row table:style-name="Tabla17.1">
          <table:table-cell table:style-name="Tabla17.A1" office:value-type="string">
            <text:p text:style-name="P128">Precondiciones</text:p>
          </table:table-cell>
          <table:table-cell table:style-name="Tabla17.A1" office:value-type="string">
            <text:p text:style-name="P286">CU00<text:span text:style-name="T91">5</text:span></text:p>
          </table:table-cell>
        </table:table-row>
        <table:table-row table:style-name="Tabla17.1">
          <table:table-cell table:style-name="Tabla17.A1" office:value-type="string">
            <text:p text:style-name="P128">Resumen</text:p>
          </table:table-cell>
          <table:table-cell table:style-name="Tabla17.A1" office:value-type="string">
            <text:p text:style-name="P199">El <text:span text:style-name="T104">empleador</text:span> inicia sesión <text:span text:style-name="T104">y se generan dos cuadros de texto en donde agrega la misión y visión de la empresa para completar información.</text:span></text:p>
          </table:table-cell>
        </table:table-row>
        <table:table-row table:style-name="Tabla17.1">
          <table:table-cell table:style-name="Tabla17.A1" office:value-type="string">
            <text:p text:style-name="P128">Tipo</text:p>
          </table:table-cell>
          <table:table-cell table:style-name="Tabla17.A1" office:value-type="string">
            <text:p text:style-name="P286">Primario, <text:span text:style-name="T52">Esencial</text:span></text:p>
          </table:table-cell>
        </table:table-row>
        <table:table-row table:style-name="Tabla17.1">
          <table:table-cell table:style-name="Tabla17.A1" office:value-type="string">
            <text:p text:style-name="P128">Referencias:</text:p>
          </table:table-cell>
          <table:table-cell table:style-name="Tabla17.A1" office:value-type="string">
            <text:p text:style-name="P238">CU001, CU002, <text:span text:style-name="T54">CU00</text:span><text:span text:style-name="T91">5</text:span></text:p>
          </table:table-cell>
        </table:table-row>
        <table:table-row table:style-name="Tabla17.9">
          <table:table-cell table:style-name="Tabla17.A1" table:number-columns-spanned="2" office:value-type="string">
            <text:p text:style-name="P26">Segunda sección</text:p>
          </table:table-cell>
          <table:covered-table-cell/>
        </table:table-row>
        <text:soft-page-break/>
        <table:table-row table:style-name="Tabla17.9">
          <table:table-cell table:style-name="Tabla17.A1" office:value-type="string">
            <text:p text:style-name="P26">Acción de actores</text:p>
          </table:table-cell>
          <table:table-cell table:style-name="Tabla17.A1" office:value-type="string">
            <text:p text:style-name="P27">Respuesta del sistema</text:p>
          </table:table-cell>
        </table:table-row>
        <table:table-row table:style-name="Tabla17.9">
          <table:table-cell table:style-name="Tabla17.A1" office:value-type="string">
            <text:p text:style-name="P338">1. <text:span text:style-name="T104">El Empleador inicia sesión</text:span></text:p>
          </table:table-cell>
          <table:table-cell table:style-name="Tabla17.A1" office:value-type="string">
            <text:p text:style-name="P339">2. El sistema<text:span text:style-name="T23"> genera</text:span><text:span text:style-name="T24">n </text:span><text:span text:style-name="T26">dos cuadros de texto, donde</text:span><text:span text:style-name="T25"> </text:span><text:span text:style-name="T27">se puede introducir la información de la misión y la visión de la empresa, se genera un botón siguiente <text:s/>.</text:span></text:p>
          </table:table-cell>
        </table:table-row>
        <table:table-row table:style-name="Tabla17.9">
          <table:table-cell table:style-name="Tabla17.A12" office:value-type="string">
            <text:p text:style-name="P459">3. Ingresa la Misión </text:p>
          </table:table-cell>
          <table:table-cell table:style-name="Tabla17.A12" office:value-type="string">
            <text:p text:style-name="P447"/>
          </table:table-cell>
        </table:table-row>
        <table:table-row table:style-name="Tabla17.9">
          <table:table-cell table:style-name="Tabla17.A12" office:value-type="string">
            <text:p text:style-name="P459">4. Ingresa la Visión</text:p>
          </table:table-cell>
          <table:table-cell table:style-name="Tabla17.A12" office:value-type="string">
            <text:p text:style-name="P447"/>
          </table:table-cell>
        </table:table-row>
        <table:table-row table:style-name="Tabla17.9">
          <table:table-cell table:style-name="Tabla17.A12" office:value-type="string">
            <text:p text:style-name="P459">5. Presiona el botón siguiente </text:p>
          </table:table-cell>
          <table:table-cell table:style-name="Tabla17.A12" office:value-type="string">
            <text:p text:style-name="P460">6. El sistema manda al usuario a una pagina de método de pago .</text:p>
          </table:table-cell>
        </table:table-row>
        <table:table-row table:style-name="Tabla17.9">
          <table:table-cell table:style-name="Tabla17.A12" table:number-columns-spanned="2" office:value-type="string">
            <text:p text:style-name="P95">Tercera sección (escenarios alternos)</text:p>
          </table:table-cell>
          <table:covered-table-cell/>
        </table:table-row>
        <table:table-row table:style-name="Tabla17.16">
          <table:table-cell table:style-name="Tabla17.A12" table:number-columns-spanned="2" office:value-type="string">
            <text:p text:style-name="P322">En paso <text:span text:style-name="T101">3</text:span>, <text:span text:style-name="T4">si deja en blanco </text:span><text:span text:style-name="T80">el cuadro</text:span><text:span text:style-name="T4"> de texto, se muestra el mensaje ”ingrese </text:span><text:span text:style-name="T105">la misión</text:span><text:span text:style-name="T4">”</text:span></text:p>
          </table:table-cell>
          <table:covered-table-cell/>
        </table:table-row>
        <table:table-row table:style-name="Tabla17.16">
          <table:table-cell table:style-name="Tabla17.A12" table:number-columns-spanned="2" office:value-type="string">
            <text:p text:style-name="P322">En paso <text:span text:style-name="T105">4</text:span>, <text:span text:style-name="T4">si deja en blanco </text:span><text:span text:style-name="T80">el cuadro</text:span><text:span text:style-name="T4"> de texto, se muestra el mensaje ”ingrese </text:span><text:span text:style-name="T105">la visión</text:span><text:span text:style-name="T4">”</text:span></text:p>
          </table:table-cell>
          <table:covered-table-cell/>
        </table:table-row>
      </table:table>
      <text:p text:style-name="P306"/>
      <text:p text:style-name="P75">C<text:span text:style-name="T48">ASO DE USO DE ALTO NIVEL</text:span></text:p>
      <table:table table:name="Tabla18" table:style-name="Tabla18">
        <table:table-column table:style-name="Tabla18.A" table:number-columns-repeated="2"/>
        <table:table-row table:style-name="Tabla18.1">
          <table:table-cell table:style-name="Tabla18.A1" office:value-type="string">
            <text:p text:style-name="P129">Número</text:p>
          </table:table-cell>
          <table:table-cell table:style-name="Tabla18.A1" office:value-type="string">
            <text:p text:style-name="P129">CU0<text:span text:style-name="T101">1</text:span><text:span text:style-name="T105">5</text:span></text:p>
          </table:table-cell>
        </table:table-row>
        <table:table-row table:style-name="Tabla18.1">
          <table:table-cell table:style-name="Tabla18.A1" office:value-type="string">
            <text:p text:style-name="P129">Nombre del Caso de Uso:</text:p>
          </table:table-cell>
          <table:table-cell table:style-name="Tabla18.A1" office:value-type="string">
            <text:p text:style-name="P448">Completar Información <text:span text:style-name="T105">Método de Pago </text:span>Empleador</text:p>
          </table:table-cell>
        </table:table-row>
        <table:table-row table:style-name="Tabla18.1">
          <table:table-cell table:style-name="Tabla18.A1" office:value-type="string">
            <text:p text:style-name="P129">Actores</text:p>
          </table:table-cell>
          <table:table-cell table:style-name="Tabla18.A1" office:value-type="string">
            <text:p text:style-name="P129"><text:span text:style-name="T47">Usuario </text:span><text:span text:style-name="T104">Empleador</text:span> </text:p>
          </table:table-cell>
        </table:table-row>
        <table:table-row table:style-name="Tabla18.1">
          <table:table-cell table:style-name="Tabla18.A1" office:value-type="string">
            <text:p text:style-name="P129">Descripción</text:p>
          </table:table-cell>
          <table:table-cell table:style-name="Tabla18.A1" office:value-type="string">
            <text:p text:style-name="P204">El empleador <text:span text:style-name="T106">inicia el completado de información del método de pago para la comisión.</text:span></text:p>
          </table:table-cell>
        </table:table-row>
        <table:table-row table:style-name="Tabla18.1">
          <table:table-cell table:style-name="Tabla18.A1" office:value-type="string">
            <text:p text:style-name="P129">Tipo</text:p>
          </table:table-cell>
          <table:table-cell table:style-name="Tabla18.A1" office:value-type="string">
            <text:p text:style-name="P287">Primario</text:p>
          </table:table-cell>
        </table:table-row>
      </table:table>
      <text:p text:style-name="P464"/>
      <text:p text:style-name="P102">EXPANDIDO</text:p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29">Número</text:p>
          </table:table-cell>
          <table:table-cell table:style-name="Tabla19.A1" office:value-type="string">
            <text:p text:style-name="P129">CU0<text:span text:style-name="T101">1</text:span><text:span text:style-name="T105">5</text:span></text:p>
          </table:table-cell>
        </table:table-row>
        <table:table-row table:style-name="Tabla19.1">
          <table:table-cell table:style-name="Tabla19.A1" office:value-type="string">
            <text:p text:style-name="P129">Nombre del Caso de Uso:</text:p>
          </table:table-cell>
          <table:table-cell table:style-name="Tabla19.A1" office:value-type="string">
            <text:p text:style-name="P448">Completar Información <text:span text:style-name="T105">Método de Pago </text:span>Empleador</text:p>
          </table:table-cell>
        </table:table-row>
        <table:table-row table:style-name="Tabla19.1">
          <table:table-cell table:style-name="Tabla19.A1" office:value-type="string">
            <text:p text:style-name="P129">Actores</text:p>
          </table:table-cell>
          <table:table-cell table:style-name="Tabla19.A1" office:value-type="string">
            <text:p text:style-name="P129"><text:span text:style-name="T47">Usuario </text:span><text:span text:style-name="T104">Empleador</text:span> </text:p>
          </table:table-cell>
        </table:table-row>
        <table:table-row table:style-name="Tabla19.1">
          <table:table-cell table:style-name="Tabla19.A1" office:value-type="string">
            <text:p text:style-name="P129">Propósito:</text:p>
          </table:table-cell>
          <table:table-cell table:style-name="Tabla19.A1" office:value-type="string">
            <text:p text:style-name="P203">Completar información necesaria para el sistema</text:p>
          </table:table-cell>
        </table:table-row>
        <table:table-row table:style-name="Tabla19.1">
          <table:table-cell table:style-name="Tabla19.A1" office:value-type="string">
            <text:p text:style-name="P129">Precondiciones</text:p>
          </table:table-cell>
          <table:table-cell table:style-name="Tabla19.A1" office:value-type="string">
            <text:p text:style-name="P287">CU00<text:span text:style-name="T91">5</text:span></text:p>
          </table:table-cell>
        </table:table-row>
        <text:soft-page-break/>
        <table:table-row table:style-name="Tabla19.1">
          <table:table-cell table:style-name="Tabla19.A1" office:value-type="string">
            <text:p text:style-name="P129">Resumen</text:p>
          </table:table-cell>
          <table:table-cell table:style-name="Tabla19.A1" office:value-type="string">
            <text:p text:style-name="P205">El empleador <text:span text:style-name="T106">inicia el completado de información del método de pago para la comisión seleccionando </text:span><text:span text:style-name="T107">método y presionando el botón para terminar el completado de información</text:span></text:p>
          </table:table-cell>
        </table:table-row>
        <table:table-row table:style-name="Tabla19.1">
          <table:table-cell table:style-name="Tabla19.A1" office:value-type="string">
            <text:p text:style-name="P129">Tipo</text:p>
          </table:table-cell>
          <table:table-cell table:style-name="Tabla19.A1" office:value-type="string">
            <text:p text:style-name="P287">Primario, <text:span text:style-name="T52">Esencial</text:span></text:p>
          </table:table-cell>
        </table:table-row>
        <table:table-row table:style-name="Tabla19.1">
          <table:table-cell table:style-name="Tabla19.A1" office:value-type="string">
            <text:p text:style-name="P129">Referencias:</text:p>
          </table:table-cell>
          <table:table-cell table:style-name="Tabla19.A1" office:value-type="string">
            <text:p text:style-name="P239">CU001, CU002, <text:span text:style-name="T54">CU00</text:span><text:span text:style-name="T91">5</text:span></text:p>
          </table:table-cell>
        </table:table-row>
        <table:table-row table:style-name="Tabla19.9">
          <table:table-cell table:style-name="Tabla19.A1" table:number-columns-spanned="2" office:value-type="string">
            <text:p text:style-name="P28">Segunda sección</text:p>
          </table:table-cell>
          <table:covered-table-cell/>
        </table:table-row>
        <table:table-row table:style-name="Tabla19.9">
          <table:table-cell table:style-name="Tabla19.A1" office:value-type="string">
            <text:p text:style-name="P28">Acción de actores</text:p>
          </table:table-cell>
          <table:table-cell table:style-name="Tabla19.A1" office:value-type="string">
            <text:p text:style-name="P29">Respuesta del sistema</text:p>
          </table:table-cell>
        </table:table-row>
        <table:table-row table:style-name="Tabla19.9">
          <table:table-cell table:style-name="Tabla19.A1" office:value-type="string">
            <text:p text:style-name="P340">1. <text:span text:style-name="T104">El Empleador inicia sesión</text:span></text:p>
          </table:table-cell>
          <table:table-cell table:style-name="Tabla19.A1" office:value-type="string">
            <text:p text:style-name="P341">2. El sistema<text:span text:style-name="T23"> genera</text:span><text:span text:style-name="T24">n </text:span><text:span text:style-name="T28">un cuadro de selección <text:s/>para los métodos de pago, también genera un botón siguiente.</text:span></text:p>
          </table:table-cell>
        </table:table-row>
        <table:table-row table:style-name="Tabla19.9">
          <table:table-cell table:style-name="Tabla19.A12" office:value-type="string">
            <text:p text:style-name="P459">3. <text:span text:style-name="T107">Selecciona el método de pago</text:span> </text:p>
          </table:table-cell>
          <table:table-cell table:style-name="Tabla19.A12" office:value-type="string">
            <text:p text:style-name="P449"/>
          </table:table-cell>
        </table:table-row>
        <table:table-row table:style-name="Tabla19.9">
          <table:table-cell table:style-name="Tabla19.A12" office:value-type="string">
            <text:p text:style-name="P459">4. <text:span text:style-name="T107">Presiona el botón siguiente</text:span></text:p>
          </table:table-cell>
          <table:table-cell table:style-name="Tabla19.A12" office:value-type="string">
            <text:p text:style-name="P465">5. <text:span text:style-name="T92">El sistema manda </text:span><text:span text:style-name="T96">un mensaje ”</text:span>Información<text:span text:style-name="T96"> </text:span>Completada<text:span text:style-name="T96">” </text:span><text:span text:style-name="T97">debajo se genera un botón ok, al presionarlo el usuario es mandado a la pagina de gestión </text:span>de ofertas<text:span text:style-name="T97">.</text:span></text:p>
          </table:table-cell>
        </table:table-row>
        <table:table-row table:style-name="Tabla19.9">
          <table:table-cell table:style-name="Tabla19.A12" table:number-columns-spanned="2" office:value-type="string">
            <text:p text:style-name="P95">Tercera sección (escenarios alternos)</text:p>
          </table:table-cell>
          <table:covered-table-cell/>
        </table:table-row>
        <table:table-row table:style-name="Tabla19.15">
          <table:table-cell table:style-name="Tabla19.A12" table:number-columns-spanned="2" office:value-type="string">
            <text:p text:style-name="P323">En paso <text:span text:style-name="T101">3</text:span>, <text:span text:style-name="T4">si </text:span><text:span text:style-name="T108">no se selecciona ningún método</text:span><text:span text:style-name="T4"> se muestra el mensaje ”</text:span><text:span text:style-name="T108">seleccione algún valor</text:span><text:span text:style-name="T4">”</text:span></text:p>
          </table:table-cell>
          <table:covered-table-cell/>
        </table:table-row>
      </table:table>
      <text:p text:style-name="P307"/>
      <text:p text:style-name="P76">C<text:span text:style-name="T48">ASO DE USO DE ALTO NIVEL</text:span></text:p>
      <table:table table:name="Tabla20" table:style-name="Tabla20">
        <table:table-column table:style-name="Tabla20.A" table:number-columns-repeated="2"/>
        <table:table-row table:style-name="Tabla20.1">
          <table:table-cell table:style-name="Tabla20.A1" office:value-type="string">
            <text:p text:style-name="P130">Número</text:p>
          </table:table-cell>
          <table:table-cell table:style-name="Tabla20.A1" office:value-type="string">
            <text:p text:style-name="P130">CU0<text:span text:style-name="T101">1</text:span><text:span text:style-name="T108">6</text:span></text:p>
          </table:table-cell>
        </table:table-row>
        <table:table-row table:style-name="Tabla20.1">
          <table:table-cell table:style-name="Tabla20.A1" office:value-type="string">
            <text:p text:style-name="P130">Nombre del Caso de Uso:</text:p>
          </table:table-cell>
          <table:table-cell table:style-name="Tabla20.A1" office:value-type="string">
            <text:p text:style-name="P466">Gestión de Ofertas Empleador</text:p>
          </table:table-cell>
        </table:table-row>
        <table:table-row table:style-name="Tabla20.1">
          <table:table-cell table:style-name="Tabla20.A1" office:value-type="string">
            <text:p text:style-name="P130">Actores</text:p>
          </table:table-cell>
          <table:table-cell table:style-name="Tabla20.A1" office:value-type="string">
            <text:p text:style-name="P130"><text:span text:style-name="T47">Usuario </text:span><text:span text:style-name="T104">Empleador</text:span> </text:p>
          </table:table-cell>
        </table:table-row>
        <table:table-row table:style-name="Tabla20.1">
          <table:table-cell table:style-name="Tabla20.A1" office:value-type="string">
            <text:p text:style-name="P130">Descripción</text:p>
          </table:table-cell>
          <table:table-cell table:style-name="Tabla20.A1" office:value-type="string">
            <text:p text:style-name="P206">El empleador <text:span text:style-name="T106">inicia </text:span><text:span text:style-name="T109">en la </text:span><text:span text:style-name="T108">gestión de ofertas </text:span><text:span text:style-name="T109">para editar, </text:span><text:span text:style-name="T110">eliminar </text:span><text:span text:style-name="T109">o crear ofertas.</text:span></text:p>
          </table:table-cell>
        </table:table-row>
        <table:table-row table:style-name="Tabla20.1">
          <table:table-cell table:style-name="Tabla20.A1" office:value-type="string">
            <text:p text:style-name="P130">Tipo</text:p>
          </table:table-cell>
          <table:table-cell table:style-name="Tabla20.A1" office:value-type="string">
            <text:p text:style-name="P288">Primario</text:p>
          </table:table-cell>
        </table:table-row>
      </table:table>
      <text:p text:style-name="P471"/>
      <text:p text:style-name="P103">EXPANDIDO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30">Número</text:p>
          </table:table-cell>
          <table:table-cell table:style-name="Tabla21.A1" office:value-type="string">
            <text:p text:style-name="P130">CU0<text:span text:style-name="T101">1</text:span><text:span text:style-name="T108">6</text:span></text:p>
          </table:table-cell>
        </table:table-row>
        <table:table-row table:style-name="Tabla21.1">
          <table:table-cell table:style-name="Tabla21.A1" office:value-type="string">
            <text:p text:style-name="P130">Nombre del Caso de Uso:</text:p>
          </table:table-cell>
          <table:table-cell table:style-name="Tabla21.A1" office:value-type="string">
            <text:p text:style-name="P466">Gestión de Ofertas Empleador</text:p>
          </table:table-cell>
        </table:table-row>
        <text:soft-page-break/>
        <table:table-row table:style-name="Tabla21.1">
          <table:table-cell table:style-name="Tabla21.A1" office:value-type="string">
            <text:p text:style-name="P130">Actores</text:p>
          </table:table-cell>
          <table:table-cell table:style-name="Tabla21.A1" office:value-type="string">
            <text:p text:style-name="P130"><text:span text:style-name="T47">Usuario </text:span><text:span text:style-name="T104">Empleador</text:span> </text:p>
          </table:table-cell>
        </table:table-row>
        <table:table-row table:style-name="Tabla21.4">
          <table:table-cell table:style-name="Tabla21.A1" office:value-type="string">
            <text:p text:style-name="P130">Propósito:</text:p>
          </table:table-cell>
          <table:table-cell table:style-name="Tabla21.A1" office:value-type="string">
            <text:p text:style-name="P211">Editar o crear Ofertas de empleo</text:p>
          </table:table-cell>
        </table:table-row>
        <table:table-row table:style-name="Tabla21.1">
          <table:table-cell table:style-name="Tabla21.A1" office:value-type="string">
            <text:p text:style-name="P130">Precondiciones</text:p>
          </table:table-cell>
          <table:table-cell table:style-name="Tabla21.A1" office:value-type="string">
            <text:p text:style-name="P288">CU00<text:span text:style-name="T91">5</text:span></text:p>
          </table:table-cell>
        </table:table-row>
        <table:table-row table:style-name="Tabla21.1">
          <table:table-cell table:style-name="Tabla21.A1" office:value-type="string">
            <text:p text:style-name="P130">Resumen</text:p>
          </table:table-cell>
          <table:table-cell table:style-name="Tabla21.A1" office:value-type="string">
            <text:p text:style-name="P206">El empleador <text:span text:style-name="T106">inicia </text:span><text:span text:style-name="T109">en la </text:span><text:span text:style-name="T108">gestión de ofertas </text:span><text:span text:style-name="T110">donde se puede editar, eliminar y crear cada oferta de empleo para el sistema.</text:span></text:p>
          </table:table-cell>
        </table:table-row>
        <table:table-row table:style-name="Tabla21.1">
          <table:table-cell table:style-name="Tabla21.A1" office:value-type="string">
            <text:p text:style-name="P130">Tipo</text:p>
          </table:table-cell>
          <table:table-cell table:style-name="Tabla21.A1" office:value-type="string">
            <text:p text:style-name="P288">Primario, <text:span text:style-name="T52">Esencial</text:span></text:p>
          </table:table-cell>
        </table:table-row>
        <table:table-row table:style-name="Tabla21.1">
          <table:table-cell table:style-name="Tabla21.A1" office:value-type="string">
            <text:p text:style-name="P130">Referencias:</text:p>
          </table:table-cell>
          <table:table-cell table:style-name="Tabla21.A1" office:value-type="string">
            <text:p text:style-name="P240">CU001, CU002, <text:span text:style-name="T54">CU00</text:span><text:span text:style-name="T91">5</text:span></text:p>
          </table:table-cell>
        </table:table-row>
        <table:table-row table:style-name="Tabla21.9">
          <table:table-cell table:style-name="Tabla21.A1" table:number-columns-spanned="2" office:value-type="string">
            <text:p text:style-name="P30">Segunda sección</text:p>
          </table:table-cell>
          <table:covered-table-cell/>
        </table:table-row>
        <table:table-row table:style-name="Tabla21.9">
          <table:table-cell table:style-name="Tabla21.A1" office:value-type="string">
            <text:p text:style-name="P30">Acción de actores</text:p>
          </table:table-cell>
          <table:table-cell table:style-name="Tabla21.A1" office:value-type="string">
            <text:p text:style-name="P31">Respuesta del sistema</text:p>
          </table:table-cell>
        </table:table-row>
        <table:table-row table:style-name="Tabla21.9">
          <table:table-cell table:style-name="Tabla21.A1" office:value-type="string">
            <text:p text:style-name="P342">1. <text:span text:style-name="T104">El Empleador </text:span><text:span text:style-name="T111">completa la información e inicia en gestión de ofertas</text:span></text:p>
          </table:table-cell>
          <table:table-cell table:style-name="Tabla21.A1" office:value-type="string">
            <text:p text:style-name="P343">2. El sistema<text:span text:style-name="T23"> genera</text:span><text:span text:style-name="T24">n </text:span><text:span text:style-name="T28">un </text:span><text:span text:style-name="T29">listado donde cada oferta tiene dos botones, editar y eliminar, arriba del listado hay un botón de creación de ofertas.</text:span></text:p>
          </table:table-cell>
        </table:table-row>
        <table:table-row table:style-name="Tabla21.9">
          <table:table-cell table:style-name="Tabla21.A12" office:value-type="string">
            <text:p text:style-name="P461">3. <text:span text:style-name="T111">Presionar Editar</text:span></text:p>
          </table:table-cell>
          <table:table-cell table:style-name="Tabla21.A12" office:value-type="string">
            <text:p text:style-name="P472">4.El sistema manda al usuario a la pagina de edición de ofertas</text:p>
          </table:table-cell>
        </table:table-row>
        <table:table-row table:style-name="Tabla21.9">
          <table:table-cell table:style-name="Tabla21.A12" office:value-type="string">
            <text:p text:style-name="P462"><text:span text:style-name="T111">5</text:span>. <text:span text:style-name="T111">Presionar Eliminar</text:span></text:p>
          </table:table-cell>
          <table:table-cell table:style-name="Tabla21.A12" office:value-type="string">
            <text:p text:style-name="P467">5. <text:span text:style-name="T111">El sistema elimina la oferta y actualiza la pagina para actualizar la información <text:s/>del usuario.</text:span></text:p>
          </table:table-cell>
        </table:table-row>
        <table:table-row table:style-name="Tabla21.9">
          <table:table-cell table:style-name="Tabla21.A12" office:value-type="string">
            <text:p text:style-name="P462"><text:span text:style-name="T111">7</text:span>. <text:span text:style-name="T111">Presionar Crear Oferta</text:span></text:p>
          </table:table-cell>
          <table:table-cell table:style-name="Tabla21.A12" office:value-type="string">
            <text:p text:style-name="P467"><text:span text:style-name="T111">6</text:span> <text:span text:style-name="T111">El sistema manda al usuario a la pagina de creación de ofertas</text:span></text:p>
          </table:table-cell>
        </table:table-row>
      </table:table>
      <text:p text:style-name="P308"/>
      <text:p text:style-name="P77">C<text:span text:style-name="T48">ASO DE USO DE ALTO NIVEL</text:span></text:p>
      <table:table table:name="Tabla22" table:style-name="Tabla22">
        <table:table-column table:style-name="Tabla22.A" table:number-columns-repeated="2"/>
        <table:table-row table:style-name="Tabla22.1">
          <table:table-cell table:style-name="Tabla22.A1" office:value-type="string">
            <text:p text:style-name="P131">Número</text:p>
          </table:table-cell>
          <table:table-cell table:style-name="Tabla22.A1" office:value-type="string">
            <text:p text:style-name="P131">CU0<text:span text:style-name="T101">1</text:span><text:span text:style-name="T111">7</text:span></text:p>
          </table:table-cell>
        </table:table-row>
        <table:table-row table:style-name="Tabla22.1">
          <table:table-cell table:style-name="Tabla22.A1" office:value-type="string">
            <text:p text:style-name="P131">Nombre del Caso de Uso:</text:p>
          </table:table-cell>
          <table:table-cell table:style-name="Tabla22.A1" office:value-type="string">
            <text:p text:style-name="P468"><text:span text:style-name="T112">Edición</text:span> de Ofertas Empleador</text:p>
          </table:table-cell>
        </table:table-row>
        <table:table-row table:style-name="Tabla22.1">
          <table:table-cell table:style-name="Tabla22.A1" office:value-type="string">
            <text:p text:style-name="P131">Actores</text:p>
          </table:table-cell>
          <table:table-cell table:style-name="Tabla22.A1" office:value-type="string">
            <text:p text:style-name="P131"><text:span text:style-name="T47">Usuario </text:span><text:span text:style-name="T104">Empleador</text:span> </text:p>
          </table:table-cell>
        </table:table-row>
        <table:table-row table:style-name="Tabla22.1">
          <table:table-cell table:style-name="Tabla22.A1" office:value-type="string">
            <text:p text:style-name="P131">Descripción</text:p>
          </table:table-cell>
          <table:table-cell table:style-name="Tabla22.A1" office:value-type="string">
            <text:p text:style-name="P207">El empleador <text:span text:style-name="T112">selecciona la edición de ofertas se inicia una pagina para poder editar la información de la oferta.</text:span></text:p>
          </table:table-cell>
        </table:table-row>
        <table:table-row table:style-name="Tabla22.1">
          <table:table-cell table:style-name="Tabla22.A1" office:value-type="string">
            <text:p text:style-name="P131">Tipo</text:p>
          </table:table-cell>
          <table:table-cell table:style-name="Tabla22.A1" office:value-type="string">
            <text:p text:style-name="P289">Primario</text:p>
          </table:table-cell>
        </table:table-row>
      </table:table>
      <text:p text:style-name="P475"/>
      <text:p text:style-name="P104">EXPANDIDO</text:p>
      <table:table table:name="Tabla23" table:style-name="Tabla23">
        <table:table-column table:style-name="Tabla23.A"/>
        <table:table-column table:style-name="Tabla23.B"/>
        <text:soft-page-break/>
        <table:table-row table:style-name="Tabla23.1">
          <table:table-cell table:style-name="Tabla23.A1" office:value-type="string">
            <text:p text:style-name="P131">Número</text:p>
          </table:table-cell>
          <table:table-cell table:style-name="Tabla23.A1" office:value-type="string">
            <text:p text:style-name="P131">CU0<text:span text:style-name="T101">1</text:span><text:span text:style-name="T111">7</text:span></text:p>
          </table:table-cell>
        </table:table-row>
        <table:table-row table:style-name="Tabla23.1">
          <table:table-cell table:style-name="Tabla23.A1" office:value-type="string">
            <text:p text:style-name="P131">Nombre del Caso de Uso:</text:p>
          </table:table-cell>
          <table:table-cell table:style-name="Tabla23.A1" office:value-type="string">
            <text:p text:style-name="P468"><text:span text:style-name="T112">Edición</text:span> de Ofertas Empleador</text:p>
          </table:table-cell>
        </table:table-row>
        <table:table-row table:style-name="Tabla23.1">
          <table:table-cell table:style-name="Tabla23.A1" office:value-type="string">
            <text:p text:style-name="P131">Actores</text:p>
          </table:table-cell>
          <table:table-cell table:style-name="Tabla23.A1" office:value-type="string">
            <text:p text:style-name="P131"><text:span text:style-name="T47">Usuario </text:span><text:span text:style-name="T104">Empleador</text:span> </text:p>
          </table:table-cell>
        </table:table-row>
        <table:table-row table:style-name="Tabla23.4">
          <table:table-cell table:style-name="Tabla23.A1" office:value-type="string">
            <text:p text:style-name="P131">Propósito:</text:p>
          </table:table-cell>
          <table:table-cell table:style-name="Tabla23.A1" office:value-type="string">
            <text:p text:style-name="P212">Editar Oferta de empleo</text:p>
          </table:table-cell>
        </table:table-row>
        <table:table-row table:style-name="Tabla23.1">
          <table:table-cell table:style-name="Tabla23.A1" office:value-type="string">
            <text:p text:style-name="P131">Precondiciones</text:p>
          </table:table-cell>
          <table:table-cell table:style-name="Tabla23.A1" office:value-type="string">
            <text:p text:style-name="P289">CU00<text:span text:style-name="T91">5</text:span></text:p>
          </table:table-cell>
        </table:table-row>
        <table:table-row table:style-name="Tabla23.1">
          <table:table-cell table:style-name="Tabla23.A1" office:value-type="string">
            <text:p text:style-name="P131">Resumen</text:p>
          </table:table-cell>
          <table:table-cell table:style-name="Tabla23.A1" office:value-type="string">
            <text:p text:style-name="P208">El empleador <text:span text:style-name="T112">selecciona la edición de ofertas se </text:span><text:span text:style-name="T113">abre un formulario que permite cambiar los datos que estaban al inicio en la oferta y los actualiza.</text:span></text:p>
          </table:table-cell>
        </table:table-row>
        <table:table-row table:style-name="Tabla23.1">
          <table:table-cell table:style-name="Tabla23.A1" office:value-type="string">
            <text:p text:style-name="P131">Tipo</text:p>
          </table:table-cell>
          <table:table-cell table:style-name="Tabla23.A1" office:value-type="string">
            <text:p text:style-name="P289">Primario, <text:span text:style-name="T52">Esencial</text:span></text:p>
          </table:table-cell>
        </table:table-row>
        <table:table-row table:style-name="Tabla23.1">
          <table:table-cell table:style-name="Tabla23.A1" office:value-type="string">
            <text:p text:style-name="P131">Referencias:</text:p>
          </table:table-cell>
          <table:table-cell table:style-name="Tabla23.A1" office:value-type="string">
            <text:p text:style-name="P241">CU001, CU002, <text:span text:style-name="T54">CU00</text:span><text:span text:style-name="T91">5</text:span></text:p>
          </table:table-cell>
        </table:table-row>
        <table:table-row table:style-name="Tabla23.9">
          <table:table-cell table:style-name="Tabla23.A1" table:number-columns-spanned="2" office:value-type="string">
            <text:p text:style-name="P32">Segunda sección</text:p>
          </table:table-cell>
          <table:covered-table-cell/>
        </table:table-row>
        <table:table-row table:style-name="Tabla23.9">
          <table:table-cell table:style-name="Tabla23.A1" office:value-type="string">
            <text:p text:style-name="P32">Acción de actores</text:p>
          </table:table-cell>
          <table:table-cell table:style-name="Tabla23.A1" office:value-type="string">
            <text:p text:style-name="P33">Respuesta del sistema</text:p>
          </table:table-cell>
        </table:table-row>
        <table:table-row table:style-name="Tabla23.9">
          <table:table-cell table:style-name="Tabla23.A1" office:value-type="string">
            <text:p text:style-name="P344">1. <text:span text:style-name="T104">El Empleador </text:span><text:span text:style-name="T113">selecciona editar la información de la oferta</text:span></text:p>
          </table:table-cell>
          <table:table-cell table:style-name="Tabla23.A1" office:value-type="string">
            <text:p text:style-name="P345">2. El sistema<text:span text:style-name="T23"> genera</text:span><text:span text:style-name="T24">n </text:span><text:span text:style-name="T30">una pagina donde aparece un formulario donde están datos que puede cambiar(Nombre de la oferta, </text:span><text:span text:style-name="T31">descripción, categoría, Fecha de publicación, Fecha limite, Salario Aproximado, Modalidad, Ubicación y Detalles</text:span><text:span text:style-name="T30">), </text:span><text:span text:style-name="T31">en la parte baja se generan dos botones, cancelar y editar.</text:span></text:p>
          </table:table-cell>
        </table:table-row>
        <table:table-row table:style-name="Tabla23.9">
          <table:table-cell table:style-name="Tabla23.A12" office:value-type="string">
            <text:p text:style-name="P120"><text:span text:style-name="T117">3</text:span>. <text:span text:style-name="T86">Ingresa <text:s/></text:span><text:span text:style-name="T114">o dejar en blanco </text:span><text:span text:style-name="T86">el nombre </text:span><text:span text:style-name="T114">de la oferta</text:span><text:span text:style-name="T4">.</text:span></text:p>
          </table:table-cell>
          <table:table-cell table:style-name="Tabla23.A12" office:value-type="string">
            <text:p text:style-name="P345"/>
          </table:table-cell>
        </table:table-row>
        <table:table-row table:style-name="Tabla23.13">
          <table:table-cell table:style-name="Tabla23.A12" office:value-type="string">
            <text:p text:style-name="P132"><text:span text:style-name="T117">4</text:span>. <text:span text:style-name="T86">Ingresa </text:span><text:span text:style-name="T114">o dejar en blanco la descripción.</text:span></text:p>
          </table:table-cell>
          <table:table-cell table:style-name="Tabla23.A12" office:value-type="string">
            <text:p text:style-name="P345"/>
          </table:table-cell>
        </table:table-row>
        <table:table-row table:style-name="Tabla23.9">
          <table:table-cell table:style-name="Tabla23.A12" office:value-type="string">
            <text:p text:style-name="P132"><text:span text:style-name="T117">5</text:span>. <text:span text:style-name="T86">Ingresa </text:span><text:span text:style-name="T114">o dejar en blanco </text:span><text:span text:style-name="T86"><text:s/>la </text:span><text:span text:style-name="T114">categoría.</text:span></text:p>
          </table:table-cell>
          <table:table-cell table:style-name="Tabla23.A12" office:value-type="string">
            <text:p text:style-name="P345"/>
          </table:table-cell>
        </table:table-row>
        <table:table-row table:style-name="Tabla23.9">
          <table:table-cell table:style-name="Tabla23.A12" office:value-type="string">
            <text:p text:style-name="P132"><text:span text:style-name="T117">6</text:span>. <text:span text:style-name="T86">Ingresa </text:span><text:span text:style-name="T114">o dejar en blanco </text:span><text:span text:style-name="T86"><text:s/>el </text:span><text:span text:style-name="T114">fecha de publicación</text:span></text:p>
          </table:table-cell>
          <table:table-cell table:style-name="Tabla23.A12" office:value-type="string">
            <text:p text:style-name="P345"/>
          </table:table-cell>
        </table:table-row>
        <table:table-row table:style-name="Tabla23.9">
          <table:table-cell table:style-name="Tabla23.A12" office:value-type="string">
            <text:p text:style-name="P132"><text:span text:style-name="T117">7</text:span>. <text:span text:style-name="T86">ingresa </text:span><text:span text:style-name="T114">o dejar en blanco fecha limite aplicación</text:span></text:p>
          </table:table-cell>
          <table:table-cell table:style-name="Tabla23.A12" office:value-type="string">
            <text:p text:style-name="P345"/>
          </table:table-cell>
        </table:table-row>
        <table:table-row table:style-name="Tabla23.9">
          <table:table-cell table:style-name="Tabla23.A12" office:value-type="string">
            <text:p text:style-name="P132"><text:span text:style-name="T117">8</text:span>. <text:span text:style-name="T86">Ingresa </text:span><text:span text:style-name="T114">o dejar en blanco salario Aproximado</text:span></text:p>
          </table:table-cell>
          <table:table-cell table:style-name="Tabla23.A12" office:value-type="string">
            <text:p text:style-name="P345"/>
          </table:table-cell>
        </table:table-row>
        <table:table-row table:style-name="Tabla23.9">
          <table:table-cell table:style-name="Tabla23.A12" office:value-type="string">
            <text:p text:style-name="P132"><text:span text:style-name="T117">9</text:span>. <text:span text:style-name="T86">Ingresa </text:span><text:span text:style-name="T114">o dejar en blanco modalidad</text:span></text:p>
          </table:table-cell>
          <table:table-cell table:style-name="Tabla23.A12" office:value-type="string">
            <text:p text:style-name="P345"/>
          </table:table-cell>
        </table:table-row>
        <text:soft-page-break/>
        <table:table-row table:style-name="Tabla23.9">
          <table:table-cell table:style-name="Tabla23.A12" office:value-type="string">
            <text:p text:style-name="P476"><text:span text:style-name="T117">10</text:span>. <text:span text:style-name="T86">Ingresa </text:span>o dejar en blanco <text:span text:style-name="T115">ubicación</text:span></text:p>
          </table:table-cell>
          <table:table-cell table:style-name="Tabla23.A12" office:value-type="string">
            <text:p text:style-name="P345"/>
          </table:table-cell>
        </table:table-row>
        <table:table-row table:style-name="Tabla23.9">
          <table:table-cell table:style-name="Tabla23.A12" office:value-type="string">
            <text:p text:style-name="P477"><text:span text:style-name="T115">1</text:span><text:span text:style-name="T117">1</text:span>. <text:span text:style-name="T86">Ingresa </text:span>o dejar en blanco <text:span text:style-name="T115">detalles</text:span></text:p>
          </table:table-cell>
          <table:table-cell table:style-name="Tabla23.A12" office:value-type="string">
            <text:p text:style-name="P473"/>
          </table:table-cell>
        </table:table-row>
        <table:table-row table:style-name="Tabla23.9">
          <table:table-cell table:style-name="Tabla23.A12" office:value-type="string">
            <text:p text:style-name="P462"><text:span text:style-name="T115">1</text:span><text:span text:style-name="T117">2</text:span>. <text:span text:style-name="T111">Presionar Editar</text:span></text:p>
          </table:table-cell>
          <table:table-cell table:style-name="Tabla23.A12" office:value-type="string">
            <text:p text:style-name="P473"><text:span text:style-name="T115">1</text:span><text:span text:style-name="T117">3</text:span>. <text:span text:style-name="T92">El sistema manda </text:span><text:span text:style-name="T96">un mensaje ”</text:span><text:span text:style-name="T114">Oferta Editada</text:span><text:span text:style-name="T96"> ” </text:span><text:span text:style-name="T97">debajo se genera un botón ok, al presionarlo el usuario es mandado a la pagina de gestión de </text:span><text:span text:style-name="T114">ofertas con la información actualizada </text:span><text:span text:style-name="T97">.</text:span></text:p>
          </table:table-cell>
        </table:table-row>
        <table:table-row table:style-name="Tabla23.9">
          <table:table-cell table:style-name="Tabla23.A12" office:value-type="string">
            <text:p text:style-name="P462"><text:span text:style-name="T115">1</text:span><text:span text:style-name="T117">4</text:span>. <text:span text:style-name="T111">Presionar </text:span><text:span text:style-name="T114">Cancelar</text:span></text:p>
          </table:table-cell>
          <table:table-cell table:style-name="Tabla23.A12" office:value-type="string">
            <text:p text:style-name="P467"><text:span text:style-name="T115">1</text:span><text:span text:style-name="T117">5</text:span><text:span text:style-name="T115">.</text:span> <text:span text:style-name="T111">El sistema </text:span><text:span text:style-name="T114">devuelve al usuario a la pagina de gestión de ofertas</text:span><text:span text:style-name="T111">.</text:span></text:p>
          </table:table-cell>
        </table:table-row>
      </table:table>
      <text:p text:style-name="P309"/>
      <text:p text:style-name="P78">C<text:span text:style-name="T48">ASO DE USO DE ALTO NIVEL</text:span></text:p>
      <table:table table:name="Tabla24" table:style-name="Tabla24">
        <table:table-column table:style-name="Tabla24.A" table:number-columns-repeated="2"/>
        <table:table-row table:style-name="Tabla24.1">
          <table:table-cell table:style-name="Tabla24.A1" office:value-type="string">
            <text:p text:style-name="P133">Número</text:p>
          </table:table-cell>
          <table:table-cell table:style-name="Tabla24.A1" office:value-type="string">
            <text:p text:style-name="P133">CU0<text:span text:style-name="T101">1</text:span><text:span text:style-name="T116">8</text:span></text:p>
          </table:table-cell>
        </table:table-row>
        <table:table-row table:style-name="Tabla24.1">
          <table:table-cell table:style-name="Tabla24.A1" office:value-type="string">
            <text:p text:style-name="P133">Nombre del Caso de Uso:</text:p>
          </table:table-cell>
          <table:table-cell table:style-name="Tabla24.A1" office:value-type="string">
            <text:p text:style-name="P469"><text:span text:style-name="T116">Creación</text:span> de Ofertas Empleador</text:p>
          </table:table-cell>
        </table:table-row>
        <table:table-row table:style-name="Tabla24.1">
          <table:table-cell table:style-name="Tabla24.A1" office:value-type="string">
            <text:p text:style-name="P133">Actores</text:p>
          </table:table-cell>
          <table:table-cell table:style-name="Tabla24.A1" office:value-type="string">
            <text:p text:style-name="P133"><text:span text:style-name="T47">Usuario </text:span><text:span text:style-name="T104">Empleador</text:span> </text:p>
          </table:table-cell>
        </table:table-row>
        <table:table-row table:style-name="Tabla24.1">
          <table:table-cell table:style-name="Tabla24.A1" office:value-type="string">
            <text:p text:style-name="P133">Descripción</text:p>
          </table:table-cell>
          <table:table-cell table:style-name="Tabla24.A1" office:value-type="string">
            <text:p text:style-name="P209">El empleador <text:span text:style-name="T117">presiona</text:span><text:span text:style-name="T112"> </text:span><text:span text:style-name="T116">crear</text:span><text:span text:style-name="T112"> ofertas se inicia una pagina para poder </text:span><text:span text:style-name="T117">crear</text:span><text:span text:style-name="T112"> la información de la oferta.</text:span></text:p>
          </table:table-cell>
        </table:table-row>
        <table:table-row table:style-name="Tabla24.1">
          <table:table-cell table:style-name="Tabla24.A1" office:value-type="string">
            <text:p text:style-name="P133">Tipo</text:p>
          </table:table-cell>
          <table:table-cell table:style-name="Tabla24.A1" office:value-type="string">
            <text:p text:style-name="P290">Primario</text:p>
          </table:table-cell>
        </table:table-row>
      </table:table>
      <text:p text:style-name="P479"/>
      <text:p text:style-name="P105">EXPANDIDO</text:p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33">Número</text:p>
          </table:table-cell>
          <table:table-cell table:style-name="Tabla25.A1" office:value-type="string">
            <text:p text:style-name="P133">CU0<text:span text:style-name="T101">1</text:span><text:span text:style-name="T116">8</text:span></text:p>
          </table:table-cell>
        </table:table-row>
        <table:table-row table:style-name="Tabla25.1">
          <table:table-cell table:style-name="Tabla25.A1" office:value-type="string">
            <text:p text:style-name="P133">Nombre del Caso de Uso:</text:p>
          </table:table-cell>
          <table:table-cell table:style-name="Tabla25.A1" office:value-type="string">
            <text:p text:style-name="P469"><text:span text:style-name="T116">Creación</text:span> de Ofertas Empleador</text:p>
          </table:table-cell>
        </table:table-row>
        <table:table-row table:style-name="Tabla25.1">
          <table:table-cell table:style-name="Tabla25.A1" office:value-type="string">
            <text:p text:style-name="P133">Actores</text:p>
          </table:table-cell>
          <table:table-cell table:style-name="Tabla25.A1" office:value-type="string">
            <text:p text:style-name="P133"><text:span text:style-name="T47">Usuario </text:span><text:span text:style-name="T104">Empleador</text:span> </text:p>
          </table:table-cell>
        </table:table-row>
        <table:table-row table:style-name="Tabla25.4">
          <table:table-cell table:style-name="Tabla25.A1" office:value-type="string">
            <text:p text:style-name="P133">Propósito:</text:p>
          </table:table-cell>
          <table:table-cell table:style-name="Tabla25.A1" office:value-type="string">
            <text:p text:style-name="P213"><text:span text:style-name="T117">Crear</text:span> Oferta de empleo</text:p>
          </table:table-cell>
        </table:table-row>
        <table:table-row table:style-name="Tabla25.1">
          <table:table-cell table:style-name="Tabla25.A1" office:value-type="string">
            <text:p text:style-name="P133">Precondiciones</text:p>
          </table:table-cell>
          <table:table-cell table:style-name="Tabla25.A1" office:value-type="string">
            <text:p text:style-name="P290">CU00<text:span text:style-name="T91">5</text:span></text:p>
          </table:table-cell>
        </table:table-row>
        <table:table-row table:style-name="Tabla25.1">
          <table:table-cell table:style-name="Tabla25.A1" office:value-type="string">
            <text:p text:style-name="P133">Resumen</text:p>
          </table:table-cell>
          <table:table-cell table:style-name="Tabla25.A1" office:value-type="string">
            <text:p text:style-name="P210">El empleador <text:span text:style-name="T117">presiona</text:span><text:span text:style-name="T112"> </text:span><text:span text:style-name="T116">crear</text:span><text:span text:style-name="T112"> ofertas se inicia una pagina para poder </text:span><text:span text:style-name="T117">que </text:span><text:span text:style-name="T118">muestra</text:span><text:span text:style-name="T117"> un formulario que el usuario rellena para completar la oferta.</text:span></text:p>
          </table:table-cell>
        </table:table-row>
        <table:table-row table:style-name="Tabla25.1">
          <table:table-cell table:style-name="Tabla25.A1" office:value-type="string">
            <text:p text:style-name="P133">Tipo</text:p>
          </table:table-cell>
          <table:table-cell table:style-name="Tabla25.A1" office:value-type="string">
            <text:p text:style-name="P290">Primario, <text:span text:style-name="T52">Esencial</text:span></text:p>
          </table:table-cell>
        </table:table-row>
        <table:table-row table:style-name="Tabla25.1">
          <table:table-cell table:style-name="Tabla25.A1" office:value-type="string">
            <text:p text:style-name="P133">Referencias:</text:p>
          </table:table-cell>
          <table:table-cell table:style-name="Tabla25.A1" office:value-type="string">
            <text:p text:style-name="P242">CU001, CU002, <text:span text:style-name="T54">CU00</text:span><text:span text:style-name="T91">5</text:span></text:p>
          </table:table-cell>
        </table:table-row>
        <text:soft-page-break/>
        <table:table-row table:style-name="Tabla25.9">
          <table:table-cell table:style-name="Tabla25.A1" table:number-columns-spanned="2" office:value-type="string">
            <text:p text:style-name="P34">Segunda sección</text:p>
          </table:table-cell>
          <table:covered-table-cell/>
        </table:table-row>
        <table:table-row table:style-name="Tabla25.9">
          <table:table-cell table:style-name="Tabla25.A1" office:value-type="string">
            <text:p text:style-name="P34">Acción de actores</text:p>
          </table:table-cell>
          <table:table-cell table:style-name="Tabla25.A1" office:value-type="string">
            <text:p text:style-name="P35">Respuesta del sistema</text:p>
          </table:table-cell>
        </table:table-row>
        <table:table-row table:style-name="Tabla25.9">
          <table:table-cell table:style-name="Tabla25.A1" office:value-type="string">
            <text:p text:style-name="P346">1. <text:span text:style-name="T104">El Empleador </text:span><text:span text:style-name="T113">selecciona </text:span><text:span text:style-name="T117">crear</text:span><text:span text:style-name="T113"> la </text:span><text:span text:style-name="T117">una nueva</text:span><text:span text:style-name="T113"> </text:span><text:span text:style-name="T117">o</text:span><text:span text:style-name="T113">ferta</text:span></text:p>
          </table:table-cell>
          <table:table-cell table:style-name="Tabla25.A1" office:value-type="string">
            <text:p text:style-name="P347">2. El sistema<text:span text:style-name="T23"> genera</text:span><text:span text:style-name="T24">n </text:span><text:span text:style-name="T30">una pagina donde aparece un formulario donde están datos que </text:span><text:span text:style-name="T32">hay que rellenar</text:span><text:span text:style-name="T30">(Nombre de la oferta, </text:span><text:span text:style-name="T31">descripción, categoría, Fecha de publicación, Fecha limite, Salario Aproximado, Modalidad, Ubicación y Detalles</text:span><text:span text:style-name="T30">), </text:span><text:span text:style-name="T31">en la parte baja se generan dos botones, cancelar y </text:span><text:span text:style-name="T32">crear</text:span><text:span text:style-name="T31">.</text:span></text:p>
          </table:table-cell>
        </table:table-row>
        <table:table-row table:style-name="Tabla25.9">
          <table:table-cell table:style-name="Tabla25.A12" office:value-type="string">
            <text:p text:style-name="P133"><text:span text:style-name="T117">3</text:span>. <text:span text:style-name="T86">Ingresa <text:s/></text:span><text:span text:style-name="T114">o dejar en blanco </text:span><text:span text:style-name="T86">el nombre </text:span><text:span text:style-name="T114">de la oferta</text:span><text:span text:style-name="T4">.</text:span></text:p>
          </table:table-cell>
          <table:table-cell table:style-name="Tabla25.A12" office:value-type="string">
            <text:p text:style-name="P347"/>
          </table:table-cell>
        </table:table-row>
        <table:table-row table:style-name="Tabla25.13">
          <table:table-cell table:style-name="Tabla25.A12" office:value-type="string">
            <text:p text:style-name="P133"><text:span text:style-name="T117">4</text:span>. <text:span text:style-name="T86">Ingresa </text:span><text:span text:style-name="T114">o dejar en blanco la descripción.</text:span></text:p>
          </table:table-cell>
          <table:table-cell table:style-name="Tabla25.A12" office:value-type="string">
            <text:p text:style-name="P347"/>
          </table:table-cell>
        </table:table-row>
        <table:table-row table:style-name="Tabla25.9">
          <table:table-cell table:style-name="Tabla25.A12" office:value-type="string">
            <text:p text:style-name="P133"><text:span text:style-name="T117">5</text:span>. <text:span text:style-name="T86">Ingresa </text:span><text:span text:style-name="T114">o dejar en blanco </text:span><text:span text:style-name="T86"><text:s/>la </text:span><text:span text:style-name="T114">categoría.</text:span></text:p>
          </table:table-cell>
          <table:table-cell table:style-name="Tabla25.A12" office:value-type="string">
            <text:p text:style-name="P347"/>
          </table:table-cell>
        </table:table-row>
        <table:table-row table:style-name="Tabla25.9">
          <table:table-cell table:style-name="Tabla25.A12" office:value-type="string">
            <text:p text:style-name="P133"><text:span text:style-name="T117">6</text:span>. <text:span text:style-name="T86">Ingresa </text:span><text:span text:style-name="T114">o dejar en blanco </text:span><text:span text:style-name="T86"><text:s/>el </text:span><text:span text:style-name="T114">fecha de publicación</text:span></text:p>
          </table:table-cell>
          <table:table-cell table:style-name="Tabla25.A12" office:value-type="string">
            <text:p text:style-name="P347"/>
          </table:table-cell>
        </table:table-row>
        <table:table-row table:style-name="Tabla25.9">
          <table:table-cell table:style-name="Tabla25.A12" office:value-type="string">
            <text:p text:style-name="P133"><text:span text:style-name="T117">7</text:span>. <text:span text:style-name="T86">ingresa </text:span><text:span text:style-name="T114">o dejar en blanco fecha limite aplicación</text:span></text:p>
          </table:table-cell>
          <table:table-cell table:style-name="Tabla25.A12" office:value-type="string">
            <text:p text:style-name="P347"/>
          </table:table-cell>
        </table:table-row>
        <table:table-row table:style-name="Tabla25.9">
          <table:table-cell table:style-name="Tabla25.A12" office:value-type="string">
            <text:p text:style-name="P133"><text:span text:style-name="T117">8</text:span>. <text:span text:style-name="T86">Ingresa </text:span><text:span text:style-name="T114">o dejar en blanco salario Aproximado</text:span></text:p>
          </table:table-cell>
          <table:table-cell table:style-name="Tabla25.A12" office:value-type="string">
            <text:p text:style-name="P347"/>
          </table:table-cell>
        </table:table-row>
        <table:table-row table:style-name="Tabla25.9">
          <table:table-cell table:style-name="Tabla25.A12" office:value-type="string">
            <text:p text:style-name="P133"><text:span text:style-name="T117">9</text:span>. <text:span text:style-name="T86">Ingresa </text:span><text:span text:style-name="T114">o dejar en blanco modalidad</text:span></text:p>
          </table:table-cell>
          <table:table-cell table:style-name="Tabla25.A12" office:value-type="string">
            <text:p text:style-name="P347"/>
          </table:table-cell>
        </table:table-row>
        <table:table-row table:style-name="Tabla25.9">
          <table:table-cell table:style-name="Tabla25.A12" office:value-type="string">
            <text:p text:style-name="P478"><text:span text:style-name="T117">10</text:span>. <text:span text:style-name="T86">Ingresa </text:span>o dejar en blanco <text:span text:style-name="T115">ubicación</text:span></text:p>
          </table:table-cell>
          <table:table-cell table:style-name="Tabla25.A12" office:value-type="string">
            <text:p text:style-name="P347"/>
          </table:table-cell>
        </table:table-row>
        <table:table-row table:style-name="Tabla25.9">
          <table:table-cell table:style-name="Tabla25.A12" office:value-type="string">
            <text:p text:style-name="P478"><text:span text:style-name="T115">1</text:span><text:span text:style-name="T117">1</text:span>. <text:span text:style-name="T86">Ingresa </text:span>o dejar en blanco <text:span text:style-name="T115">detalles</text:span></text:p>
          </table:table-cell>
          <table:table-cell table:style-name="Tabla25.A12" office:value-type="string">
            <text:p text:style-name="P474"/>
          </table:table-cell>
        </table:table-row>
        <table:table-row table:style-name="Tabla25.9">
          <table:table-cell table:style-name="Tabla25.A12" office:value-type="string">
            <text:p text:style-name="P463"><text:span text:style-name="T115">1</text:span><text:span text:style-name="T117">2</text:span>. <text:span text:style-name="T111">Presionar </text:span><text:span text:style-name="T117">Crear</text:span></text:p>
          </table:table-cell>
          <table:table-cell table:style-name="Tabla25.A12" office:value-type="string">
            <text:p text:style-name="P474"><text:span text:style-name="T115">1</text:span><text:span text:style-name="T117">3</text:span>.<text:span text:style-name="T92">El sistema manda </text:span><text:span text:style-name="T96">un mensaje ”</text:span><text:span text:style-name="T114">Oferta </text:span><text:span text:style-name="T117">Creada</text:span><text:span text:style-name="T96"> ” </text:span><text:span text:style-name="T97">debajo se genera un botón ok, al presionarlo el usuario es mandado a la pagina de gestión de </text:span><text:span text:style-name="T114">ofertas </text:span><text:span text:style-name="T117">con la oferta creada</text:span><text:span text:style-name="T114"> </text:span><text:span text:style-name="T97">.</text:span></text:p>
          </table:table-cell>
        </table:table-row>
        <table:table-row table:style-name="Tabla25.9">
          <table:table-cell table:style-name="Tabla25.A12" office:value-type="string">
            <text:p text:style-name="P463"><text:span text:style-name="T115">1</text:span><text:span text:style-name="T117">4</text:span>. <text:span text:style-name="T111">Presionar </text:span><text:span text:style-name="T114">Cancelar</text:span></text:p>
          </table:table-cell>
          <table:table-cell table:style-name="Tabla25.A12" office:value-type="string">
            <text:p text:style-name="P470"><text:span text:style-name="T115">1</text:span><text:span text:style-name="T117">5</text:span>. <text:span text:style-name="T111">El sistema </text:span><text:span text:style-name="T114">devuelve al usuario a la pagina de gestión de ofertas</text:span><text:span text:style-name="T111">.</text:span></text:p>
          </table:table-cell>
        </table:table-row>
        <table:table-row table:style-name="Tabla25.23">
          <table:table-cell table:style-name="Tabla25.A12" table:number-columns-spanned="2" office:value-type="string">
            <text:p text:style-name="P96">Tercera sección (escenarios alternos)</text:p>
          </table:table-cell>
          <table:covered-table-cell/>
        </table:table-row>
        <table:table-row table:style-name="Tabla25.9">
          <table:table-cell table:style-name="Tabla25.A12" table:number-columns-spanned="2" office:value-type="string">
            <text:p text:style-name="P324">En paso <text:span text:style-name="T119">12</text:span>, si <text:span text:style-name="T4">no ingresa todos los datos , se muestra el mensaje “por favor ingrese todos los datos no deje espacio en blanco”.</text:span></text:p>
          </table:table-cell>
          <table:covered-table-cell/>
        </table:table-row>
      </table:table>
      <text:p text:style-name="P310"/>
      <text:p text:style-name="P310"/>
      <text:p text:style-name="P310"/>
      <text:p text:style-name="P310"><text:soft-page-break/></text:p>
      <text:p text:style-name="P79">C<text:span text:style-name="T48">ASO DE USO DE ALTO NIVEL</text:span></text:p>
      <table:table table:name="Tabla26" table:style-name="Tabla26">
        <table:table-column table:style-name="Tabla26.A" table:number-columns-repeated="2"/>
        <table:table-row table:style-name="Tabla26.1">
          <table:table-cell table:style-name="Tabla26.A1" office:value-type="string">
            <text:p text:style-name="P134">Número</text:p>
          </table:table-cell>
          <table:table-cell table:style-name="Tabla26.A1" office:value-type="string">
            <text:p text:style-name="P134">CU0<text:span text:style-name="T120">1</text:span><text:span text:style-name="T91">9</text:span></text:p>
          </table:table-cell>
        </table:table-row>
        <table:table-row table:style-name="Tabla26.1">
          <table:table-cell table:style-name="Tabla26.A1" office:value-type="string">
            <text:p text:style-name="P134">Nombre del Caso de Uso:</text:p>
          </table:table-cell>
          <table:table-cell table:style-name="Tabla26.A1" office:value-type="string">
            <text:p text:style-name="P291"><text:span text:style-name="T54">Menú </text:span><text:span text:style-name="T120">Revisión de postulantes Empleador</text:span></text:p>
          </table:table-cell>
        </table:table-row>
        <table:table-row table:style-name="Tabla26.1">
          <table:table-cell table:style-name="Tabla26.A1" office:value-type="string">
            <text:p text:style-name="P134">Actores</text:p>
          </table:table-cell>
          <table:table-cell table:style-name="Tabla26.A1" office:value-type="string">
            <text:p text:style-name="P134"><text:span text:style-name="T47">Usuario </text:span><text:span text:style-name="T120">Empleador</text:span> </text:p>
          </table:table-cell>
        </table:table-row>
        <table:table-row table:style-name="Tabla26.1">
          <table:table-cell table:style-name="Tabla26.A1" office:value-type="string">
            <text:p text:style-name="P134">Descripción</text:p>
          </table:table-cell>
          <table:table-cell table:style-name="Tabla26.A1" office:value-type="string">
            <text:p text:style-name="P175">E<text:span text:style-name="T53">l </text:span><text:span text:style-name="T120">empleador</text:span><text:span text:style-name="T53"> accede a</text:span><text:span text:style-name="T52">l apartado </text:span><text:span text:style-name="T120">revisión de postulaciones</text:span><text:span text:style-name="T56"> p</text:span><text:span text:style-name="T121">ara visualizar y seleccionar ofertas y con ello seleccionar a los postulantes</text:span><text:span text:style-name="T55">.</text:span></text:p>
          </table:table-cell>
        </table:table-row>
        <table:table-row table:style-name="Tabla26.1">
          <table:table-cell table:style-name="Tabla26.A1" office:value-type="string">
            <text:p text:style-name="P134">Tipo</text:p>
          </table:table-cell>
          <table:table-cell table:style-name="Tabla26.A1" office:value-type="string">
            <text:p text:style-name="P428">Secundario</text:p>
          </table:table-cell>
        </table:table-row>
      </table:table>
      <text:p text:style-name="P524"/>
      <text:p text:style-name="P524">EXPANDIDO</text:p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134">Número</text:p>
          </table:table-cell>
          <table:table-cell table:style-name="Tabla27.A1" office:value-type="string">
            <text:p text:style-name="P480">CU0<text:span text:style-name="T120">1</text:span><text:span text:style-name="T91">9</text:span></text:p>
          </table:table-cell>
        </table:table-row>
        <table:table-row table:style-name="Tabla27.1">
          <table:table-cell table:style-name="Tabla27.A1" office:value-type="string">
            <text:p text:style-name="P134">Nombre del Caso de Uso:</text:p>
          </table:table-cell>
          <table:table-cell table:style-name="Tabla27.A1" office:value-type="string">
            <text:p text:style-name="P485"><text:span text:style-name="T54">Menú </text:span><text:span text:style-name="T120">Revisión de postulantes Empleador</text:span></text:p>
          </table:table-cell>
        </table:table-row>
        <table:table-row table:style-name="Tabla27.3">
          <table:table-cell table:style-name="Tabla27.A1" office:value-type="string">
            <text:p text:style-name="P134">Actores</text:p>
          </table:table-cell>
          <table:table-cell table:style-name="Tabla27.A1" office:value-type="string">
            <text:p text:style-name="P480"><text:span text:style-name="T47">Usuario </text:span><text:span text:style-name="T120">Empleador</text:span> </text:p>
          </table:table-cell>
        </table:table-row>
        <table:table-row table:style-name="Tabla27.1">
          <table:table-cell table:style-name="Tabla27.A1" office:value-type="string">
            <text:p text:style-name="P134">Propósito:</text:p>
          </table:table-cell>
          <table:table-cell table:style-name="Tabla27.A1" office:value-type="string">
            <text:p text:style-name="P214">Seleccionar ofertas para visualizar candidatos</text:p>
          </table:table-cell>
        </table:table-row>
        <table:table-row table:style-name="Tabla27.1">
          <table:table-cell table:style-name="Tabla27.A1" office:value-type="string">
            <text:p text:style-name="P134">Precondiciones</text:p>
          </table:table-cell>
          <table:table-cell table:style-name="Tabla27.A1" office:value-type="string">
            <text:p text:style-name="P291">CU00<text:span text:style-name="T91">5</text:span></text:p>
          </table:table-cell>
        </table:table-row>
        <table:table-row table:style-name="Tabla27.1">
          <table:table-cell table:style-name="Tabla27.A1" office:value-type="string">
            <text:p text:style-name="P134">Resumen</text:p>
          </table:table-cell>
          <table:table-cell table:style-name="Tabla27.A1" office:value-type="string">
            <text:p text:style-name="P164">E<text:span text:style-name="T53">l </text:span><text:span text:style-name="T122">empleador</text:span><text:span text:style-name="T53"> </text:span><text:span text:style-name="T48">ingresa a la </text:span><text:span text:style-name="T56">pestaña</text:span><text:span text:style-name="T48"> </text:span><text:span text:style-name="T54">d</text:span><text:span text:style-name="T56">e </text:span><text:span text:style-name="T122">revisión de postulaciones</text:span><text:span text:style-name="T52"> </text:span><text:span text:style-name="T54">y </text:span><text:span text:style-name="T56">se genera un listado</text:span><text:span text:style-name="T91"> de las ofertas</text:span><text:span text:style-name="T56"> donde puede </text:span><text:span text:style-name="T122">seleccionar alguna para elegir candidatos</text:span></text:p>
          </table:table-cell>
        </table:table-row>
        <table:table-row table:style-name="Tabla27.1">
          <table:table-cell table:style-name="Tabla27.A1" office:value-type="string">
            <text:p text:style-name="P134">Tipo</text:p>
          </table:table-cell>
          <table:table-cell table:style-name="Tabla27.A1" office:value-type="string">
            <text:p text:style-name="P428">Secundario</text:p>
          </table:table-cell>
        </table:table-row>
        <table:table-row table:style-name="Tabla27.1">
          <table:table-cell table:style-name="Tabla27.A1" office:value-type="string">
            <text:p text:style-name="P134">Referencias:</text:p>
          </table:table-cell>
          <table:table-cell table:style-name="Tabla27.A1" office:value-type="string">
            <text:p text:style-name="P243">CU001, CU002, <text:span text:style-name="T54">CU00</text:span><text:span text:style-name="T91">5</text:span></text:p>
          </table:table-cell>
        </table:table-row>
        <table:table-row table:style-name="Tabla27.9">
          <table:table-cell table:style-name="Tabla27.A1" table:number-columns-spanned="2" office:value-type="string">
            <text:p text:style-name="P36">Segunda sección</text:p>
          </table:table-cell>
          <table:covered-table-cell/>
        </table:table-row>
        <table:table-row table:style-name="Tabla27.9">
          <table:table-cell table:style-name="Tabla27.A1" office:value-type="string">
            <text:p text:style-name="P36">Acción de actores</text:p>
          </table:table-cell>
          <table:table-cell table:style-name="Tabla27.A1" office:value-type="string">
            <text:p text:style-name="P37">Respuesta del sistema</text:p>
          </table:table-cell>
        </table:table-row>
        <table:table-row table:style-name="Tabla27.9">
          <table:table-cell table:style-name="Tabla27.A1" office:value-type="string">
            <text:p text:style-name="P348">1. Seleccionar el la pestaña <text:span text:style-name="T122">revisión de postulaciones</text:span></text:p>
          </table:table-cell>
          <table:table-cell table:style-name="Tabla27.A1" office:value-type="string">
            <text:p text:style-name="P349">2. El sistema <text:span text:style-name="T56">genera </text:span><text:span text:style-name="T58">un listado de l</text:span><text:span text:style-name="T122">a</text:span><text:span text:style-name="T58">s </text:span><text:span text:style-name="T122">ofertas</text:span><text:span text:style-name="T92"> con un botón </text:span><text:span text:style-name="T122">seleccionar</text:span><text:span text:style-name="T92"> en cada </text:span><text:span text:style-name="T122">oferta.</text:span></text:p>
          </table:table-cell>
        </table:table-row>
        <table:table-row table:style-name="Tabla27.9">
          <table:table-cell table:style-name="Tabla27.A12" office:value-type="string">
            <text:p text:style-name="P373">3. <text:span text:style-name="T92">Presionar </text:span><text:span text:style-name="T122">Seleccionar</text:span><text:span text:style-name="T58"> </text:span></text:p>
          </table:table-cell>
          <table:table-cell table:style-name="Tabla27.A12" office:value-type="string">
            <text:p text:style-name="P374">4. El sistema <text:span text:style-name="T92">manda al usuario a la pagina de </text:span><text:span text:style-name="T122">candidatos de oferta</text:span><text:span text:style-name="T92"> </text:span><text:span text:style-name="T122">seleccionada</text:span><text:span text:style-name="T92">.</text:span></text:p>
          </table:table-cell>
        </table:table-row>
      </table:table>
      <text:p text:style-name="P311"/>
      <text:p text:style-name="P311"/>
      <text:p text:style-name="P311"/>
      <text:p text:style-name="P311"><text:soft-page-break/></text:p>
      <text:p text:style-name="P80">C<text:span text:style-name="T48">ASO DE USO DE ALTO NIVEL</text:span></text:p>
      <table:table table:name="Tabla28" table:style-name="Tabla28">
        <table:table-column table:style-name="Tabla28.A" table:number-columns-repeated="2"/>
        <table:table-row table:style-name="Tabla28.1">
          <table:table-cell table:style-name="Tabla28.A1" office:value-type="string">
            <text:p text:style-name="P135">Número</text:p>
          </table:table-cell>
          <table:table-cell table:style-name="Tabla28.A1" office:value-type="string">
            <text:p text:style-name="P135">CU0<text:span text:style-name="T122">20</text:span></text:p>
          </table:table-cell>
        </table:table-row>
        <table:table-row table:style-name="Tabla28.1">
          <table:table-cell table:style-name="Tabla28.A1" office:value-type="string">
            <text:p text:style-name="P135">Nombre del Caso de Uso:</text:p>
          </table:table-cell>
          <table:table-cell table:style-name="Tabla28.A1" office:value-type="string">
            <text:p text:style-name="P292"><text:span text:style-name="T122">Candidatos Oferta </text:span><text:span text:style-name="T120">Empleador</text:span></text:p>
          </table:table-cell>
        </table:table-row>
        <table:table-row table:style-name="Tabla28.1">
          <table:table-cell table:style-name="Tabla28.A1" office:value-type="string">
            <text:p text:style-name="P135">Actores</text:p>
          </table:table-cell>
          <table:table-cell table:style-name="Tabla28.A1" office:value-type="string">
            <text:p text:style-name="P135"><text:span text:style-name="T47">Usuario </text:span><text:span text:style-name="T120">Empleador</text:span> </text:p>
          </table:table-cell>
        </table:table-row>
        <table:table-row table:style-name="Tabla28.1">
          <table:table-cell table:style-name="Tabla28.A1" office:value-type="string">
            <text:p text:style-name="P135">Descripción</text:p>
          </table:table-cell>
          <table:table-cell table:style-name="Tabla28.A1" office:value-type="string">
            <text:p text:style-name="P176">E<text:span text:style-name="T53">l </text:span><text:span text:style-name="T120">empleador</text:span><text:span text:style-name="T53"> accede </text:span><text:span text:style-name="T122">a los candidatos de la oferta para su selección.</text:span></text:p>
          </table:table-cell>
        </table:table-row>
        <table:table-row table:style-name="Tabla28.1">
          <table:table-cell table:style-name="Tabla28.A1" office:value-type="string">
            <text:p text:style-name="P135">Tipo</text:p>
          </table:table-cell>
          <table:table-cell table:style-name="Tabla28.A1" office:value-type="string">
            <text:p text:style-name="P429">Secundario</text:p>
          </table:table-cell>
        </table:table-row>
      </table:table>
      <text:p text:style-name="P525"/>
      <text:p text:style-name="P525">EXPANDIDO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135">Número</text:p>
          </table:table-cell>
          <table:table-cell table:style-name="Tabla29.A1" office:value-type="string">
            <text:p text:style-name="P481">CU0<text:span text:style-name="T122">20</text:span></text:p>
          </table:table-cell>
        </table:table-row>
        <table:table-row table:style-name="Tabla29.1">
          <table:table-cell table:style-name="Tabla29.A1" office:value-type="string">
            <text:p text:style-name="P135">Nombre del Caso de Uso:</text:p>
          </table:table-cell>
          <table:table-cell table:style-name="Tabla29.A1" office:value-type="string">
            <text:p text:style-name="P486"><text:span text:style-name="T122">Candidatos Oferta </text:span><text:span text:style-name="T120">Empleador</text:span></text:p>
          </table:table-cell>
        </table:table-row>
        <table:table-row table:style-name="Tabla29.3">
          <table:table-cell table:style-name="Tabla29.A1" office:value-type="string">
            <text:p text:style-name="P135">Actores</text:p>
          </table:table-cell>
          <table:table-cell table:style-name="Tabla29.A1" office:value-type="string">
            <text:p text:style-name="P481"><text:span text:style-name="T47">Usuario </text:span><text:span text:style-name="T120">Empleador</text:span> </text:p>
          </table:table-cell>
        </table:table-row>
        <table:table-row table:style-name="Tabla29.1">
          <table:table-cell table:style-name="Tabla29.A1" office:value-type="string">
            <text:p text:style-name="P135">Propósito:</text:p>
          </table:table-cell>
          <table:table-cell table:style-name="Tabla29.A1" office:value-type="string">
            <text:p text:style-name="P214">Seleccionar candidatos para pasar a entrevista</text:p>
          </table:table-cell>
        </table:table-row>
        <table:table-row table:style-name="Tabla29.1">
          <table:table-cell table:style-name="Tabla29.A1" office:value-type="string">
            <text:p text:style-name="P135">Precondiciones</text:p>
          </table:table-cell>
          <table:table-cell table:style-name="Tabla29.A1" office:value-type="string">
            <text:p text:style-name="P292">CU00<text:span text:style-name="T91">5</text:span></text:p>
          </table:table-cell>
        </table:table-row>
        <table:table-row table:style-name="Tabla29.1">
          <table:table-cell table:style-name="Tabla29.A1" office:value-type="string">
            <text:p text:style-name="P135">Resumen</text:p>
          </table:table-cell>
          <table:table-cell table:style-name="Tabla29.A1" office:value-type="string">
            <text:p text:style-name="P176">E<text:span text:style-name="T53">l </text:span><text:span text:style-name="T120">empleador</text:span><text:span text:style-name="T53"> accede </text:span><text:span text:style-name="T122">a los candidatos de la oferta donde hay un listado en base a la oferta y puede seleccionar el candidato para generar una entrevista.</text:span></text:p>
          </table:table-cell>
        </table:table-row>
        <table:table-row table:style-name="Tabla29.1">
          <table:table-cell table:style-name="Tabla29.A1" office:value-type="string">
            <text:p text:style-name="P135">Tipo</text:p>
          </table:table-cell>
          <table:table-cell table:style-name="Tabla29.A1" office:value-type="string">
            <text:p text:style-name="P429">Secundario</text:p>
          </table:table-cell>
        </table:table-row>
        <table:table-row table:style-name="Tabla29.1">
          <table:table-cell table:style-name="Tabla29.A1" office:value-type="string">
            <text:p text:style-name="P135">Referencias:</text:p>
          </table:table-cell>
          <table:table-cell table:style-name="Tabla29.A1" office:value-type="string">
            <text:p text:style-name="P244">CU001, CU002, <text:span text:style-name="T54">CU00</text:span><text:span text:style-name="T91">5</text:span></text:p>
          </table:table-cell>
        </table:table-row>
        <table:table-row table:style-name="Tabla29.9">
          <table:table-cell table:style-name="Tabla29.A1" table:number-columns-spanned="2" office:value-type="string">
            <text:p text:style-name="P38">Segunda sección</text:p>
          </table:table-cell>
          <table:covered-table-cell/>
        </table:table-row>
        <table:table-row table:style-name="Tabla29.9">
          <table:table-cell table:style-name="Tabla29.A1" office:value-type="string">
            <text:p text:style-name="P38">Acción de actores</text:p>
          </table:table-cell>
          <table:table-cell table:style-name="Tabla29.A1" office:value-type="string">
            <text:p text:style-name="P39">Respuesta del sistema</text:p>
          </table:table-cell>
        </table:table-row>
        <table:table-row table:style-name="Tabla29.9">
          <table:table-cell table:style-name="Tabla29.A1" office:value-type="string">
            <text:p text:style-name="P350">1. Seleccionar <text:span text:style-name="T123">al </text:span><text:span text:style-name="T126">Oferta</text:span><text:span text:style-name="T123"> </text:span></text:p>
          </table:table-cell>
          <table:table-cell table:style-name="Tabla29.A1" office:value-type="string">
            <text:p text:style-name="P351">2. El sistema <text:span text:style-name="T56">genera </text:span><text:span text:style-name="T58">un listado de l</text:span><text:span text:style-name="T122">a</text:span><text:span text:style-name="T58">s </text:span><text:span text:style-name="T123">candidatos</text:span><text:span text:style-name="T92"> con un botón </text:span><text:span text:style-name="T122">seleccionar</text:span><text:span text:style-name="T92"> en cada </text:span><text:span text:style-name="T123">candidato</text:span><text:span text:style-name="T122">.</text:span></text:p>
          </table:table-cell>
        </table:table-row>
        <table:table-row table:style-name="Tabla29.9">
          <table:table-cell table:style-name="Tabla29.A12" office:value-type="string">
            <text:p text:style-name="P375">3. <text:span text:style-name="T92">Presionar </text:span><text:span text:style-name="T122">Seleccionar</text:span><text:span text:style-name="T58"> </text:span></text:p>
          </table:table-cell>
          <table:table-cell table:style-name="Tabla29.A12" office:value-type="string">
            <text:p text:style-name="P378">4. El sistema <text:span text:style-name="T92">manda al </text:span><text:span text:style-name="T126">empleador</text:span><text:span text:style-name="T92"> a la pagina de </text:span><text:span text:style-name="T123">perfil del candidato</text:span><text:span text:style-name="T92">.</text:span></text:p>
          </table:table-cell>
        </table:table-row>
      </table:table>
      <text:p text:style-name="P312"/>
      <text:p text:style-name="P312"/>
      <text:p text:style-name="P312"/>
      <text:p text:style-name="P312"/>
      <text:p text:style-name="P312"><text:soft-page-break/></text:p>
      <text:p text:style-name="P81">C<text:span text:style-name="T48">ASO DE USO DE ALTO NIVEL</text:span></text:p>
      <table:table table:name="Tabla30" table:style-name="Tabla30">
        <table:table-column table:style-name="Tabla30.A" table:number-columns-repeated="2"/>
        <table:table-row table:style-name="Tabla30.1">
          <table:table-cell table:style-name="Tabla30.A1" office:value-type="string">
            <text:p text:style-name="P136">Número</text:p>
          </table:table-cell>
          <table:table-cell table:style-name="Tabla30.A1" office:value-type="string">
            <text:p text:style-name="P136">CU0<text:span text:style-name="T122">2</text:span><text:span text:style-name="T124">1</text:span></text:p>
          </table:table-cell>
        </table:table-row>
        <table:table-row table:style-name="Tabla30.1">
          <table:table-cell table:style-name="Tabla30.A1" office:value-type="string">
            <text:p text:style-name="P136">Nombre del Caso de Uso:</text:p>
          </table:table-cell>
          <table:table-cell table:style-name="Tabla30.A1" office:value-type="string">
            <text:p text:style-name="P293"><text:span text:style-name="T124">Perfil Candidato</text:span><text:span text:style-name="T122"> </text:span><text:span text:style-name="T120">Empleador</text:span></text:p>
          </table:table-cell>
        </table:table-row>
        <table:table-row table:style-name="Tabla30.1">
          <table:table-cell table:style-name="Tabla30.A1" office:value-type="string">
            <text:p text:style-name="P136">Actores</text:p>
          </table:table-cell>
          <table:table-cell table:style-name="Tabla30.A1" office:value-type="string">
            <text:p text:style-name="P136"><text:span text:style-name="T47">Usuario </text:span><text:span text:style-name="T120">Empleador</text:span> </text:p>
          </table:table-cell>
        </table:table-row>
        <table:table-row table:style-name="Tabla30.1">
          <table:table-cell table:style-name="Tabla30.A1" office:value-type="string">
            <text:p text:style-name="P136">Descripción</text:p>
          </table:table-cell>
          <table:table-cell table:style-name="Tabla30.A1" office:value-type="string">
            <text:p text:style-name="P177">E<text:span text:style-name="T53">l </text:span><text:span text:style-name="T120">empleador</text:span><text:span text:style-name="T53"> accede </text:span><text:span text:style-name="T124">al perfil del candidato para revisar y generar entrevista</text:span><text:span text:style-name="T122">.</text:span></text:p>
          </table:table-cell>
        </table:table-row>
        <table:table-row table:style-name="Tabla30.1">
          <table:table-cell table:style-name="Tabla30.A1" office:value-type="string">
            <text:p text:style-name="P136">Tipo</text:p>
          </table:table-cell>
          <table:table-cell table:style-name="Tabla30.A1" office:value-type="string">
            <text:p text:style-name="P490">Primario</text:p>
          </table:table-cell>
        </table:table-row>
      </table:table>
      <text:p text:style-name="P526"/>
      <text:p text:style-name="P526">EXPANDIDO</text:p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136">Número</text:p>
          </table:table-cell>
          <table:table-cell table:style-name="Tabla31.A1" office:value-type="string">
            <text:p text:style-name="P136">CU0<text:span text:style-name="T122">2</text:span><text:span text:style-name="T124">1</text:span></text:p>
          </table:table-cell>
        </table:table-row>
        <table:table-row table:style-name="Tabla31.1">
          <table:table-cell table:style-name="Tabla31.A1" office:value-type="string">
            <text:p text:style-name="P136">Nombre del Caso de Uso:</text:p>
          </table:table-cell>
          <table:table-cell table:style-name="Tabla31.A1" office:value-type="string">
            <text:p text:style-name="P293"><text:span text:style-name="T124">Perfil Candidato</text:span><text:span text:style-name="T122"> </text:span><text:span text:style-name="T120">Empleador</text:span></text:p>
          </table:table-cell>
        </table:table-row>
        <table:table-row table:style-name="Tabla31.3">
          <table:table-cell table:style-name="Tabla31.A1" office:value-type="string">
            <text:p text:style-name="P136">Actores</text:p>
          </table:table-cell>
          <table:table-cell table:style-name="Tabla31.A1" office:value-type="string">
            <text:p text:style-name="P136"><text:span text:style-name="T47">Usuario </text:span><text:span text:style-name="T120">Empleador</text:span> </text:p>
          </table:table-cell>
        </table:table-row>
        <table:table-row table:style-name="Tabla31.1">
          <table:table-cell table:style-name="Tabla31.A1" office:value-type="string">
            <text:p text:style-name="P136">Propósito:</text:p>
          </table:table-cell>
          <table:table-cell table:style-name="Tabla31.A1" office:value-type="string">
            <text:p text:style-name="P217">Visualizar información del candidato para elegir el paso a entrevista</text:p>
          </table:table-cell>
        </table:table-row>
        <table:table-row table:style-name="Tabla31.1">
          <table:table-cell table:style-name="Tabla31.A1" office:value-type="string">
            <text:p text:style-name="P136">Precondiciones</text:p>
          </table:table-cell>
          <table:table-cell table:style-name="Tabla31.A1" office:value-type="string">
            <text:p text:style-name="P293">CU00<text:span text:style-name="T91">5</text:span></text:p>
          </table:table-cell>
        </table:table-row>
        <table:table-row table:style-name="Tabla31.1">
          <table:table-cell table:style-name="Tabla31.A1" office:value-type="string">
            <text:p text:style-name="P136">Resumen</text:p>
          </table:table-cell>
          <table:table-cell table:style-name="Tabla31.A1" office:value-type="string">
            <text:p text:style-name="P177">E<text:span text:style-name="T53">l </text:span><text:span text:style-name="T120">empleador</text:span><text:span text:style-name="T53"> accede </text:span><text:span text:style-name="T124">al perfil del candidato para </text:span><text:span text:style-name="T125">revisar <text:s/>el currículum, y demás información del candidato para tomar la decisión de pasarlo a entrevista</text:span><text:span text:style-name="T122">.</text:span></text:p>
          </table:table-cell>
        </table:table-row>
        <table:table-row table:style-name="Tabla31.1">
          <table:table-cell table:style-name="Tabla31.A1" office:value-type="string">
            <text:p text:style-name="P136">Tipo</text:p>
          </table:table-cell>
          <table:table-cell table:style-name="Tabla31.A1" office:value-type="string">
            <text:p text:style-name="P490">Primario, Esencial</text:p>
          </table:table-cell>
        </table:table-row>
        <table:table-row table:style-name="Tabla31.1">
          <table:table-cell table:style-name="Tabla31.A1" office:value-type="string">
            <text:p text:style-name="P136">Referencias:</text:p>
          </table:table-cell>
          <table:table-cell table:style-name="Tabla31.A1" office:value-type="string">
            <text:p text:style-name="P245">CU001, CU002, <text:span text:style-name="T54">CU00</text:span><text:span text:style-name="T91">5</text:span></text:p>
          </table:table-cell>
        </table:table-row>
        <table:table-row table:style-name="Tabla31.9">
          <table:table-cell table:style-name="Tabla31.A1" table:number-columns-spanned="2" office:value-type="string">
            <text:p text:style-name="P40">Segunda sección</text:p>
          </table:table-cell>
          <table:covered-table-cell/>
        </table:table-row>
        <table:table-row table:style-name="Tabla31.9">
          <table:table-cell table:style-name="Tabla31.A1" office:value-type="string">
            <text:p text:style-name="P40">Acción de actores</text:p>
          </table:table-cell>
          <table:table-cell table:style-name="Tabla31.A1" office:value-type="string">
            <text:p text:style-name="P41">Respuesta del sistema</text:p>
          </table:table-cell>
        </table:table-row>
        <table:table-row table:style-name="Tabla31.9">
          <table:table-cell table:style-name="Tabla31.A1" office:value-type="string">
            <text:p text:style-name="P352">1. Seleccionar <text:span text:style-name="T123">al candidato de la oferta</text:span></text:p>
          </table:table-cell>
          <table:table-cell table:style-name="Tabla31.A1" office:value-type="string">
            <text:p text:style-name="P353">2. El sistema <text:span text:style-name="T56">genera </text:span><text:span text:style-name="T58">un </text:span><text:span text:style-name="T126">perfil del candidato donde muestra su nombre, currículum y mensaje del candidato para tomar la oferta, abajo de esto se generan dos botones, cancelar y pasar entrevista</text:span><text:span text:style-name="T122">.</text:span></text:p>
          </table:table-cell>
        </table:table-row>
        <table:table-row table:style-name="Tabla31.9">
          <table:table-cell table:style-name="Tabla31.A12" office:value-type="string">
            <text:p text:style-name="P376">3. <text:span text:style-name="T92">Presionar </text:span><text:span text:style-name="T126">Cancelar</text:span><text:span text:style-name="T58"> </text:span></text:p>
          </table:table-cell>
          <table:table-cell table:style-name="Tabla31.A12" office:value-type="string">
            <text:p text:style-name="P377">4. El sistema <text:span text:style-name="T92">manda al </text:span><text:span text:style-name="T126">empleador</text:span><text:span text:style-name="T92"> a la pagina de </text:span><text:span text:style-name="T126">candidatos oferta</text:span><text:span text:style-name="T92">.</text:span></text:p>
          </table:table-cell>
        </table:table-row>
        <text:soft-page-break/>
        <table:table-row table:style-name="Tabla31.13">
          <table:table-cell table:style-name="Tabla31.A12" office:value-type="string">
            <text:p text:style-name="P492">5. Presionar pasar entrevista</text:p>
          </table:table-cell>
          <table:table-cell table:style-name="Tabla31.A12" office:value-type="string">
            <text:p text:style-name="P493">6. El sistema manda al empleador a la pagina de generar entrevista. </text:p>
          </table:table-cell>
        </table:table-row>
      </table:table>
      <text:p text:style-name="P82">C<text:span text:style-name="T48">ASO DE USO DE ALTO NIVEL</text:span></text:p>
      <table:table table:name="Tabla32" table:style-name="Tabla32">
        <table:table-column table:style-name="Tabla32.A" table:number-columns-repeated="2"/>
        <table:table-row table:style-name="Tabla32.1">
          <table:table-cell table:style-name="Tabla32.A1" office:value-type="string">
            <text:p text:style-name="P137">Número</text:p>
          </table:table-cell>
          <table:table-cell table:style-name="Tabla32.A1" office:value-type="string">
            <text:p text:style-name="P137">CU0<text:span text:style-name="T122">2</text:span><text:span text:style-name="T127">2</text:span></text:p>
          </table:table-cell>
        </table:table-row>
        <table:table-row table:style-name="Tabla32.1">
          <table:table-cell table:style-name="Tabla32.A1" office:value-type="string">
            <text:p text:style-name="P137">Nombre del Caso de Uso:</text:p>
          </table:table-cell>
          <table:table-cell table:style-name="Tabla32.A1" office:value-type="string">
            <text:p text:style-name="P294"><text:span text:style-name="T127">Generar Entrevista</text:span><text:span text:style-name="T122"> </text:span><text:span text:style-name="T120">Empleador</text:span></text:p>
          </table:table-cell>
        </table:table-row>
        <table:table-row table:style-name="Tabla32.1">
          <table:table-cell table:style-name="Tabla32.A1" office:value-type="string">
            <text:p text:style-name="P137">Actores</text:p>
          </table:table-cell>
          <table:table-cell table:style-name="Tabla32.A1" office:value-type="string">
            <text:p text:style-name="P137"><text:span text:style-name="T47">Usuario </text:span><text:span text:style-name="T120">Empleador</text:span> </text:p>
          </table:table-cell>
        </table:table-row>
        <table:table-row table:style-name="Tabla32.1">
          <table:table-cell table:style-name="Tabla32.A1" office:value-type="string">
            <text:p text:style-name="P137">Descripción</text:p>
          </table:table-cell>
          <table:table-cell table:style-name="Tabla32.A1" office:value-type="string">
            <text:p text:style-name="P178">E<text:span text:style-name="T53">l </text:span><text:span text:style-name="T120">empleador</text:span><text:span text:style-name="T53"> </text:span><text:span text:style-name="T127">pasa a generar entrevista debe fija fecha, hora y lugar para la misma.</text:span></text:p>
          </table:table-cell>
        </table:table-row>
        <table:table-row table:style-name="Tabla32.1">
          <table:table-cell table:style-name="Tabla32.A1" office:value-type="string">
            <text:p text:style-name="P137">Tipo</text:p>
          </table:table-cell>
          <table:table-cell table:style-name="Tabla32.A1" office:value-type="string">
            <text:p text:style-name="P491">Primario</text:p>
          </table:table-cell>
        </table:table-row>
      </table:table>
      <text:p text:style-name="P527"/>
      <text:p text:style-name="P527">EXPANDIDO</text:p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office:value-type="string">
            <text:p text:style-name="P137">Número</text:p>
          </table:table-cell>
          <table:table-cell table:style-name="Tabla33.A1" office:value-type="string">
            <text:p text:style-name="P137">CU0<text:span text:style-name="T122">2</text:span><text:span text:style-name="T127">2</text:span></text:p>
          </table:table-cell>
        </table:table-row>
        <table:table-row table:style-name="Tabla33.1">
          <table:table-cell table:style-name="Tabla33.A1" office:value-type="string">
            <text:p text:style-name="P137">Nombre del Caso de Uso:</text:p>
          </table:table-cell>
          <table:table-cell table:style-name="Tabla33.A1" office:value-type="string">
            <text:p text:style-name="P294"><text:span text:style-name="T127">Generar Entrevista</text:span><text:span text:style-name="T122"> </text:span><text:span text:style-name="T120">Empleador</text:span></text:p>
          </table:table-cell>
        </table:table-row>
        <table:table-row table:style-name="Tabla33.3">
          <table:table-cell table:style-name="Tabla33.A1" office:value-type="string">
            <text:p text:style-name="P137">Actores</text:p>
          </table:table-cell>
          <table:table-cell table:style-name="Tabla33.A1" office:value-type="string">
            <text:p text:style-name="P137"><text:span text:style-name="T47">Usuario </text:span><text:span text:style-name="T120">Empleador</text:span> </text:p>
          </table:table-cell>
        </table:table-row>
        <table:table-row table:style-name="Tabla33.1">
          <table:table-cell table:style-name="Tabla33.A1" office:value-type="string">
            <text:p text:style-name="P137">Propósito:</text:p>
          </table:table-cell>
          <table:table-cell table:style-name="Tabla33.A1" office:value-type="string">
            <text:p text:style-name="P218">Generar la entrevista para el candidato</text:p>
          </table:table-cell>
        </table:table-row>
        <table:table-row table:style-name="Tabla33.1">
          <table:table-cell table:style-name="Tabla33.A1" office:value-type="string">
            <text:p text:style-name="P137">Precondiciones</text:p>
          </table:table-cell>
          <table:table-cell table:style-name="Tabla33.A1" office:value-type="string">
            <text:p text:style-name="P294">CU00<text:span text:style-name="T91">5</text:span></text:p>
          </table:table-cell>
        </table:table-row>
        <table:table-row table:style-name="Tabla33.1">
          <table:table-cell table:style-name="Tabla33.A1" office:value-type="string">
            <text:p text:style-name="P137">Resumen</text:p>
          </table:table-cell>
          <table:table-cell table:style-name="Tabla33.A1" office:value-type="string">
            <text:p text:style-name="P178">E<text:span text:style-name="T53">l </text:span><text:span text:style-name="T120">empleador</text:span><text:span text:style-name="T53"> accede </text:span><text:span text:style-name="T127">a generar entrevistas </text:span><text:span text:style-name="T128">debe rellenar la información de fecha, hora y lugar para pasar entrevista al candidato</text:span><text:span text:style-name="T122">.</text:span></text:p>
          </table:table-cell>
        </table:table-row>
        <table:table-row table:style-name="Tabla33.1">
          <table:table-cell table:style-name="Tabla33.A1" office:value-type="string">
            <text:p text:style-name="P137">Tipo</text:p>
          </table:table-cell>
          <table:table-cell table:style-name="Tabla33.A1" office:value-type="string">
            <text:p text:style-name="P491">Primario, Esencial</text:p>
          </table:table-cell>
        </table:table-row>
        <table:table-row table:style-name="Tabla33.1">
          <table:table-cell table:style-name="Tabla33.A1" office:value-type="string">
            <text:p text:style-name="P137">Referencias:</text:p>
          </table:table-cell>
          <table:table-cell table:style-name="Tabla33.A1" office:value-type="string">
            <text:p text:style-name="P246">CU001, CU002, <text:span text:style-name="T54">CU00</text:span><text:span text:style-name="T91">5</text:span></text:p>
          </table:table-cell>
        </table:table-row>
        <table:table-row table:style-name="Tabla33.9">
          <table:table-cell table:style-name="Tabla33.A1" table:number-columns-spanned="2" office:value-type="string">
            <text:p text:style-name="P42">Segunda sección</text:p>
          </table:table-cell>
          <table:covered-table-cell/>
        </table:table-row>
        <table:table-row table:style-name="Tabla33.9">
          <table:table-cell table:style-name="Tabla33.A1" office:value-type="string">
            <text:p text:style-name="P42">Acción de actores</text:p>
          </table:table-cell>
          <table:table-cell table:style-name="Tabla33.A1" office:value-type="string">
            <text:p text:style-name="P43">Respuesta del sistema</text:p>
          </table:table-cell>
        </table:table-row>
        <table:table-row table:style-name="Tabla33.9">
          <table:table-cell table:style-name="Tabla33.A1" office:value-type="string">
            <text:p text:style-name="P354">1. Seleccionar <text:span text:style-name="T128">pasar entrevista</text:span><text:span text:style-name="T123"> </text:span></text:p>
          </table:table-cell>
          <table:table-cell table:style-name="Tabla33.A1" office:value-type="string">
            <text:p text:style-name="P355">2. El sistema <text:span text:style-name="T56">genera </text:span><text:span text:style-name="T128">una pagina donde se encuentran dos cuadros de selección, fecha y hora, y un cuadro de texto, lugar , debajo se genera un botón de generar entrevista.</text:span></text:p>
          </table:table-cell>
        </table:table-row>
        <table:table-row table:style-name="Tabla33.9">
          <table:table-cell table:style-name="Tabla33.A12" office:value-type="string">
            <text:p text:style-name="P496">3. Elegir fecha</text:p>
          </table:table-cell>
          <table:table-cell table:style-name="Tabla33.A12" office:value-type="string">
            <text:p text:style-name="P380"/>
          </table:table-cell>
        </table:table-row>
        <table:table-row table:style-name="Tabla33.9">
          <table:table-cell table:style-name="Tabla33.A12" office:value-type="string">
            <text:p text:style-name="P379"><text:span text:style-name="T129">4</text:span>. <text:span text:style-name="T129">Elegir hora</text:span></text:p>
          </table:table-cell>
          <table:table-cell table:style-name="Tabla33.A12" office:value-type="string">
            <text:p text:style-name="P380"/>
          </table:table-cell>
        </table:table-row>
        <text:soft-page-break/>
        <table:table-row table:style-name="Tabla33.14">
          <table:table-cell table:style-name="Tabla33.A12" office:value-type="string">
            <text:p text:style-name="P494">5. <text:span text:style-name="T129">Ingresar lugar</text:span></text:p>
          </table:table-cell>
          <table:table-cell table:style-name="Tabla33.A12" office:value-type="string">
            <text:p text:style-name="P495"/>
          </table:table-cell>
        </table:table-row>
        <table:table-row table:style-name="Tabla33.14">
          <table:table-cell table:style-name="Tabla33.A12" office:value-type="string">
            <text:p text:style-name="P497">6. Presionar Generar entrevista</text:p>
          </table:table-cell>
          <table:table-cell table:style-name="Tabla33.A12" office:value-type="string">
            <text:p text:style-name="P498">7. El sistema manda un mensaje “Entrevista Generada” <text:s text:c="2"/><text:span text:style-name="T97">debajo se genera un botón ok, al presionarlo el usuario es mandado a la pagina</text:span><text:span text:style-name="T96"> </text:span>de revisión de postulaciones.</text:p>
          </table:table-cell>
        </table:table-row>
        <table:table-row table:style-name="Tabla33.14">
          <table:table-cell table:style-name="Tabla33.A12" table:number-columns-spanned="2" office:value-type="string">
            <text:p text:style-name="P97">Tercera sección (escenarios alternos)</text:p>
          </table:table-cell>
          <table:covered-table-cell/>
        </table:table-row>
        <table:table-row table:style-name="Tabla33.14">
          <table:table-cell table:style-name="Tabla33.A12" table:number-columns-spanned="2" office:value-type="string">
            <text:p text:style-name="P325">En paso 6, <text:span text:style-name="T130">si lugar esta vació el sistema devuelve el mensaje “No deje el datos vacios”</text:span></text:p>
          </table:table-cell>
          <table:covered-table-cell/>
        </table:table-row>
      </table:table>
      <text:p text:style-name="P313"/>
      <text:p text:style-name="P83">C<text:span text:style-name="T48">ASO DE USO DE ALTO NIVEL</text:span></text:p>
      <table:table table:name="Tabla34" table:style-name="Tabla34">
        <table:table-column table:style-name="Tabla34.A" table:number-columns-repeated="2"/>
        <table:table-row table:style-name="Tabla34.1">
          <table:table-cell table:style-name="Tabla34.A1" office:value-type="string">
            <text:p text:style-name="P138">Número</text:p>
          </table:table-cell>
          <table:table-cell table:style-name="Tabla34.A1" office:value-type="string">
            <text:p text:style-name="P138">CU0<text:span text:style-name="T130">23</text:span></text:p>
          </table:table-cell>
        </table:table-row>
        <table:table-row table:style-name="Tabla34.1">
          <table:table-cell table:style-name="Tabla34.A1" office:value-type="string">
            <text:p text:style-name="P138">Nombre del Caso de Uso:</text:p>
          </table:table-cell>
          <table:table-cell table:style-name="Tabla34.A1" office:value-type="string">
            <text:p text:style-name="P295"><text:span text:style-name="T54">Menú </text:span><text:span text:style-name="T120">Revisión de </text:span><text:span text:style-name="T130">entrevistas</text:span><text:span text:style-name="T120"> Empleador</text:span></text:p>
          </table:table-cell>
        </table:table-row>
        <table:table-row table:style-name="Tabla34.1">
          <table:table-cell table:style-name="Tabla34.A1" office:value-type="string">
            <text:p text:style-name="P138">Actores</text:p>
          </table:table-cell>
          <table:table-cell table:style-name="Tabla34.A1" office:value-type="string">
            <text:p text:style-name="P138"><text:span text:style-name="T47">Usuario </text:span><text:span text:style-name="T120">Empleador</text:span> </text:p>
          </table:table-cell>
        </table:table-row>
        <table:table-row table:style-name="Tabla34.1">
          <table:table-cell table:style-name="Tabla34.A1" office:value-type="string">
            <text:p text:style-name="P138">Descripción</text:p>
          </table:table-cell>
          <table:table-cell table:style-name="Tabla34.A1" office:value-type="string">
            <text:p text:style-name="P179">E<text:span text:style-name="T53">l </text:span><text:span text:style-name="T120">empleador</text:span><text:span text:style-name="T53"> accede a</text:span><text:span text:style-name="T52">l apartado </text:span><text:span text:style-name="T120">revisión de </text:span><text:span text:style-name="T130">entrevistas</text:span><text:span text:style-name="T56"> p</text:span><text:span text:style-name="T121">ara visualizar y seleccionar </text:span><text:span text:style-name="T130">entrevistas y sus estados,</text:span><text:span text:style-name="T121"> y con ello </text:span><text:span text:style-name="T130">generar un reporte.</text:span></text:p>
          </table:table-cell>
        </table:table-row>
        <table:table-row table:style-name="Tabla34.1">
          <table:table-cell table:style-name="Tabla34.A1" office:value-type="string">
            <text:p text:style-name="P138">Tipo</text:p>
          </table:table-cell>
          <table:table-cell table:style-name="Tabla34.A1" office:value-type="string">
            <text:p text:style-name="P430">Secundario</text:p>
          </table:table-cell>
        </table:table-row>
      </table:table>
      <text:p text:style-name="P528"/>
      <text:p text:style-name="P528">EXPANDIDO</text:p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138">Número</text:p>
          </table:table-cell>
          <table:table-cell table:style-name="Tabla35.A1" office:value-type="string">
            <text:p text:style-name="P138">CU0<text:span text:style-name="T130">23</text:span></text:p>
          </table:table-cell>
        </table:table-row>
        <table:table-row table:style-name="Tabla35.1">
          <table:table-cell table:style-name="Tabla35.A1" office:value-type="string">
            <text:p text:style-name="P138">Nombre del Caso de Uso:</text:p>
          </table:table-cell>
          <table:table-cell table:style-name="Tabla35.A1" office:value-type="string">
            <text:p text:style-name="P295"><text:span text:style-name="T54">Menú </text:span><text:span text:style-name="T120">Revisión de </text:span><text:span text:style-name="T130">entrevistas</text:span><text:span text:style-name="T120"> Empleador</text:span></text:p>
          </table:table-cell>
        </table:table-row>
        <table:table-row table:style-name="Tabla35.3">
          <table:table-cell table:style-name="Tabla35.A1" office:value-type="string">
            <text:p text:style-name="P138">Actores</text:p>
          </table:table-cell>
          <table:table-cell table:style-name="Tabla35.A1" office:value-type="string">
            <text:p text:style-name="P138"><text:span text:style-name="T47">Usuario </text:span><text:span text:style-name="T120">Empleador</text:span> </text:p>
          </table:table-cell>
        </table:table-row>
        <table:table-row table:style-name="Tabla35.1">
          <table:table-cell table:style-name="Tabla35.A1" office:value-type="string">
            <text:p text:style-name="P138">Propósito:</text:p>
          </table:table-cell>
          <table:table-cell table:style-name="Tabla35.A1" office:value-type="string">
            <text:p text:style-name="P215">Seleccionar <text:span text:style-name="T131">entrevista generar reporte </text:span></text:p>
          </table:table-cell>
        </table:table-row>
        <table:table-row table:style-name="Tabla35.1">
          <table:table-cell table:style-name="Tabla35.A1" office:value-type="string">
            <text:p text:style-name="P138">Precondiciones</text:p>
          </table:table-cell>
          <table:table-cell table:style-name="Tabla35.A1" office:value-type="string">
            <text:p text:style-name="P295">CU00<text:span text:style-name="T91">5</text:span></text:p>
          </table:table-cell>
        </table:table-row>
        <table:table-row table:style-name="Tabla35.1">
          <table:table-cell table:style-name="Tabla35.A1" office:value-type="string">
            <text:p text:style-name="P138">Resumen</text:p>
          </table:table-cell>
          <table:table-cell table:style-name="Tabla35.A1" office:value-type="string">
            <text:p text:style-name="P165">E<text:span text:style-name="T53">l </text:span><text:span text:style-name="T122">empleador</text:span><text:span text:style-name="T53"> </text:span><text:span text:style-name="T48">ingresa a la </text:span><text:span text:style-name="T56">pestaña</text:span><text:span text:style-name="T48"> </text:span><text:span text:style-name="T54">d</text:span><text:span text:style-name="T56">e </text:span><text:span text:style-name="T122">revisión de </text:span><text:span text:style-name="T130">entrevistas</text:span><text:span text:style-name="T52"> </text:span><text:span text:style-name="T54">y </text:span><text:span text:style-name="T56">se genera un listado</text:span><text:span text:style-name="T91"> de las </text:span><text:span text:style-name="T130">entrevistas pendientes</text:span><text:span text:style-name="T56"> donde puede </text:span><text:span text:style-name="T122">seleccionar alguna para </text:span><text:span text:style-name="T131">generar un reporte.</text:span></text:p>
          </table:table-cell>
        </table:table-row>
        <table:table-row table:style-name="Tabla35.1">
          <table:table-cell table:style-name="Tabla35.A1" office:value-type="string">
            <text:p text:style-name="P138">Tipo</text:p>
          </table:table-cell>
          <table:table-cell table:style-name="Tabla35.A1" office:value-type="string">
            <text:p text:style-name="P430">Secundario</text:p>
          </table:table-cell>
        </table:table-row>
        <text:soft-page-break/>
        <table:table-row table:style-name="Tabla35.1">
          <table:table-cell table:style-name="Tabla35.A1" office:value-type="string">
            <text:p text:style-name="P138">Referencias:</text:p>
          </table:table-cell>
          <table:table-cell table:style-name="Tabla35.A1" office:value-type="string">
            <text:p text:style-name="P247">CU001, CU002, <text:span text:style-name="T54">CU00</text:span><text:span text:style-name="T91">5</text:span></text:p>
          </table:table-cell>
        </table:table-row>
        <table:table-row table:style-name="Tabla35.9">
          <table:table-cell table:style-name="Tabla35.A1" table:number-columns-spanned="2" office:value-type="string">
            <text:p text:style-name="P44">Segunda sección</text:p>
          </table:table-cell>
          <table:covered-table-cell/>
        </table:table-row>
        <table:table-row table:style-name="Tabla35.9">
          <table:table-cell table:style-name="Tabla35.A1" office:value-type="string">
            <text:p text:style-name="P44">Acción de actores</text:p>
          </table:table-cell>
          <table:table-cell table:style-name="Tabla35.A1" office:value-type="string">
            <text:p text:style-name="P45">Respuesta del sistema</text:p>
          </table:table-cell>
        </table:table-row>
        <table:table-row table:style-name="Tabla35.9">
          <table:table-cell table:style-name="Tabla35.A1" office:value-type="string">
            <text:p text:style-name="P356">1. Seleccionar la pestaña <text:span text:style-name="T122">revisión de </text:span><text:span text:style-name="T131">entrevistas</text:span></text:p>
          </table:table-cell>
          <table:table-cell table:style-name="Tabla35.A1" office:value-type="string">
            <text:p text:style-name="P357">2. El sistema <text:span text:style-name="T56">genera </text:span><text:span text:style-name="T58">un listado de l</text:span><text:span text:style-name="T122">a</text:span><text:span text:style-name="T58">s </text:span><text:span text:style-name="T131">entrevistas pendientes</text:span><text:span text:style-name="T92"> con un botón </text:span><text:span text:style-name="T122">seleccionar</text:span><text:span text:style-name="T92"> en cada </text:span><text:span text:style-name="T122">oferta.</text:span></text:p>
          </table:table-cell>
        </table:table-row>
        <table:table-row table:style-name="Tabla35.9">
          <table:table-cell table:style-name="Tabla35.A12" office:value-type="string">
            <text:p text:style-name="P381">3. <text:span text:style-name="T92">Presionar </text:span><text:span text:style-name="T122">Seleccionar</text:span><text:span text:style-name="T58"> </text:span></text:p>
          </table:table-cell>
          <table:table-cell table:style-name="Tabla35.A12" office:value-type="string">
            <text:p text:style-name="P382">4. El sistema <text:span text:style-name="T92">manda al usuario a la pagina de </text:span><text:span text:style-name="T132">generar reporte para la entrevista seleccionada</text:span><text:span text:style-name="T92">.</text:span></text:p>
          </table:table-cell>
        </table:table-row>
      </table:table>
      <text:p text:style-name="P314"/>
      <text:p text:style-name="P84">C<text:span text:style-name="T48">ASO DE USO DE ALTO NIVEL</text:span></text:p>
      <table:table table:name="Tabla36" table:style-name="Tabla36">
        <table:table-column table:style-name="Tabla36.A" table:number-columns-repeated="2"/>
        <table:table-row table:style-name="Tabla36.1">
          <table:table-cell table:style-name="Tabla36.A1" office:value-type="string">
            <text:p text:style-name="P139">Número</text:p>
          </table:table-cell>
          <table:table-cell table:style-name="Tabla36.A1" office:value-type="string">
            <text:p text:style-name="P139">CU0<text:span text:style-name="T130">2</text:span><text:span text:style-name="T132">4</text:span></text:p>
          </table:table-cell>
        </table:table-row>
        <table:table-row table:style-name="Tabla36.1">
          <table:table-cell table:style-name="Tabla36.A1" office:value-type="string">
            <text:p text:style-name="P139">Nombre del Caso de Uso:</text:p>
          </table:table-cell>
          <table:table-cell table:style-name="Tabla36.A1" office:value-type="string">
            <text:p text:style-name="P296"><text:span text:style-name="T132">Generar reporte</text:span><text:span text:style-name="T120"> Empleador</text:span></text:p>
          </table:table-cell>
        </table:table-row>
        <table:table-row table:style-name="Tabla36.1">
          <table:table-cell table:style-name="Tabla36.A1" office:value-type="string">
            <text:p text:style-name="P139">Actores</text:p>
          </table:table-cell>
          <table:table-cell table:style-name="Tabla36.A1" office:value-type="string">
            <text:p text:style-name="P139"><text:span text:style-name="T47">Usuario </text:span><text:span text:style-name="T120">Empleador</text:span> </text:p>
          </table:table-cell>
        </table:table-row>
        <table:table-row table:style-name="Tabla36.1">
          <table:table-cell table:style-name="Tabla36.A1" office:value-type="string">
            <text:p text:style-name="P139">Descripción</text:p>
          </table:table-cell>
          <table:table-cell table:style-name="Tabla36.A1" office:value-type="string">
            <text:p text:style-name="P180">E<text:span text:style-name="T53">l </text:span><text:span text:style-name="T120">empleador</text:span><text:span text:style-name="T53"> </text:span><text:span text:style-name="T132">ingresa a generar reporte a rellenar información </text:span><text:span text:style-name="T133">del candidato y finalizar la entrevista.</text:span></text:p>
          </table:table-cell>
        </table:table-row>
        <table:table-row table:style-name="Tabla36.1">
          <table:table-cell table:style-name="Tabla36.A1" office:value-type="string">
            <text:p text:style-name="P139">Tipo</text:p>
          </table:table-cell>
          <table:table-cell table:style-name="Tabla36.A1" office:value-type="string">
            <text:p text:style-name="P431">Secundario</text:p>
          </table:table-cell>
        </table:table-row>
      </table:table>
      <text:p text:style-name="P529"/>
      <text:p text:style-name="P529">EXPANDIDO</text:p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39">Número</text:p>
          </table:table-cell>
          <table:table-cell table:style-name="Tabla37.A1" office:value-type="string">
            <text:p text:style-name="P139">CU0<text:span text:style-name="T130">2</text:span><text:span text:style-name="T132">4</text:span></text:p>
          </table:table-cell>
        </table:table-row>
        <table:table-row table:style-name="Tabla37.1">
          <table:table-cell table:style-name="Tabla37.A1" office:value-type="string">
            <text:p text:style-name="P139">Nombre del Caso de Uso:</text:p>
          </table:table-cell>
          <table:table-cell table:style-name="Tabla37.A1" office:value-type="string">
            <text:p text:style-name="P296"><text:span text:style-name="T132">Generar reporte</text:span><text:span text:style-name="T120"> Empleador</text:span></text:p>
          </table:table-cell>
        </table:table-row>
        <table:table-row table:style-name="Tabla37.3">
          <table:table-cell table:style-name="Tabla37.A1" office:value-type="string">
            <text:p text:style-name="P139">Actores</text:p>
          </table:table-cell>
          <table:table-cell table:style-name="Tabla37.A1" office:value-type="string">
            <text:p text:style-name="P139"><text:span text:style-name="T47">Usuario </text:span><text:span text:style-name="T120">Empleador</text:span> </text:p>
          </table:table-cell>
        </table:table-row>
        <table:table-row table:style-name="Tabla37.1">
          <table:table-cell table:style-name="Tabla37.A1" office:value-type="string">
            <text:p text:style-name="P139">Propósito:</text:p>
          </table:table-cell>
          <table:table-cell table:style-name="Tabla37.A1" office:value-type="string">
            <text:p text:style-name="P216"><text:span text:style-name="T133">Generar el reporte y finalizar entrevista</text:span><text:span text:style-name="T131"> </text:span></text:p>
          </table:table-cell>
        </table:table-row>
        <table:table-row table:style-name="Tabla37.1">
          <table:table-cell table:style-name="Tabla37.A1" office:value-type="string">
            <text:p text:style-name="P139">Precondiciones</text:p>
          </table:table-cell>
          <table:table-cell table:style-name="Tabla37.A1" office:value-type="string">
            <text:p text:style-name="P296">CU00<text:span text:style-name="T91">5</text:span></text:p>
          </table:table-cell>
        </table:table-row>
        <table:table-row table:style-name="Tabla37.1">
          <table:table-cell table:style-name="Tabla37.A1" office:value-type="string">
            <text:p text:style-name="P139">Resumen</text:p>
          </table:table-cell>
          <table:table-cell table:style-name="Tabla37.A1" office:value-type="string">
            <text:p text:style-name="P166">E<text:span text:style-name="T53">l </text:span><text:span text:style-name="T122">empleador</text:span><text:span text:style-name="T53"> </text:span><text:span text:style-name="T133">ingresa a </text:span><text:span text:style-name="T56">genera</text:span><text:span text:style-name="T133">r reporte</text:span><text:span text:style-name="T56"> </text:span><text:span text:style-name="T133">para rellenar información en un reporte principal y un espacio de notas para finalizar la entrevista</text:span><text:span text:style-name="T131">.</text:span></text:p>
          </table:table-cell>
        </table:table-row>
        <table:table-row table:style-name="Tabla37.1">
          <table:table-cell table:style-name="Tabla37.A1" office:value-type="string">
            <text:p text:style-name="P139">Tipo</text:p>
          </table:table-cell>
          <table:table-cell table:style-name="Tabla37.A1" office:value-type="string">
            <text:p text:style-name="P431">Secundario</text:p>
          </table:table-cell>
        </table:table-row>
        <table:table-row table:style-name="Tabla37.1">
          <table:table-cell table:style-name="Tabla37.A1" office:value-type="string">
            <text:p text:style-name="P139">Referencias:</text:p>
          </table:table-cell>
          <table:table-cell table:style-name="Tabla37.A1" office:value-type="string">
            <text:p text:style-name="P248">CU001, CU002, <text:span text:style-name="T54">CU00</text:span><text:span text:style-name="T91">5</text:span></text:p>
          </table:table-cell>
        </table:table-row>
        <text:soft-page-break/>
        <table:table-row table:style-name="Tabla37.9">
          <table:table-cell table:style-name="Tabla37.A1" table:number-columns-spanned="2" office:value-type="string">
            <text:p text:style-name="P46">Segunda sección</text:p>
          </table:table-cell>
          <table:covered-table-cell/>
        </table:table-row>
        <table:table-row table:style-name="Tabla37.9">
          <table:table-cell table:style-name="Tabla37.A1" office:value-type="string">
            <text:p text:style-name="P46">Acción de actores</text:p>
          </table:table-cell>
          <table:table-cell table:style-name="Tabla37.A1" office:value-type="string">
            <text:p text:style-name="P47">Respuesta del sistema</text:p>
          </table:table-cell>
        </table:table-row>
        <table:table-row table:style-name="Tabla37.9">
          <table:table-cell table:style-name="Tabla37.A1" office:value-type="string">
            <text:p text:style-name="P358">1. Seleccionar la <text:span text:style-name="T133">entrevista</text:span><text:span text:style-name="T122"> </text:span><text:span text:style-name="T133">del candidato</text:span></text:p>
          </table:table-cell>
          <table:table-cell table:style-name="Tabla37.A1" office:value-type="string">
            <text:p text:style-name="P359">2. El sistema <text:span text:style-name="T56">genera </text:span><text:span text:style-name="T134">dos cuadros de texto, Reporte principal y notas, </text:span><text:span text:style-name="T135">abajo genera un botón finalizar</text:span><text:span text:style-name="T134">.</text:span></text:p>
          </table:table-cell>
        </table:table-row>
        <table:table-row table:style-name="Tabla37.9">
          <table:table-cell table:style-name="Tabla37.A12" office:value-type="string">
            <text:p text:style-name="P383">3. <text:span text:style-name="T135">Ingresar reporte principal</text:span><text:span text:style-name="T58"> </text:span></text:p>
          </table:table-cell>
          <table:table-cell table:style-name="Tabla37.A12" office:value-type="string">
            <text:p text:style-name="P384"/>
          </table:table-cell>
        </table:table-row>
        <table:table-row table:style-name="Tabla37.9">
          <table:table-cell table:style-name="Tabla37.A12" office:value-type="string">
            <text:p text:style-name="P500">4.Ingresa notas</text:p>
          </table:table-cell>
          <table:table-cell table:style-name="Tabla37.A12" office:value-type="string">
            <text:p text:style-name="P384"/>
          </table:table-cell>
        </table:table-row>
        <table:table-row table:style-name="Tabla37.9">
          <table:table-cell table:style-name="Tabla37.A12" office:value-type="string">
            <text:p text:style-name="P500">5. Presiona finalizar</text:p>
          </table:table-cell>
          <table:table-cell table:style-name="Tabla37.A12" office:value-type="string">
            <text:p text:style-name="P499">El sistema manda un mensaje “Entrevista <text:span text:style-name="T136">Finalizada</text:span>” <text:s text:c="2"/><text:span text:style-name="T97">debajo se genera un botón ok, al presionarlo el usuario es mandado a la pagina</text:span><text:span text:style-name="T96"> </text:span>de revisión de <text:span text:style-name="T136">entrevistas</text:span>.</text:p>
          </table:table-cell>
        </table:table-row>
        <table:table-row table:style-name="Tabla37.9">
          <table:table-cell table:style-name="Tabla37.A12" table:number-columns-spanned="2" office:value-type="string">
            <text:p text:style-name="P98">Tercera sección (escenarios alternos)</text:p>
          </table:table-cell>
          <table:covered-table-cell/>
        </table:table-row>
        <table:table-row table:style-name="Tabla37.9">
          <table:table-cell table:style-name="Tabla37.A12" table:number-columns-spanned="2" office:value-type="string">
            <text:p text:style-name="P501">En paso 3, si el valor esta vació el sistema devuelve el mensaje “EL reporte principal no puede estar vació”</text:p>
          </table:table-cell>
          <table:covered-table-cell/>
        </table:table-row>
      </table:table>
      <text:p text:style-name="P315"/>
      <text:p text:style-name="P85">C<text:span text:style-name="T48">ASO DE USO DE ALTO NIVEL</text:span></text:p>
      <table:table table:name="Tabla38" table:style-name="Tabla38">
        <table:table-column table:style-name="Tabla38.A" table:number-columns-repeated="2"/>
        <table:table-row table:style-name="Tabla38.1">
          <table:table-cell table:style-name="Tabla38.A1" office:value-type="string">
            <text:p text:style-name="P140">Número</text:p>
          </table:table-cell>
          <table:table-cell table:style-name="Tabla38.A1" office:value-type="string">
            <text:p text:style-name="P140">CU0<text:span text:style-name="T136">25</text:span></text:p>
          </table:table-cell>
        </table:table-row>
        <table:table-row table:style-name="Tabla38.1">
          <table:table-cell table:style-name="Tabla38.A1" office:value-type="string">
            <text:p text:style-name="P140">Nombre del Caso de Uso:</text:p>
          </table:table-cell>
          <table:table-cell table:style-name="Tabla38.A1" office:value-type="string">
            <text:p text:style-name="P297"><text:span text:style-name="T54">Menú </text:span><text:span text:style-name="T136">Empleador</text:span><text:span text:style-name="T54"> </text:span><text:span text:style-name="T58">Reportes</text:span></text:p>
          </table:table-cell>
        </table:table-row>
        <table:table-row table:style-name="Tabla38.1">
          <table:table-cell table:style-name="Tabla38.A1" office:value-type="string">
            <text:p text:style-name="P140">Actores</text:p>
          </table:table-cell>
          <table:table-cell table:style-name="Tabla38.A1" office:value-type="string">
            <text:p text:style-name="P140"><text:span text:style-name="T47">Usuario </text:span><text:span text:style-name="T136">Empleador</text:span> </text:p>
          </table:table-cell>
        </table:table-row>
        <table:table-row table:style-name="Tabla38.1">
          <table:table-cell table:style-name="Tabla38.A1" office:value-type="string">
            <text:p text:style-name="P140">Descripción</text:p>
          </table:table-cell>
          <table:table-cell table:style-name="Tabla38.A1" office:value-type="string">
            <text:p text:style-name="P181">E<text:span text:style-name="T53">l </text:span><text:span text:style-name="T137">empleador</text:span><text:span text:style-name="T53"> accede a</text:span><text:span text:style-name="T52">l apartado de </text:span><text:span text:style-name="T58">reportes</text:span><text:span text:style-name="T56"> para poder visualizar </text:span><text:span text:style-name="T137">las ofertas</text:span><text:span text:style-name="T58">, </text:span><text:span text:style-name="T137">entrevistas</text:span><text:span text:style-name="T58"> </text:span><text:span text:style-name="T137">y</text:span><text:span text:style-name="T101"> </text:span><text:span text:style-name="T137">costos de ofertas finalizadas</text:span><text:span text:style-name="T58">.</text:span></text:p>
          </table:table-cell>
        </table:table-row>
        <table:table-row table:style-name="Tabla38.1">
          <table:table-cell table:style-name="Tabla38.A1" office:value-type="string">
            <text:p text:style-name="P140">Tipo</text:p>
          </table:table-cell>
          <table:table-cell table:style-name="Tabla38.A1" office:value-type="string">
            <text:p text:style-name="P297">Primario</text:p>
          </table:table-cell>
        </table:table-row>
      </table:table>
      <text:p text:style-name="P502"/>
      <text:p text:style-name="P106">EXPANDIDO</text:p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140">Número</text:p>
          </table:table-cell>
          <table:table-cell table:style-name="Tabla39.A1" office:value-type="string">
            <text:p text:style-name="P140">CU0<text:span text:style-name="T136">25</text:span></text:p>
          </table:table-cell>
        </table:table-row>
        <table:table-row table:style-name="Tabla39.1">
          <table:table-cell table:style-name="Tabla39.A1" office:value-type="string">
            <text:p text:style-name="P140">Nombre del Caso de Uso:</text:p>
          </table:table-cell>
          <table:table-cell table:style-name="Tabla39.A1" office:value-type="string">
            <text:p text:style-name="P297"><text:span text:style-name="T54">Menú </text:span><text:span text:style-name="T136">Empleador</text:span><text:span text:style-name="T54"> </text:span><text:span text:style-name="T58">Reportes</text:span></text:p>
          </table:table-cell>
        </table:table-row>
        <table:table-row table:style-name="Tabla39.1">
          <table:table-cell table:style-name="Tabla39.A1" office:value-type="string">
            <text:p text:style-name="P140">Actores</text:p>
          </table:table-cell>
          <table:table-cell table:style-name="Tabla39.A1" office:value-type="string">
            <text:p text:style-name="P140"><text:span text:style-name="T47">Usuario </text:span><text:span text:style-name="T136">Empleador</text:span> </text:p>
          </table:table-cell>
        </table:table-row>
        <table:table-row table:style-name="Tabla39.1">
          <table:table-cell table:style-name="Tabla39.A1" office:value-type="string">
            <text:p text:style-name="P140">Propósito:</text:p>
          </table:table-cell>
          <table:table-cell table:style-name="Tabla39.A1" office:value-type="string">
            <text:p text:style-name="P182"><text:span text:style-name="T59">V</text:span><text:span text:style-name="T56">isualizar </text:span><text:span text:style-name="T137">ofertas</text:span><text:span text:style-name="T58">, </text:span><text:span text:style-name="T137">entrevistas</text:span><text:span text:style-name="T58"> </text:span><text:span text:style-name="T137">y</text:span><text:span text:style-name="T101"> </text:span><text:span text:style-name="T137">costos de ofertas finalizadas</text:span><text:span text:style-name="T58">.</text:span></text:p>
          </table:table-cell>
        </table:table-row>
        <table:table-row table:style-name="Tabla39.1">
          <table:table-cell table:style-name="Tabla39.A1" office:value-type="string">
            <text:p text:style-name="P140">Precondiciones</text:p>
          </table:table-cell>
          <table:table-cell table:style-name="Tabla39.A1" office:value-type="string">
            <text:p text:style-name="P297">CU00<text:span text:style-name="T91">5, CU008</text:span></text:p>
          </table:table-cell>
        </table:table-row>
        <text:soft-page-break/>
        <table:table-row table:style-name="Tabla39.1">
          <table:table-cell table:style-name="Tabla39.A1" office:value-type="string">
            <text:p text:style-name="P140">Resumen</text:p>
          </table:table-cell>
          <table:table-cell table:style-name="Tabla39.A1" office:value-type="string">
            <text:p text:style-name="P167">E<text:span text:style-name="T53">l usuario </text:span><text:span text:style-name="T48">ingresa a la </text:span><text:span text:style-name="T56">pestaña</text:span><text:span text:style-name="T48"> </text:span><text:span text:style-name="T54">d</text:span><text:span text:style-name="T56">e </text:span><text:span text:style-name="T58">reporte</text:span><text:span text:style-name="T52"> </text:span><text:span text:style-name="T54">y </text:span><text:span text:style-name="T56">se genera</text:span><text:span text:style-name="T58">n </text:span><text:span text:style-name="T138">tres</text:span><text:span text:style-name="T56"> listado</text:span><text:span text:style-name="T58">s, </text:span><text:span text:style-name="T138">Ofertas en un rango de tiempo </text:span><text:span text:style-name="T56">. </text:span><text:span text:style-name="T138">Entrevistas fecha especifica</text:span><text:span text:style-name="T102">,</text:span><text:span text:style-name="T138">c</text:span><text:span text:style-name="T137">ostos de ofertas finalizadas, </text:span><text:span text:style-name="T138">cada listado contiene botón descargar para obtener el reporte en PDF.</text:span></text:p>
          </table:table-cell>
        </table:table-row>
        <table:table-row table:style-name="Tabla39.1">
          <table:table-cell table:style-name="Tabla39.A1" office:value-type="string">
            <text:p text:style-name="P140">Tipo</text:p>
          </table:table-cell>
          <table:table-cell table:style-name="Tabla39.A1" office:value-type="string">
            <text:p text:style-name="P297">Primario, <text:span text:style-name="T52">Esencial</text:span></text:p>
          </table:table-cell>
        </table:table-row>
        <table:table-row table:style-name="Tabla39.1">
          <table:table-cell table:style-name="Tabla39.A1" office:value-type="string">
            <text:p text:style-name="P140">Referencias:</text:p>
          </table:table-cell>
          <table:table-cell table:style-name="Tabla39.A1" office:value-type="string">
            <text:p text:style-name="P249">CU001, CU002, <text:span text:style-name="T54">CU00</text:span><text:span text:style-name="T91">5</text:span></text:p>
          </table:table-cell>
        </table:table-row>
        <table:table-row table:style-name="Tabla39.9">
          <table:table-cell table:style-name="Tabla39.A1" table:number-columns-spanned="2" office:value-type="string">
            <text:p text:style-name="P48">Segunda sección</text:p>
          </table:table-cell>
          <table:covered-table-cell/>
        </table:table-row>
        <table:table-row table:style-name="Tabla39.9">
          <table:table-cell table:style-name="Tabla39.A1" office:value-type="string">
            <text:p text:style-name="P48">Acción de actores</text:p>
          </table:table-cell>
          <table:table-cell table:style-name="Tabla39.A1" office:value-type="string">
            <text:p text:style-name="P49">Respuesta del sistema</text:p>
          </table:table-cell>
        </table:table-row>
        <table:table-row table:style-name="Tabla39.9">
          <table:table-cell table:style-name="Tabla39.A1" office:value-type="string">
            <text:p text:style-name="P360">1. Seleccionar el la pestaña de <text:span text:style-name="T58">reportes</text:span></text:p>
          </table:table-cell>
          <table:table-cell table:style-name="Tabla39.A1" office:value-type="string">
            <text:p text:style-name="P551">2. El sistema<text:span text:style-name="T23"> genera</text:span><text:span text:style-name="T24">n </text:span><text:span text:style-name="T33">tres</text:span><text:span text:style-name="T23"> listado</text:span><text:span text:style-name="T24">s,</text:span><text:span text:style-name="T33">Ofertas en un rango de tiempo </text:span><text:span text:style-name="T44">(id,oferta,fecha)</text:span><text:span text:style-name="T33"> </text:span><text:span text:style-name="T23">. </text:span><text:span text:style-name="T33">Entrevistas fecha especifica </text:span><text:span text:style-name="T44">(id,oferta,fecha,estado)</text:span><text:span text:style-name="T25">,</text:span><text:span text:style-name="T33">c</text:span><text:span text:style-name="T34">ostos de ofertas finalizadas</text:span><text:span text:style-name="T44">(id,oferta,costo</text:span><text:span text:style-name="T44">)</text:span><text:span text:style-name="T34"> </text:span><text:span text:style-name="T33">y un botón de descarga para cada uno </text:span><text:span text:style-name="T35">Ofertas tiene filtro de tiempo y estado, entrevistas de fecha especifica </text:span><text:span text:style-name="T45">tienen</text:span><text:span text:style-name="T35"> filtro fecha y estado</text:span><text:span text:style-name="T33">.</text:span><text:span text:style-name="T25"> </text:span></text:p>
          </table:table-cell>
        </table:table-row>
        <table:table-row table:style-name="Tabla39.9">
          <table:table-cell table:style-name="Tabla39.A12" office:value-type="string">
            <text:p text:style-name="P450">3.Presiona Descargar</text:p>
          </table:table-cell>
          <table:table-cell table:style-name="Tabla39.A12" office:value-type="string">
            <text:p text:style-name="P451">4.El sistema genera un archivo PDF con el reporte presionado.</text:p>
          </table:table-cell>
        </table:table-row>
      </table:table>
      <text:p text:style-name="P316"/>
      <text:p text:style-name="P86">C<text:span text:style-name="T48">ASO DE USO DE ALTO NIVEL</text:span></text:p>
      <table:table table:name="Tabla40" table:style-name="Tabla40">
        <table:table-column table:style-name="Tabla40.A" table:number-columns-repeated="2"/>
        <table:table-row table:style-name="Tabla40.1">
          <table:table-cell table:style-name="Tabla40.A1" office:value-type="string">
            <text:p text:style-name="P141">Número</text:p>
          </table:table-cell>
          <table:table-cell table:style-name="Tabla40.A1" office:value-type="string">
            <text:p text:style-name="P141">CU0<text:span text:style-name="T136">2</text:span><text:span text:style-name="T139">6</text:span></text:p>
          </table:table-cell>
        </table:table-row>
        <table:table-row table:style-name="Tabla40.1">
          <table:table-cell table:style-name="Tabla40.A1" office:value-type="string">
            <text:p text:style-name="P141">Nombre del Caso de Uso:</text:p>
          </table:table-cell>
          <table:table-cell table:style-name="Tabla40.A1" office:value-type="string">
            <text:p text:style-name="P298"><text:span text:style-name="T54">Menú </text:span><text:span text:style-name="T139">Completar Información</text:span><text:span text:style-name="T54"> </text:span><text:span text:style-name="T139">Solicitante</text:span></text:p>
          </table:table-cell>
        </table:table-row>
        <table:table-row table:style-name="Tabla40.1">
          <table:table-cell table:style-name="Tabla40.A1" office:value-type="string">
            <text:p text:style-name="P141">Actores</text:p>
          </table:table-cell>
          <table:table-cell table:style-name="Tabla40.A1" office:value-type="string">
            <text:p text:style-name="P141"><text:span text:style-name="T47">Usuario </text:span><text:span text:style-name="T139">Solicitante</text:span></text:p>
          </table:table-cell>
        </table:table-row>
        <table:table-row table:style-name="Tabla40.1">
          <table:table-cell table:style-name="Tabla40.A1" office:value-type="string">
            <text:p text:style-name="P141">Descripción</text:p>
          </table:table-cell>
          <table:table-cell table:style-name="Tabla40.A1" office:value-type="string">
            <text:p text:style-name="P200">El <text:span text:style-name="T140">Solicitante</text:span> inicia sesión <text:span text:style-name="T104">y se genera un espacio para completar información necesaria.</text:span></text:p>
          </table:table-cell>
        </table:table-row>
        <table:table-row table:style-name="Tabla40.1">
          <table:table-cell table:style-name="Tabla40.A1" office:value-type="string">
            <text:p text:style-name="P141">Tipo</text:p>
          </table:table-cell>
          <table:table-cell table:style-name="Tabla40.A1" office:value-type="string">
            <text:p text:style-name="P298">Primario</text:p>
          </table:table-cell>
        </table:table-row>
      </table:table>
      <text:p text:style-name="P503"/>
      <text:p text:style-name="P107">EXPANDIDO</text:p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office:value-type="string">
            <text:p text:style-name="P141">Número</text:p>
          </table:table-cell>
          <table:table-cell table:style-name="Tabla41.A1" office:value-type="string">
            <text:p text:style-name="P141">CU0<text:span text:style-name="T136">2</text:span><text:span text:style-name="T139">6</text:span></text:p>
          </table:table-cell>
        </table:table-row>
        <table:table-row table:style-name="Tabla41.1">
          <table:table-cell table:style-name="Tabla41.A1" office:value-type="string">
            <text:p text:style-name="P141">Nombre del Caso de Uso:</text:p>
          </table:table-cell>
          <table:table-cell table:style-name="Tabla41.A1" office:value-type="string">
            <text:p text:style-name="P298"><text:span text:style-name="T54">Menú </text:span><text:span text:style-name="T139">Completar Información</text:span><text:span text:style-name="T54"> </text:span><text:span text:style-name="T139">Solicitante</text:span></text:p>
          </table:table-cell>
        </table:table-row>
        <table:table-row table:style-name="Tabla41.1">
          <table:table-cell table:style-name="Tabla41.A1" office:value-type="string">
            <text:p text:style-name="P141">Actores</text:p>
          </table:table-cell>
          <table:table-cell table:style-name="Tabla41.A1" office:value-type="string">
            <text:p text:style-name="P141"><text:span text:style-name="T47">Usuario </text:span><text:span text:style-name="T139">Solicitante</text:span></text:p>
          </table:table-cell>
        </table:table-row>
        <text:soft-page-break/>
        <table:table-row table:style-name="Tabla41.1">
          <table:table-cell table:style-name="Tabla41.A1" office:value-type="string">
            <text:p text:style-name="P141">Propósito:</text:p>
          </table:table-cell>
          <table:table-cell table:style-name="Tabla41.A1" office:value-type="string">
            <text:p text:style-name="P219">Completar información para ingresar al sistema</text:p>
          </table:table-cell>
        </table:table-row>
        <table:table-row table:style-name="Tabla41.1">
          <table:table-cell table:style-name="Tabla41.A1" office:value-type="string">
            <text:p text:style-name="P141">Precondiciones</text:p>
          </table:table-cell>
          <table:table-cell table:style-name="Tabla41.A1" office:value-type="string">
            <text:p text:style-name="P298">CU00<text:span text:style-name="T91">5</text:span></text:p>
          </table:table-cell>
        </table:table-row>
        <table:table-row table:style-name="Tabla41.1">
          <table:table-cell table:style-name="Tabla41.A1" office:value-type="string">
            <text:p text:style-name="P141">Resumen</text:p>
          </table:table-cell>
          <table:table-cell table:style-name="Tabla41.A1" office:value-type="string">
            <text:p text:style-name="P168"><text:span text:style-name="T103">El </text:span><text:span text:style-name="T140">Solicitante</text:span><text:span text:style-name="T103"> inicia sesión </text:span><text:span text:style-name="T140"><text:s/></text:span><text:span text:style-name="T54">y </text:span><text:span text:style-name="T56">se genera</text:span><text:span text:style-name="T58">n </text:span><text:span text:style-name="T140">un espacio para subir su currículum , también una lista de categorías para selecciona </text:span><text:span text:style-name="T141">y presiona el botón </text:span><text:span text:style-name="T142">al completar la información.</text:span></text:p>
          </table:table-cell>
        </table:table-row>
        <table:table-row table:style-name="Tabla41.1">
          <table:table-cell table:style-name="Tabla41.A1" office:value-type="string">
            <text:p text:style-name="P141">Tipo</text:p>
          </table:table-cell>
          <table:table-cell table:style-name="Tabla41.A1" office:value-type="string">
            <text:p text:style-name="P298">Primario, <text:span text:style-name="T52">Esencial</text:span></text:p>
          </table:table-cell>
        </table:table-row>
        <table:table-row table:style-name="Tabla41.1">
          <table:table-cell table:style-name="Tabla41.A1" office:value-type="string">
            <text:p text:style-name="P141">Referencias:</text:p>
          </table:table-cell>
          <table:table-cell table:style-name="Tabla41.A1" office:value-type="string">
            <text:p text:style-name="P250">CU001, CU002, <text:span text:style-name="T54">CU00</text:span><text:span text:style-name="T91">5</text:span></text:p>
          </table:table-cell>
        </table:table-row>
        <table:table-row table:style-name="Tabla41.9">
          <table:table-cell table:style-name="Tabla41.A1" table:number-columns-spanned="2" office:value-type="string">
            <text:p text:style-name="P50">Segunda sección</text:p>
          </table:table-cell>
          <table:covered-table-cell/>
        </table:table-row>
        <table:table-row table:style-name="Tabla41.9">
          <table:table-cell table:style-name="Tabla41.A1" office:value-type="string">
            <text:p text:style-name="P50">Acción de actores</text:p>
          </table:table-cell>
          <table:table-cell table:style-name="Tabla41.A1" office:value-type="string">
            <text:p text:style-name="P51">Respuesta del sistema</text:p>
          </table:table-cell>
        </table:table-row>
        <table:table-row table:style-name="Tabla41.9">
          <table:table-cell table:style-name="Tabla41.A1" office:value-type="string">
            <text:p text:style-name="P361">1. <text:span text:style-name="T143">El solicitante inicia sesión</text:span></text:p>
          </table:table-cell>
          <table:table-cell table:style-name="Tabla41.A1" office:value-type="string">
            <text:p text:style-name="P362">2. El sistema<text:span text:style-name="T23"> genera</text:span><text:span text:style-name="T24"> </text:span><text:span text:style-name="T36">un espacio para subir el currículum, una lista de selección para cada una de las categorías</text:span><text:span text:style-name="T25"> </text:span><text:span text:style-name="T36">y botón siguiente para seguir completando la información necesaria.</text:span></text:p>
          </table:table-cell>
        </table:table-row>
        <table:table-row table:style-name="Tabla41.9">
          <table:table-cell table:style-name="Tabla41.A12" office:value-type="string">
            <text:p text:style-name="P504">3. Sube archivo</text:p>
          </table:table-cell>
          <table:table-cell table:style-name="Tabla41.A12" office:value-type="string">
            <text:p text:style-name="P453"/>
          </table:table-cell>
        </table:table-row>
        <table:table-row table:style-name="Tabla41.9">
          <table:table-cell table:style-name="Tabla41.A12" office:value-type="string">
            <text:p text:style-name="P504">4. Selecciona categoría</text:p>
          </table:table-cell>
          <table:table-cell table:style-name="Tabla41.A12" office:value-type="string">
            <text:p text:style-name="P453"/>
          </table:table-cell>
        </table:table-row>
        <table:table-row table:style-name="Tabla41.9">
          <table:table-cell table:style-name="Tabla41.A12" office:value-type="string">
            <text:p text:style-name="P452"><text:span text:style-name="T143">5</text:span>. Presiona <text:span text:style-name="T143">siguiente</text:span></text:p>
          </table:table-cell>
          <table:table-cell table:style-name="Tabla41.A12" office:value-type="string">
            <text:p text:style-name="P453"><text:span text:style-name="T143">6</text:span>. El sistema <text:span text:style-name="T143">manda al solicitante a otra pagina para completar el método de pago</text:span>.</text:p>
          </table:table-cell>
        </table:table-row>
        <table:table-row table:style-name="Tabla41.9">
          <table:table-cell table:style-name="Tabla41.A12" table:number-columns-spanned="2" office:value-type="string">
            <text:p text:style-name="P99">Tercera sección (escenarios alternos)</text:p>
          </table:table-cell>
          <table:covered-table-cell/>
        </table:table-row>
        <table:table-row table:style-name="Tabla41.9">
          <table:table-cell table:style-name="Tabla41.A12" table:number-columns-spanned="2" office:value-type="string">
            <text:p text:style-name="P326">En paso 3, el archivo debe ser PDF de lo contrario el sistema lanza el siguiente mensaje “Su archivo no es valido”</text:p>
          </table:table-cell>
          <table:covered-table-cell/>
        </table:table-row>
        <table:table-row table:style-name="Tabla41.9">
          <table:table-cell table:style-name="Tabla41.A12" table:number-columns-spanned="2" office:value-type="string">
            <text:p text:style-name="P326">En paso 4, debe seleccionar alguna categoría de lo contrario el sistema lanza el siguiente mensaje “Seleccione al menos una categoría”</text:p>
          </table:table-cell>
          <table:covered-table-cell/>
        </table:table-row>
      </table:table>
      <text:p text:style-name="P317"/>
      <text:p text:style-name="P87">C<text:span text:style-name="T48">ASO DE USO DE ALTO NIVEL</text:span></text:p>
      <table:table table:name="Tabla42" table:style-name="Tabla42">
        <table:table-column table:style-name="Tabla42.A" table:number-columns-repeated="2"/>
        <table:table-row table:style-name="Tabla42.1">
          <table:table-cell table:style-name="Tabla42.A1" office:value-type="string">
            <text:p text:style-name="P142">Número</text:p>
          </table:table-cell>
          <table:table-cell table:style-name="Tabla42.A1" office:value-type="string">
            <text:p text:style-name="P142">CU0<text:span text:style-name="T136">2</text:span><text:span text:style-name="T143">7</text:span></text:p>
          </table:table-cell>
        </table:table-row>
        <table:table-row table:style-name="Tabla42.1">
          <table:table-cell table:style-name="Tabla42.A1" office:value-type="string">
            <text:p text:style-name="P142">Nombre del Caso de Uso:</text:p>
          </table:table-cell>
          <table:table-cell table:style-name="Tabla42.A1" office:value-type="string">
            <text:p text:style-name="P299"><text:span text:style-name="T54">Menú </text:span><text:span text:style-name="T139">Completar Información </text:span><text:span text:style-name="T144">Tarjeta</text:span><text:span text:style-name="T54"> </text:span><text:span text:style-name="T139">Solicitante</text:span></text:p>
          </table:table-cell>
        </table:table-row>
        <table:table-row table:style-name="Tabla42.1">
          <table:table-cell table:style-name="Tabla42.A1" office:value-type="string">
            <text:p text:style-name="P142">Actores</text:p>
          </table:table-cell>
          <table:table-cell table:style-name="Tabla42.A1" office:value-type="string">
            <text:p text:style-name="P142"><text:span text:style-name="T47">Usuario </text:span><text:span text:style-name="T139">Solicitante</text:span></text:p>
          </table:table-cell>
        </table:table-row>
        <table:table-row table:style-name="Tabla42.1">
          <table:table-cell table:style-name="Tabla42.A1" office:value-type="string">
            <text:p text:style-name="P142">Descripción</text:p>
          </table:table-cell>
          <table:table-cell table:style-name="Tabla42.A1" office:value-type="string">
            <text:p text:style-name="P201">El <text:span text:style-name="T140">Solicitante</text:span> <text:span text:style-name="T144">sigue el completado de información</text:span> <text:span text:style-name="T104">y se genera un espacio para <text:s/></text:span><text:soft-page-break/><text:span text:style-name="T144">agregar tarjetas de crédito.</text:span></text:p>
          </table:table-cell>
        </table:table-row>
        <table:table-row table:style-name="Tabla42.1">
          <table:table-cell table:style-name="Tabla42.A1" office:value-type="string">
            <text:p text:style-name="P142">Tipo</text:p>
          </table:table-cell>
          <table:table-cell table:style-name="Tabla42.A1" office:value-type="string">
            <text:p text:style-name="P299">Primario</text:p>
          </table:table-cell>
        </table:table-row>
      </table:table>
      <text:p text:style-name="P505"/>
      <text:p text:style-name="P505"/>
      <text:p text:style-name="P108">EXPANDIDO</text:p>
      <table:table table:name="Tabla43" table:style-name="Tabla43">
        <table:table-column table:style-name="Tabla43.A"/>
        <table:table-column table:style-name="Tabla43.B"/>
        <table:table-row table:style-name="Tabla43.1">
          <table:table-cell table:style-name="Tabla43.A1" office:value-type="string">
            <text:p text:style-name="P142">Número</text:p>
          </table:table-cell>
          <table:table-cell table:style-name="Tabla43.A1" office:value-type="string">
            <text:p text:style-name="P142">CU0<text:span text:style-name="T136">2</text:span><text:span text:style-name="T143">7</text:span></text:p>
          </table:table-cell>
        </table:table-row>
        <table:table-row table:style-name="Tabla43.1">
          <table:table-cell table:style-name="Tabla43.A1" office:value-type="string">
            <text:p text:style-name="P142">Nombre del Caso de Uso:</text:p>
          </table:table-cell>
          <table:table-cell table:style-name="Tabla43.A1" office:value-type="string">
            <text:p text:style-name="P299"><text:span text:style-name="T54">Menú </text:span><text:span text:style-name="T139">Completar Información tarjeta</text:span><text:span text:style-name="T54"> </text:span><text:span text:style-name="T139">Solicitante</text:span></text:p>
          </table:table-cell>
        </table:table-row>
        <table:table-row table:style-name="Tabla43.1">
          <table:table-cell table:style-name="Tabla43.A1" office:value-type="string">
            <text:p text:style-name="P142">Actores</text:p>
          </table:table-cell>
          <table:table-cell table:style-name="Tabla43.A1" office:value-type="string">
            <text:p text:style-name="P142"><text:span text:style-name="T47">Usuario </text:span><text:span text:style-name="T139">Solicitante</text:span></text:p>
          </table:table-cell>
        </table:table-row>
        <table:table-row table:style-name="Tabla43.1">
          <table:table-cell table:style-name="Tabla43.A1" office:value-type="string">
            <text:p text:style-name="P142">Propósito:</text:p>
          </table:table-cell>
          <table:table-cell table:style-name="Tabla43.A1" office:value-type="string">
            <text:p text:style-name="P220">Completar información para ingresar al sistema</text:p>
          </table:table-cell>
        </table:table-row>
        <table:table-row table:style-name="Tabla43.5">
          <table:table-cell table:style-name="Tabla43.A1" office:value-type="string">
            <text:p text:style-name="P142">Precondiciones</text:p>
          </table:table-cell>
          <table:table-cell table:style-name="Tabla43.A1" office:value-type="string">
            <text:p text:style-name="P299">CU00<text:span text:style-name="T91">5, </text:span><text:span text:style-name="T144">CU0026</text:span></text:p>
          </table:table-cell>
        </table:table-row>
        <table:table-row table:style-name="Tabla43.1">
          <table:table-cell table:style-name="Tabla43.A1" office:value-type="string">
            <text:p text:style-name="P142">Resumen</text:p>
          </table:table-cell>
          <table:table-cell table:style-name="Tabla43.A1" office:value-type="string">
            <text:p text:style-name="P201">El <text:span text:style-name="T140">Solicitante</text:span> <text:span text:style-name="T144">sigue el completado de información</text:span> <text:span text:style-name="T104">y se genera un espacio para <text:s/></text:span><text:span text:style-name="T144">agregar tarjetas de crédito y un botón para finalizar la información.</text:span></text:p>
          </table:table-cell>
        </table:table-row>
        <table:table-row table:style-name="Tabla43.1">
          <table:table-cell table:style-name="Tabla43.A1" office:value-type="string">
            <text:p text:style-name="P142">Tipo</text:p>
          </table:table-cell>
          <table:table-cell table:style-name="Tabla43.A1" office:value-type="string">
            <text:p text:style-name="P299">Primario, <text:span text:style-name="T52">Esencial</text:span></text:p>
          </table:table-cell>
        </table:table-row>
        <table:table-row table:style-name="Tabla43.1">
          <table:table-cell table:style-name="Tabla43.A1" office:value-type="string">
            <text:p text:style-name="P142">Referencias:</text:p>
          </table:table-cell>
          <table:table-cell table:style-name="Tabla43.A1" office:value-type="string">
            <text:p text:style-name="P251">CU001, CU002, <text:span text:style-name="T54">CU00</text:span><text:span text:style-name="T91">5</text:span></text:p>
          </table:table-cell>
        </table:table-row>
        <table:table-row table:style-name="Tabla43.9">
          <table:table-cell table:style-name="Tabla43.A1" table:number-columns-spanned="2" office:value-type="string">
            <text:p text:style-name="P52">Segunda sección</text:p>
          </table:table-cell>
          <table:covered-table-cell/>
        </table:table-row>
        <table:table-row table:style-name="Tabla43.9">
          <table:table-cell table:style-name="Tabla43.A1" office:value-type="string">
            <text:p text:style-name="P52">Acción de actores</text:p>
          </table:table-cell>
          <table:table-cell table:style-name="Tabla43.A1" office:value-type="string">
            <text:p text:style-name="P53">Respuesta del sistema</text:p>
          </table:table-cell>
        </table:table-row>
        <table:table-row table:style-name="Tabla43.9">
          <table:table-cell table:style-name="Tabla43.A1" office:value-type="string">
            <text:p text:style-name="P363">1. <text:span text:style-name="T143">El solicitante </text:span><text:span text:style-name="T144">selecciona siguiente</text:span></text:p>
          </table:table-cell>
          <table:table-cell table:style-name="Tabla43.A1" office:value-type="string">
            <text:p text:style-name="P364">2. El sistema<text:span text:style-name="T23"> genera</text:span><text:span text:style-name="T24"> </text:span><text:span text:style-name="T37">cuatro espacios para agregar la información, numero de la tarjeta, nombre, fecha expiración, cvc y un botón siguiente</text:span><text:span text:style-name="T36">.</text:span></text:p>
          </table:table-cell>
        </table:table-row>
        <table:table-row table:style-name="Tabla43.9">
          <table:table-cell table:style-name="Tabla43.A12" office:value-type="string">
            <text:p text:style-name="P504">3. <text:span text:style-name="T144">Ingresa numero de la tarjeta</text:span></text:p>
          </table:table-cell>
          <table:table-cell table:style-name="Tabla43.A12" office:value-type="string">
            <text:p text:style-name="P454"/>
          </table:table-cell>
        </table:table-row>
        <table:table-row table:style-name="Tabla43.9">
          <table:table-cell table:style-name="Tabla43.A12" office:value-type="string">
            <text:p text:style-name="P504">4. <text:span text:style-name="T144">Ingresa Nombre</text:span></text:p>
          </table:table-cell>
          <table:table-cell table:style-name="Tabla43.A12" office:value-type="string">
            <text:p text:style-name="P454"/>
          </table:table-cell>
        </table:table-row>
        <table:table-row table:style-name="Tabla43.9">
          <table:table-cell table:style-name="Tabla43.A12" office:value-type="string">
            <text:p text:style-name="P455"><text:span text:style-name="T143">5</text:span>. <text:span text:style-name="T144">Ingresa Fecha de expiración</text:span></text:p>
          </table:table-cell>
          <table:table-cell table:style-name="Tabla43.A12" office:value-type="string">
            <text:p text:style-name="P454"/>
          </table:table-cell>
        </table:table-row>
        <table:table-row table:style-name="Tabla43.9">
          <table:table-cell table:style-name="Tabla43.A12" office:value-type="string">
            <text:p text:style-name="P506">6. Ingresa CVC</text:p>
          </table:table-cell>
          <table:table-cell table:style-name="Tabla43.A12" office:value-type="string">
            <text:p text:style-name="P454"/>
          </table:table-cell>
        </table:table-row>
        <table:table-row table:style-name="Tabla43.9">
          <table:table-cell table:style-name="Tabla43.A12" office:value-type="string">
            <text:p text:style-name="P506">7. Presiona siguiente</text:p>
          </table:table-cell>
          <table:table-cell table:style-name="Tabla43.A12" office:value-type="string">
            <text:p text:style-name="P507">8. El sistema <text:span text:style-name="T92">El sistema manda </text:span><text:span text:style-name="T96">un mensaje ”</text:span><text:span text:style-name="T146">Información</text:span><text:span text:style-name="T114"> </text:span><text:span text:style-name="T117">Creada</text:span><text:span text:style-name="T96"> ” </text:span><text:span text:style-name="T97">debajo se genera un botón ok, al presionarlo </text:span>manda al usuario a la pagina de empleo.</text:p>
          </table:table-cell>
        </table:table-row>
        <text:soft-page-break/>
        <table:table-row table:style-name="Tabla43.9">
          <table:table-cell table:style-name="Tabla43.A12" table:number-columns-spanned="2" office:value-type="string">
            <text:p text:style-name="P99">Tercera sección (escenarios alternos)</text:p>
          </table:table-cell>
          <table:covered-table-cell/>
        </table:table-row>
        <table:table-row table:style-name="Tabla43.9">
          <table:table-cell table:style-name="Tabla43.A12" table:number-columns-spanned="2" office:value-type="string">
            <text:p text:style-name="P326">En paso <text:span text:style-name="T145">7</text:span>, <text:span text:style-name="T145">si algún espacio esta vació</text:span> el sistema lanza el siguiente mensaje “<text:span text:style-name="T145">Complete todos los espacios vacíos</text:span>”</text:p>
          </table:table-cell>
          <table:covered-table-cell/>
        </table:table-row>
      </table:table>
      <text:p text:style-name="P546"><text:span text:style-name="T1">C</text:span><text:span text:style-name="T2">ASO DE USO DE ALTO NIVEL</text:span></text:p>
      <table:table table:name="Tabla44" table:style-name="Tabla44">
        <table:table-column table:style-name="Tabla44.A" table:number-columns-repeated="2"/>
        <table:table-row table:style-name="Tabla44.1">
          <table:table-cell table:style-name="Tabla44.A1" office:value-type="string">
            <text:p text:style-name="P143">Número</text:p>
          </table:table-cell>
          <table:table-cell table:style-name="Tabla44.A1" office:value-type="string">
            <text:p text:style-name="P143">CU0<text:span text:style-name="T147">28</text:span></text:p>
          </table:table-cell>
        </table:table-row>
        <table:table-row table:style-name="Tabla44.1">
          <table:table-cell table:style-name="Tabla44.A1" office:value-type="string">
            <text:p text:style-name="P143">Nombre del Caso de Uso:</text:p>
          </table:table-cell>
          <table:table-cell table:style-name="Tabla44.A1" office:value-type="string">
            <text:p text:style-name="P406"><text:span text:style-name="T149">Ofertas de empleo</text:span> <text:span text:style-name="T147">Solicitante</text:span></text:p>
          </table:table-cell>
        </table:table-row>
        <table:table-row table:style-name="Tabla44.1">
          <table:table-cell table:style-name="Tabla44.A1" office:value-type="string">
            <text:p text:style-name="P143">Actores</text:p>
          </table:table-cell>
          <table:table-cell table:style-name="Tabla44.A1" office:value-type="string">
            <text:p text:style-name="P143"><text:span text:style-name="T47">Usuario </text:span><text:span text:style-name="T139">Solicitante</text:span> </text:p>
          </table:table-cell>
        </table:table-row>
        <table:table-row table:style-name="Tabla44.1">
          <table:table-cell table:style-name="Tabla44.A1" office:value-type="string">
            <text:p text:style-name="P143">Descripción</text:p>
          </table:table-cell>
          <table:table-cell table:style-name="Tabla44.A1" office:value-type="string">
            <text:p text:style-name="P185">El <text:span text:style-name="T147">solicitante</text:span> <text:span text:style-name="T147">inicia en</text:span><text:span text:style-name="T67"> la pagina de </text:span><text:span text:style-name="T149">ofertas de empleo para buscar y obtener información.</text:span></text:p>
          </table:table-cell>
        </table:table-row>
        <table:table-row table:style-name="Tabla44.1">
          <table:table-cell table:style-name="Tabla44.A1" office:value-type="string">
            <text:p text:style-name="P143">Tipo</text:p>
          </table:table-cell>
          <table:table-cell table:style-name="Tabla44.A1" office:value-type="string">
            <text:p text:style-name="P143">Primario </text:p>
          </table:table-cell>
        </table:table-row>
      </table:table>
      <text:p text:style-name="P530"/>
      <text:p text:style-name="P530">EXPANDIDO</text:p>
      <table:table table:name="Tabla45" table:style-name="Tabla45">
        <table:table-column table:style-name="Tabla45.A" table:number-columns-repeated="2"/>
        <table:table-row table:style-name="Tabla45.1">
          <table:table-cell table:style-name="Tabla45.A1" office:value-type="string">
            <text:p text:style-name="P143">Número</text:p>
          </table:table-cell>
          <table:table-cell table:style-name="Tabla45.A1" office:value-type="string">
            <text:p text:style-name="P143">CU0<text:span text:style-name="T147">28</text:span></text:p>
          </table:table-cell>
        </table:table-row>
        <table:table-row table:style-name="Tabla45.1">
          <table:table-cell table:style-name="Tabla45.A1" office:value-type="string">
            <text:p text:style-name="P143">Nombre del Caso de Uso:</text:p>
          </table:table-cell>
          <table:table-cell table:style-name="Tabla45.A1" office:value-type="string">
            <text:p text:style-name="P406"><text:span text:style-name="T149">Ofertas de empleo</text:span> <text:span text:style-name="T147">Solicitante</text:span></text:p>
          </table:table-cell>
        </table:table-row>
        <table:table-row table:style-name="Tabla45.1">
          <table:table-cell table:style-name="Tabla45.A1" office:value-type="string">
            <text:p text:style-name="P143">Actores</text:p>
          </table:table-cell>
          <table:table-cell table:style-name="Tabla45.A1" office:value-type="string">
            <text:p text:style-name="P143"><text:span text:style-name="T47">Usuario </text:span><text:span text:style-name="T139">Solicitante</text:span> </text:p>
          </table:table-cell>
        </table:table-row>
        <table:table-row table:style-name="Tabla45.1">
          <table:table-cell table:style-name="Tabla45.A1" office:value-type="string">
            <text:p text:style-name="P143">Propósito:</text:p>
          </table:table-cell>
          <table:table-cell table:style-name="Tabla45.A1" office:value-type="string">
            <text:p text:style-name="P410"><text:span text:style-name="T148">Buscar y obtener</text:span> información completa de la oferta <text:span text:style-name="T148">de empleo</text:span></text:p>
          </table:table-cell>
        </table:table-row>
        <table:table-row table:style-name="Tabla45.1">
          <table:table-cell table:style-name="Tabla45.A1" office:value-type="string">
            <text:p text:style-name="P143">Precondiciones</text:p>
          </table:table-cell>
          <table:table-cell table:style-name="Tabla45.A1" office:value-type="string">
            <text:p text:style-name="P252">CU00<text:span text:style-name="T148">5, </text:span><text:span text:style-name="T149">CU0026, CU0027</text:span></text:p>
          </table:table-cell>
        </table:table-row>
        <table:table-row table:style-name="Tabla45.1">
          <table:table-cell table:style-name="Tabla45.A1" office:value-type="string">
            <text:p text:style-name="P143">Resumen</text:p>
          </table:table-cell>
          <table:table-cell table:style-name="Tabla45.A1" office:value-type="string">
            <text:p text:style-name="P189">El <text:span text:style-name="T149">solicitante</text:span> ingresa a la pagina de <text:span text:style-name="T74">oferta</text:span><text:span text:style-name="T149">s de empleo </text:span><text:span text:style-name="T74">en ella puede </text:span><text:span text:style-name="T149">buscar</text:span><text:span text:style-name="T74"> </text:span><text:span text:style-name="T149">y obtener mas información de los empleos</text:span><text:span text:style-name="T74">.</text:span></text:p>
          </table:table-cell>
        </table:table-row>
        <table:table-row table:style-name="Tabla45.1">
          <table:table-cell table:style-name="Tabla45.A1" office:value-type="string">
            <text:p text:style-name="P143">Tipo</text:p>
          </table:table-cell>
          <table:table-cell table:style-name="Tabla45.A1" office:value-type="string">
            <text:p text:style-name="P143">Primario, Esencial</text:p>
          </table:table-cell>
        </table:table-row>
        <table:table-row table:style-name="Tabla45.1">
          <table:table-cell table:style-name="Tabla45.A1" office:value-type="string">
            <text:p text:style-name="P143">Referencias:</text:p>
          </table:table-cell>
          <table:table-cell table:style-name="Tabla45.A1" office:value-type="string">
            <text:p text:style-name="P300">CU00<text:span text:style-name="T91">5, </text:span><text:span text:style-name="T144">CU002</text:span><text:span text:style-name="T149">7</text:span></text:p>
          </table:table-cell>
        </table:table-row>
        <table:table-row table:style-name="Tabla45.9">
          <table:table-cell table:style-name="Tabla45.A1" table:number-columns-spanned="2" office:value-type="string">
            <text:p text:style-name="P54">Segunda sección</text:p>
          </table:table-cell>
          <table:covered-table-cell/>
        </table:table-row>
        <table:table-row table:style-name="Tabla45.9">
          <table:table-cell table:style-name="Tabla45.A1" office:value-type="string">
            <text:p text:style-name="P54">Acción de actores</text:p>
          </table:table-cell>
          <table:table-cell table:style-name="Tabla45.A1" office:value-type="string">
            <text:p text:style-name="P55">Respuesta del sistema</text:p>
          </table:table-cell>
        </table:table-row>
        <table:table-row table:style-name="Tabla45.9">
          <table:table-cell table:style-name="Tabla45.A1" office:value-type="string">
            <text:p text:style-name="P269">1.<text:span text:style-name="T16">El usuario ingresa a la pagina de </text:span><text:span text:style-name="T17">la oferta</text:span></text:p>
          </table:table-cell>
          <table:table-cell table:style-name="Tabla45.A1" office:value-type="string">
            <text:p text:style-name="P508"><text:span text:style-name="T14">2. </text:span><text:span text:style-name="T17">El sistema </text:span><text:span text:style-name="T14">genera un buscador con los filtros(categoría, modalidad, ubicación y salario), también genera el listado de empleos con los datos</text:span><text:span text:style-name="T13">(</text:span><text:span text:style-name="T12">Nombre, empresa o empleador, puesto, salario, descripció</text:span><text:span text:style-name="T17">n</text:span><text:span text:style-name="T13">), </text:span><text:span text:style-name="T6">en cada empleo hay un botón mas info.</text:span><text:span text:style-name="T12">.</text:span></text:p>
          </table:table-cell>
        </table:table-row>
        <table:table-row table:style-name="Tabla45.9">
          <table:table-cell table:style-name="Tabla45.A12" office:value-type="string">
            <text:p text:style-name="P394"><text:span text:style-name="T75">3</text:span>.<text:span text:style-name="T148">Presiona mas info</text:span></text:p>
          </table:table-cell>
          <table:table-cell table:style-name="Tabla45.A12" office:value-type="string">
            <text:p text:style-name="P395"><text:span text:style-name="T75">4</text:span>.El sistema manda al usuario a la pagina <text:span text:style-name="T148">oferta solicitante.</text:span></text:p>
          </table:table-cell>
        </table:table-row>
      </table:table>
      <text:p text:style-name="P519"/>
      <text:p text:style-name="P547"><text:span text:style-name="T1">C</text:span><text:span text:style-name="T2">ASO DE USO DE ALTO NIVEL</text:span></text:p>
      <table:table table:name="Tabla46" table:style-name="Tabla46">
        <table:table-column table:style-name="Tabla46.A" table:number-columns-repeated="2"/>
        <table:table-row table:style-name="Tabla46.1">
          <table:table-cell table:style-name="Tabla46.A1" office:value-type="string">
            <text:p text:style-name="P144">Número</text:p>
          </table:table-cell>
          <table:table-cell table:style-name="Tabla46.A1" office:value-type="string">
            <text:p text:style-name="P144">CU0<text:span text:style-name="T150">29</text:span></text:p>
          </table:table-cell>
        </table:table-row>
        <table:table-row table:style-name="Tabla46.1">
          <table:table-cell table:style-name="Tabla46.A1" office:value-type="string">
            <text:p text:style-name="P144">Nombre del Caso de Uso:</text:p>
          </table:table-cell>
          <table:table-cell table:style-name="Tabla46.A1" office:value-type="string">
            <text:p text:style-name="P407">Oferta <text:span text:style-name="T149">Solicitante</text:span></text:p>
          </table:table-cell>
        </table:table-row>
        <table:table-row table:style-name="Tabla46.1">
          <table:table-cell table:style-name="Tabla46.A1" office:value-type="string">
            <text:p text:style-name="P144">Actores</text:p>
          </table:table-cell>
          <table:table-cell table:style-name="Tabla46.A1" office:value-type="string">
            <text:p text:style-name="P144"><text:span text:style-name="T149">Usuario Solicitante</text:span> </text:p>
          </table:table-cell>
        </table:table-row>
        <table:table-row table:style-name="Tabla46.1">
          <table:table-cell table:style-name="Tabla46.A1" office:value-type="string">
            <text:p text:style-name="P144">Descripción</text:p>
          </table:table-cell>
          <table:table-cell table:style-name="Tabla46.A1" office:value-type="string">
            <text:p text:style-name="P190">El usuario ingresa a la pagina de <text:span text:style-name="T74">oferta</text:span></text:p>
          </table:table-cell>
        </table:table-row>
        <table:table-row table:style-name="Tabla46.1">
          <table:table-cell table:style-name="Tabla46.A1" office:value-type="string">
            <text:p text:style-name="P144">Tipo</text:p>
          </table:table-cell>
          <table:table-cell table:style-name="Tabla46.A1" office:value-type="string">
            <text:p text:style-name="P144">Primario </text:p>
          </table:table-cell>
        </table:table-row>
      </table:table>
      <text:p text:style-name="P531"/>
      <text:p text:style-name="P531">EXPANDIDO</text:p>
      <table:table table:name="Tabla47" table:style-name="Tabla47">
        <table:table-column table:style-name="Tabla47.A" table:number-columns-repeated="2"/>
        <table:table-row table:style-name="Tabla47.1">
          <table:table-cell table:style-name="Tabla47.A1" office:value-type="string">
            <text:p text:style-name="P144">Número</text:p>
          </table:table-cell>
          <table:table-cell table:style-name="Tabla47.A1" office:value-type="string">
            <text:p text:style-name="P482">CU0<text:span text:style-name="T150">29</text:span></text:p>
          </table:table-cell>
        </table:table-row>
        <table:table-row table:style-name="Tabla47.1">
          <table:table-cell table:style-name="Tabla47.A1" office:value-type="string">
            <text:p text:style-name="P144">Nombre del Caso de Uso:</text:p>
          </table:table-cell>
          <table:table-cell table:style-name="Tabla47.A1" office:value-type="string">
            <text:p text:style-name="P487">Oferta <text:span text:style-name="T149">Solicitante</text:span></text:p>
          </table:table-cell>
        </table:table-row>
        <table:table-row table:style-name="Tabla47.1">
          <table:table-cell table:style-name="Tabla47.A1" office:value-type="string">
            <text:p text:style-name="P144">Actores</text:p>
          </table:table-cell>
          <table:table-cell table:style-name="Tabla47.A1" office:value-type="string">
            <text:p text:style-name="P482"><text:span text:style-name="T149">Usuario Solicitante</text:span> </text:p>
          </table:table-cell>
        </table:table-row>
        <table:table-row table:style-name="Tabla47.1">
          <table:table-cell table:style-name="Tabla47.A1" office:value-type="string">
            <text:p text:style-name="P144">Propósito:</text:p>
          </table:table-cell>
          <table:table-cell table:style-name="Tabla47.A1" office:value-type="string">
            <text:p text:style-name="P411">Obtener información completa de la oferta</text:p>
          </table:table-cell>
        </table:table-row>
        <table:table-row table:style-name="Tabla47.1">
          <table:table-cell table:style-name="Tabla47.A1" office:value-type="string">
            <text:p text:style-name="P144">Precondiciones</text:p>
          </table:table-cell>
          <table:table-cell table:style-name="Tabla47.A1" office:value-type="string">
            <text:p text:style-name="P254">CU00<text:span text:style-name="T148">5, </text:span><text:span text:style-name="T149">CU002</text:span><text:span text:style-name="T150">8</text:span></text:p>
          </table:table-cell>
        </table:table-row>
        <table:table-row table:style-name="Tabla47.1">
          <table:table-cell table:style-name="Tabla47.A1" office:value-type="string">
            <text:p text:style-name="P144">Resumen</text:p>
          </table:table-cell>
          <table:table-cell table:style-name="Tabla47.A1" office:value-type="string">
            <text:p text:style-name="P190">El <text:span text:style-name="T149">solicitante</text:span> ingresa a la pagina de <text:span text:style-name="T74">oferta en ella puede acceder al perfil de la empresa y aplicar al empleo.</text:span></text:p>
          </table:table-cell>
        </table:table-row>
        <table:table-row table:style-name="Tabla47.1">
          <table:table-cell table:style-name="Tabla47.A1" office:value-type="string">
            <text:p text:style-name="P144">Tipo</text:p>
          </table:table-cell>
          <table:table-cell table:style-name="Tabla47.A1" office:value-type="string">
            <text:p text:style-name="P144">Primario, Esencial</text:p>
          </table:table-cell>
        </table:table-row>
        <table:table-row table:style-name="Tabla47.1">
          <table:table-cell table:style-name="Tabla47.A1" office:value-type="string">
            <text:p text:style-name="P144">Referencias:</text:p>
          </table:table-cell>
          <table:table-cell table:style-name="Tabla47.A1" office:value-type="string">
            <text:p text:style-name="P253">CU00<text:span text:style-name="T149">5</text:span></text:p>
          </table:table-cell>
        </table:table-row>
        <table:table-row table:style-name="Tabla47.9">
          <table:table-cell table:style-name="Tabla47.A1" table:number-columns-spanned="2" office:value-type="string">
            <text:p text:style-name="P56">Segunda sección</text:p>
          </table:table-cell>
          <table:covered-table-cell/>
        </table:table-row>
        <table:table-row table:style-name="Tabla47.9">
          <table:table-cell table:style-name="Tabla47.A1" office:value-type="string">
            <text:p text:style-name="P56">Acción de actores</text:p>
          </table:table-cell>
          <table:table-cell table:style-name="Tabla47.A1" office:value-type="string">
            <text:p text:style-name="P57">Respuesta del sistema</text:p>
          </table:table-cell>
        </table:table-row>
        <table:table-row table:style-name="Tabla47.9">
          <table:table-cell table:style-name="Tabla47.A1" office:value-type="string">
            <text:p text:style-name="P270">1.<text:span text:style-name="T16">El </text:span><text:span text:style-name="T38">solicitante</text:span><text:span text:style-name="T16"> </text:span><text:span text:style-name="T38">selecciona mas información</text:span></text:p>
          </table:table-cell>
          <table:table-cell table:style-name="Tabla47.A1" office:value-type="string">
            <text:p text:style-name="P271">2. <text:span text:style-name="T6">El</text:span><text:span text:style-name="T12"> </text:span><text:span text:style-name="T17">sistema de genera la información completa de la oferta </text:span><text:span text:style-name="T13">(</text:span><text:span text:style-name="T12">Nombre, empresa o empleador, puesto, salario, descripción</text:span><text:span text:style-name="T13">,perfil, requisitos, lugar o dirección) </text:span><text:span text:style-name="T17">y </text:span><text:span text:style-name="T13">se gener</text:span><text:span text:style-name="T38">a un botón aplicar</text:span><text:span text:style-name="T17">.</text:span></text:p>
          </table:table-cell>
        </table:table-row>
        <table:table-row table:style-name="Tabla47.9">
          <table:table-cell table:style-name="Tabla47.A12" office:value-type="string">
            <text:p text:style-name="P396"><text:span text:style-name="T75">3</text:span>. <text:span text:style-name="T150">Presiona aplicar</text:span></text:p>
          </table:table-cell>
          <table:table-cell table:style-name="Tabla47.A12" office:value-type="string">
            <text:p text:style-name="P397"><text:span text:style-name="T75">4</text:span>.El sistema manda al usuario a la pagina <text:span text:style-name="T150">Aplicar Empleo Solicitante.</text:span></text:p>
          </table:table-cell>
        </table:table-row>
      </table:table>
      <text:p text:style-name="P327"/>
      <text:p text:style-name="P327"/>
      <text:p text:style-name="P327"/>
      <text:p text:style-name="P327"/>
      <text:p text:style-name="P327"/>
      <text:p text:style-name="P548"><text:span text:style-name="T1">C</text:span><text:span text:style-name="T2">ASO DE USO DE ALTO NIVEL</text:span></text:p>
      <table:table table:name="Tabla48" table:style-name="Tabla48">
        <table:table-column table:style-name="Tabla48.A" table:number-columns-repeated="2"/>
        <table:table-row table:style-name="Tabla48.1">
          <table:table-cell table:style-name="Tabla48.A1" office:value-type="string">
            <text:p text:style-name="P145">Número</text:p>
          </table:table-cell>
          <table:table-cell table:style-name="Tabla48.A1" office:value-type="string">
            <text:p text:style-name="P145">CU0<text:span text:style-name="T151">30</text:span></text:p>
          </table:table-cell>
        </table:table-row>
        <table:table-row table:style-name="Tabla48.1">
          <table:table-cell table:style-name="Tabla48.A1" office:value-type="string">
            <text:p text:style-name="P145">Nombre del Caso de Uso:</text:p>
          </table:table-cell>
          <table:table-cell table:style-name="Tabla48.A1" office:value-type="string">
            <text:p text:style-name="P408"><text:span text:style-name="T151">Aplicar Empleo</text:span> <text:span text:style-name="T149">Solicitante</text:span></text:p>
          </table:table-cell>
        </table:table-row>
        <table:table-row table:style-name="Tabla48.1">
          <table:table-cell table:style-name="Tabla48.A1" office:value-type="string">
            <text:p text:style-name="P145">Actores</text:p>
          </table:table-cell>
          <table:table-cell table:style-name="Tabla48.A1" office:value-type="string">
            <text:p text:style-name="P145"><text:span text:style-name="T149">Usuario Solicitante</text:span> </text:p>
          </table:table-cell>
        </table:table-row>
        <table:table-row table:style-name="Tabla48.1">
          <table:table-cell table:style-name="Tabla48.A1" office:value-type="string">
            <text:p text:style-name="P145">Descripción</text:p>
          </table:table-cell>
          <table:table-cell table:style-name="Tabla48.A1" office:value-type="string">
            <text:p text:style-name="P191">El <text:span text:style-name="T151">solicitante ingresa a aplicar empleo y rellena la información paria aplicar.</text:span></text:p>
          </table:table-cell>
        </table:table-row>
        <table:table-row table:style-name="Tabla48.1">
          <table:table-cell table:style-name="Tabla48.A1" office:value-type="string">
            <text:p text:style-name="P145">Tipo</text:p>
          </table:table-cell>
          <table:table-cell table:style-name="Tabla48.A1" office:value-type="string">
            <text:p text:style-name="P145">Primario </text:p>
          </table:table-cell>
        </table:table-row>
      </table:table>
      <text:p text:style-name="P532"/>
      <text:p text:style-name="P532">EXPANDIDO</text:p>
      <table:table table:name="Tabla49" table:style-name="Tabla49">
        <table:table-column table:style-name="Tabla49.A" table:number-columns-repeated="2"/>
        <table:table-row table:style-name="Tabla49.1">
          <table:table-cell table:style-name="Tabla49.A1" office:value-type="string">
            <text:p text:style-name="P145">Número</text:p>
          </table:table-cell>
          <table:table-cell table:style-name="Tabla49.A1" office:value-type="string">
            <text:p text:style-name="P483">CU<text:span text:style-name="T151">030</text:span></text:p>
          </table:table-cell>
        </table:table-row>
        <table:table-row table:style-name="Tabla49.1">
          <table:table-cell table:style-name="Tabla49.A1" office:value-type="string">
            <text:p text:style-name="P145">Nombre del Caso de Uso:</text:p>
          </table:table-cell>
          <table:table-cell table:style-name="Tabla49.A1" office:value-type="string">
            <text:p text:style-name="P488">Oferta <text:span text:style-name="T149">Solicitante</text:span></text:p>
          </table:table-cell>
        </table:table-row>
        <table:table-row table:style-name="Tabla49.1">
          <table:table-cell table:style-name="Tabla49.A1" office:value-type="string">
            <text:p text:style-name="P145">Actores</text:p>
          </table:table-cell>
          <table:table-cell table:style-name="Tabla49.A1" office:value-type="string">
            <text:p text:style-name="P483"><text:span text:style-name="T149">Usuario Solicitante</text:span> </text:p>
          </table:table-cell>
        </table:table-row>
        <table:table-row table:style-name="Tabla49.1">
          <table:table-cell table:style-name="Tabla49.A1" office:value-type="string">
            <text:p text:style-name="P145">Propósito:</text:p>
          </table:table-cell>
          <table:table-cell table:style-name="Tabla49.A1" office:value-type="string">
            <text:p text:style-name="P509">Aplicar al empleo</text:p>
          </table:table-cell>
        </table:table-row>
        <table:table-row table:style-name="Tabla49.1">
          <table:table-cell table:style-name="Tabla49.A1" office:value-type="string">
            <text:p text:style-name="P145">Precondiciones</text:p>
          </table:table-cell>
          <table:table-cell table:style-name="Tabla49.A1" office:value-type="string">
            <text:p text:style-name="P254">CU00<text:span text:style-name="T148">5, </text:span><text:span text:style-name="T149">CU002</text:span><text:span text:style-name="T152">9</text:span></text:p>
          </table:table-cell>
        </table:table-row>
        <table:table-row table:style-name="Tabla49.1">
          <table:table-cell table:style-name="Tabla49.A1" office:value-type="string">
            <text:p text:style-name="P145">Resumen</text:p>
          </table:table-cell>
          <table:table-cell table:style-name="Tabla49.A1" office:value-type="string">
            <text:p text:style-name="P192">El <text:span text:style-name="T151">solicitante ingresa a aplicar empleo debe rellenar la razón porque toma el empleo y aplicar</text:span></text:p>
          </table:table-cell>
        </table:table-row>
        <table:table-row table:style-name="Tabla49.1">
          <table:table-cell table:style-name="Tabla49.A1" office:value-type="string">
            <text:p text:style-name="P145">Tipo</text:p>
          </table:table-cell>
          <table:table-cell table:style-name="Tabla49.A1" office:value-type="string">
            <text:p text:style-name="P145">Primario, Esencial</text:p>
          </table:table-cell>
        </table:table-row>
        <table:table-row table:style-name="Tabla49.1">
          <table:table-cell table:style-name="Tabla49.A1" office:value-type="string">
            <text:p text:style-name="P145">Referencias:</text:p>
          </table:table-cell>
          <table:table-cell table:style-name="Tabla49.A1" office:value-type="string">
            <text:p text:style-name="P254">CU00<text:span text:style-name="T149">5</text:span></text:p>
          </table:table-cell>
        </table:table-row>
        <table:table-row table:style-name="Tabla49.9">
          <table:table-cell table:style-name="Tabla49.A1" table:number-columns-spanned="2" office:value-type="string">
            <text:p text:style-name="P58">Segunda sección</text:p>
          </table:table-cell>
          <table:covered-table-cell/>
        </table:table-row>
        <table:table-row table:style-name="Tabla49.9">
          <table:table-cell table:style-name="Tabla49.A1" office:value-type="string">
            <text:p text:style-name="P58">Acción de actores</text:p>
          </table:table-cell>
          <table:table-cell table:style-name="Tabla49.A1" office:value-type="string">
            <text:p text:style-name="P59">Respuesta del sistema</text:p>
          </table:table-cell>
        </table:table-row>
        <table:table-row table:style-name="Tabla49.9">
          <table:table-cell table:style-name="Tabla49.A1" office:value-type="string">
            <text:p text:style-name="P272">1.<text:span text:style-name="T16">El </text:span><text:span text:style-name="T38">solicitante</text:span><text:span text:style-name="T16"> </text:span><text:span text:style-name="T38">selecciona </text:span><text:span text:style-name="T39">aplicar</text:span></text:p>
          </table:table-cell>
          <table:table-cell table:style-name="Tabla49.A1" office:value-type="string">
            <text:p text:style-name="P273">2. <text:span text:style-name="T6">El</text:span><text:span text:style-name="T12"> </text:span><text:span text:style-name="T17">sistema de genera </text:span><text:span text:style-name="T39">un cuadro de texto para ingresar la razón para tomar el empleo y debajo hay botón aplicar.</text:span><text:span text:style-name="T17">.</text:span></text:p>
          </table:table-cell>
        </table:table-row>
        <table:table-row table:style-name="Tabla49.9">
          <table:table-cell table:style-name="Tabla49.A12" office:value-type="string">
            <text:p text:style-name="P398"><text:span text:style-name="T75">3</text:span>. <text:span text:style-name="T150">Presiona aplicar</text:span></text:p>
          </table:table-cell>
          <table:table-cell table:style-name="Tabla49.A12" office:value-type="string">
            <text:p text:style-name="P399"><text:span text:style-name="T144">8. </text:span><text:span text:style-name="T92">El sistema manda </text:span><text:span text:style-name="T96">un mensaje ”</text:span><text:span text:style-name="T152">Ha Aplicado al empleo</text:span><text:span text:style-name="T96">” </text:span><text:span text:style-name="T97">debajo se genera un botón ok, al presionarlo </text:span><text:span text:style-name="T144">manda al usuario a la pagina de empleo </text:span><text:span text:style-name="T152">solicitante</text:span><text:span text:style-name="T144">.</text:span></text:p>
          </table:table-cell>
        </table:table-row>
      </table:table>
      <text:p text:style-name="P327"/>
      <text:p text:style-name="P327"/>
      <text:p text:style-name="P327"/>
      <text:p text:style-name="P327"/>
      <text:p text:style-name="P549"><text:span text:style-name="T1">C</text:span><text:span text:style-name="T2">ASO DE USO DE ALTO NIVEL</text:span></text:p>
      <table:table table:name="Tabla50" table:style-name="Tabla50">
        <table:table-column table:style-name="Tabla50.A" table:number-columns-repeated="2"/>
        <table:table-row table:style-name="Tabla50.1">
          <table:table-cell table:style-name="Tabla50.A1" office:value-type="string">
            <text:p text:style-name="P146">Número</text:p>
          </table:table-cell>
          <table:table-cell table:style-name="Tabla50.A1" office:value-type="string">
            <text:p text:style-name="P146">CU0<text:span text:style-name="T151">3</text:span><text:span text:style-name="T152">1</text:span></text:p>
          </table:table-cell>
        </table:table-row>
        <table:table-row table:style-name="Tabla50.1">
          <table:table-cell table:style-name="Tabla50.A1" office:value-type="string">
            <text:p text:style-name="P146">Nombre del Caso de Uso:</text:p>
          </table:table-cell>
          <table:table-cell table:style-name="Tabla50.A1" office:value-type="string">
            <text:p text:style-name="P510">Postulaciones Solicitante</text:p>
          </table:table-cell>
        </table:table-row>
        <table:table-row table:style-name="Tabla50.1">
          <table:table-cell table:style-name="Tabla50.A1" office:value-type="string">
            <text:p text:style-name="P146">Actores</text:p>
          </table:table-cell>
          <table:table-cell table:style-name="Tabla50.A1" office:value-type="string">
            <text:p text:style-name="P146"><text:span text:style-name="T149">Usuario Solicitante</text:span> </text:p>
          </table:table-cell>
        </table:table-row>
        <table:table-row table:style-name="Tabla50.1">
          <table:table-cell table:style-name="Tabla50.A1" office:value-type="string">
            <text:p text:style-name="P146">Descripción</text:p>
          </table:table-cell>
          <table:table-cell table:style-name="Tabla50.A1" office:value-type="string">
            <text:p text:style-name="P193">El <text:span text:style-name="T151">solicitante ingresa </text:span><text:span text:style-name="T152">a postulaciones para eliminar ofertas a las que aplico</text:span><text:span text:style-name="T151">.</text:span></text:p>
          </table:table-cell>
        </table:table-row>
        <table:table-row table:style-name="Tabla50.1">
          <table:table-cell table:style-name="Tabla50.A1" office:value-type="string">
            <text:p text:style-name="P146">Tipo</text:p>
          </table:table-cell>
          <table:table-cell table:style-name="Tabla50.A1" office:value-type="string">
            <text:p text:style-name="P146"><text:span text:style-name="T152">Secundario</text:span> </text:p>
          </table:table-cell>
        </table:table-row>
      </table:table>
      <text:p text:style-name="P533"/>
      <text:p text:style-name="P533">EXPANDIDO</text:p>
      <table:table table:name="Tabla51" table:style-name="Tabla51">
        <table:table-column table:style-name="Tabla51.A" table:number-columns-repeated="2"/>
        <table:table-row table:style-name="Tabla51.1">
          <table:table-cell table:style-name="Tabla51.A1" office:value-type="string">
            <text:p text:style-name="P146">Número</text:p>
          </table:table-cell>
          <table:table-cell table:style-name="Tabla51.A1" office:value-type="string">
            <text:p text:style-name="P484">CU0<text:span text:style-name="T151">3</text:span><text:span text:style-name="T152">1</text:span></text:p>
          </table:table-cell>
        </table:table-row>
        <table:table-row table:style-name="Tabla51.1">
          <table:table-cell table:style-name="Tabla51.A1" office:value-type="string">
            <text:p text:style-name="P146">Nombre del Caso de Uso:</text:p>
          </table:table-cell>
          <table:table-cell table:style-name="Tabla51.A1" office:value-type="string">
            <text:p text:style-name="P489">Postulaciones Solicitante</text:p>
          </table:table-cell>
        </table:table-row>
        <table:table-row table:style-name="Tabla51.1">
          <table:table-cell table:style-name="Tabla51.A1" office:value-type="string">
            <text:p text:style-name="P146">Actores</text:p>
          </table:table-cell>
          <table:table-cell table:style-name="Tabla51.A1" office:value-type="string">
            <text:p text:style-name="P484"><text:span text:style-name="T149">Usuario Solicitante</text:span> </text:p>
          </table:table-cell>
        </table:table-row>
        <table:table-row table:style-name="Tabla51.1">
          <table:table-cell table:style-name="Tabla51.A1" office:value-type="string">
            <text:p text:style-name="P146">Propósito:</text:p>
          </table:table-cell>
          <table:table-cell table:style-name="Tabla51.A1" office:value-type="string">
            <text:p text:style-name="P510">Eliminar ofertas aplicadas</text:p>
          </table:table-cell>
        </table:table-row>
        <table:table-row table:style-name="Tabla51.1">
          <table:table-cell table:style-name="Tabla51.A1" office:value-type="string">
            <text:p text:style-name="P146">Precondiciones</text:p>
          </table:table-cell>
          <table:table-cell table:style-name="Tabla51.A1" office:value-type="string">
            <text:p text:style-name="P255">CU00<text:span text:style-name="T148">5</text:span></text:p>
          </table:table-cell>
        </table:table-row>
        <table:table-row table:style-name="Tabla51.1">
          <table:table-cell table:style-name="Tabla51.A1" office:value-type="string">
            <text:p text:style-name="P146">Resumen</text:p>
          </table:table-cell>
          <table:table-cell table:style-name="Tabla51.A1" office:value-type="string">
            <text:p text:style-name="P193">El <text:span text:style-name="T151">solicitante ingresa a </text:span><text:span text:style-name="T152">postulaciones para ver las ofertas aplicadas y eliminarlas</text:span></text:p>
          </table:table-cell>
        </table:table-row>
        <table:table-row table:style-name="Tabla51.1">
          <table:table-cell table:style-name="Tabla51.A1" office:value-type="string">
            <text:p text:style-name="P146">Tipo</text:p>
          </table:table-cell>
          <table:table-cell table:style-name="Tabla51.A1" office:value-type="string">
            <text:p text:style-name="P510">Secundario</text:p>
          </table:table-cell>
        </table:table-row>
        <table:table-row table:style-name="Tabla51.1">
          <table:table-cell table:style-name="Tabla51.A1" office:value-type="string">
            <text:p text:style-name="P146">Referencias:</text:p>
          </table:table-cell>
          <table:table-cell table:style-name="Tabla51.A1" office:value-type="string">
            <text:p text:style-name="P255">CU00<text:span text:style-name="T149">5</text:span></text:p>
          </table:table-cell>
        </table:table-row>
        <table:table-row table:style-name="Tabla51.9">
          <table:table-cell table:style-name="Tabla51.A1" table:number-columns-spanned="2" office:value-type="string">
            <text:p text:style-name="P60">Segunda sección</text:p>
          </table:table-cell>
          <table:covered-table-cell/>
        </table:table-row>
        <table:table-row table:style-name="Tabla51.9">
          <table:table-cell table:style-name="Tabla51.A1" office:value-type="string">
            <text:p text:style-name="P60">Acción de actores</text:p>
          </table:table-cell>
          <table:table-cell table:style-name="Tabla51.A1" office:value-type="string">
            <text:p text:style-name="P61">Respuesta del sistema</text:p>
          </table:table-cell>
        </table:table-row>
        <table:table-row table:style-name="Tabla51.9">
          <table:table-cell table:style-name="Tabla51.A1" office:value-type="string">
            <text:p text:style-name="P274">1.<text:span text:style-name="T16">El </text:span><text:span text:style-name="T38">solicitante</text:span><text:span text:style-name="T16"> </text:span><text:span text:style-name="T38">selecciona </text:span><text:span text:style-name="T40">postulaciones</text:span></text:p>
          </table:table-cell>
          <table:table-cell table:style-name="Tabla51.A1" office:value-type="string">
            <text:p text:style-name="P275">2. <text:span text:style-name="T6">El</text:span><text:span text:style-name="T12"> </text:span><text:span text:style-name="T17">sistema de genera </text:span><text:span text:style-name="T39">un </text:span><text:span text:style-name="T40">listado de las ofertas aplicadas mostrando en cada oferta(Nombre, puesto, salario) y en cada oferta <text:s/>con un botón eliminar</text:span><text:span text:style-name="T17">.</text:span></text:p>
          </table:table-cell>
        </table:table-row>
        <table:table-row table:style-name="Tabla51.9">
          <table:table-cell table:style-name="Tabla51.A12" office:value-type="string">
            <text:p text:style-name="P400"><text:span text:style-name="T75">3</text:span>. <text:span text:style-name="T150">Presiona </text:span><text:span text:style-name="T152">eliminar</text:span></text:p>
          </table:table-cell>
          <table:table-cell table:style-name="Tabla51.A12" office:value-type="string">
            <text:p text:style-name="P401"><text:span text:style-name="T153">4</text:span><text:span text:style-name="T144">. </text:span><text:span text:style-name="T92">El sistema manda </text:span><text:span text:style-name="T96">un mensaje ”</text:span><text:span text:style-name="T152">Ha</text:span><text:span text:style-name="T153">s</text:span><text:span text:style-name="T152"> </text:span><text:span text:style-name="T153">eliminado la oferta</text:span><text:span text:style-name="T96">” </text:span><text:span text:style-name="T97">debajo se genera un botón ok, al presionarlo </text:span><text:span text:style-name="T144">manda al </text:span><text:span text:style-name="T153">solicitante</text:span><text:span text:style-name="T144"> a la pagina de </text:span><text:span text:style-name="T153">postulaciones</text:span><text:span text:style-name="T144"> </text:span><text:span text:style-name="T153">con la información actualizada.</text:span></text:p>
          </table:table-cell>
        </table:table-row>
      </table:table>
      <text:p text:style-name="P328"/>
      <text:p text:style-name="P328"/>
      <text:p text:style-name="P328"/>
      <text:p text:style-name="P550"><text:span text:style-name="T1">C</text:span><text:span text:style-name="T2">ASO DE USO DE ALTO NIVEL</text:span></text:p>
      <table:table table:name="Tabla52" table:style-name="Tabla52">
        <table:table-column table:style-name="Tabla52.A" table:number-columns-repeated="2"/>
        <table:table-row table:style-name="Tabla52.1">
          <table:table-cell table:style-name="Tabla52.A1" office:value-type="string">
            <text:p text:style-name="P147">Número</text:p>
          </table:table-cell>
          <table:table-cell table:style-name="Tabla52.A1" office:value-type="string">
            <text:p text:style-name="P147">CU0<text:span text:style-name="T153">32</text:span></text:p>
          </table:table-cell>
        </table:table-row>
        <table:table-row table:style-name="Tabla52.1">
          <table:table-cell table:style-name="Tabla52.A1" office:value-type="string">
            <text:p text:style-name="P147">Nombre del Caso de Uso:</text:p>
          </table:table-cell>
          <table:table-cell table:style-name="Tabla52.A1" office:value-type="string">
            <text:p text:style-name="P511"><text:span text:style-name="T153">Entrevistas</text:span> Solicitante</text:p>
          </table:table-cell>
        </table:table-row>
        <table:table-row table:style-name="Tabla52.1">
          <table:table-cell table:style-name="Tabla52.A1" office:value-type="string">
            <text:p text:style-name="P147">Actores</text:p>
          </table:table-cell>
          <table:table-cell table:style-name="Tabla52.A1" office:value-type="string">
            <text:p text:style-name="P147"><text:span text:style-name="T149">Usuario Solicitante</text:span> </text:p>
          </table:table-cell>
        </table:table-row>
        <table:table-row table:style-name="Tabla52.1">
          <table:table-cell table:style-name="Tabla52.A1" office:value-type="string">
            <text:p text:style-name="P147">Descripción</text:p>
          </table:table-cell>
          <table:table-cell table:style-name="Tabla52.A1" office:value-type="string">
            <text:p text:style-name="P194">El <text:span text:style-name="T151">solicitante ingresa </text:span><text:span text:style-name="T152">a </text:span><text:span text:style-name="T153">entrevistas</text:span><text:span text:style-name="T152"> para </text:span><text:span text:style-name="T153">ver información de las mismas</text:span><text:span text:style-name="T151">.</text:span></text:p>
          </table:table-cell>
        </table:table-row>
        <table:table-row table:style-name="Tabla52.1">
          <table:table-cell table:style-name="Tabla52.A1" office:value-type="string">
            <text:p text:style-name="P147">Tipo</text:p>
          </table:table-cell>
          <table:table-cell table:style-name="Tabla52.A1" office:value-type="string">
            <text:p text:style-name="P147"><text:span text:style-name="T152">Secundario</text:span> </text:p>
          </table:table-cell>
        </table:table-row>
      </table:table>
      <text:p text:style-name="P534"/>
      <text:p text:style-name="P534">EXPANDIDO</text:p>
      <table:table table:name="Tabla53" table:style-name="Tabla53">
        <table:table-column table:style-name="Tabla53.A" table:number-columns-repeated="2"/>
        <table:table-row table:style-name="Tabla53.1">
          <table:table-cell table:style-name="Tabla53.A1" office:value-type="string">
            <text:p text:style-name="P147">Número</text:p>
          </table:table-cell>
          <table:table-cell table:style-name="Tabla53.A1" office:value-type="string">
            <text:p text:style-name="P147">CU0<text:span text:style-name="T153">32</text:span></text:p>
          </table:table-cell>
        </table:table-row>
        <table:table-row table:style-name="Tabla53.1">
          <table:table-cell table:style-name="Tabla53.A1" office:value-type="string">
            <text:p text:style-name="P147">Nombre del Caso de Uso:</text:p>
          </table:table-cell>
          <table:table-cell table:style-name="Tabla53.A1" office:value-type="string">
            <text:p text:style-name="P511"><text:span text:style-name="T153">Entrevistas</text:span> Solicitante</text:p>
          </table:table-cell>
        </table:table-row>
        <table:table-row table:style-name="Tabla53.1">
          <table:table-cell table:style-name="Tabla53.A1" office:value-type="string">
            <text:p text:style-name="P147">Actores</text:p>
          </table:table-cell>
          <table:table-cell table:style-name="Tabla53.A1" office:value-type="string">
            <text:p text:style-name="P147"><text:span text:style-name="T149">Usuario Solicitante</text:span> </text:p>
          </table:table-cell>
        </table:table-row>
        <table:table-row table:style-name="Tabla53.1">
          <table:table-cell table:style-name="Tabla53.A1" office:value-type="string">
            <text:p text:style-name="P147">Propósito:</text:p>
          </table:table-cell>
          <table:table-cell table:style-name="Tabla53.A1" office:value-type="string">
            <text:p text:style-name="P512">Ver estado de entrevistas y revisar ofertas</text:p>
          </table:table-cell>
        </table:table-row>
        <table:table-row table:style-name="Tabla53.1">
          <table:table-cell table:style-name="Tabla53.A1" office:value-type="string">
            <text:p text:style-name="P147">Precondiciones</text:p>
          </table:table-cell>
          <table:table-cell table:style-name="Tabla53.A1" office:value-type="string">
            <text:p text:style-name="P256">CU00<text:span text:style-name="T148">5</text:span></text:p>
          </table:table-cell>
        </table:table-row>
        <table:table-row table:style-name="Tabla53.1">
          <table:table-cell table:style-name="Tabla53.A1" office:value-type="string">
            <text:p text:style-name="P147">Resumen</text:p>
          </table:table-cell>
          <table:table-cell table:style-name="Tabla53.A1" office:value-type="string">
            <text:p text:style-name="P194">El <text:span text:style-name="T151">solicitante ingresa a </text:span><text:span text:style-name="T153">entrevistas</text:span><text:span text:style-name="T152"> para ver las </text:span><text:span text:style-name="T153">entrevistas en estado pendiente y revisar la información de la oferta.</text:span></text:p>
          </table:table-cell>
        </table:table-row>
        <table:table-row table:style-name="Tabla53.1">
          <table:table-cell table:style-name="Tabla53.A1" office:value-type="string">
            <text:p text:style-name="P147">Tipo</text:p>
          </table:table-cell>
          <table:table-cell table:style-name="Tabla53.A1" office:value-type="string">
            <text:p text:style-name="P511">Secundario</text:p>
          </table:table-cell>
        </table:table-row>
        <table:table-row table:style-name="Tabla53.1">
          <table:table-cell table:style-name="Tabla53.A1" office:value-type="string">
            <text:p text:style-name="P147">Referencias:</text:p>
          </table:table-cell>
          <table:table-cell table:style-name="Tabla53.A1" office:value-type="string">
            <text:p text:style-name="P256">CU00<text:span text:style-name="T149">5</text:span></text:p>
          </table:table-cell>
        </table:table-row>
        <table:table-row table:style-name="Tabla53.9">
          <table:table-cell table:style-name="Tabla53.A1" table:number-columns-spanned="2" office:value-type="string">
            <text:p text:style-name="P62">Segunda sección</text:p>
          </table:table-cell>
          <table:covered-table-cell/>
        </table:table-row>
        <table:table-row table:style-name="Tabla53.9">
          <table:table-cell table:style-name="Tabla53.A1" office:value-type="string">
            <text:p text:style-name="P62">Acción de actores</text:p>
          </table:table-cell>
          <table:table-cell table:style-name="Tabla53.A1" office:value-type="string">
            <text:p text:style-name="P63">Respuesta del sistema</text:p>
          </table:table-cell>
        </table:table-row>
        <table:table-row table:style-name="Tabla53.9">
          <table:table-cell table:style-name="Tabla53.A1" office:value-type="string">
            <text:p text:style-name="P276">1.<text:span text:style-name="T16">El </text:span><text:span text:style-name="T38">solicitante</text:span><text:span text:style-name="T16"> </text:span><text:span text:style-name="T38">selecciona </text:span><text:span text:style-name="T41">entrevistas</text:span></text:p>
          </table:table-cell>
          <table:table-cell table:style-name="Tabla53.A1" office:value-type="string">
            <text:p text:style-name="P277">2. <text:span text:style-name="T6">El</text:span><text:span text:style-name="T12"> </text:span><text:span text:style-name="T17">sistema de genera </text:span><text:span text:style-name="T39">un </text:span><text:span text:style-name="T40">listado de las </text:span><text:span text:style-name="T41">entrevistas</text:span><text:span text:style-name="T40"> </text:span><text:span text:style-name="T41">pendientes</text:span><text:span text:style-name="T40"> mostrando en cada </text:span><text:span text:style-name="T41">entrevista</text:span><text:span text:style-name="T40">(Nombre </text:span><text:span text:style-name="T41">de la oferta, Fecha de entrevista, hora de entrevista</text:span><text:span text:style-name="T40">, </text:span><text:span text:style-name="T41">ubicación</text:span><text:span text:style-name="T40">) y en cada oferta <text:s/>con un botón </text:span><text:span text:style-name="T41">mas info</text:span><text:span text:style-name="T17">.</text:span></text:p>
          </table:table-cell>
        </table:table-row>
        <table:table-row table:style-name="Tabla53.9">
          <table:table-cell table:style-name="Tabla53.A12" office:value-type="string">
            <text:p text:style-name="P402"><text:span text:style-name="T75">3</text:span>. <text:span text:style-name="T150">Presiona </text:span><text:span text:style-name="T153">mas </text:span><text:span text:style-name="T62">info</text:span></text:p>
          </table:table-cell>
          <table:table-cell table:style-name="Tabla53.A12" office:value-type="string">
            <text:p text:style-name="P403"><text:span text:style-name="T153">4</text:span><text:span text:style-name="T144">. </text:span><text:span text:style-name="T68">El sistema manda al usuario a la pagina de </text:span>la<text:span text:style-name="T68"> oferta donde muestra </text:span>la información completa<text:span text:style-name="T153">(lugar , empresa, puesto, salario, descripción, requisitos).</text:span></text:p>
          </table:table-cell>
        </table:table-row>
      </table:table>
      <text:p text:style-name="P329"/>
      <text:p text:style-name="P329"/>
      <text:p text:style-name="P88"><text:soft-page-break/>C<text:span text:style-name="T48">ASO DE USO DE ALTO NIVEL</text:span></text:p>
      <table:table table:name="Tabla54" table:style-name="Tabla54">
        <table:table-column table:style-name="Tabla54.A" table:number-columns-repeated="2"/>
        <table:table-row table:style-name="Tabla54.1">
          <table:table-cell table:style-name="Tabla54.A1" office:value-type="string">
            <text:p text:style-name="P148">Número</text:p>
          </table:table-cell>
          <table:table-cell table:style-name="Tabla54.A1" office:value-type="string">
            <text:p text:style-name="P148">CU0<text:span text:style-name="T154">33</text:span></text:p>
          </table:table-cell>
        </table:table-row>
        <table:table-row table:style-name="Tabla54.1">
          <table:table-cell table:style-name="Tabla54.A1" office:value-type="string">
            <text:p text:style-name="P148">Nombre del Caso de Uso:</text:p>
          </table:table-cell>
          <table:table-cell table:style-name="Tabla54.A1" office:value-type="string">
            <text:p text:style-name="P301"><text:span text:style-name="T54">Menú </text:span><text:span text:style-name="T58">Reportes </text:span><text:span text:style-name="T154">Solicitante</text:span></text:p>
          </table:table-cell>
        </table:table-row>
        <table:table-row table:style-name="Tabla54.1">
          <table:table-cell table:style-name="Tabla54.A1" office:value-type="string">
            <text:p text:style-name="P148">Actores</text:p>
          </table:table-cell>
          <table:table-cell table:style-name="Tabla54.A1" office:value-type="string">
            <text:p text:style-name="P148"><text:span text:style-name="T47">Usuario </text:span><text:span text:style-name="T154">Solicitante</text:span> </text:p>
          </table:table-cell>
        </table:table-row>
        <table:table-row table:style-name="Tabla54.1">
          <table:table-cell table:style-name="Tabla54.A1" office:value-type="string">
            <text:p text:style-name="P148">Descripción</text:p>
          </table:table-cell>
          <table:table-cell table:style-name="Tabla54.A1" office:value-type="string">
            <text:p text:style-name="P183">E<text:span text:style-name="T53">l </text:span><text:span text:style-name="T154">Solicitante</text:span><text:span text:style-name="T53"> accede a</text:span><text:span text:style-name="T52">l apartado de </text:span><text:span text:style-name="T58">reportes</text:span><text:span text:style-name="T56"> para poder visualizar </text:span><text:span text:style-name="T101">la</text:span><text:span text:style-name="T154">s</text:span><text:span text:style-name="T101"> </text:span><text:span text:style-name="T154">postulaciones</text:span><text:span text:style-name="T58">, </text:span><text:span text:style-name="T154">entrevistas y ofertas</text:span><text:span text:style-name="T58">.</text:span></text:p>
          </table:table-cell>
        </table:table-row>
        <table:table-row table:style-name="Tabla54.1">
          <table:table-cell table:style-name="Tabla54.A1" office:value-type="string">
            <text:p text:style-name="P148">Tipo</text:p>
          </table:table-cell>
          <table:table-cell table:style-name="Tabla54.A1" office:value-type="string">
            <text:p text:style-name="P301">Primario</text:p>
          </table:table-cell>
        </table:table-row>
      </table:table>
      <text:p text:style-name="P513"/>
      <text:p text:style-name="P109">EXPANDIDO</text:p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office:value-type="string">
            <text:p text:style-name="P148">Número</text:p>
          </table:table-cell>
          <table:table-cell table:style-name="Tabla55.A1" office:value-type="string">
            <text:p text:style-name="P148">CU0<text:span text:style-name="T101">13</text:span></text:p>
          </table:table-cell>
        </table:table-row>
        <table:table-row table:style-name="Tabla55.1">
          <table:table-cell table:style-name="Tabla55.A1" office:value-type="string">
            <text:p text:style-name="P148">Nombre del Caso de Uso:</text:p>
          </table:table-cell>
          <table:table-cell table:style-name="Tabla55.A1" office:value-type="string">
            <text:p text:style-name="P301"><text:span text:style-name="T54">Menú </text:span><text:span text:style-name="T101">Administrador</text:span><text:span text:style-name="T54"> </text:span><text:span text:style-name="T58">Reportes</text:span></text:p>
          </table:table-cell>
        </table:table-row>
        <table:table-row table:style-name="Tabla55.1">
          <table:table-cell table:style-name="Tabla55.A1" office:value-type="string">
            <text:p text:style-name="P148">Actores</text:p>
          </table:table-cell>
          <table:table-cell table:style-name="Tabla55.A1" office:value-type="string">
            <text:p text:style-name="P148"><text:span text:style-name="T47">Usuario </text:span><text:span text:style-name="T101">Administrador</text:span> </text:p>
          </table:table-cell>
        </table:table-row>
        <table:table-row table:style-name="Tabla55.4">
          <table:table-cell table:style-name="Tabla55.A1" office:value-type="string">
            <text:p text:style-name="P148">Propósito:</text:p>
          </table:table-cell>
          <table:table-cell table:style-name="Tabla55.A1" office:value-type="string">
            <text:p text:style-name="P183"><text:span text:style-name="T154">V</text:span><text:span text:style-name="T56">isualizar </text:span><text:span text:style-name="T154">y filtrar reportes de</text:span><text:span text:style-name="T56"> </text:span><text:span text:style-name="T101">la</text:span><text:span text:style-name="T154">s</text:span><text:span text:style-name="T101"> </text:span><text:span text:style-name="T154">postulaciones</text:span><text:span text:style-name="T58">, </text:span><text:span text:style-name="T154">entrevistas y ofertas</text:span><text:span text:style-name="T58">.</text:span></text:p>
          </table:table-cell>
        </table:table-row>
        <table:table-row table:style-name="Tabla55.1">
          <table:table-cell table:style-name="Tabla55.A1" office:value-type="string">
            <text:p text:style-name="P148">Precondiciones</text:p>
          </table:table-cell>
          <table:table-cell table:style-name="Tabla55.A1" office:value-type="string">
            <text:p text:style-name="P301">CU00<text:span text:style-name="T91">5</text:span></text:p>
          </table:table-cell>
        </table:table-row>
        <table:table-row table:style-name="Tabla55.1">
          <table:table-cell table:style-name="Tabla55.A1" office:value-type="string">
            <text:p text:style-name="P148">Resumen</text:p>
          </table:table-cell>
          <table:table-cell table:style-name="Tabla55.A1" office:value-type="string">
            <text:p text:style-name="P169">E<text:span text:style-name="T53">l usuario </text:span><text:span text:style-name="T48">ingresa a la </text:span><text:span text:style-name="T56">pestaña</text:span><text:span text:style-name="T48"> </text:span><text:span text:style-name="T54">d</text:span><text:span text:style-name="T56">e </text:span><text:span text:style-name="T58">reporte</text:span><text:span text:style-name="T52"> </text:span><text:span text:style-name="T54">y </text:span><text:span text:style-name="T56">se genera</text:span><text:span text:style-name="T58">n </text:span><text:span text:style-name="T102">cuatro</text:span><text:span text:style-name="T56"> listado</text:span><text:span text:style-name="T58">s,</text:span><text:span text:style-name="T154">ofertas con postulación retirada</text:span><text:span text:style-name="T56">. </text:span><text:span text:style-name="T154">Ofertas en fase entrevista</text:span><text:span text:style-name="T102">, </text:span><text:span text:style-name="T154">ofertas en fase selección</text:span><text:span text:style-name="T102"> y </text:span><text:span text:style-name="T154">ofertas sin obtener empleo.</text:span></text:p>
          </table:table-cell>
        </table:table-row>
        <table:table-row table:style-name="Tabla55.1">
          <table:table-cell table:style-name="Tabla55.A1" office:value-type="string">
            <text:p text:style-name="P148">Tipo</text:p>
          </table:table-cell>
          <table:table-cell table:style-name="Tabla55.A1" office:value-type="string">
            <text:p text:style-name="P301">Primario, <text:span text:style-name="T52">Esencial</text:span></text:p>
          </table:table-cell>
        </table:table-row>
        <table:table-row table:style-name="Tabla55.1">
          <table:table-cell table:style-name="Tabla55.A1" office:value-type="string">
            <text:p text:style-name="P148">Referencias:</text:p>
          </table:table-cell>
          <table:table-cell table:style-name="Tabla55.A1" office:value-type="string">
            <text:p text:style-name="P257"><text:span text:style-name="T54">CU00</text:span><text:span text:style-name="T91">5</text:span></text:p>
          </table:table-cell>
        </table:table-row>
        <table:table-row table:style-name="Tabla55.9">
          <table:table-cell table:style-name="Tabla55.A1" table:number-columns-spanned="2" office:value-type="string">
            <text:p text:style-name="P64">Segunda sección</text:p>
          </table:table-cell>
          <table:covered-table-cell/>
        </table:table-row>
        <table:table-row table:style-name="Tabla55.9">
          <table:table-cell table:style-name="Tabla55.A1" office:value-type="string">
            <text:p text:style-name="P64">Acción de actores</text:p>
          </table:table-cell>
          <table:table-cell table:style-name="Tabla55.A1" office:value-type="string">
            <text:p text:style-name="P65">Respuesta del sistema</text:p>
          </table:table-cell>
        </table:table-row>
        <table:table-row table:style-name="Tabla55.9">
          <table:table-cell table:style-name="Tabla55.A1" office:value-type="string">
            <text:p text:style-name="P365">1. Seleccionar el la pestaña de <text:span text:style-name="T58">reportes</text:span></text:p>
          </table:table-cell>
          <table:table-cell table:style-name="Tabla55.A1" office:value-type="string">
            <text:p text:style-name="P366">2. El sistema<text:span text:style-name="T23"> </text:span><text:span text:style-name="T42">g</text:span><text:span text:style-name="T23">enera</text:span><text:span text:style-name="T24">n </text:span><text:span text:style-name="T25">cuatro</text:span><text:span text:style-name="T23"> listado</text:span><text:span text:style-name="T24">s,</text:span><text:span text:style-name="T42">ofertas con postulación retirada (Nombre de la oferta, Fecha, Estado) con filtro de rango de tiempo</text:span><text:span text:style-name="T23">. </text:span><text:span text:style-name="T42">Ofertas en fase entrevista(Nombre de la oferta, Fecha, Estado) con filtro de rango de tiempo</text:span><text:span text:style-name="T25">, </text:span><text:span text:style-name="T42">ofertas en fase selección (Nombre de la oferta, Fecha, Estado) con filtro de rango de tiempo</text:span><text:span text:style-name="T25"> y </text:span><text:span text:style-name="T42">ofertas sin obtener empleo (Nombre </text:span><text:soft-page-break/><text:span text:style-name="T42">de la oferta, Estado, Puesto, coda listado contiene un botón arriba descargar.</text:span></text:p>
          </table:table-cell>
        </table:table-row>
        <table:table-row table:style-name="Tabla55.9">
          <table:table-cell table:style-name="Tabla55.A12" office:value-type="string">
            <text:p text:style-name="P456">3.Presiona Descargar</text:p>
          </table:table-cell>
          <table:table-cell table:style-name="Tabla55.A12" office:value-type="string">
            <text:p text:style-name="P457">4.El sistema genera un archivo PDF con el reporte presionado.</text:p>
          </table:table-cell>
        </table:table-row>
      </table:table>
      <text:p text:style-name="P3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0:05:01.426234011</meta:creation-date>
    <dc:date>2023-10-20T02:24:56.757998598</dc:date>
    <meta:editing-duration>PT4H29M16S</meta:editing-duration>
    <meta:editing-cycles>20</meta:editing-cycles>
    <meta:generator>LibreOffice/7.3.7.2$Linux_X86_64 LibreOffice_project/30$Build-2</meta:generator>
    <meta:document-statistic meta:table-count="66" meta:image-count="0" meta:object-count="0" meta:page-count="43" meta:paragraph-count="1254" meta:word-count="6169" meta:character-count="38393" meta:non-whitespace-character-count="33359"/>
  </office:meta>
</office:document-meta>
</file>